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402in"/>
    </style:style>
    <style:style style:name="co2" style:family="table-column">
      <style:table-column-properties fo:break-before="auto" style:column-width="1.2311in"/>
    </style:style>
    <style:style style:name="co3" style:family="table-column">
      <style:table-column-properties fo:break-before="auto" style:column-width="0.3118in"/>
    </style:style>
    <style:style style:name="co4" style:family="table-column">
      <style:table-column-properties fo:break-before="auto" style:column-width="0.2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style:font-name="DejaVu Sans" style:font-name-asian="DejaVu Sans1" style:font-name-complex="DejaVu Sans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number-columns-repeated="51" table:default-cell-style-name="ce4"/>
        <table:table-row table:style-name="ro1">
          <table:table-cell table:style-name="ce1" office:value-type="string" calcext:value-type="string">
            <text:p>list size</text:p>
          </table:table-cell>
          <table:table-cell table:style-name="ce1" office:value-type="float" office:value="52" calcext:value-type="float">
            <text:p>52</text:p>
          </table:table-cell>
          <table:table-cell table:style-name="Default" office:value-type="string" calcext:value-type="string">
            <text:p>`=IF(multiple&gt;numItems,"",ROUND((listLength/(numItems+1) *multiple)))</text:p>
          </table:table-cell>
          <table:table-cell table:style-name="Default" table:number-columns-repeated="51"/>
        </table:table-row>
        <table:table-row table:style-name="ro2">
          <table:table-cell table:style-name="ce2" office:value-type="string" calcext:value-type="string">
            <text:p>how many items you want</text:p>
          </table:table-cell>
          <table:table-cell table:style-name="ce3" office:value-type="string" calcext:value-type="string">
            <text:p>multip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IF([.C$2]&gt;[.$A3];&quot;&quot;;ROUND(([.$B$1]/([.$A3]+1)))*[.C$2])" office:value-type="float" office:value="26" calcext:value-type="float">
            <text:p>26</text:p>
          </table:table-cell>
          <table:table-cell table:formula="of:=IF([.D$2]&gt;[.$A3];&quot;&quot;;ROUND(([.$B$1]/([.$A3]+1)))*[.D$2])">
            <text:p/>
          </table:table-cell>
          <table:table-cell table:formula="of:=IF([.E$2]&gt;[.$A3];&quot;&quot;;ROUND(([.$B$1]/([.$A3]+1)))*[.E$2])">
            <text:p/>
          </table:table-cell>
          <table:table-cell table:formula="of:=IF([.F$2]&gt;[.$A3];&quot;&quot;;ROUND(([.$B$1]/([.$A3]+1)))*[.F$2])">
            <text:p/>
          </table:table-cell>
          <table:table-cell table:formula="of:=IF([.G$2]&gt;[.$A3];&quot;&quot;;ROUND(([.$B$1]/([.$A3]+1)))*[.G$2])">
            <text:p/>
          </table:table-cell>
          <table:table-cell table:formula="of:=IF([.H$2]&gt;[.$A3];&quot;&quot;;ROUND(([.$B$1]/([.$A3]+1)))*[.H$2])">
            <text:p/>
          </table:table-cell>
          <table:table-cell table:formula="of:=IF([.I$2]&gt;[.$A3];&quot;&quot;;ROUND(([.$B$1]/([.$A3]+1)))*[.I$2])">
            <text:p/>
          </table:table-cell>
          <table:table-cell table:formula="of:=IF([.J$2]&gt;[.$A3];&quot;&quot;;ROUND(([.$B$1]/([.$A3]+1)))*[.J$2])">
            <text:p/>
          </table:table-cell>
          <table:table-cell table:formula="of:=IF([.K$2]&gt;[.$A3];&quot;&quot;;ROUND(([.$B$1]/([.$A3]+1)))*[.K$2])">
            <text:p/>
          </table:table-cell>
          <table:table-cell table:formula="of:=IF([.L$2]&gt;[.$A3];&quot;&quot;;ROUND(([.$B$1]/([.$A3]+1)))*[.L$2])">
            <text:p/>
          </table:table-cell>
          <table:table-cell table:formula="of:=IF([.M$2]&gt;[.$A3];&quot;&quot;;ROUND(([.$B$1]/([.$A3]+1)))*[.M$2])">
            <text:p/>
          </table:table-cell>
          <table:table-cell table:formula="of:=IF([.N$2]&gt;[.$A3];&quot;&quot;;ROUND(([.$B$1]/([.$A3]+1)))*[.N$2])">
            <text:p/>
          </table:table-cell>
          <table:table-cell table:formula="of:=IF([.O$2]&gt;[.$A3];&quot;&quot;;ROUND(([.$B$1]/([.$A3]+1)))*[.O$2])">
            <text:p/>
          </table:table-cell>
          <table:table-cell table:formula="of:=IF([.P$2]&gt;[.$A3];&quot;&quot;;ROUND(([.$B$1]/([.$A3]+1)))*[.P$2])">
            <text:p/>
          </table:table-cell>
          <table:table-cell table:formula="of:=IF([.Q$2]&gt;[.$A3];&quot;&quot;;ROUND(([.$B$1]/([.$A3]+1)))*[.Q$2])">
            <text:p/>
          </table:table-cell>
          <table:table-cell table:formula="of:=IF([.R$2]&gt;[.$A3];&quot;&quot;;ROUND(([.$B$1]/([.$A3]+1)))*[.R$2])">
            <text:p/>
          </table:table-cell>
          <table:table-cell table:formula="of:=IF([.S$2]&gt;[.$A3];&quot;&quot;;ROUND(([.$B$1]/([.$A3]+1)))*[.S$2])">
            <text:p/>
          </table:table-cell>
          <table:table-cell table:formula="of:=IF([.T$2]&gt;[.$A3];&quot;&quot;;ROUND(([.$B$1]/([.$A3]+1)))*[.T$2])">
            <text:p/>
          </table:table-cell>
          <table:table-cell table:formula="of:=IF([.U$2]&gt;[.$A3];&quot;&quot;;ROUND(([.$B$1]/([.$A3]+1)))*[.U$2])">
            <text:p/>
          </table:table-cell>
          <table:table-cell table:formula="of:=IF([.V$2]&gt;[.$A3];&quot;&quot;;ROUND(([.$B$1]/([.$A3]+1)))*[.V$2])">
            <text:p/>
          </table:table-cell>
          <table:table-cell table:formula="of:=IF([.W$2]&gt;[.$A3];&quot;&quot;;ROUND(([.$B$1]/([.$A3]+1)))*[.W$2])">
            <text:p/>
          </table:table-cell>
          <table:table-cell table:formula="of:=IF([.X$2]&gt;[.$A3];&quot;&quot;;ROUND(([.$B$1]/([.$A3]+1)))*[.X$2])">
            <text:p/>
          </table:table-cell>
          <table:table-cell table:formula="of:=IF([.Y$2]&gt;[.$A3];&quot;&quot;;ROUND(([.$B$1]/([.$A3]+1)))*[.Y$2])">
            <text:p/>
          </table:table-cell>
          <table:table-cell table:formula="of:=IF([.Z$2]&gt;[.$A3];&quot;&quot;;ROUND(([.$B$1]/([.$A3]+1)))*[.Z$2])">
            <text:p/>
          </table:table-cell>
          <table:table-cell table:formula="of:=IF([.AA$2]&gt;[.$A3];&quot;&quot;;ROUND(([.$B$1]/([.$A3]+1)))*[.AA$2])">
            <text:p/>
          </table:table-cell>
          <table:table-cell table:formula="of:=IF([.AB$2]&gt;[.$A3];&quot;&quot;;ROUND(([.$B$1]/([.$A3]+1)))*[.AB$2])">
            <text:p/>
          </table:table-cell>
          <table:table-cell table:formula="of:=IF([.AC$2]&gt;[.$A3];&quot;&quot;;ROUND(([.$B$1]/([.$A3]+1)))*[.AC$2])">
            <text:p/>
          </table:table-cell>
          <table:table-cell table:formula="of:=IF([.AD$2]&gt;[.$A3];&quot;&quot;;ROUND(([.$B$1]/([.$A3]+1)))*[.AD$2])">
            <text:p/>
          </table:table-cell>
          <table:table-cell table:formula="of:=IF([.AE$2]&gt;[.$A3];&quot;&quot;;ROUND(([.$B$1]/([.$A3]+1)))*[.AE$2])">
            <text:p/>
          </table:table-cell>
          <table:table-cell table:formula="of:=IF([.AF$2]&gt;[.$A3];&quot;&quot;;ROUND(([.$B$1]/([.$A3]+1)))*[.AF$2])">
            <text:p/>
          </table:table-cell>
          <table:table-cell table:formula="of:=IF([.AG$2]&gt;[.$A3];&quot;&quot;;ROUND(([.$B$1]/([.$A3]+1)))*[.AG$2])">
            <text:p/>
          </table:table-cell>
          <table:table-cell table:formula="of:=IF([.AH$2]&gt;[.$A3];&quot;&quot;;ROUND(([.$B$1]/([.$A3]+1)))*[.AH$2])">
            <text:p/>
          </table:table-cell>
          <table:table-cell table:formula="of:=IF([.AI$2]&gt;[.$A3];&quot;&quot;;ROUND(([.$B$1]/([.$A3]+1)))*[.AI$2])">
            <text:p/>
          </table:table-cell>
          <table:table-cell table:formula="of:=IF([.AJ$2]&gt;[.$A3];&quot;&quot;;ROUND(([.$B$1]/([.$A3]+1)))*[.AJ$2])">
            <text:p/>
          </table:table-cell>
          <table:table-cell table:formula="of:=IF([.AK$2]&gt;[.$A3];&quot;&quot;;ROUND(([.$B$1]/([.$A3]+1)))*[.AK$2])">
            <text:p/>
          </table:table-cell>
          <table:table-cell table:formula="of:=IF([.AL$2]&gt;[.$A3];&quot;&quot;;ROUND(([.$B$1]/([.$A3]+1)))*[.AL$2])">
            <text:p/>
          </table:table-cell>
          <table:table-cell table:formula="of:=IF([.AM$2]&gt;[.$A3];&quot;&quot;;ROUND(([.$B$1]/([.$A3]+1)))*[.AM$2])">
            <text:p/>
          </table:table-cell>
          <table:table-cell table:formula="of:=IF([.AN$2]&gt;[.$A3];&quot;&quot;;ROUND(([.$B$1]/([.$A3]+1)))*[.AN$2])">
            <text:p/>
          </table:table-cell>
          <table:table-cell table:formula="of:=IF([.AO$2]&gt;[.$A3];&quot;&quot;;ROUND(([.$B$1]/([.$A3]+1)))*[.AO$2])">
            <text:p/>
          </table:table-cell>
          <table:table-cell table:formula="of:=IF([.AP$2]&gt;[.$A3];&quot;&quot;;ROUND(([.$B$1]/([.$A3]+1)))*[.AP$2])">
            <text:p/>
          </table:table-cell>
          <table:table-cell table:formula="of:=IF([.AQ$2]&gt;[.$A3];&quot;&quot;;ROUND(([.$B$1]/([.$A3]+1)))*[.AQ$2])">
            <text:p/>
          </table:table-cell>
          <table:table-cell table:formula="of:=IF([.AR$2]&gt;[.$A3];&quot;&quot;;ROUND(([.$B$1]/([.$A3]+1)))*[.AR$2])">
            <text:p/>
          </table:table-cell>
          <table:table-cell table:formula="of:=IF([.AS$2]&gt;[.$A3];&quot;&quot;;ROUND(([.$B$1]/([.$A3]+1)))*[.AS$2])">
            <text:p/>
          </table:table-cell>
          <table:table-cell table:formula="of:=IF([.AT$2]&gt;[.$A3];&quot;&quot;;ROUND(([.$B$1]/([.$A3]+1)))*[.AT$2])">
            <text:p/>
          </table:table-cell>
          <table:table-cell table:formula="of:=IF([.AU$2]&gt;[.$A3];&quot;&quot;;ROUND(([.$B$1]/([.$A3]+1)))*[.AU$2])">
            <text:p/>
          </table:table-cell>
          <table:table-cell table:formula="of:=IF([.AV$2]&gt;[.$A3];&quot;&quot;;ROUND(([.$B$1]/([.$A3]+1)))*[.AV$2])">
            <text:p/>
          </table:table-cell>
          <table:table-cell table:formula="of:=IF([.AW$2]&gt;[.$A3];&quot;&quot;;ROUND(([.$B$1]/([.$A3]+1)))*[.AW$2])">
            <text:p/>
          </table:table-cell>
          <table:table-cell table:formula="of:=IF([.AX$2]&gt;[.$A3];&quot;&quot;;ROUND(([.$B$1]/([.$A3]+1)))*[.AX$2])">
            <text:p/>
          </table:table-cell>
          <table:table-cell table:formula="of:=IF([.AY$2]&gt;[.$A3];&quot;&quot;;ROUND(([.$B$1]/([.$A3]+1)))*[.AY$2])">
            <text:p/>
          </table:table-cell>
          <table:table-cell table:formula="of:=IF([.AZ$2]&gt;[.$A3];&quot;&quot;;ROUND(([.$B$1]/([.$A3]+1)))*[.AZ$2])">
            <text:p/>
          </table:table-cell>
          <table:table-cell table:formula="of:=IF([.BA$2]&gt;[.$A3];&quot;&quot;;ROUND(([.$B$1]/([.$A3]+1)))*[.BA$2])">
            <text:p/>
          </table:table-cell>
          <table:table-cell table:formula="of:=IF([.BB$2]&gt;[.$A3];&quot;&quot;;ROUND(([.$B$1]/([.$A3]+1)))*[.BB$2]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IF([.C$2]&gt;[.$A4];&quot;&quot;;ROUND(([.$B$1]/([.$A4]+1)))*[.C$2])" office:value-type="float" office:value="17" calcext:value-type="float">
            <text:p>17</text:p>
          </table:table-cell>
          <table:table-cell table:formula="of:=IF([.D$2]&gt;[.$A4];&quot;&quot;;ROUND(([.$B$1]/([.$A4]+1)))*[.D$2])" office:value-type="float" office:value="34" calcext:value-type="float">
            <text:p>34</text:p>
          </table:table-cell>
          <table:table-cell table:formula="of:=IF([.E$2]&gt;[.$A4];&quot;&quot;;ROUND(([.$B$1]/([.$A4]+1)))*[.E$2])">
            <text:p/>
          </table:table-cell>
          <table:table-cell table:formula="of:=IF([.F$2]&gt;[.$A4];&quot;&quot;;ROUND(([.$B$1]/([.$A4]+1)))*[.F$2])">
            <text:p/>
          </table:table-cell>
          <table:table-cell table:formula="of:=IF([.G$2]&gt;[.$A4];&quot;&quot;;ROUND(([.$B$1]/([.$A4]+1)))*[.G$2])">
            <text:p/>
          </table:table-cell>
          <table:table-cell table:formula="of:=IF([.H$2]&gt;[.$A4];&quot;&quot;;ROUND(([.$B$1]/([.$A4]+1)))*[.H$2])">
            <text:p/>
          </table:table-cell>
          <table:table-cell table:formula="of:=IF([.I$2]&gt;[.$A4];&quot;&quot;;ROUND(([.$B$1]/([.$A4]+1)))*[.I$2])">
            <text:p/>
          </table:table-cell>
          <table:table-cell table:formula="of:=IF([.J$2]&gt;[.$A4];&quot;&quot;;ROUND(([.$B$1]/([.$A4]+1)))*[.J$2])">
            <text:p/>
          </table:table-cell>
          <table:table-cell table:formula="of:=IF([.K$2]&gt;[.$A4];&quot;&quot;;ROUND(([.$B$1]/([.$A4]+1)))*[.K$2])">
            <text:p/>
          </table:table-cell>
          <table:table-cell table:formula="of:=IF([.L$2]&gt;[.$A4];&quot;&quot;;ROUND(([.$B$1]/([.$A4]+1)))*[.L$2])">
            <text:p/>
          </table:table-cell>
          <table:table-cell table:formula="of:=IF([.M$2]&gt;[.$A4];&quot;&quot;;ROUND(([.$B$1]/([.$A4]+1)))*[.M$2])">
            <text:p/>
          </table:table-cell>
          <table:table-cell table:formula="of:=IF([.N$2]&gt;[.$A4];&quot;&quot;;ROUND(([.$B$1]/([.$A4]+1)))*[.N$2])">
            <text:p/>
          </table:table-cell>
          <table:table-cell table:formula="of:=IF([.O$2]&gt;[.$A4];&quot;&quot;;ROUND(([.$B$1]/([.$A4]+1)))*[.O$2])">
            <text:p/>
          </table:table-cell>
          <table:table-cell table:formula="of:=IF([.P$2]&gt;[.$A4];&quot;&quot;;ROUND(([.$B$1]/([.$A4]+1)))*[.P$2])">
            <text:p/>
          </table:table-cell>
          <table:table-cell table:formula="of:=IF([.Q$2]&gt;[.$A4];&quot;&quot;;ROUND(([.$B$1]/([.$A4]+1)))*[.Q$2])">
            <text:p/>
          </table:table-cell>
          <table:table-cell table:formula="of:=IF([.R$2]&gt;[.$A4];&quot;&quot;;ROUND(([.$B$1]/([.$A4]+1)))*[.R$2])">
            <text:p/>
          </table:table-cell>
          <table:table-cell table:formula="of:=IF([.S$2]&gt;[.$A4];&quot;&quot;;ROUND(([.$B$1]/([.$A4]+1)))*[.S$2])">
            <text:p/>
          </table:table-cell>
          <table:table-cell table:formula="of:=IF([.T$2]&gt;[.$A4];&quot;&quot;;ROUND(([.$B$1]/([.$A4]+1)))*[.T$2])">
            <text:p/>
          </table:table-cell>
          <table:table-cell table:formula="of:=IF([.U$2]&gt;[.$A4];&quot;&quot;;ROUND(([.$B$1]/([.$A4]+1)))*[.U$2])">
            <text:p/>
          </table:table-cell>
          <table:table-cell table:formula="of:=IF([.V$2]&gt;[.$A4];&quot;&quot;;ROUND(([.$B$1]/([.$A4]+1)))*[.V$2])">
            <text:p/>
          </table:table-cell>
          <table:table-cell table:formula="of:=IF([.W$2]&gt;[.$A4];&quot;&quot;;ROUND(([.$B$1]/([.$A4]+1)))*[.W$2])">
            <text:p/>
          </table:table-cell>
          <table:table-cell table:formula="of:=IF([.X$2]&gt;[.$A4];&quot;&quot;;ROUND(([.$B$1]/([.$A4]+1)))*[.X$2])">
            <text:p/>
          </table:table-cell>
          <table:table-cell table:formula="of:=IF([.Y$2]&gt;[.$A4];&quot;&quot;;ROUND(([.$B$1]/([.$A4]+1)))*[.Y$2])">
            <text:p/>
          </table:table-cell>
          <table:table-cell table:formula="of:=IF([.Z$2]&gt;[.$A4];&quot;&quot;;ROUND(([.$B$1]/([.$A4]+1)))*[.Z$2])">
            <text:p/>
          </table:table-cell>
          <table:table-cell table:formula="of:=IF([.AA$2]&gt;[.$A4];&quot;&quot;;ROUND(([.$B$1]/([.$A4]+1)))*[.AA$2])">
            <text:p/>
          </table:table-cell>
          <table:table-cell table:formula="of:=IF([.AB$2]&gt;[.$A4];&quot;&quot;;ROUND(([.$B$1]/([.$A4]+1)))*[.AB$2])">
            <text:p/>
          </table:table-cell>
          <table:table-cell table:formula="of:=IF([.AC$2]&gt;[.$A4];&quot;&quot;;ROUND(([.$B$1]/([.$A4]+1)))*[.AC$2])">
            <text:p/>
          </table:table-cell>
          <table:table-cell table:formula="of:=IF([.AD$2]&gt;[.$A4];&quot;&quot;;ROUND(([.$B$1]/([.$A4]+1)))*[.AD$2])">
            <text:p/>
          </table:table-cell>
          <table:table-cell table:formula="of:=IF([.AE$2]&gt;[.$A4];&quot;&quot;;ROUND(([.$B$1]/([.$A4]+1)))*[.AE$2])">
            <text:p/>
          </table:table-cell>
          <table:table-cell table:formula="of:=IF([.AF$2]&gt;[.$A4];&quot;&quot;;ROUND(([.$B$1]/([.$A4]+1)))*[.AF$2])">
            <text:p/>
          </table:table-cell>
          <table:table-cell table:formula="of:=IF([.AG$2]&gt;[.$A4];&quot;&quot;;ROUND(([.$B$1]/([.$A4]+1)))*[.AG$2])">
            <text:p/>
          </table:table-cell>
          <table:table-cell table:formula="of:=IF([.AH$2]&gt;[.$A4];&quot;&quot;;ROUND(([.$B$1]/([.$A4]+1)))*[.AH$2])">
            <text:p/>
          </table:table-cell>
          <table:table-cell table:formula="of:=IF([.AI$2]&gt;[.$A4];&quot;&quot;;ROUND(([.$B$1]/([.$A4]+1)))*[.AI$2])">
            <text:p/>
          </table:table-cell>
          <table:table-cell table:formula="of:=IF([.AJ$2]&gt;[.$A4];&quot;&quot;;ROUND(([.$B$1]/([.$A4]+1)))*[.AJ$2])">
            <text:p/>
          </table:table-cell>
          <table:table-cell table:formula="of:=IF([.AK$2]&gt;[.$A4];&quot;&quot;;ROUND(([.$B$1]/([.$A4]+1)))*[.AK$2])">
            <text:p/>
          </table:table-cell>
          <table:table-cell table:formula="of:=IF([.AL$2]&gt;[.$A4];&quot;&quot;;ROUND(([.$B$1]/([.$A4]+1)))*[.AL$2])">
            <text:p/>
          </table:table-cell>
          <table:table-cell table:formula="of:=IF([.AM$2]&gt;[.$A4];&quot;&quot;;ROUND(([.$B$1]/([.$A4]+1)))*[.AM$2])">
            <text:p/>
          </table:table-cell>
          <table:table-cell table:formula="of:=IF([.AN$2]&gt;[.$A4];&quot;&quot;;ROUND(([.$B$1]/([.$A4]+1)))*[.AN$2])">
            <text:p/>
          </table:table-cell>
          <table:table-cell table:formula="of:=IF([.AO$2]&gt;[.$A4];&quot;&quot;;ROUND(([.$B$1]/([.$A4]+1)))*[.AO$2])">
            <text:p/>
          </table:table-cell>
          <table:table-cell table:formula="of:=IF([.AP$2]&gt;[.$A4];&quot;&quot;;ROUND(([.$B$1]/([.$A4]+1)))*[.AP$2])">
            <text:p/>
          </table:table-cell>
          <table:table-cell table:formula="of:=IF([.AQ$2]&gt;[.$A4];&quot;&quot;;ROUND(([.$B$1]/([.$A4]+1)))*[.AQ$2])">
            <text:p/>
          </table:table-cell>
          <table:table-cell table:formula="of:=IF([.AR$2]&gt;[.$A4];&quot;&quot;;ROUND(([.$B$1]/([.$A4]+1)))*[.AR$2])">
            <text:p/>
          </table:table-cell>
          <table:table-cell table:formula="of:=IF([.AS$2]&gt;[.$A4];&quot;&quot;;ROUND(([.$B$1]/([.$A4]+1)))*[.AS$2])">
            <text:p/>
          </table:table-cell>
          <table:table-cell table:formula="of:=IF([.AT$2]&gt;[.$A4];&quot;&quot;;ROUND(([.$B$1]/([.$A4]+1)))*[.AT$2])">
            <text:p/>
          </table:table-cell>
          <table:table-cell table:formula="of:=IF([.AU$2]&gt;[.$A4];&quot;&quot;;ROUND(([.$B$1]/([.$A4]+1)))*[.AU$2])">
            <text:p/>
          </table:table-cell>
          <table:table-cell table:formula="of:=IF([.AV$2]&gt;[.$A4];&quot;&quot;;ROUND(([.$B$1]/([.$A4]+1)))*[.AV$2])">
            <text:p/>
          </table:table-cell>
          <table:table-cell table:formula="of:=IF([.AW$2]&gt;[.$A4];&quot;&quot;;ROUND(([.$B$1]/([.$A4]+1)))*[.AW$2])">
            <text:p/>
          </table:table-cell>
          <table:table-cell table:formula="of:=IF([.AX$2]&gt;[.$A4];&quot;&quot;;ROUND(([.$B$1]/([.$A4]+1)))*[.AX$2])">
            <text:p/>
          </table:table-cell>
          <table:table-cell table:formula="of:=IF([.AY$2]&gt;[.$A4];&quot;&quot;;ROUND(([.$B$1]/([.$A4]+1)))*[.AY$2])">
            <text:p/>
          </table:table-cell>
          <table:table-cell table:formula="of:=IF([.AZ$2]&gt;[.$A4];&quot;&quot;;ROUND(([.$B$1]/([.$A4]+1)))*[.AZ$2])">
            <text:p/>
          </table:table-cell>
          <table:table-cell table:formula="of:=IF([.BA$2]&gt;[.$A4];&quot;&quot;;ROUND(([.$B$1]/([.$A4]+1)))*[.BA$2])">
            <text:p/>
          </table:table-cell>
          <table:table-cell table:formula="of:=IF([.BB$2]&gt;[.$A4];&quot;&quot;;ROUND(([.$B$1]/([.$A4]+1)))*[.BB$2])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IF([.C$2]&gt;[.$A5];&quot;&quot;;ROUND(([.$B$1]/([.$A5]+1)))*[.C$2])" office:value-type="float" office:value="13" calcext:value-type="float">
            <text:p>13</text:p>
          </table:table-cell>
          <table:table-cell table:formula="of:=IF([.D$2]&gt;[.$A5];&quot;&quot;;ROUND(([.$B$1]/([.$A5]+1)))*[.D$2])" office:value-type="float" office:value="26" calcext:value-type="float">
            <text:p>26</text:p>
          </table:table-cell>
          <table:table-cell table:formula="of:=IF([.E$2]&gt;[.$A5];&quot;&quot;;ROUND(([.$B$1]/([.$A5]+1)))*[.E$2])" office:value-type="float" office:value="39" calcext:value-type="float">
            <text:p>39</text:p>
          </table:table-cell>
          <table:table-cell table:formula="of:=IF([.F$2]&gt;[.$A5];&quot;&quot;;ROUND(([.$B$1]/([.$A5]+1)))*[.F$2])">
            <text:p/>
          </table:table-cell>
          <table:table-cell table:formula="of:=IF([.G$2]&gt;[.$A5];&quot;&quot;;ROUND(([.$B$1]/([.$A5]+1)))*[.G$2])">
            <text:p/>
          </table:table-cell>
          <table:table-cell table:formula="of:=IF([.H$2]&gt;[.$A5];&quot;&quot;;ROUND(([.$B$1]/([.$A5]+1)))*[.H$2])">
            <text:p/>
          </table:table-cell>
          <table:table-cell table:formula="of:=IF([.I$2]&gt;[.$A5];&quot;&quot;;ROUND(([.$B$1]/([.$A5]+1)))*[.I$2])">
            <text:p/>
          </table:table-cell>
          <table:table-cell table:formula="of:=IF([.J$2]&gt;[.$A5];&quot;&quot;;ROUND(([.$B$1]/([.$A5]+1)))*[.J$2])">
            <text:p/>
          </table:table-cell>
          <table:table-cell table:formula="of:=IF([.K$2]&gt;[.$A5];&quot;&quot;;ROUND(([.$B$1]/([.$A5]+1)))*[.K$2])">
            <text:p/>
          </table:table-cell>
          <table:table-cell table:formula="of:=IF([.L$2]&gt;[.$A5];&quot;&quot;;ROUND(([.$B$1]/([.$A5]+1)))*[.L$2])">
            <text:p/>
          </table:table-cell>
          <table:table-cell table:formula="of:=IF([.M$2]&gt;[.$A5];&quot;&quot;;ROUND(([.$B$1]/([.$A5]+1)))*[.M$2])">
            <text:p/>
          </table:table-cell>
          <table:table-cell table:formula="of:=IF([.N$2]&gt;[.$A5];&quot;&quot;;ROUND(([.$B$1]/([.$A5]+1)))*[.N$2])">
            <text:p/>
          </table:table-cell>
          <table:table-cell table:formula="of:=IF([.O$2]&gt;[.$A5];&quot;&quot;;ROUND(([.$B$1]/([.$A5]+1)))*[.O$2])">
            <text:p/>
          </table:table-cell>
          <table:table-cell table:formula="of:=IF([.P$2]&gt;[.$A5];&quot;&quot;;ROUND(([.$B$1]/([.$A5]+1)))*[.P$2])">
            <text:p/>
          </table:table-cell>
          <table:table-cell table:formula="of:=IF([.Q$2]&gt;[.$A5];&quot;&quot;;ROUND(([.$B$1]/([.$A5]+1)))*[.Q$2])">
            <text:p/>
          </table:table-cell>
          <table:table-cell table:formula="of:=IF([.R$2]&gt;[.$A5];&quot;&quot;;ROUND(([.$B$1]/([.$A5]+1)))*[.R$2])">
            <text:p/>
          </table:table-cell>
          <table:table-cell table:formula="of:=IF([.S$2]&gt;[.$A5];&quot;&quot;;ROUND(([.$B$1]/([.$A5]+1)))*[.S$2])">
            <text:p/>
          </table:table-cell>
          <table:table-cell table:formula="of:=IF([.T$2]&gt;[.$A5];&quot;&quot;;ROUND(([.$B$1]/([.$A5]+1)))*[.T$2])">
            <text:p/>
          </table:table-cell>
          <table:table-cell table:formula="of:=IF([.U$2]&gt;[.$A5];&quot;&quot;;ROUND(([.$B$1]/([.$A5]+1)))*[.U$2])">
            <text:p/>
          </table:table-cell>
          <table:table-cell table:formula="of:=IF([.V$2]&gt;[.$A5];&quot;&quot;;ROUND(([.$B$1]/([.$A5]+1)))*[.V$2])">
            <text:p/>
          </table:table-cell>
          <table:table-cell table:formula="of:=IF([.W$2]&gt;[.$A5];&quot;&quot;;ROUND(([.$B$1]/([.$A5]+1)))*[.W$2])">
            <text:p/>
          </table:table-cell>
          <table:table-cell table:formula="of:=IF([.X$2]&gt;[.$A5];&quot;&quot;;ROUND(([.$B$1]/([.$A5]+1)))*[.X$2])">
            <text:p/>
          </table:table-cell>
          <table:table-cell table:formula="of:=IF([.Y$2]&gt;[.$A5];&quot;&quot;;ROUND(([.$B$1]/([.$A5]+1)))*[.Y$2])">
            <text:p/>
          </table:table-cell>
          <table:table-cell table:formula="of:=IF([.Z$2]&gt;[.$A5];&quot;&quot;;ROUND(([.$B$1]/([.$A5]+1)))*[.Z$2])">
            <text:p/>
          </table:table-cell>
          <table:table-cell table:formula="of:=IF([.AA$2]&gt;[.$A5];&quot;&quot;;ROUND(([.$B$1]/([.$A5]+1)))*[.AA$2])">
            <text:p/>
          </table:table-cell>
          <table:table-cell table:formula="of:=IF([.AB$2]&gt;[.$A5];&quot;&quot;;ROUND(([.$B$1]/([.$A5]+1)))*[.AB$2])">
            <text:p/>
          </table:table-cell>
          <table:table-cell table:formula="of:=IF([.AC$2]&gt;[.$A5];&quot;&quot;;ROUND(([.$B$1]/([.$A5]+1)))*[.AC$2])">
            <text:p/>
          </table:table-cell>
          <table:table-cell table:formula="of:=IF([.AD$2]&gt;[.$A5];&quot;&quot;;ROUND(([.$B$1]/([.$A5]+1)))*[.AD$2])">
            <text:p/>
          </table:table-cell>
          <table:table-cell table:formula="of:=IF([.AE$2]&gt;[.$A5];&quot;&quot;;ROUND(([.$B$1]/([.$A5]+1)))*[.AE$2])">
            <text:p/>
          </table:table-cell>
          <table:table-cell table:formula="of:=IF([.AF$2]&gt;[.$A5];&quot;&quot;;ROUND(([.$B$1]/([.$A5]+1)))*[.AF$2])">
            <text:p/>
          </table:table-cell>
          <table:table-cell table:formula="of:=IF([.AG$2]&gt;[.$A5];&quot;&quot;;ROUND(([.$B$1]/([.$A5]+1)))*[.AG$2])">
            <text:p/>
          </table:table-cell>
          <table:table-cell table:formula="of:=IF([.AH$2]&gt;[.$A5];&quot;&quot;;ROUND(([.$B$1]/([.$A5]+1)))*[.AH$2])">
            <text:p/>
          </table:table-cell>
          <table:table-cell table:formula="of:=IF([.AI$2]&gt;[.$A5];&quot;&quot;;ROUND(([.$B$1]/([.$A5]+1)))*[.AI$2])">
            <text:p/>
          </table:table-cell>
          <table:table-cell table:formula="of:=IF([.AJ$2]&gt;[.$A5];&quot;&quot;;ROUND(([.$B$1]/([.$A5]+1)))*[.AJ$2])">
            <text:p/>
          </table:table-cell>
          <table:table-cell table:formula="of:=IF([.AK$2]&gt;[.$A5];&quot;&quot;;ROUND(([.$B$1]/([.$A5]+1)))*[.AK$2])">
            <text:p/>
          </table:table-cell>
          <table:table-cell table:formula="of:=IF([.AL$2]&gt;[.$A5];&quot;&quot;;ROUND(([.$B$1]/([.$A5]+1)))*[.AL$2])">
            <text:p/>
          </table:table-cell>
          <table:table-cell table:formula="of:=IF([.AM$2]&gt;[.$A5];&quot;&quot;;ROUND(([.$B$1]/([.$A5]+1)))*[.AM$2])">
            <text:p/>
          </table:table-cell>
          <table:table-cell table:formula="of:=IF([.AN$2]&gt;[.$A5];&quot;&quot;;ROUND(([.$B$1]/([.$A5]+1)))*[.AN$2])">
            <text:p/>
          </table:table-cell>
          <table:table-cell table:formula="of:=IF([.AO$2]&gt;[.$A5];&quot;&quot;;ROUND(([.$B$1]/([.$A5]+1)))*[.AO$2])">
            <text:p/>
          </table:table-cell>
          <table:table-cell table:formula="of:=IF([.AP$2]&gt;[.$A5];&quot;&quot;;ROUND(([.$B$1]/([.$A5]+1)))*[.AP$2])">
            <text:p/>
          </table:table-cell>
          <table:table-cell table:formula="of:=IF([.AQ$2]&gt;[.$A5];&quot;&quot;;ROUND(([.$B$1]/([.$A5]+1)))*[.AQ$2])">
            <text:p/>
          </table:table-cell>
          <table:table-cell table:formula="of:=IF([.AR$2]&gt;[.$A5];&quot;&quot;;ROUND(([.$B$1]/([.$A5]+1)))*[.AR$2])">
            <text:p/>
          </table:table-cell>
          <table:table-cell table:formula="of:=IF([.AS$2]&gt;[.$A5];&quot;&quot;;ROUND(([.$B$1]/([.$A5]+1)))*[.AS$2])">
            <text:p/>
          </table:table-cell>
          <table:table-cell table:formula="of:=IF([.AT$2]&gt;[.$A5];&quot;&quot;;ROUND(([.$B$1]/([.$A5]+1)))*[.AT$2])">
            <text:p/>
          </table:table-cell>
          <table:table-cell table:formula="of:=IF([.AU$2]&gt;[.$A5];&quot;&quot;;ROUND(([.$B$1]/([.$A5]+1)))*[.AU$2])">
            <text:p/>
          </table:table-cell>
          <table:table-cell table:formula="of:=IF([.AV$2]&gt;[.$A5];&quot;&quot;;ROUND(([.$B$1]/([.$A5]+1)))*[.AV$2])">
            <text:p/>
          </table:table-cell>
          <table:table-cell table:formula="of:=IF([.AW$2]&gt;[.$A5];&quot;&quot;;ROUND(([.$B$1]/([.$A5]+1)))*[.AW$2])">
            <text:p/>
          </table:table-cell>
          <table:table-cell table:formula="of:=IF([.AX$2]&gt;[.$A5];&quot;&quot;;ROUND(([.$B$1]/([.$A5]+1)))*[.AX$2])">
            <text:p/>
          </table:table-cell>
          <table:table-cell table:formula="of:=IF([.AY$2]&gt;[.$A5];&quot;&quot;;ROUND(([.$B$1]/([.$A5]+1)))*[.AY$2])">
            <text:p/>
          </table:table-cell>
          <table:table-cell table:formula="of:=IF([.AZ$2]&gt;[.$A5];&quot;&quot;;ROUND(([.$B$1]/([.$A5]+1)))*[.AZ$2])">
            <text:p/>
          </table:table-cell>
          <table:table-cell table:formula="of:=IF([.BA$2]&gt;[.$A5];&quot;&quot;;ROUND(([.$B$1]/([.$A5]+1)))*[.BA$2])">
            <text:p/>
          </table:table-cell>
          <table:table-cell table:formula="of:=IF([.BB$2]&gt;[.$A5];&quot;&quot;;ROUND(([.$B$1]/([.$A5]+1)))*[.BB$2]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IF([.C$2]&gt;[.$A6];&quot;&quot;;ROUND(([.$B$1]/([.$A6]+1)))*[.C$2])" office:value-type="float" office:value="10" calcext:value-type="float">
            <text:p>10</text:p>
          </table:table-cell>
          <table:table-cell table:formula="of:=IF([.D$2]&gt;[.$A6];&quot;&quot;;ROUND(([.$B$1]/([.$A6]+1)))*[.D$2])" office:value-type="float" office:value="20" calcext:value-type="float">
            <text:p>20</text:p>
          </table:table-cell>
          <table:table-cell table:formula="of:=IF([.E$2]&gt;[.$A6];&quot;&quot;;ROUND(([.$B$1]/([.$A6]+1)))*[.E$2])" office:value-type="float" office:value="30" calcext:value-type="float">
            <text:p>30</text:p>
          </table:table-cell>
          <table:table-cell table:formula="of:=IF([.F$2]&gt;[.$A6];&quot;&quot;;ROUND(([.$B$1]/([.$A6]+1)))*[.F$2])" office:value-type="float" office:value="40" calcext:value-type="float">
            <text:p>40</text:p>
          </table:table-cell>
          <table:table-cell table:formula="of:=IF([.G$2]&gt;[.$A6];&quot;&quot;;ROUND(([.$B$1]/([.$A6]+1)))*[.G$2])">
            <text:p/>
          </table:table-cell>
          <table:table-cell table:formula="of:=IF([.H$2]&gt;[.$A6];&quot;&quot;;ROUND(([.$B$1]/([.$A6]+1)))*[.H$2])">
            <text:p/>
          </table:table-cell>
          <table:table-cell table:formula="of:=IF([.I$2]&gt;[.$A6];&quot;&quot;;ROUND(([.$B$1]/([.$A6]+1)))*[.I$2])">
            <text:p/>
          </table:table-cell>
          <table:table-cell table:formula="of:=IF([.J$2]&gt;[.$A6];&quot;&quot;;ROUND(([.$B$1]/([.$A6]+1)))*[.J$2])">
            <text:p/>
          </table:table-cell>
          <table:table-cell table:formula="of:=IF([.K$2]&gt;[.$A6];&quot;&quot;;ROUND(([.$B$1]/([.$A6]+1)))*[.K$2])">
            <text:p/>
          </table:table-cell>
          <table:table-cell table:formula="of:=IF([.L$2]&gt;[.$A6];&quot;&quot;;ROUND(([.$B$1]/([.$A6]+1)))*[.L$2])">
            <text:p/>
          </table:table-cell>
          <table:table-cell table:formula="of:=IF([.M$2]&gt;[.$A6];&quot;&quot;;ROUND(([.$B$1]/([.$A6]+1)))*[.M$2])">
            <text:p/>
          </table:table-cell>
          <table:table-cell table:formula="of:=IF([.N$2]&gt;[.$A6];&quot;&quot;;ROUND(([.$B$1]/([.$A6]+1)))*[.N$2])">
            <text:p/>
          </table:table-cell>
          <table:table-cell table:formula="of:=IF([.O$2]&gt;[.$A6];&quot;&quot;;ROUND(([.$B$1]/([.$A6]+1)))*[.O$2])">
            <text:p/>
          </table:table-cell>
          <table:table-cell table:formula="of:=IF([.P$2]&gt;[.$A6];&quot;&quot;;ROUND(([.$B$1]/([.$A6]+1)))*[.P$2])">
            <text:p/>
          </table:table-cell>
          <table:table-cell table:formula="of:=IF([.Q$2]&gt;[.$A6];&quot;&quot;;ROUND(([.$B$1]/([.$A6]+1)))*[.Q$2])">
            <text:p/>
          </table:table-cell>
          <table:table-cell table:formula="of:=IF([.R$2]&gt;[.$A6];&quot;&quot;;ROUND(([.$B$1]/([.$A6]+1)))*[.R$2])">
            <text:p/>
          </table:table-cell>
          <table:table-cell table:formula="of:=IF([.S$2]&gt;[.$A6];&quot;&quot;;ROUND(([.$B$1]/([.$A6]+1)))*[.S$2])">
            <text:p/>
          </table:table-cell>
          <table:table-cell table:formula="of:=IF([.T$2]&gt;[.$A6];&quot;&quot;;ROUND(([.$B$1]/([.$A6]+1)))*[.T$2])">
            <text:p/>
          </table:table-cell>
          <table:table-cell table:formula="of:=IF([.U$2]&gt;[.$A6];&quot;&quot;;ROUND(([.$B$1]/([.$A6]+1)))*[.U$2])">
            <text:p/>
          </table:table-cell>
          <table:table-cell table:formula="of:=IF([.V$2]&gt;[.$A6];&quot;&quot;;ROUND(([.$B$1]/([.$A6]+1)))*[.V$2])">
            <text:p/>
          </table:table-cell>
          <table:table-cell table:formula="of:=IF([.W$2]&gt;[.$A6];&quot;&quot;;ROUND(([.$B$1]/([.$A6]+1)))*[.W$2])">
            <text:p/>
          </table:table-cell>
          <table:table-cell table:formula="of:=IF([.X$2]&gt;[.$A6];&quot;&quot;;ROUND(([.$B$1]/([.$A6]+1)))*[.X$2])">
            <text:p/>
          </table:table-cell>
          <table:table-cell table:formula="of:=IF([.Y$2]&gt;[.$A6];&quot;&quot;;ROUND(([.$B$1]/([.$A6]+1)))*[.Y$2])">
            <text:p/>
          </table:table-cell>
          <table:table-cell table:formula="of:=IF([.Z$2]&gt;[.$A6];&quot;&quot;;ROUND(([.$B$1]/([.$A6]+1)))*[.Z$2])">
            <text:p/>
          </table:table-cell>
          <table:table-cell table:formula="of:=IF([.AA$2]&gt;[.$A6];&quot;&quot;;ROUND(([.$B$1]/([.$A6]+1)))*[.AA$2])">
            <text:p/>
          </table:table-cell>
          <table:table-cell table:formula="of:=IF([.AB$2]&gt;[.$A6];&quot;&quot;;ROUND(([.$B$1]/([.$A6]+1)))*[.AB$2])">
            <text:p/>
          </table:table-cell>
          <table:table-cell table:formula="of:=IF([.AC$2]&gt;[.$A6];&quot;&quot;;ROUND(([.$B$1]/([.$A6]+1)))*[.AC$2])">
            <text:p/>
          </table:table-cell>
          <table:table-cell table:formula="of:=IF([.AD$2]&gt;[.$A6];&quot;&quot;;ROUND(([.$B$1]/([.$A6]+1)))*[.AD$2])">
            <text:p/>
          </table:table-cell>
          <table:table-cell table:formula="of:=IF([.AE$2]&gt;[.$A6];&quot;&quot;;ROUND(([.$B$1]/([.$A6]+1)))*[.AE$2])">
            <text:p/>
          </table:table-cell>
          <table:table-cell table:formula="of:=IF([.AF$2]&gt;[.$A6];&quot;&quot;;ROUND(([.$B$1]/([.$A6]+1)))*[.AF$2])">
            <text:p/>
          </table:table-cell>
          <table:table-cell table:formula="of:=IF([.AG$2]&gt;[.$A6];&quot;&quot;;ROUND(([.$B$1]/([.$A6]+1)))*[.AG$2])">
            <text:p/>
          </table:table-cell>
          <table:table-cell table:formula="of:=IF([.AH$2]&gt;[.$A6];&quot;&quot;;ROUND(([.$B$1]/([.$A6]+1)))*[.AH$2])">
            <text:p/>
          </table:table-cell>
          <table:table-cell table:formula="of:=IF([.AI$2]&gt;[.$A6];&quot;&quot;;ROUND(([.$B$1]/([.$A6]+1)))*[.AI$2])">
            <text:p/>
          </table:table-cell>
          <table:table-cell table:formula="of:=IF([.AJ$2]&gt;[.$A6];&quot;&quot;;ROUND(([.$B$1]/([.$A6]+1)))*[.AJ$2])">
            <text:p/>
          </table:table-cell>
          <table:table-cell table:formula="of:=IF([.AK$2]&gt;[.$A6];&quot;&quot;;ROUND(([.$B$1]/([.$A6]+1)))*[.AK$2])">
            <text:p/>
          </table:table-cell>
          <table:table-cell table:formula="of:=IF([.AL$2]&gt;[.$A6];&quot;&quot;;ROUND(([.$B$1]/([.$A6]+1)))*[.AL$2])">
            <text:p/>
          </table:table-cell>
          <table:table-cell table:formula="of:=IF([.AM$2]&gt;[.$A6];&quot;&quot;;ROUND(([.$B$1]/([.$A6]+1)))*[.AM$2])">
            <text:p/>
          </table:table-cell>
          <table:table-cell table:formula="of:=IF([.AN$2]&gt;[.$A6];&quot;&quot;;ROUND(([.$B$1]/([.$A6]+1)))*[.AN$2])">
            <text:p/>
          </table:table-cell>
          <table:table-cell table:formula="of:=IF([.AO$2]&gt;[.$A6];&quot;&quot;;ROUND(([.$B$1]/([.$A6]+1)))*[.AO$2])">
            <text:p/>
          </table:table-cell>
          <table:table-cell table:formula="of:=IF([.AP$2]&gt;[.$A6];&quot;&quot;;ROUND(([.$B$1]/([.$A6]+1)))*[.AP$2])">
            <text:p/>
          </table:table-cell>
          <table:table-cell table:formula="of:=IF([.AQ$2]&gt;[.$A6];&quot;&quot;;ROUND(([.$B$1]/([.$A6]+1)))*[.AQ$2])">
            <text:p/>
          </table:table-cell>
          <table:table-cell table:formula="of:=IF([.AR$2]&gt;[.$A6];&quot;&quot;;ROUND(([.$B$1]/([.$A6]+1)))*[.AR$2])">
            <text:p/>
          </table:table-cell>
          <table:table-cell table:formula="of:=IF([.AS$2]&gt;[.$A6];&quot;&quot;;ROUND(([.$B$1]/([.$A6]+1)))*[.AS$2])">
            <text:p/>
          </table:table-cell>
          <table:table-cell table:formula="of:=IF([.AT$2]&gt;[.$A6];&quot;&quot;;ROUND(([.$B$1]/([.$A6]+1)))*[.AT$2])">
            <text:p/>
          </table:table-cell>
          <table:table-cell table:formula="of:=IF([.AU$2]&gt;[.$A6];&quot;&quot;;ROUND(([.$B$1]/([.$A6]+1)))*[.AU$2])">
            <text:p/>
          </table:table-cell>
          <table:table-cell table:formula="of:=IF([.AV$2]&gt;[.$A6];&quot;&quot;;ROUND(([.$B$1]/([.$A6]+1)))*[.AV$2])">
            <text:p/>
          </table:table-cell>
          <table:table-cell table:formula="of:=IF([.AW$2]&gt;[.$A6];&quot;&quot;;ROUND(([.$B$1]/([.$A6]+1)))*[.AW$2])">
            <text:p/>
          </table:table-cell>
          <table:table-cell table:formula="of:=IF([.AX$2]&gt;[.$A6];&quot;&quot;;ROUND(([.$B$1]/([.$A6]+1)))*[.AX$2])">
            <text:p/>
          </table:table-cell>
          <table:table-cell table:formula="of:=IF([.AY$2]&gt;[.$A6];&quot;&quot;;ROUND(([.$B$1]/([.$A6]+1)))*[.AY$2])">
            <text:p/>
          </table:table-cell>
          <table:table-cell table:formula="of:=IF([.AZ$2]&gt;[.$A6];&quot;&quot;;ROUND(([.$B$1]/([.$A6]+1)))*[.AZ$2])">
            <text:p/>
          </table:table-cell>
          <table:table-cell table:formula="of:=IF([.BA$2]&gt;[.$A6];&quot;&quot;;ROUND(([.$B$1]/([.$A6]+1)))*[.BA$2])">
            <text:p/>
          </table:table-cell>
          <table:table-cell table:formula="of:=IF([.BB$2]&gt;[.$A6];&quot;&quot;;ROUND(([.$B$1]/([.$A6]+1)))*[.BB$2])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IF([.C$2]&gt;[.$A7];&quot;&quot;;ROUND(([.$B$1]/([.$A7]+1)))*[.C$2])" office:value-type="float" office:value="9" calcext:value-type="float">
            <text:p>9</text:p>
          </table:table-cell>
          <table:table-cell table:formula="of:=IF([.D$2]&gt;[.$A7];&quot;&quot;;ROUND(([.$B$1]/([.$A7]+1)))*[.D$2])" office:value-type="float" office:value="18" calcext:value-type="float">
            <text:p>18</text:p>
          </table:table-cell>
          <table:table-cell table:formula="of:=IF([.E$2]&gt;[.$A7];&quot;&quot;;ROUND(([.$B$1]/([.$A7]+1)))*[.E$2])" office:value-type="float" office:value="27" calcext:value-type="float">
            <text:p>27</text:p>
          </table:table-cell>
          <table:table-cell table:formula="of:=IF([.F$2]&gt;[.$A7];&quot;&quot;;ROUND(([.$B$1]/([.$A7]+1)))*[.F$2])" office:value-type="float" office:value="36" calcext:value-type="float">
            <text:p>36</text:p>
          </table:table-cell>
          <table:table-cell table:formula="of:=IF([.G$2]&gt;[.$A7];&quot;&quot;;ROUND(([.$B$1]/([.$A7]+1)))*[.G$2])" office:value-type="float" office:value="45" calcext:value-type="float">
            <text:p>45</text:p>
          </table:table-cell>
          <table:table-cell table:formula="of:=IF([.H$2]&gt;[.$A7];&quot;&quot;;ROUND(([.$B$1]/([.$A7]+1)))*[.H$2])">
            <text:p/>
          </table:table-cell>
          <table:table-cell table:formula="of:=IF([.I$2]&gt;[.$A7];&quot;&quot;;ROUND(([.$B$1]/([.$A7]+1)))*[.I$2])">
            <text:p/>
          </table:table-cell>
          <table:table-cell table:formula="of:=IF([.J$2]&gt;[.$A7];&quot;&quot;;ROUND(([.$B$1]/([.$A7]+1)))*[.J$2])">
            <text:p/>
          </table:table-cell>
          <table:table-cell table:formula="of:=IF([.K$2]&gt;[.$A7];&quot;&quot;;ROUND(([.$B$1]/([.$A7]+1)))*[.K$2])">
            <text:p/>
          </table:table-cell>
          <table:table-cell table:formula="of:=IF([.L$2]&gt;[.$A7];&quot;&quot;;ROUND(([.$B$1]/([.$A7]+1)))*[.L$2])">
            <text:p/>
          </table:table-cell>
          <table:table-cell table:formula="of:=IF([.M$2]&gt;[.$A7];&quot;&quot;;ROUND(([.$B$1]/([.$A7]+1)))*[.M$2])">
            <text:p/>
          </table:table-cell>
          <table:table-cell table:formula="of:=IF([.N$2]&gt;[.$A7];&quot;&quot;;ROUND(([.$B$1]/([.$A7]+1)))*[.N$2])">
            <text:p/>
          </table:table-cell>
          <table:table-cell table:formula="of:=IF([.O$2]&gt;[.$A7];&quot;&quot;;ROUND(([.$B$1]/([.$A7]+1)))*[.O$2])">
            <text:p/>
          </table:table-cell>
          <table:table-cell table:formula="of:=IF([.P$2]&gt;[.$A7];&quot;&quot;;ROUND(([.$B$1]/([.$A7]+1)))*[.P$2])">
            <text:p/>
          </table:table-cell>
          <table:table-cell table:formula="of:=IF([.Q$2]&gt;[.$A7];&quot;&quot;;ROUND(([.$B$1]/([.$A7]+1)))*[.Q$2])">
            <text:p/>
          </table:table-cell>
          <table:table-cell table:formula="of:=IF([.R$2]&gt;[.$A7];&quot;&quot;;ROUND(([.$B$1]/([.$A7]+1)))*[.R$2])">
            <text:p/>
          </table:table-cell>
          <table:table-cell table:formula="of:=IF([.S$2]&gt;[.$A7];&quot;&quot;;ROUND(([.$B$1]/([.$A7]+1)))*[.S$2])">
            <text:p/>
          </table:table-cell>
          <table:table-cell table:formula="of:=IF([.T$2]&gt;[.$A7];&quot;&quot;;ROUND(([.$B$1]/([.$A7]+1)))*[.T$2])">
            <text:p/>
          </table:table-cell>
          <table:table-cell table:formula="of:=IF([.U$2]&gt;[.$A7];&quot;&quot;;ROUND(([.$B$1]/([.$A7]+1)))*[.U$2])">
            <text:p/>
          </table:table-cell>
          <table:table-cell table:formula="of:=IF([.V$2]&gt;[.$A7];&quot;&quot;;ROUND(([.$B$1]/([.$A7]+1)))*[.V$2])">
            <text:p/>
          </table:table-cell>
          <table:table-cell table:formula="of:=IF([.W$2]&gt;[.$A7];&quot;&quot;;ROUND(([.$B$1]/([.$A7]+1)))*[.W$2])">
            <text:p/>
          </table:table-cell>
          <table:table-cell table:formula="of:=IF([.X$2]&gt;[.$A7];&quot;&quot;;ROUND(([.$B$1]/([.$A7]+1)))*[.X$2])">
            <text:p/>
          </table:table-cell>
          <table:table-cell table:formula="of:=IF([.Y$2]&gt;[.$A7];&quot;&quot;;ROUND(([.$B$1]/([.$A7]+1)))*[.Y$2])">
            <text:p/>
          </table:table-cell>
          <table:table-cell table:formula="of:=IF([.Z$2]&gt;[.$A7];&quot;&quot;;ROUND(([.$B$1]/([.$A7]+1)))*[.Z$2])">
            <text:p/>
          </table:table-cell>
          <table:table-cell table:formula="of:=IF([.AA$2]&gt;[.$A7];&quot;&quot;;ROUND(([.$B$1]/([.$A7]+1)))*[.AA$2])">
            <text:p/>
          </table:table-cell>
          <table:table-cell table:formula="of:=IF([.AB$2]&gt;[.$A7];&quot;&quot;;ROUND(([.$B$1]/([.$A7]+1)))*[.AB$2])">
            <text:p/>
          </table:table-cell>
          <table:table-cell table:formula="of:=IF([.AC$2]&gt;[.$A7];&quot;&quot;;ROUND(([.$B$1]/([.$A7]+1)))*[.AC$2])">
            <text:p/>
          </table:table-cell>
          <table:table-cell table:formula="of:=IF([.AD$2]&gt;[.$A7];&quot;&quot;;ROUND(([.$B$1]/([.$A7]+1)))*[.AD$2])">
            <text:p/>
          </table:table-cell>
          <table:table-cell table:formula="of:=IF([.AE$2]&gt;[.$A7];&quot;&quot;;ROUND(([.$B$1]/([.$A7]+1)))*[.AE$2])">
            <text:p/>
          </table:table-cell>
          <table:table-cell table:formula="of:=IF([.AF$2]&gt;[.$A7];&quot;&quot;;ROUND(([.$B$1]/([.$A7]+1)))*[.AF$2])">
            <text:p/>
          </table:table-cell>
          <table:table-cell table:formula="of:=IF([.AG$2]&gt;[.$A7];&quot;&quot;;ROUND(([.$B$1]/([.$A7]+1)))*[.AG$2])">
            <text:p/>
          </table:table-cell>
          <table:table-cell table:formula="of:=IF([.AH$2]&gt;[.$A7];&quot;&quot;;ROUND(([.$B$1]/([.$A7]+1)))*[.AH$2])">
            <text:p/>
          </table:table-cell>
          <table:table-cell table:formula="of:=IF([.AI$2]&gt;[.$A7];&quot;&quot;;ROUND(([.$B$1]/([.$A7]+1)))*[.AI$2])">
            <text:p/>
          </table:table-cell>
          <table:table-cell table:formula="of:=IF([.AJ$2]&gt;[.$A7];&quot;&quot;;ROUND(([.$B$1]/([.$A7]+1)))*[.AJ$2])">
            <text:p/>
          </table:table-cell>
          <table:table-cell table:formula="of:=IF([.AK$2]&gt;[.$A7];&quot;&quot;;ROUND(([.$B$1]/([.$A7]+1)))*[.AK$2])">
            <text:p/>
          </table:table-cell>
          <table:table-cell table:formula="of:=IF([.AL$2]&gt;[.$A7];&quot;&quot;;ROUND(([.$B$1]/([.$A7]+1)))*[.AL$2])">
            <text:p/>
          </table:table-cell>
          <table:table-cell table:formula="of:=IF([.AM$2]&gt;[.$A7];&quot;&quot;;ROUND(([.$B$1]/([.$A7]+1)))*[.AM$2])">
            <text:p/>
          </table:table-cell>
          <table:table-cell table:formula="of:=IF([.AN$2]&gt;[.$A7];&quot;&quot;;ROUND(([.$B$1]/([.$A7]+1)))*[.AN$2])">
            <text:p/>
          </table:table-cell>
          <table:table-cell table:formula="of:=IF([.AO$2]&gt;[.$A7];&quot;&quot;;ROUND(([.$B$1]/([.$A7]+1)))*[.AO$2])">
            <text:p/>
          </table:table-cell>
          <table:table-cell table:formula="of:=IF([.AP$2]&gt;[.$A7];&quot;&quot;;ROUND(([.$B$1]/([.$A7]+1)))*[.AP$2])">
            <text:p/>
          </table:table-cell>
          <table:table-cell table:formula="of:=IF([.AQ$2]&gt;[.$A7];&quot;&quot;;ROUND(([.$B$1]/([.$A7]+1)))*[.AQ$2])">
            <text:p/>
          </table:table-cell>
          <table:table-cell table:formula="of:=IF([.AR$2]&gt;[.$A7];&quot;&quot;;ROUND(([.$B$1]/([.$A7]+1)))*[.AR$2])">
            <text:p/>
          </table:table-cell>
          <table:table-cell table:formula="of:=IF([.AS$2]&gt;[.$A7];&quot;&quot;;ROUND(([.$B$1]/([.$A7]+1)))*[.AS$2])">
            <text:p/>
          </table:table-cell>
          <table:table-cell table:formula="of:=IF([.AT$2]&gt;[.$A7];&quot;&quot;;ROUND(([.$B$1]/([.$A7]+1)))*[.AT$2])">
            <text:p/>
          </table:table-cell>
          <table:table-cell table:formula="of:=IF([.AU$2]&gt;[.$A7];&quot;&quot;;ROUND(([.$B$1]/([.$A7]+1)))*[.AU$2])">
            <text:p/>
          </table:table-cell>
          <table:table-cell table:formula="of:=IF([.AV$2]&gt;[.$A7];&quot;&quot;;ROUND(([.$B$1]/([.$A7]+1)))*[.AV$2])">
            <text:p/>
          </table:table-cell>
          <table:table-cell table:formula="of:=IF([.AW$2]&gt;[.$A7];&quot;&quot;;ROUND(([.$B$1]/([.$A7]+1)))*[.AW$2])">
            <text:p/>
          </table:table-cell>
          <table:table-cell table:formula="of:=IF([.AX$2]&gt;[.$A7];&quot;&quot;;ROUND(([.$B$1]/([.$A7]+1)))*[.AX$2])">
            <text:p/>
          </table:table-cell>
          <table:table-cell table:formula="of:=IF([.AY$2]&gt;[.$A7];&quot;&quot;;ROUND(([.$B$1]/([.$A7]+1)))*[.AY$2])">
            <text:p/>
          </table:table-cell>
          <table:table-cell table:formula="of:=IF([.AZ$2]&gt;[.$A7];&quot;&quot;;ROUND(([.$B$1]/([.$A7]+1)))*[.AZ$2])">
            <text:p/>
          </table:table-cell>
          <table:table-cell table:formula="of:=IF([.BA$2]&gt;[.$A7];&quot;&quot;;ROUND(([.$B$1]/([.$A7]+1)))*[.BA$2])">
            <text:p/>
          </table:table-cell>
          <table:table-cell table:formula="of:=IF([.BB$2]&gt;[.$A7];&quot;&quot;;ROUND(([.$B$1]/([.$A7]+1)))*[.BB$2])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IF([.C$2]&gt;[.$A8];&quot;&quot;;ROUND(([.$B$1]/([.$A8]+1)))*[.C$2])" office:value-type="float" office:value="7" calcext:value-type="float">
            <text:p>7</text:p>
          </table:table-cell>
          <table:table-cell table:formula="of:=IF([.D$2]&gt;[.$A8];&quot;&quot;;ROUND(([.$B$1]/([.$A8]+1)))*[.D$2])" office:value-type="float" office:value="14" calcext:value-type="float">
            <text:p>14</text:p>
          </table:table-cell>
          <table:table-cell table:formula="of:=IF([.E$2]&gt;[.$A8];&quot;&quot;;ROUND(([.$B$1]/([.$A8]+1)))*[.E$2])" office:value-type="float" office:value="21" calcext:value-type="float">
            <text:p>21</text:p>
          </table:table-cell>
          <table:table-cell table:formula="of:=IF([.F$2]&gt;[.$A8];&quot;&quot;;ROUND(([.$B$1]/([.$A8]+1)))*[.F$2])" office:value-type="float" office:value="28" calcext:value-type="float">
            <text:p>28</text:p>
          </table:table-cell>
          <table:table-cell table:formula="of:=IF([.G$2]&gt;[.$A8];&quot;&quot;;ROUND(([.$B$1]/([.$A8]+1)))*[.G$2])" office:value-type="float" office:value="35" calcext:value-type="float">
            <text:p>35</text:p>
          </table:table-cell>
          <table:table-cell table:formula="of:=IF([.H$2]&gt;[.$A8];&quot;&quot;;ROUND(([.$B$1]/([.$A8]+1)))*[.H$2])" office:value-type="float" office:value="42" calcext:value-type="float">
            <text:p>42</text:p>
          </table:table-cell>
          <table:table-cell table:formula="of:=IF([.I$2]&gt;[.$A8];&quot;&quot;;ROUND(([.$B$1]/([.$A8]+1)))*[.I$2])">
            <text:p/>
          </table:table-cell>
          <table:table-cell table:formula="of:=IF([.J$2]&gt;[.$A8];&quot;&quot;;ROUND(([.$B$1]/([.$A8]+1)))*[.J$2])">
            <text:p/>
          </table:table-cell>
          <table:table-cell table:formula="of:=IF([.K$2]&gt;[.$A8];&quot;&quot;;ROUND(([.$B$1]/([.$A8]+1)))*[.K$2])">
            <text:p/>
          </table:table-cell>
          <table:table-cell table:formula="of:=IF([.L$2]&gt;[.$A8];&quot;&quot;;ROUND(([.$B$1]/([.$A8]+1)))*[.L$2])">
            <text:p/>
          </table:table-cell>
          <table:table-cell table:formula="of:=IF([.M$2]&gt;[.$A8];&quot;&quot;;ROUND(([.$B$1]/([.$A8]+1)))*[.M$2])">
            <text:p/>
          </table:table-cell>
          <table:table-cell table:formula="of:=IF([.N$2]&gt;[.$A8];&quot;&quot;;ROUND(([.$B$1]/([.$A8]+1)))*[.N$2])">
            <text:p/>
          </table:table-cell>
          <table:table-cell table:formula="of:=IF([.O$2]&gt;[.$A8];&quot;&quot;;ROUND(([.$B$1]/([.$A8]+1)))*[.O$2])">
            <text:p/>
          </table:table-cell>
          <table:table-cell table:formula="of:=IF([.P$2]&gt;[.$A8];&quot;&quot;;ROUND(([.$B$1]/([.$A8]+1)))*[.P$2])">
            <text:p/>
          </table:table-cell>
          <table:table-cell table:formula="of:=IF([.Q$2]&gt;[.$A8];&quot;&quot;;ROUND(([.$B$1]/([.$A8]+1)))*[.Q$2])">
            <text:p/>
          </table:table-cell>
          <table:table-cell table:formula="of:=IF([.R$2]&gt;[.$A8];&quot;&quot;;ROUND(([.$B$1]/([.$A8]+1)))*[.R$2])">
            <text:p/>
          </table:table-cell>
          <table:table-cell table:formula="of:=IF([.S$2]&gt;[.$A8];&quot;&quot;;ROUND(([.$B$1]/([.$A8]+1)))*[.S$2])">
            <text:p/>
          </table:table-cell>
          <table:table-cell table:formula="of:=IF([.T$2]&gt;[.$A8];&quot;&quot;;ROUND(([.$B$1]/([.$A8]+1)))*[.T$2])">
            <text:p/>
          </table:table-cell>
          <table:table-cell table:formula="of:=IF([.U$2]&gt;[.$A8];&quot;&quot;;ROUND(([.$B$1]/([.$A8]+1)))*[.U$2])">
            <text:p/>
          </table:table-cell>
          <table:table-cell table:formula="of:=IF([.V$2]&gt;[.$A8];&quot;&quot;;ROUND(([.$B$1]/([.$A8]+1)))*[.V$2])">
            <text:p/>
          </table:table-cell>
          <table:table-cell table:formula="of:=IF([.W$2]&gt;[.$A8];&quot;&quot;;ROUND(([.$B$1]/([.$A8]+1)))*[.W$2])">
            <text:p/>
          </table:table-cell>
          <table:table-cell table:formula="of:=IF([.X$2]&gt;[.$A8];&quot;&quot;;ROUND(([.$B$1]/([.$A8]+1)))*[.X$2])">
            <text:p/>
          </table:table-cell>
          <table:table-cell table:formula="of:=IF([.Y$2]&gt;[.$A8];&quot;&quot;;ROUND(([.$B$1]/([.$A8]+1)))*[.Y$2])">
            <text:p/>
          </table:table-cell>
          <table:table-cell table:formula="of:=IF([.Z$2]&gt;[.$A8];&quot;&quot;;ROUND(([.$B$1]/([.$A8]+1)))*[.Z$2])">
            <text:p/>
          </table:table-cell>
          <table:table-cell table:formula="of:=IF([.AA$2]&gt;[.$A8];&quot;&quot;;ROUND(([.$B$1]/([.$A8]+1)))*[.AA$2])">
            <text:p/>
          </table:table-cell>
          <table:table-cell table:formula="of:=IF([.AB$2]&gt;[.$A8];&quot;&quot;;ROUND(([.$B$1]/([.$A8]+1)))*[.AB$2])">
            <text:p/>
          </table:table-cell>
          <table:table-cell table:formula="of:=IF([.AC$2]&gt;[.$A8];&quot;&quot;;ROUND(([.$B$1]/([.$A8]+1)))*[.AC$2])">
            <text:p/>
          </table:table-cell>
          <table:table-cell table:formula="of:=IF([.AD$2]&gt;[.$A8];&quot;&quot;;ROUND(([.$B$1]/([.$A8]+1)))*[.AD$2])">
            <text:p/>
          </table:table-cell>
          <table:table-cell table:formula="of:=IF([.AE$2]&gt;[.$A8];&quot;&quot;;ROUND(([.$B$1]/([.$A8]+1)))*[.AE$2])">
            <text:p/>
          </table:table-cell>
          <table:table-cell table:formula="of:=IF([.AF$2]&gt;[.$A8];&quot;&quot;;ROUND(([.$B$1]/([.$A8]+1)))*[.AF$2])">
            <text:p/>
          </table:table-cell>
          <table:table-cell table:formula="of:=IF([.AG$2]&gt;[.$A8];&quot;&quot;;ROUND(([.$B$1]/([.$A8]+1)))*[.AG$2])">
            <text:p/>
          </table:table-cell>
          <table:table-cell table:formula="of:=IF([.AH$2]&gt;[.$A8];&quot;&quot;;ROUND(([.$B$1]/([.$A8]+1)))*[.AH$2])">
            <text:p/>
          </table:table-cell>
          <table:table-cell table:formula="of:=IF([.AI$2]&gt;[.$A8];&quot;&quot;;ROUND(([.$B$1]/([.$A8]+1)))*[.AI$2])">
            <text:p/>
          </table:table-cell>
          <table:table-cell table:formula="of:=IF([.AJ$2]&gt;[.$A8];&quot;&quot;;ROUND(([.$B$1]/([.$A8]+1)))*[.AJ$2])">
            <text:p/>
          </table:table-cell>
          <table:table-cell table:formula="of:=IF([.AK$2]&gt;[.$A8];&quot;&quot;;ROUND(([.$B$1]/([.$A8]+1)))*[.AK$2])">
            <text:p/>
          </table:table-cell>
          <table:table-cell table:formula="of:=IF([.AL$2]&gt;[.$A8];&quot;&quot;;ROUND(([.$B$1]/([.$A8]+1)))*[.AL$2])">
            <text:p/>
          </table:table-cell>
          <table:table-cell table:formula="of:=IF([.AM$2]&gt;[.$A8];&quot;&quot;;ROUND(([.$B$1]/([.$A8]+1)))*[.AM$2])">
            <text:p/>
          </table:table-cell>
          <table:table-cell table:formula="of:=IF([.AN$2]&gt;[.$A8];&quot;&quot;;ROUND(([.$B$1]/([.$A8]+1)))*[.AN$2])">
            <text:p/>
          </table:table-cell>
          <table:table-cell table:formula="of:=IF([.AO$2]&gt;[.$A8];&quot;&quot;;ROUND(([.$B$1]/([.$A8]+1)))*[.AO$2])">
            <text:p/>
          </table:table-cell>
          <table:table-cell table:formula="of:=IF([.AP$2]&gt;[.$A8];&quot;&quot;;ROUND(([.$B$1]/([.$A8]+1)))*[.AP$2])">
            <text:p/>
          </table:table-cell>
          <table:table-cell table:formula="of:=IF([.AQ$2]&gt;[.$A8];&quot;&quot;;ROUND(([.$B$1]/([.$A8]+1)))*[.AQ$2])">
            <text:p/>
          </table:table-cell>
          <table:table-cell table:formula="of:=IF([.AR$2]&gt;[.$A8];&quot;&quot;;ROUND(([.$B$1]/([.$A8]+1)))*[.AR$2])">
            <text:p/>
          </table:table-cell>
          <table:table-cell table:formula="of:=IF([.AS$2]&gt;[.$A8];&quot;&quot;;ROUND(([.$B$1]/([.$A8]+1)))*[.AS$2])">
            <text:p/>
          </table:table-cell>
          <table:table-cell table:formula="of:=IF([.AT$2]&gt;[.$A8];&quot;&quot;;ROUND(([.$B$1]/([.$A8]+1)))*[.AT$2])">
            <text:p/>
          </table:table-cell>
          <table:table-cell table:formula="of:=IF([.AU$2]&gt;[.$A8];&quot;&quot;;ROUND(([.$B$1]/([.$A8]+1)))*[.AU$2])">
            <text:p/>
          </table:table-cell>
          <table:table-cell table:formula="of:=IF([.AV$2]&gt;[.$A8];&quot;&quot;;ROUND(([.$B$1]/([.$A8]+1)))*[.AV$2])">
            <text:p/>
          </table:table-cell>
          <table:table-cell table:formula="of:=IF([.AW$2]&gt;[.$A8];&quot;&quot;;ROUND(([.$B$1]/([.$A8]+1)))*[.AW$2])">
            <text:p/>
          </table:table-cell>
          <table:table-cell table:formula="of:=IF([.AX$2]&gt;[.$A8];&quot;&quot;;ROUND(([.$B$1]/([.$A8]+1)))*[.AX$2])">
            <text:p/>
          </table:table-cell>
          <table:table-cell table:formula="of:=IF([.AY$2]&gt;[.$A8];&quot;&quot;;ROUND(([.$B$1]/([.$A8]+1)))*[.AY$2])">
            <text:p/>
          </table:table-cell>
          <table:table-cell table:formula="of:=IF([.AZ$2]&gt;[.$A8];&quot;&quot;;ROUND(([.$B$1]/([.$A8]+1)))*[.AZ$2])">
            <text:p/>
          </table:table-cell>
          <table:table-cell table:formula="of:=IF([.BA$2]&gt;[.$A8];&quot;&quot;;ROUND(([.$B$1]/([.$A8]+1)))*[.BA$2])">
            <text:p/>
          </table:table-cell>
          <table:table-cell table:formula="of:=IF([.BB$2]&gt;[.$A8];&quot;&quot;;ROUND(([.$B$1]/([.$A8]+1)))*[.BB$2]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IF([.C$2]&gt;[.$A9];&quot;&quot;;ROUND(([.$B$1]/([.$A9]+1)))*[.C$2])" office:value-type="float" office:value="7" calcext:value-type="float">
            <text:p>7</text:p>
          </table:table-cell>
          <table:table-cell table:formula="of:=IF([.D$2]&gt;[.$A9];&quot;&quot;;ROUND(([.$B$1]/([.$A9]+1)))*[.D$2])" office:value-type="float" office:value="14" calcext:value-type="float">
            <text:p>14</text:p>
          </table:table-cell>
          <table:table-cell table:formula="of:=IF([.E$2]&gt;[.$A9];&quot;&quot;;ROUND(([.$B$1]/([.$A9]+1)))*[.E$2])" office:value-type="float" office:value="21" calcext:value-type="float">
            <text:p>21</text:p>
          </table:table-cell>
          <table:table-cell table:formula="of:=IF([.F$2]&gt;[.$A9];&quot;&quot;;ROUND(([.$B$1]/([.$A9]+1)))*[.F$2])" office:value-type="float" office:value="28" calcext:value-type="float">
            <text:p>28</text:p>
          </table:table-cell>
          <table:table-cell table:formula="of:=IF([.G$2]&gt;[.$A9];&quot;&quot;;ROUND(([.$B$1]/([.$A9]+1)))*[.G$2])" office:value-type="float" office:value="35" calcext:value-type="float">
            <text:p>35</text:p>
          </table:table-cell>
          <table:table-cell table:formula="of:=IF([.H$2]&gt;[.$A9];&quot;&quot;;ROUND(([.$B$1]/([.$A9]+1)))*[.H$2])" office:value-type="float" office:value="42" calcext:value-type="float">
            <text:p>42</text:p>
          </table:table-cell>
          <table:table-cell table:formula="of:=IF([.I$2]&gt;[.$A9];&quot;&quot;;ROUND(([.$B$1]/([.$A9]+1)))*[.I$2])" office:value-type="float" office:value="49" calcext:value-type="float">
            <text:p>49</text:p>
          </table:table-cell>
          <table:table-cell table:formula="of:=IF([.J$2]&gt;[.$A9];&quot;&quot;;ROUND(([.$B$1]/([.$A9]+1)))*[.J$2])">
            <text:p/>
          </table:table-cell>
          <table:table-cell table:formula="of:=IF([.K$2]&gt;[.$A9];&quot;&quot;;ROUND(([.$B$1]/([.$A9]+1)))*[.K$2])">
            <text:p/>
          </table:table-cell>
          <table:table-cell table:formula="of:=IF([.L$2]&gt;[.$A9];&quot;&quot;;ROUND(([.$B$1]/([.$A9]+1)))*[.L$2])">
            <text:p/>
          </table:table-cell>
          <table:table-cell table:formula="of:=IF([.M$2]&gt;[.$A9];&quot;&quot;;ROUND(([.$B$1]/([.$A9]+1)))*[.M$2])">
            <text:p/>
          </table:table-cell>
          <table:table-cell table:formula="of:=IF([.N$2]&gt;[.$A9];&quot;&quot;;ROUND(([.$B$1]/([.$A9]+1)))*[.N$2])">
            <text:p/>
          </table:table-cell>
          <table:table-cell table:formula="of:=IF([.O$2]&gt;[.$A9];&quot;&quot;;ROUND(([.$B$1]/([.$A9]+1)))*[.O$2])">
            <text:p/>
          </table:table-cell>
          <table:table-cell table:formula="of:=IF([.P$2]&gt;[.$A9];&quot;&quot;;ROUND(([.$B$1]/([.$A9]+1)))*[.P$2])">
            <text:p/>
          </table:table-cell>
          <table:table-cell table:formula="of:=IF([.Q$2]&gt;[.$A9];&quot;&quot;;ROUND(([.$B$1]/([.$A9]+1)))*[.Q$2])">
            <text:p/>
          </table:table-cell>
          <table:table-cell table:formula="of:=IF([.R$2]&gt;[.$A9];&quot;&quot;;ROUND(([.$B$1]/([.$A9]+1)))*[.R$2])">
            <text:p/>
          </table:table-cell>
          <table:table-cell table:formula="of:=IF([.S$2]&gt;[.$A9];&quot;&quot;;ROUND(([.$B$1]/([.$A9]+1)))*[.S$2])">
            <text:p/>
          </table:table-cell>
          <table:table-cell table:formula="of:=IF([.T$2]&gt;[.$A9];&quot;&quot;;ROUND(([.$B$1]/([.$A9]+1)))*[.T$2])">
            <text:p/>
          </table:table-cell>
          <table:table-cell table:formula="of:=IF([.U$2]&gt;[.$A9];&quot;&quot;;ROUND(([.$B$1]/([.$A9]+1)))*[.U$2])">
            <text:p/>
          </table:table-cell>
          <table:table-cell table:formula="of:=IF([.V$2]&gt;[.$A9];&quot;&quot;;ROUND(([.$B$1]/([.$A9]+1)))*[.V$2])">
            <text:p/>
          </table:table-cell>
          <table:table-cell table:formula="of:=IF([.W$2]&gt;[.$A9];&quot;&quot;;ROUND(([.$B$1]/([.$A9]+1)))*[.W$2])">
            <text:p/>
          </table:table-cell>
          <table:table-cell table:formula="of:=IF([.X$2]&gt;[.$A9];&quot;&quot;;ROUND(([.$B$1]/([.$A9]+1)))*[.X$2])">
            <text:p/>
          </table:table-cell>
          <table:table-cell table:formula="of:=IF([.Y$2]&gt;[.$A9];&quot;&quot;;ROUND(([.$B$1]/([.$A9]+1)))*[.Y$2])">
            <text:p/>
          </table:table-cell>
          <table:table-cell table:formula="of:=IF([.Z$2]&gt;[.$A9];&quot;&quot;;ROUND(([.$B$1]/([.$A9]+1)))*[.Z$2])">
            <text:p/>
          </table:table-cell>
          <table:table-cell table:formula="of:=IF([.AA$2]&gt;[.$A9];&quot;&quot;;ROUND(([.$B$1]/([.$A9]+1)))*[.AA$2])">
            <text:p/>
          </table:table-cell>
          <table:table-cell table:formula="of:=IF([.AB$2]&gt;[.$A9];&quot;&quot;;ROUND(([.$B$1]/([.$A9]+1)))*[.AB$2])">
            <text:p/>
          </table:table-cell>
          <table:table-cell table:formula="of:=IF([.AC$2]&gt;[.$A9];&quot;&quot;;ROUND(([.$B$1]/([.$A9]+1)))*[.AC$2])">
            <text:p/>
          </table:table-cell>
          <table:table-cell table:formula="of:=IF([.AD$2]&gt;[.$A9];&quot;&quot;;ROUND(([.$B$1]/([.$A9]+1)))*[.AD$2])">
            <text:p/>
          </table:table-cell>
          <table:table-cell table:formula="of:=IF([.AE$2]&gt;[.$A9];&quot;&quot;;ROUND(([.$B$1]/([.$A9]+1)))*[.AE$2])">
            <text:p/>
          </table:table-cell>
          <table:table-cell table:formula="of:=IF([.AF$2]&gt;[.$A9];&quot;&quot;;ROUND(([.$B$1]/([.$A9]+1)))*[.AF$2])">
            <text:p/>
          </table:table-cell>
          <table:table-cell table:formula="of:=IF([.AG$2]&gt;[.$A9];&quot;&quot;;ROUND(([.$B$1]/([.$A9]+1)))*[.AG$2])">
            <text:p/>
          </table:table-cell>
          <table:table-cell table:formula="of:=IF([.AH$2]&gt;[.$A9];&quot;&quot;;ROUND(([.$B$1]/([.$A9]+1)))*[.AH$2])">
            <text:p/>
          </table:table-cell>
          <table:table-cell table:formula="of:=IF([.AI$2]&gt;[.$A9];&quot;&quot;;ROUND(([.$B$1]/([.$A9]+1)))*[.AI$2])">
            <text:p/>
          </table:table-cell>
          <table:table-cell table:formula="of:=IF([.AJ$2]&gt;[.$A9];&quot;&quot;;ROUND(([.$B$1]/([.$A9]+1)))*[.AJ$2])">
            <text:p/>
          </table:table-cell>
          <table:table-cell table:formula="of:=IF([.AK$2]&gt;[.$A9];&quot;&quot;;ROUND(([.$B$1]/([.$A9]+1)))*[.AK$2])">
            <text:p/>
          </table:table-cell>
          <table:table-cell table:formula="of:=IF([.AL$2]&gt;[.$A9];&quot;&quot;;ROUND(([.$B$1]/([.$A9]+1)))*[.AL$2])">
            <text:p/>
          </table:table-cell>
          <table:table-cell table:formula="of:=IF([.AM$2]&gt;[.$A9];&quot;&quot;;ROUND(([.$B$1]/([.$A9]+1)))*[.AM$2])">
            <text:p/>
          </table:table-cell>
          <table:table-cell table:formula="of:=IF([.AN$2]&gt;[.$A9];&quot;&quot;;ROUND(([.$B$1]/([.$A9]+1)))*[.AN$2])">
            <text:p/>
          </table:table-cell>
          <table:table-cell table:formula="of:=IF([.AO$2]&gt;[.$A9];&quot;&quot;;ROUND(([.$B$1]/([.$A9]+1)))*[.AO$2])">
            <text:p/>
          </table:table-cell>
          <table:table-cell table:formula="of:=IF([.AP$2]&gt;[.$A9];&quot;&quot;;ROUND(([.$B$1]/([.$A9]+1)))*[.AP$2])">
            <text:p/>
          </table:table-cell>
          <table:table-cell table:formula="of:=IF([.AQ$2]&gt;[.$A9];&quot;&quot;;ROUND(([.$B$1]/([.$A9]+1)))*[.AQ$2])">
            <text:p/>
          </table:table-cell>
          <table:table-cell table:formula="of:=IF([.AR$2]&gt;[.$A9];&quot;&quot;;ROUND(([.$B$1]/([.$A9]+1)))*[.AR$2])">
            <text:p/>
          </table:table-cell>
          <table:table-cell table:formula="of:=IF([.AS$2]&gt;[.$A9];&quot;&quot;;ROUND(([.$B$1]/([.$A9]+1)))*[.AS$2])">
            <text:p/>
          </table:table-cell>
          <table:table-cell table:formula="of:=IF([.AT$2]&gt;[.$A9];&quot;&quot;;ROUND(([.$B$1]/([.$A9]+1)))*[.AT$2])">
            <text:p/>
          </table:table-cell>
          <table:table-cell table:formula="of:=IF([.AU$2]&gt;[.$A9];&quot;&quot;;ROUND(([.$B$1]/([.$A9]+1)))*[.AU$2])">
            <text:p/>
          </table:table-cell>
          <table:table-cell table:formula="of:=IF([.AV$2]&gt;[.$A9];&quot;&quot;;ROUND(([.$B$1]/([.$A9]+1)))*[.AV$2])">
            <text:p/>
          </table:table-cell>
          <table:table-cell table:formula="of:=IF([.AW$2]&gt;[.$A9];&quot;&quot;;ROUND(([.$B$1]/([.$A9]+1)))*[.AW$2])">
            <text:p/>
          </table:table-cell>
          <table:table-cell table:formula="of:=IF([.AX$2]&gt;[.$A9];&quot;&quot;;ROUND(([.$B$1]/([.$A9]+1)))*[.AX$2])">
            <text:p/>
          </table:table-cell>
          <table:table-cell table:formula="of:=IF([.AY$2]&gt;[.$A9];&quot;&quot;;ROUND(([.$B$1]/([.$A9]+1)))*[.AY$2])">
            <text:p/>
          </table:table-cell>
          <table:table-cell table:formula="of:=IF([.AZ$2]&gt;[.$A9];&quot;&quot;;ROUND(([.$B$1]/([.$A9]+1)))*[.AZ$2])">
            <text:p/>
          </table:table-cell>
          <table:table-cell table:formula="of:=IF([.BA$2]&gt;[.$A9];&quot;&quot;;ROUND(([.$B$1]/([.$A9]+1)))*[.BA$2])">
            <text:p/>
          </table:table-cell>
          <table:table-cell table:formula="of:=IF([.BB$2]&gt;[.$A9];&quot;&quot;;ROUND(([.$B$1]/([.$A9]+1)))*[.BB$2])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IF([.C$2]&gt;[.$A10];&quot;&quot;;ROUND(([.$B$1]/([.$A10]+1)))*[.C$2])" office:value-type="float" office:value="6" calcext:value-type="float">
            <text:p>6</text:p>
          </table:table-cell>
          <table:table-cell table:formula="of:=IF([.D$2]&gt;[.$A10];&quot;&quot;;ROUND(([.$B$1]/([.$A10]+1)))*[.D$2])" office:value-type="float" office:value="12" calcext:value-type="float">
            <text:p>12</text:p>
          </table:table-cell>
          <table:table-cell table:formula="of:=IF([.E$2]&gt;[.$A10];&quot;&quot;;ROUND(([.$B$1]/([.$A10]+1)))*[.E$2])" office:value-type="float" office:value="18" calcext:value-type="float">
            <text:p>18</text:p>
          </table:table-cell>
          <table:table-cell table:formula="of:=IF([.F$2]&gt;[.$A10];&quot;&quot;;ROUND(([.$B$1]/([.$A10]+1)))*[.F$2])" office:value-type="float" office:value="24" calcext:value-type="float">
            <text:p>24</text:p>
          </table:table-cell>
          <table:table-cell table:formula="of:=IF([.G$2]&gt;[.$A10];&quot;&quot;;ROUND(([.$B$1]/([.$A10]+1)))*[.G$2])" office:value-type="float" office:value="30" calcext:value-type="float">
            <text:p>30</text:p>
          </table:table-cell>
          <table:table-cell table:formula="of:=IF([.H$2]&gt;[.$A10];&quot;&quot;;ROUND(([.$B$1]/([.$A10]+1)))*[.H$2])" office:value-type="float" office:value="36" calcext:value-type="float">
            <text:p>36</text:p>
          </table:table-cell>
          <table:table-cell table:formula="of:=IF([.I$2]&gt;[.$A10];&quot;&quot;;ROUND(([.$B$1]/([.$A10]+1)))*[.I$2])" office:value-type="float" office:value="42" calcext:value-type="float">
            <text:p>42</text:p>
          </table:table-cell>
          <table:table-cell table:formula="of:=IF([.J$2]&gt;[.$A10];&quot;&quot;;ROUND(([.$B$1]/([.$A10]+1)))*[.J$2])" office:value-type="float" office:value="48" calcext:value-type="float">
            <text:p>48</text:p>
          </table:table-cell>
          <table:table-cell table:formula="of:=IF([.K$2]&gt;[.$A10];&quot;&quot;;ROUND(([.$B$1]/([.$A10]+1)))*[.K$2])">
            <text:p/>
          </table:table-cell>
          <table:table-cell table:formula="of:=IF([.L$2]&gt;[.$A10];&quot;&quot;;ROUND(([.$B$1]/([.$A10]+1)))*[.L$2])">
            <text:p/>
          </table:table-cell>
          <table:table-cell table:formula="of:=IF([.M$2]&gt;[.$A10];&quot;&quot;;ROUND(([.$B$1]/([.$A10]+1)))*[.M$2])">
            <text:p/>
          </table:table-cell>
          <table:table-cell table:formula="of:=IF([.N$2]&gt;[.$A10];&quot;&quot;;ROUND(([.$B$1]/([.$A10]+1)))*[.N$2])">
            <text:p/>
          </table:table-cell>
          <table:table-cell table:formula="of:=IF([.O$2]&gt;[.$A10];&quot;&quot;;ROUND(([.$B$1]/([.$A10]+1)))*[.O$2])">
            <text:p/>
          </table:table-cell>
          <table:table-cell table:formula="of:=IF([.P$2]&gt;[.$A10];&quot;&quot;;ROUND(([.$B$1]/([.$A10]+1)))*[.P$2])">
            <text:p/>
          </table:table-cell>
          <table:table-cell table:formula="of:=IF([.Q$2]&gt;[.$A10];&quot;&quot;;ROUND(([.$B$1]/([.$A10]+1)))*[.Q$2])">
            <text:p/>
          </table:table-cell>
          <table:table-cell table:formula="of:=IF([.R$2]&gt;[.$A10];&quot;&quot;;ROUND(([.$B$1]/([.$A10]+1)))*[.R$2])">
            <text:p/>
          </table:table-cell>
          <table:table-cell table:formula="of:=IF([.S$2]&gt;[.$A10];&quot;&quot;;ROUND(([.$B$1]/([.$A10]+1)))*[.S$2])">
            <text:p/>
          </table:table-cell>
          <table:table-cell table:formula="of:=IF([.T$2]&gt;[.$A10];&quot;&quot;;ROUND(([.$B$1]/([.$A10]+1)))*[.T$2])">
            <text:p/>
          </table:table-cell>
          <table:table-cell table:formula="of:=IF([.U$2]&gt;[.$A10];&quot;&quot;;ROUND(([.$B$1]/([.$A10]+1)))*[.U$2])">
            <text:p/>
          </table:table-cell>
          <table:table-cell table:formula="of:=IF([.V$2]&gt;[.$A10];&quot;&quot;;ROUND(([.$B$1]/([.$A10]+1)))*[.V$2])">
            <text:p/>
          </table:table-cell>
          <table:table-cell table:formula="of:=IF([.W$2]&gt;[.$A10];&quot;&quot;;ROUND(([.$B$1]/([.$A10]+1)))*[.W$2])">
            <text:p/>
          </table:table-cell>
          <table:table-cell table:formula="of:=IF([.X$2]&gt;[.$A10];&quot;&quot;;ROUND(([.$B$1]/([.$A10]+1)))*[.X$2])">
            <text:p/>
          </table:table-cell>
          <table:table-cell table:formula="of:=IF([.Y$2]&gt;[.$A10];&quot;&quot;;ROUND(([.$B$1]/([.$A10]+1)))*[.Y$2])">
            <text:p/>
          </table:table-cell>
          <table:table-cell table:formula="of:=IF([.Z$2]&gt;[.$A10];&quot;&quot;;ROUND(([.$B$1]/([.$A10]+1)))*[.Z$2])">
            <text:p/>
          </table:table-cell>
          <table:table-cell table:formula="of:=IF([.AA$2]&gt;[.$A10];&quot;&quot;;ROUND(([.$B$1]/([.$A10]+1)))*[.AA$2])">
            <text:p/>
          </table:table-cell>
          <table:table-cell table:formula="of:=IF([.AB$2]&gt;[.$A10];&quot;&quot;;ROUND(([.$B$1]/([.$A10]+1)))*[.AB$2])">
            <text:p/>
          </table:table-cell>
          <table:table-cell table:formula="of:=IF([.AC$2]&gt;[.$A10];&quot;&quot;;ROUND(([.$B$1]/([.$A10]+1)))*[.AC$2])">
            <text:p/>
          </table:table-cell>
          <table:table-cell table:formula="of:=IF([.AD$2]&gt;[.$A10];&quot;&quot;;ROUND(([.$B$1]/([.$A10]+1)))*[.AD$2])">
            <text:p/>
          </table:table-cell>
          <table:table-cell table:formula="of:=IF([.AE$2]&gt;[.$A10];&quot;&quot;;ROUND(([.$B$1]/([.$A10]+1)))*[.AE$2])">
            <text:p/>
          </table:table-cell>
          <table:table-cell table:formula="of:=IF([.AF$2]&gt;[.$A10];&quot;&quot;;ROUND(([.$B$1]/([.$A10]+1)))*[.AF$2])">
            <text:p/>
          </table:table-cell>
          <table:table-cell table:formula="of:=IF([.AG$2]&gt;[.$A10];&quot;&quot;;ROUND(([.$B$1]/([.$A10]+1)))*[.AG$2])">
            <text:p/>
          </table:table-cell>
          <table:table-cell table:formula="of:=IF([.AH$2]&gt;[.$A10];&quot;&quot;;ROUND(([.$B$1]/([.$A10]+1)))*[.AH$2])">
            <text:p/>
          </table:table-cell>
          <table:table-cell table:formula="of:=IF([.AI$2]&gt;[.$A10];&quot;&quot;;ROUND(([.$B$1]/([.$A10]+1)))*[.AI$2])">
            <text:p/>
          </table:table-cell>
          <table:table-cell table:formula="of:=IF([.AJ$2]&gt;[.$A10];&quot;&quot;;ROUND(([.$B$1]/([.$A10]+1)))*[.AJ$2])">
            <text:p/>
          </table:table-cell>
          <table:table-cell table:formula="of:=IF([.AK$2]&gt;[.$A10];&quot;&quot;;ROUND(([.$B$1]/([.$A10]+1)))*[.AK$2])">
            <text:p/>
          </table:table-cell>
          <table:table-cell table:formula="of:=IF([.AL$2]&gt;[.$A10];&quot;&quot;;ROUND(([.$B$1]/([.$A10]+1)))*[.AL$2])">
            <text:p/>
          </table:table-cell>
          <table:table-cell table:formula="of:=IF([.AM$2]&gt;[.$A10];&quot;&quot;;ROUND(([.$B$1]/([.$A10]+1)))*[.AM$2])">
            <text:p/>
          </table:table-cell>
          <table:table-cell table:formula="of:=IF([.AN$2]&gt;[.$A10];&quot;&quot;;ROUND(([.$B$1]/([.$A10]+1)))*[.AN$2])">
            <text:p/>
          </table:table-cell>
          <table:table-cell table:formula="of:=IF([.AO$2]&gt;[.$A10];&quot;&quot;;ROUND(([.$B$1]/([.$A10]+1)))*[.AO$2])">
            <text:p/>
          </table:table-cell>
          <table:table-cell table:formula="of:=IF([.AP$2]&gt;[.$A10];&quot;&quot;;ROUND(([.$B$1]/([.$A10]+1)))*[.AP$2])">
            <text:p/>
          </table:table-cell>
          <table:table-cell table:formula="of:=IF([.AQ$2]&gt;[.$A10];&quot;&quot;;ROUND(([.$B$1]/([.$A10]+1)))*[.AQ$2])">
            <text:p/>
          </table:table-cell>
          <table:table-cell table:formula="of:=IF([.AR$2]&gt;[.$A10];&quot;&quot;;ROUND(([.$B$1]/([.$A10]+1)))*[.AR$2])">
            <text:p/>
          </table:table-cell>
          <table:table-cell table:formula="of:=IF([.AS$2]&gt;[.$A10];&quot;&quot;;ROUND(([.$B$1]/([.$A10]+1)))*[.AS$2])">
            <text:p/>
          </table:table-cell>
          <table:table-cell table:formula="of:=IF([.AT$2]&gt;[.$A10];&quot;&quot;;ROUND(([.$B$1]/([.$A10]+1)))*[.AT$2])">
            <text:p/>
          </table:table-cell>
          <table:table-cell table:formula="of:=IF([.AU$2]&gt;[.$A10];&quot;&quot;;ROUND(([.$B$1]/([.$A10]+1)))*[.AU$2])">
            <text:p/>
          </table:table-cell>
          <table:table-cell table:formula="of:=IF([.AV$2]&gt;[.$A10];&quot;&quot;;ROUND(([.$B$1]/([.$A10]+1)))*[.AV$2])">
            <text:p/>
          </table:table-cell>
          <table:table-cell table:formula="of:=IF([.AW$2]&gt;[.$A10];&quot;&quot;;ROUND(([.$B$1]/([.$A10]+1)))*[.AW$2])">
            <text:p/>
          </table:table-cell>
          <table:table-cell table:formula="of:=IF([.AX$2]&gt;[.$A10];&quot;&quot;;ROUND(([.$B$1]/([.$A10]+1)))*[.AX$2])">
            <text:p/>
          </table:table-cell>
          <table:table-cell table:formula="of:=IF([.AY$2]&gt;[.$A10];&quot;&quot;;ROUND(([.$B$1]/([.$A10]+1)))*[.AY$2])">
            <text:p/>
          </table:table-cell>
          <table:table-cell table:formula="of:=IF([.AZ$2]&gt;[.$A10];&quot;&quot;;ROUND(([.$B$1]/([.$A10]+1)))*[.AZ$2])">
            <text:p/>
          </table:table-cell>
          <table:table-cell table:formula="of:=IF([.BA$2]&gt;[.$A10];&quot;&quot;;ROUND(([.$B$1]/([.$A10]+1)))*[.BA$2])">
            <text:p/>
          </table:table-cell>
          <table:table-cell table:formula="of:=IF([.BB$2]&gt;[.$A10];&quot;&quot;;ROUND(([.$B$1]/([.$A10]+1)))*[.BB$2])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IF([.C$2]&gt;[.$A11];&quot;&quot;;ROUND(([.$B$1]/([.$A11]+1)))*[.C$2])" office:value-type="float" office:value="5" calcext:value-type="float">
            <text:p>5</text:p>
          </table:table-cell>
          <table:table-cell table:formula="of:=IF([.D$2]&gt;[.$A11];&quot;&quot;;ROUND(([.$B$1]/([.$A11]+1)))*[.D$2])" office:value-type="float" office:value="10" calcext:value-type="float">
            <text:p>10</text:p>
          </table:table-cell>
          <table:table-cell table:formula="of:=IF([.E$2]&gt;[.$A11];&quot;&quot;;ROUND(([.$B$1]/([.$A11]+1)))*[.E$2])" office:value-type="float" office:value="15" calcext:value-type="float">
            <text:p>15</text:p>
          </table:table-cell>
          <table:table-cell table:formula="of:=IF([.F$2]&gt;[.$A11];&quot;&quot;;ROUND(([.$B$1]/([.$A11]+1)))*[.F$2])" office:value-type="float" office:value="20" calcext:value-type="float">
            <text:p>20</text:p>
          </table:table-cell>
          <table:table-cell table:formula="of:=IF([.G$2]&gt;[.$A11];&quot;&quot;;ROUND(([.$B$1]/([.$A11]+1)))*[.G$2])" office:value-type="float" office:value="25" calcext:value-type="float">
            <text:p>25</text:p>
          </table:table-cell>
          <table:table-cell table:formula="of:=IF([.H$2]&gt;[.$A11];&quot;&quot;;ROUND(([.$B$1]/([.$A11]+1)))*[.H$2])" office:value-type="float" office:value="30" calcext:value-type="float">
            <text:p>30</text:p>
          </table:table-cell>
          <table:table-cell table:formula="of:=IF([.I$2]&gt;[.$A11];&quot;&quot;;ROUND(([.$B$1]/([.$A11]+1)))*[.I$2])" office:value-type="float" office:value="35" calcext:value-type="float">
            <text:p>35</text:p>
          </table:table-cell>
          <table:table-cell table:formula="of:=IF([.J$2]&gt;[.$A11];&quot;&quot;;ROUND(([.$B$1]/([.$A11]+1)))*[.J$2])" office:value-type="float" office:value="40" calcext:value-type="float">
            <text:p>40</text:p>
          </table:table-cell>
          <table:table-cell table:formula="of:=IF([.K$2]&gt;[.$A11];&quot;&quot;;ROUND(([.$B$1]/([.$A11]+1)))*[.K$2])" office:value-type="float" office:value="45" calcext:value-type="float">
            <text:p>45</text:p>
          </table:table-cell>
          <table:table-cell table:formula="of:=IF([.L$2]&gt;[.$A11];&quot;&quot;;ROUND(([.$B$1]/([.$A11]+1)))*[.L$2])">
            <text:p/>
          </table:table-cell>
          <table:table-cell table:formula="of:=IF([.M$2]&gt;[.$A11];&quot;&quot;;ROUND(([.$B$1]/([.$A11]+1)))*[.M$2])">
            <text:p/>
          </table:table-cell>
          <table:table-cell table:formula="of:=IF([.N$2]&gt;[.$A11];&quot;&quot;;ROUND(([.$B$1]/([.$A11]+1)))*[.N$2])">
            <text:p/>
          </table:table-cell>
          <table:table-cell table:formula="of:=IF([.O$2]&gt;[.$A11];&quot;&quot;;ROUND(([.$B$1]/([.$A11]+1)))*[.O$2])">
            <text:p/>
          </table:table-cell>
          <table:table-cell table:formula="of:=IF([.P$2]&gt;[.$A11];&quot;&quot;;ROUND(([.$B$1]/([.$A11]+1)))*[.P$2])">
            <text:p/>
          </table:table-cell>
          <table:table-cell table:formula="of:=IF([.Q$2]&gt;[.$A11];&quot;&quot;;ROUND(([.$B$1]/([.$A11]+1)))*[.Q$2])">
            <text:p/>
          </table:table-cell>
          <table:table-cell table:formula="of:=IF([.R$2]&gt;[.$A11];&quot;&quot;;ROUND(([.$B$1]/([.$A11]+1)))*[.R$2])">
            <text:p/>
          </table:table-cell>
          <table:table-cell table:formula="of:=IF([.S$2]&gt;[.$A11];&quot;&quot;;ROUND(([.$B$1]/([.$A11]+1)))*[.S$2])">
            <text:p/>
          </table:table-cell>
          <table:table-cell table:formula="of:=IF([.T$2]&gt;[.$A11];&quot;&quot;;ROUND(([.$B$1]/([.$A11]+1)))*[.T$2])">
            <text:p/>
          </table:table-cell>
          <table:table-cell table:formula="of:=IF([.U$2]&gt;[.$A11];&quot;&quot;;ROUND(([.$B$1]/([.$A11]+1)))*[.U$2])">
            <text:p/>
          </table:table-cell>
          <table:table-cell table:formula="of:=IF([.V$2]&gt;[.$A11];&quot;&quot;;ROUND(([.$B$1]/([.$A11]+1)))*[.V$2])">
            <text:p/>
          </table:table-cell>
          <table:table-cell table:formula="of:=IF([.W$2]&gt;[.$A11];&quot;&quot;;ROUND(([.$B$1]/([.$A11]+1)))*[.W$2])">
            <text:p/>
          </table:table-cell>
          <table:table-cell table:formula="of:=IF([.X$2]&gt;[.$A11];&quot;&quot;;ROUND(([.$B$1]/([.$A11]+1)))*[.X$2])">
            <text:p/>
          </table:table-cell>
          <table:table-cell table:formula="of:=IF([.Y$2]&gt;[.$A11];&quot;&quot;;ROUND(([.$B$1]/([.$A11]+1)))*[.Y$2])">
            <text:p/>
          </table:table-cell>
          <table:table-cell table:formula="of:=IF([.Z$2]&gt;[.$A11];&quot;&quot;;ROUND(([.$B$1]/([.$A11]+1)))*[.Z$2])">
            <text:p/>
          </table:table-cell>
          <table:table-cell table:formula="of:=IF([.AA$2]&gt;[.$A11];&quot;&quot;;ROUND(([.$B$1]/([.$A11]+1)))*[.AA$2])">
            <text:p/>
          </table:table-cell>
          <table:table-cell table:formula="of:=IF([.AB$2]&gt;[.$A11];&quot;&quot;;ROUND(([.$B$1]/([.$A11]+1)))*[.AB$2])">
            <text:p/>
          </table:table-cell>
          <table:table-cell table:formula="of:=IF([.AC$2]&gt;[.$A11];&quot;&quot;;ROUND(([.$B$1]/([.$A11]+1)))*[.AC$2])">
            <text:p/>
          </table:table-cell>
          <table:table-cell table:formula="of:=IF([.AD$2]&gt;[.$A11];&quot;&quot;;ROUND(([.$B$1]/([.$A11]+1)))*[.AD$2])">
            <text:p/>
          </table:table-cell>
          <table:table-cell table:formula="of:=IF([.AE$2]&gt;[.$A11];&quot;&quot;;ROUND(([.$B$1]/([.$A11]+1)))*[.AE$2])">
            <text:p/>
          </table:table-cell>
          <table:table-cell table:formula="of:=IF([.AF$2]&gt;[.$A11];&quot;&quot;;ROUND(([.$B$1]/([.$A11]+1)))*[.AF$2])">
            <text:p/>
          </table:table-cell>
          <table:table-cell table:formula="of:=IF([.AG$2]&gt;[.$A11];&quot;&quot;;ROUND(([.$B$1]/([.$A11]+1)))*[.AG$2])">
            <text:p/>
          </table:table-cell>
          <table:table-cell table:formula="of:=IF([.AH$2]&gt;[.$A11];&quot;&quot;;ROUND(([.$B$1]/([.$A11]+1)))*[.AH$2])">
            <text:p/>
          </table:table-cell>
          <table:table-cell table:formula="of:=IF([.AI$2]&gt;[.$A11];&quot;&quot;;ROUND(([.$B$1]/([.$A11]+1)))*[.AI$2])">
            <text:p/>
          </table:table-cell>
          <table:table-cell table:formula="of:=IF([.AJ$2]&gt;[.$A11];&quot;&quot;;ROUND(([.$B$1]/([.$A11]+1)))*[.AJ$2])">
            <text:p/>
          </table:table-cell>
          <table:table-cell table:formula="of:=IF([.AK$2]&gt;[.$A11];&quot;&quot;;ROUND(([.$B$1]/([.$A11]+1)))*[.AK$2])">
            <text:p/>
          </table:table-cell>
          <table:table-cell table:formula="of:=IF([.AL$2]&gt;[.$A11];&quot;&quot;;ROUND(([.$B$1]/([.$A11]+1)))*[.AL$2])">
            <text:p/>
          </table:table-cell>
          <table:table-cell table:formula="of:=IF([.AM$2]&gt;[.$A11];&quot;&quot;;ROUND(([.$B$1]/([.$A11]+1)))*[.AM$2])">
            <text:p/>
          </table:table-cell>
          <table:table-cell table:formula="of:=IF([.AN$2]&gt;[.$A11];&quot;&quot;;ROUND(([.$B$1]/([.$A11]+1)))*[.AN$2])">
            <text:p/>
          </table:table-cell>
          <table:table-cell table:formula="of:=IF([.AO$2]&gt;[.$A11];&quot;&quot;;ROUND(([.$B$1]/([.$A11]+1)))*[.AO$2])">
            <text:p/>
          </table:table-cell>
          <table:table-cell table:formula="of:=IF([.AP$2]&gt;[.$A11];&quot;&quot;;ROUND(([.$B$1]/([.$A11]+1)))*[.AP$2])">
            <text:p/>
          </table:table-cell>
          <table:table-cell table:formula="of:=IF([.AQ$2]&gt;[.$A11];&quot;&quot;;ROUND(([.$B$1]/([.$A11]+1)))*[.AQ$2])">
            <text:p/>
          </table:table-cell>
          <table:table-cell table:formula="of:=IF([.AR$2]&gt;[.$A11];&quot;&quot;;ROUND(([.$B$1]/([.$A11]+1)))*[.AR$2])">
            <text:p/>
          </table:table-cell>
          <table:table-cell table:formula="of:=IF([.AS$2]&gt;[.$A11];&quot;&quot;;ROUND(([.$B$1]/([.$A11]+1)))*[.AS$2])">
            <text:p/>
          </table:table-cell>
          <table:table-cell table:formula="of:=IF([.AT$2]&gt;[.$A11];&quot;&quot;;ROUND(([.$B$1]/([.$A11]+1)))*[.AT$2])">
            <text:p/>
          </table:table-cell>
          <table:table-cell table:formula="of:=IF([.AU$2]&gt;[.$A11];&quot;&quot;;ROUND(([.$B$1]/([.$A11]+1)))*[.AU$2])">
            <text:p/>
          </table:table-cell>
          <table:table-cell table:formula="of:=IF([.AV$2]&gt;[.$A11];&quot;&quot;;ROUND(([.$B$1]/([.$A11]+1)))*[.AV$2])">
            <text:p/>
          </table:table-cell>
          <table:table-cell table:formula="of:=IF([.AW$2]&gt;[.$A11];&quot;&quot;;ROUND(([.$B$1]/([.$A11]+1)))*[.AW$2])">
            <text:p/>
          </table:table-cell>
          <table:table-cell table:formula="of:=IF([.AX$2]&gt;[.$A11];&quot;&quot;;ROUND(([.$B$1]/([.$A11]+1)))*[.AX$2])">
            <text:p/>
          </table:table-cell>
          <table:table-cell table:formula="of:=IF([.AY$2]&gt;[.$A11];&quot;&quot;;ROUND(([.$B$1]/([.$A11]+1)))*[.AY$2])">
            <text:p/>
          </table:table-cell>
          <table:table-cell table:formula="of:=IF([.AZ$2]&gt;[.$A11];&quot;&quot;;ROUND(([.$B$1]/([.$A11]+1)))*[.AZ$2])">
            <text:p/>
          </table:table-cell>
          <table:table-cell table:formula="of:=IF([.BA$2]&gt;[.$A11];&quot;&quot;;ROUND(([.$B$1]/([.$A11]+1)))*[.BA$2])">
            <text:p/>
          </table:table-cell>
          <table:table-cell table:formula="of:=IF([.BB$2]&gt;[.$A11];&quot;&quot;;ROUND(([.$B$1]/([.$A11]+1)))*[.BB$2]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F([.C$2]&gt;[.$A12];&quot;&quot;;ROUND(([.$B$1]/([.$A12]+1)))*[.C$2])" office:value-type="float" office:value="5" calcext:value-type="float">
            <text:p>5</text:p>
          </table:table-cell>
          <table:table-cell table:formula="of:=IF([.D$2]&gt;[.$A12];&quot;&quot;;ROUND(([.$B$1]/([.$A12]+1)))*[.D$2])" office:value-type="float" office:value="10" calcext:value-type="float">
            <text:p>10</text:p>
          </table:table-cell>
          <table:table-cell table:formula="of:=IF([.E$2]&gt;[.$A12];&quot;&quot;;ROUND(([.$B$1]/([.$A12]+1)))*[.E$2])" office:value-type="float" office:value="15" calcext:value-type="float">
            <text:p>15</text:p>
          </table:table-cell>
          <table:table-cell table:formula="of:=IF([.F$2]&gt;[.$A12];&quot;&quot;;ROUND(([.$B$1]/([.$A12]+1)))*[.F$2])" office:value-type="float" office:value="20" calcext:value-type="float">
            <text:p>20</text:p>
          </table:table-cell>
          <table:table-cell table:formula="of:=IF([.G$2]&gt;[.$A12];&quot;&quot;;ROUND(([.$B$1]/([.$A12]+1)))*[.G$2])" office:value-type="float" office:value="25" calcext:value-type="float">
            <text:p>25</text:p>
          </table:table-cell>
          <table:table-cell table:formula="of:=IF([.H$2]&gt;[.$A12];&quot;&quot;;ROUND(([.$B$1]/([.$A12]+1)))*[.H$2])" office:value-type="float" office:value="30" calcext:value-type="float">
            <text:p>30</text:p>
          </table:table-cell>
          <table:table-cell table:formula="of:=IF([.I$2]&gt;[.$A12];&quot;&quot;;ROUND(([.$B$1]/([.$A12]+1)))*[.I$2])" office:value-type="float" office:value="35" calcext:value-type="float">
            <text:p>35</text:p>
          </table:table-cell>
          <table:table-cell table:formula="of:=IF([.J$2]&gt;[.$A12];&quot;&quot;;ROUND(([.$B$1]/([.$A12]+1)))*[.J$2])" office:value-type="float" office:value="40" calcext:value-type="float">
            <text:p>40</text:p>
          </table:table-cell>
          <table:table-cell table:formula="of:=IF([.K$2]&gt;[.$A12];&quot;&quot;;ROUND(([.$B$1]/([.$A12]+1)))*[.K$2])" office:value-type="float" office:value="45" calcext:value-type="float">
            <text:p>45</text:p>
          </table:table-cell>
          <table:table-cell table:formula="of:=IF([.L$2]&gt;[.$A12];&quot;&quot;;ROUND(([.$B$1]/([.$A12]+1)))*[.L$2])" office:value-type="float" office:value="50" calcext:value-type="float">
            <text:p>50</text:p>
          </table:table-cell>
          <table:table-cell table:formula="of:=IF([.M$2]&gt;[.$A12];&quot;&quot;;ROUND(([.$B$1]/([.$A12]+1)))*[.M$2])">
            <text:p/>
          </table:table-cell>
          <table:table-cell table:formula="of:=IF([.N$2]&gt;[.$A12];&quot;&quot;;ROUND(([.$B$1]/([.$A12]+1)))*[.N$2])">
            <text:p/>
          </table:table-cell>
          <table:table-cell table:formula="of:=IF([.O$2]&gt;[.$A12];&quot;&quot;;ROUND(([.$B$1]/([.$A12]+1)))*[.O$2])">
            <text:p/>
          </table:table-cell>
          <table:table-cell table:formula="of:=IF([.P$2]&gt;[.$A12];&quot;&quot;;ROUND(([.$B$1]/([.$A12]+1)))*[.P$2])">
            <text:p/>
          </table:table-cell>
          <table:table-cell table:formula="of:=IF([.Q$2]&gt;[.$A12];&quot;&quot;;ROUND(([.$B$1]/([.$A12]+1)))*[.Q$2])">
            <text:p/>
          </table:table-cell>
          <table:table-cell table:formula="of:=IF([.R$2]&gt;[.$A12];&quot;&quot;;ROUND(([.$B$1]/([.$A12]+1)))*[.R$2])">
            <text:p/>
          </table:table-cell>
          <table:table-cell table:formula="of:=IF([.S$2]&gt;[.$A12];&quot;&quot;;ROUND(([.$B$1]/([.$A12]+1)))*[.S$2])">
            <text:p/>
          </table:table-cell>
          <table:table-cell table:formula="of:=IF([.T$2]&gt;[.$A12];&quot;&quot;;ROUND(([.$B$1]/([.$A12]+1)))*[.T$2])">
            <text:p/>
          </table:table-cell>
          <table:table-cell table:formula="of:=IF([.U$2]&gt;[.$A12];&quot;&quot;;ROUND(([.$B$1]/([.$A12]+1)))*[.U$2])">
            <text:p/>
          </table:table-cell>
          <table:table-cell table:formula="of:=IF([.V$2]&gt;[.$A12];&quot;&quot;;ROUND(([.$B$1]/([.$A12]+1)))*[.V$2])">
            <text:p/>
          </table:table-cell>
          <table:table-cell table:formula="of:=IF([.W$2]&gt;[.$A12];&quot;&quot;;ROUND(([.$B$1]/([.$A12]+1)))*[.W$2])">
            <text:p/>
          </table:table-cell>
          <table:table-cell table:formula="of:=IF([.X$2]&gt;[.$A12];&quot;&quot;;ROUND(([.$B$1]/([.$A12]+1)))*[.X$2])">
            <text:p/>
          </table:table-cell>
          <table:table-cell table:formula="of:=IF([.Y$2]&gt;[.$A12];&quot;&quot;;ROUND(([.$B$1]/([.$A12]+1)))*[.Y$2])">
            <text:p/>
          </table:table-cell>
          <table:table-cell table:formula="of:=IF([.Z$2]&gt;[.$A12];&quot;&quot;;ROUND(([.$B$1]/([.$A12]+1)))*[.Z$2])">
            <text:p/>
          </table:table-cell>
          <table:table-cell table:formula="of:=IF([.AA$2]&gt;[.$A12];&quot;&quot;;ROUND(([.$B$1]/([.$A12]+1)))*[.AA$2])">
            <text:p/>
          </table:table-cell>
          <table:table-cell table:formula="of:=IF([.AB$2]&gt;[.$A12];&quot;&quot;;ROUND(([.$B$1]/([.$A12]+1)))*[.AB$2])">
            <text:p/>
          </table:table-cell>
          <table:table-cell table:formula="of:=IF([.AC$2]&gt;[.$A12];&quot;&quot;;ROUND(([.$B$1]/([.$A12]+1)))*[.AC$2])">
            <text:p/>
          </table:table-cell>
          <table:table-cell table:formula="of:=IF([.AD$2]&gt;[.$A12];&quot;&quot;;ROUND(([.$B$1]/([.$A12]+1)))*[.AD$2])">
            <text:p/>
          </table:table-cell>
          <table:table-cell table:formula="of:=IF([.AE$2]&gt;[.$A12];&quot;&quot;;ROUND(([.$B$1]/([.$A12]+1)))*[.AE$2])">
            <text:p/>
          </table:table-cell>
          <table:table-cell table:formula="of:=IF([.AF$2]&gt;[.$A12];&quot;&quot;;ROUND(([.$B$1]/([.$A12]+1)))*[.AF$2])">
            <text:p/>
          </table:table-cell>
          <table:table-cell table:formula="of:=IF([.AG$2]&gt;[.$A12];&quot;&quot;;ROUND(([.$B$1]/([.$A12]+1)))*[.AG$2])">
            <text:p/>
          </table:table-cell>
          <table:table-cell table:formula="of:=IF([.AH$2]&gt;[.$A12];&quot;&quot;;ROUND(([.$B$1]/([.$A12]+1)))*[.AH$2])">
            <text:p/>
          </table:table-cell>
          <table:table-cell table:formula="of:=IF([.AI$2]&gt;[.$A12];&quot;&quot;;ROUND(([.$B$1]/([.$A12]+1)))*[.AI$2])">
            <text:p/>
          </table:table-cell>
          <table:table-cell table:formula="of:=IF([.AJ$2]&gt;[.$A12];&quot;&quot;;ROUND(([.$B$1]/([.$A12]+1)))*[.AJ$2])">
            <text:p/>
          </table:table-cell>
          <table:table-cell table:formula="of:=IF([.AK$2]&gt;[.$A12];&quot;&quot;;ROUND(([.$B$1]/([.$A12]+1)))*[.AK$2])">
            <text:p/>
          </table:table-cell>
          <table:table-cell table:formula="of:=IF([.AL$2]&gt;[.$A12];&quot;&quot;;ROUND(([.$B$1]/([.$A12]+1)))*[.AL$2])">
            <text:p/>
          </table:table-cell>
          <table:table-cell table:formula="of:=IF([.AM$2]&gt;[.$A12];&quot;&quot;;ROUND(([.$B$1]/([.$A12]+1)))*[.AM$2])">
            <text:p/>
          </table:table-cell>
          <table:table-cell table:formula="of:=IF([.AN$2]&gt;[.$A12];&quot;&quot;;ROUND(([.$B$1]/([.$A12]+1)))*[.AN$2])">
            <text:p/>
          </table:table-cell>
          <table:table-cell table:formula="of:=IF([.AO$2]&gt;[.$A12];&quot;&quot;;ROUND(([.$B$1]/([.$A12]+1)))*[.AO$2])">
            <text:p/>
          </table:table-cell>
          <table:table-cell table:formula="of:=IF([.AP$2]&gt;[.$A12];&quot;&quot;;ROUND(([.$B$1]/([.$A12]+1)))*[.AP$2])">
            <text:p/>
          </table:table-cell>
          <table:table-cell table:formula="of:=IF([.AQ$2]&gt;[.$A12];&quot;&quot;;ROUND(([.$B$1]/([.$A12]+1)))*[.AQ$2])">
            <text:p/>
          </table:table-cell>
          <table:table-cell table:formula="of:=IF([.AR$2]&gt;[.$A12];&quot;&quot;;ROUND(([.$B$1]/([.$A12]+1)))*[.AR$2])">
            <text:p/>
          </table:table-cell>
          <table:table-cell table:formula="of:=IF([.AS$2]&gt;[.$A12];&quot;&quot;;ROUND(([.$B$1]/([.$A12]+1)))*[.AS$2])">
            <text:p/>
          </table:table-cell>
          <table:table-cell table:formula="of:=IF([.AT$2]&gt;[.$A12];&quot;&quot;;ROUND(([.$B$1]/([.$A12]+1)))*[.AT$2])">
            <text:p/>
          </table:table-cell>
          <table:table-cell table:formula="of:=IF([.AU$2]&gt;[.$A12];&quot;&quot;;ROUND(([.$B$1]/([.$A12]+1)))*[.AU$2])">
            <text:p/>
          </table:table-cell>
          <table:table-cell table:formula="of:=IF([.AV$2]&gt;[.$A12];&quot;&quot;;ROUND(([.$B$1]/([.$A12]+1)))*[.AV$2])">
            <text:p/>
          </table:table-cell>
          <table:table-cell table:formula="of:=IF([.AW$2]&gt;[.$A12];&quot;&quot;;ROUND(([.$B$1]/([.$A12]+1)))*[.AW$2])">
            <text:p/>
          </table:table-cell>
          <table:table-cell table:formula="of:=IF([.AX$2]&gt;[.$A12];&quot;&quot;;ROUND(([.$B$1]/([.$A12]+1)))*[.AX$2])">
            <text:p/>
          </table:table-cell>
          <table:table-cell table:formula="of:=IF([.AY$2]&gt;[.$A12];&quot;&quot;;ROUND(([.$B$1]/([.$A12]+1)))*[.AY$2])">
            <text:p/>
          </table:table-cell>
          <table:table-cell table:formula="of:=IF([.AZ$2]&gt;[.$A12];&quot;&quot;;ROUND(([.$B$1]/([.$A12]+1)))*[.AZ$2])">
            <text:p/>
          </table:table-cell>
          <table:table-cell table:formula="of:=IF([.BA$2]&gt;[.$A12];&quot;&quot;;ROUND(([.$B$1]/([.$A12]+1)))*[.BA$2])">
            <text:p/>
          </table:table-cell>
          <table:table-cell table:formula="of:=IF([.BB$2]&gt;[.$A12];&quot;&quot;;ROUND(([.$B$1]/([.$A12]+1)))*[.BB$2])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IF([.C$2]&gt;[.$A13];&quot;&quot;;ROUND(([.$B$1]/([.$A13]+1)))*[.C$2])" office:value-type="float" office:value="4" calcext:value-type="float">
            <text:p>4</text:p>
          </table:table-cell>
          <table:table-cell table:formula="of:=IF([.D$2]&gt;[.$A13];&quot;&quot;;ROUND(([.$B$1]/([.$A13]+1)))*[.D$2])" office:value-type="float" office:value="8" calcext:value-type="float">
            <text:p>8</text:p>
          </table:table-cell>
          <table:table-cell table:formula="of:=IF([.E$2]&gt;[.$A13];&quot;&quot;;ROUND(([.$B$1]/([.$A13]+1)))*[.E$2])" office:value-type="float" office:value="12" calcext:value-type="float">
            <text:p>12</text:p>
          </table:table-cell>
          <table:table-cell table:formula="of:=IF([.F$2]&gt;[.$A13];&quot;&quot;;ROUND(([.$B$1]/([.$A13]+1)))*[.F$2])" office:value-type="float" office:value="16" calcext:value-type="float">
            <text:p>16</text:p>
          </table:table-cell>
          <table:table-cell table:formula="of:=IF([.G$2]&gt;[.$A13];&quot;&quot;;ROUND(([.$B$1]/([.$A13]+1)))*[.G$2])" office:value-type="float" office:value="20" calcext:value-type="float">
            <text:p>20</text:p>
          </table:table-cell>
          <table:table-cell table:formula="of:=IF([.H$2]&gt;[.$A13];&quot;&quot;;ROUND(([.$B$1]/([.$A13]+1)))*[.H$2])" office:value-type="float" office:value="24" calcext:value-type="float">
            <text:p>24</text:p>
          </table:table-cell>
          <table:table-cell table:formula="of:=IF([.I$2]&gt;[.$A13];&quot;&quot;;ROUND(([.$B$1]/([.$A13]+1)))*[.I$2])" office:value-type="float" office:value="28" calcext:value-type="float">
            <text:p>28</text:p>
          </table:table-cell>
          <table:table-cell table:formula="of:=IF([.J$2]&gt;[.$A13];&quot;&quot;;ROUND(([.$B$1]/([.$A13]+1)))*[.J$2])" office:value-type="float" office:value="32" calcext:value-type="float">
            <text:p>32</text:p>
          </table:table-cell>
          <table:table-cell table:formula="of:=IF([.K$2]&gt;[.$A13];&quot;&quot;;ROUND(([.$B$1]/([.$A13]+1)))*[.K$2])" office:value-type="float" office:value="36" calcext:value-type="float">
            <text:p>36</text:p>
          </table:table-cell>
          <table:table-cell table:formula="of:=IF([.L$2]&gt;[.$A13];&quot;&quot;;ROUND(([.$B$1]/([.$A13]+1)))*[.L$2])" office:value-type="float" office:value="40" calcext:value-type="float">
            <text:p>40</text:p>
          </table:table-cell>
          <table:table-cell table:formula="of:=IF([.M$2]&gt;[.$A13];&quot;&quot;;ROUND(([.$B$1]/([.$A13]+1)))*[.M$2])" office:value-type="float" office:value="44" calcext:value-type="float">
            <text:p>44</text:p>
          </table:table-cell>
          <table:table-cell table:formula="of:=IF([.N$2]&gt;[.$A13];&quot;&quot;;ROUND(([.$B$1]/([.$A13]+1)))*[.N$2])">
            <text:p/>
          </table:table-cell>
          <table:table-cell table:formula="of:=IF([.O$2]&gt;[.$A13];&quot;&quot;;ROUND(([.$B$1]/([.$A13]+1)))*[.O$2])">
            <text:p/>
          </table:table-cell>
          <table:table-cell table:formula="of:=IF([.P$2]&gt;[.$A13];&quot;&quot;;ROUND(([.$B$1]/([.$A13]+1)))*[.P$2])">
            <text:p/>
          </table:table-cell>
          <table:table-cell table:formula="of:=IF([.Q$2]&gt;[.$A13];&quot;&quot;;ROUND(([.$B$1]/([.$A13]+1)))*[.Q$2])">
            <text:p/>
          </table:table-cell>
          <table:table-cell table:formula="of:=IF([.R$2]&gt;[.$A13];&quot;&quot;;ROUND(([.$B$1]/([.$A13]+1)))*[.R$2])">
            <text:p/>
          </table:table-cell>
          <table:table-cell table:formula="of:=IF([.S$2]&gt;[.$A13];&quot;&quot;;ROUND(([.$B$1]/([.$A13]+1)))*[.S$2])">
            <text:p/>
          </table:table-cell>
          <table:table-cell table:formula="of:=IF([.T$2]&gt;[.$A13];&quot;&quot;;ROUND(([.$B$1]/([.$A13]+1)))*[.T$2])">
            <text:p/>
          </table:table-cell>
          <table:table-cell table:formula="of:=IF([.U$2]&gt;[.$A13];&quot;&quot;;ROUND(([.$B$1]/([.$A13]+1)))*[.U$2])">
            <text:p/>
          </table:table-cell>
          <table:table-cell table:formula="of:=IF([.V$2]&gt;[.$A13];&quot;&quot;;ROUND(([.$B$1]/([.$A13]+1)))*[.V$2])">
            <text:p/>
          </table:table-cell>
          <table:table-cell table:formula="of:=IF([.W$2]&gt;[.$A13];&quot;&quot;;ROUND(([.$B$1]/([.$A13]+1)))*[.W$2])">
            <text:p/>
          </table:table-cell>
          <table:table-cell table:formula="of:=IF([.X$2]&gt;[.$A13];&quot;&quot;;ROUND(([.$B$1]/([.$A13]+1)))*[.X$2])">
            <text:p/>
          </table:table-cell>
          <table:table-cell table:formula="of:=IF([.Y$2]&gt;[.$A13];&quot;&quot;;ROUND(([.$B$1]/([.$A13]+1)))*[.Y$2])">
            <text:p/>
          </table:table-cell>
          <table:table-cell table:formula="of:=IF([.Z$2]&gt;[.$A13];&quot;&quot;;ROUND(([.$B$1]/([.$A13]+1)))*[.Z$2])">
            <text:p/>
          </table:table-cell>
          <table:table-cell table:formula="of:=IF([.AA$2]&gt;[.$A13];&quot;&quot;;ROUND(([.$B$1]/([.$A13]+1)))*[.AA$2])">
            <text:p/>
          </table:table-cell>
          <table:table-cell table:formula="of:=IF([.AB$2]&gt;[.$A13];&quot;&quot;;ROUND(([.$B$1]/([.$A13]+1)))*[.AB$2])">
            <text:p/>
          </table:table-cell>
          <table:table-cell table:formula="of:=IF([.AC$2]&gt;[.$A13];&quot;&quot;;ROUND(([.$B$1]/([.$A13]+1)))*[.AC$2])">
            <text:p/>
          </table:table-cell>
          <table:table-cell table:formula="of:=IF([.AD$2]&gt;[.$A13];&quot;&quot;;ROUND(([.$B$1]/([.$A13]+1)))*[.AD$2])">
            <text:p/>
          </table:table-cell>
          <table:table-cell table:formula="of:=IF([.AE$2]&gt;[.$A13];&quot;&quot;;ROUND(([.$B$1]/([.$A13]+1)))*[.AE$2])">
            <text:p/>
          </table:table-cell>
          <table:table-cell table:formula="of:=IF([.AF$2]&gt;[.$A13];&quot;&quot;;ROUND(([.$B$1]/([.$A13]+1)))*[.AF$2])">
            <text:p/>
          </table:table-cell>
          <table:table-cell table:formula="of:=IF([.AG$2]&gt;[.$A13];&quot;&quot;;ROUND(([.$B$1]/([.$A13]+1)))*[.AG$2])">
            <text:p/>
          </table:table-cell>
          <table:table-cell table:formula="of:=IF([.AH$2]&gt;[.$A13];&quot;&quot;;ROUND(([.$B$1]/([.$A13]+1)))*[.AH$2])">
            <text:p/>
          </table:table-cell>
          <table:table-cell table:formula="of:=IF([.AI$2]&gt;[.$A13];&quot;&quot;;ROUND(([.$B$1]/([.$A13]+1)))*[.AI$2])">
            <text:p/>
          </table:table-cell>
          <table:table-cell table:formula="of:=IF([.AJ$2]&gt;[.$A13];&quot;&quot;;ROUND(([.$B$1]/([.$A13]+1)))*[.AJ$2])">
            <text:p/>
          </table:table-cell>
          <table:table-cell table:formula="of:=IF([.AK$2]&gt;[.$A13];&quot;&quot;;ROUND(([.$B$1]/([.$A13]+1)))*[.AK$2])">
            <text:p/>
          </table:table-cell>
          <table:table-cell table:formula="of:=IF([.AL$2]&gt;[.$A13];&quot;&quot;;ROUND(([.$B$1]/([.$A13]+1)))*[.AL$2])">
            <text:p/>
          </table:table-cell>
          <table:table-cell table:formula="of:=IF([.AM$2]&gt;[.$A13];&quot;&quot;;ROUND(([.$B$1]/([.$A13]+1)))*[.AM$2])">
            <text:p/>
          </table:table-cell>
          <table:table-cell table:formula="of:=IF([.AN$2]&gt;[.$A13];&quot;&quot;;ROUND(([.$B$1]/([.$A13]+1)))*[.AN$2])">
            <text:p/>
          </table:table-cell>
          <table:table-cell table:formula="of:=IF([.AO$2]&gt;[.$A13];&quot;&quot;;ROUND(([.$B$1]/([.$A13]+1)))*[.AO$2])">
            <text:p/>
          </table:table-cell>
          <table:table-cell table:formula="of:=IF([.AP$2]&gt;[.$A13];&quot;&quot;;ROUND(([.$B$1]/([.$A13]+1)))*[.AP$2])">
            <text:p/>
          </table:table-cell>
          <table:table-cell table:formula="of:=IF([.AQ$2]&gt;[.$A13];&quot;&quot;;ROUND(([.$B$1]/([.$A13]+1)))*[.AQ$2])">
            <text:p/>
          </table:table-cell>
          <table:table-cell table:formula="of:=IF([.AR$2]&gt;[.$A13];&quot;&quot;;ROUND(([.$B$1]/([.$A13]+1)))*[.AR$2])">
            <text:p/>
          </table:table-cell>
          <table:table-cell table:formula="of:=IF([.AS$2]&gt;[.$A13];&quot;&quot;;ROUND(([.$B$1]/([.$A13]+1)))*[.AS$2])">
            <text:p/>
          </table:table-cell>
          <table:table-cell table:formula="of:=IF([.AT$2]&gt;[.$A13];&quot;&quot;;ROUND(([.$B$1]/([.$A13]+1)))*[.AT$2])">
            <text:p/>
          </table:table-cell>
          <table:table-cell table:formula="of:=IF([.AU$2]&gt;[.$A13];&quot;&quot;;ROUND(([.$B$1]/([.$A13]+1)))*[.AU$2])">
            <text:p/>
          </table:table-cell>
          <table:table-cell table:formula="of:=IF([.AV$2]&gt;[.$A13];&quot;&quot;;ROUND(([.$B$1]/([.$A13]+1)))*[.AV$2])">
            <text:p/>
          </table:table-cell>
          <table:table-cell table:formula="of:=IF([.AW$2]&gt;[.$A13];&quot;&quot;;ROUND(([.$B$1]/([.$A13]+1)))*[.AW$2])">
            <text:p/>
          </table:table-cell>
          <table:table-cell table:formula="of:=IF([.AX$2]&gt;[.$A13];&quot;&quot;;ROUND(([.$B$1]/([.$A13]+1)))*[.AX$2])">
            <text:p/>
          </table:table-cell>
          <table:table-cell table:formula="of:=IF([.AY$2]&gt;[.$A13];&quot;&quot;;ROUND(([.$B$1]/([.$A13]+1)))*[.AY$2])">
            <text:p/>
          </table:table-cell>
          <table:table-cell table:formula="of:=IF([.AZ$2]&gt;[.$A13];&quot;&quot;;ROUND(([.$B$1]/([.$A13]+1)))*[.AZ$2])">
            <text:p/>
          </table:table-cell>
          <table:table-cell table:formula="of:=IF([.BA$2]&gt;[.$A13];&quot;&quot;;ROUND(([.$B$1]/([.$A13]+1)))*[.BA$2])">
            <text:p/>
          </table:table-cell>
          <table:table-cell table:formula="of:=IF([.BB$2]&gt;[.$A13];&quot;&quot;;ROUND(([.$B$1]/([.$A13]+1)))*[.BB$2])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IF([.C$2]&gt;[.$A14];&quot;&quot;;ROUND(([.$B$1]/([.$A14]+1)))*[.C$2])" office:value-type="float" office:value="4" calcext:value-type="float">
            <text:p>4</text:p>
          </table:table-cell>
          <table:table-cell table:formula="of:=IF([.D$2]&gt;[.$A14];&quot;&quot;;ROUND(([.$B$1]/([.$A14]+1)))*[.D$2])" office:value-type="float" office:value="8" calcext:value-type="float">
            <text:p>8</text:p>
          </table:table-cell>
          <table:table-cell table:formula="of:=IF([.E$2]&gt;[.$A14];&quot;&quot;;ROUND(([.$B$1]/([.$A14]+1)))*[.E$2])" office:value-type="float" office:value="12" calcext:value-type="float">
            <text:p>12</text:p>
          </table:table-cell>
          <table:table-cell table:formula="of:=IF([.F$2]&gt;[.$A14];&quot;&quot;;ROUND(([.$B$1]/([.$A14]+1)))*[.F$2])" office:value-type="float" office:value="16" calcext:value-type="float">
            <text:p>16</text:p>
          </table:table-cell>
          <table:table-cell table:formula="of:=IF([.G$2]&gt;[.$A14];&quot;&quot;;ROUND(([.$B$1]/([.$A14]+1)))*[.G$2])" office:value-type="float" office:value="20" calcext:value-type="float">
            <text:p>20</text:p>
          </table:table-cell>
          <table:table-cell table:formula="of:=IF([.H$2]&gt;[.$A14];&quot;&quot;;ROUND(([.$B$1]/([.$A14]+1)))*[.H$2])" office:value-type="float" office:value="24" calcext:value-type="float">
            <text:p>24</text:p>
          </table:table-cell>
          <table:table-cell table:formula="of:=IF([.I$2]&gt;[.$A14];&quot;&quot;;ROUND(([.$B$1]/([.$A14]+1)))*[.I$2])" office:value-type="float" office:value="28" calcext:value-type="float">
            <text:p>28</text:p>
          </table:table-cell>
          <table:table-cell table:formula="of:=IF([.J$2]&gt;[.$A14];&quot;&quot;;ROUND(([.$B$1]/([.$A14]+1)))*[.J$2])" office:value-type="float" office:value="32" calcext:value-type="float">
            <text:p>32</text:p>
          </table:table-cell>
          <table:table-cell table:formula="of:=IF([.K$2]&gt;[.$A14];&quot;&quot;;ROUND(([.$B$1]/([.$A14]+1)))*[.K$2])" office:value-type="float" office:value="36" calcext:value-type="float">
            <text:p>36</text:p>
          </table:table-cell>
          <table:table-cell table:formula="of:=IF([.L$2]&gt;[.$A14];&quot;&quot;;ROUND(([.$B$1]/([.$A14]+1)))*[.L$2])" office:value-type="float" office:value="40" calcext:value-type="float">
            <text:p>40</text:p>
          </table:table-cell>
          <table:table-cell table:formula="of:=IF([.M$2]&gt;[.$A14];&quot;&quot;;ROUND(([.$B$1]/([.$A14]+1)))*[.M$2])" office:value-type="float" office:value="44" calcext:value-type="float">
            <text:p>44</text:p>
          </table:table-cell>
          <table:table-cell table:formula="of:=IF([.N$2]&gt;[.$A14];&quot;&quot;;ROUND(([.$B$1]/([.$A14]+1)))*[.N$2])" office:value-type="float" office:value="48" calcext:value-type="float">
            <text:p>48</text:p>
          </table:table-cell>
          <table:table-cell table:formula="of:=IF([.O$2]&gt;[.$A14];&quot;&quot;;ROUND(([.$B$1]/([.$A14]+1)))*[.O$2])">
            <text:p/>
          </table:table-cell>
          <table:table-cell table:formula="of:=IF([.P$2]&gt;[.$A14];&quot;&quot;;ROUND(([.$B$1]/([.$A14]+1)))*[.P$2])">
            <text:p/>
          </table:table-cell>
          <table:table-cell table:formula="of:=IF([.Q$2]&gt;[.$A14];&quot;&quot;;ROUND(([.$B$1]/([.$A14]+1)))*[.Q$2])">
            <text:p/>
          </table:table-cell>
          <table:table-cell table:formula="of:=IF([.R$2]&gt;[.$A14];&quot;&quot;;ROUND(([.$B$1]/([.$A14]+1)))*[.R$2])">
            <text:p/>
          </table:table-cell>
          <table:table-cell table:formula="of:=IF([.S$2]&gt;[.$A14];&quot;&quot;;ROUND(([.$B$1]/([.$A14]+1)))*[.S$2])">
            <text:p/>
          </table:table-cell>
          <table:table-cell table:formula="of:=IF([.T$2]&gt;[.$A14];&quot;&quot;;ROUND(([.$B$1]/([.$A14]+1)))*[.T$2])">
            <text:p/>
          </table:table-cell>
          <table:table-cell table:formula="of:=IF([.U$2]&gt;[.$A14];&quot;&quot;;ROUND(([.$B$1]/([.$A14]+1)))*[.U$2])">
            <text:p/>
          </table:table-cell>
          <table:table-cell table:formula="of:=IF([.V$2]&gt;[.$A14];&quot;&quot;;ROUND(([.$B$1]/([.$A14]+1)))*[.V$2])">
            <text:p/>
          </table:table-cell>
          <table:table-cell table:formula="of:=IF([.W$2]&gt;[.$A14];&quot;&quot;;ROUND(([.$B$1]/([.$A14]+1)))*[.W$2])">
            <text:p/>
          </table:table-cell>
          <table:table-cell table:formula="of:=IF([.X$2]&gt;[.$A14];&quot;&quot;;ROUND(([.$B$1]/([.$A14]+1)))*[.X$2])">
            <text:p/>
          </table:table-cell>
          <table:table-cell table:formula="of:=IF([.Y$2]&gt;[.$A14];&quot;&quot;;ROUND(([.$B$1]/([.$A14]+1)))*[.Y$2])">
            <text:p/>
          </table:table-cell>
          <table:table-cell table:formula="of:=IF([.Z$2]&gt;[.$A14];&quot;&quot;;ROUND(([.$B$1]/([.$A14]+1)))*[.Z$2])">
            <text:p/>
          </table:table-cell>
          <table:table-cell table:formula="of:=IF([.AA$2]&gt;[.$A14];&quot;&quot;;ROUND(([.$B$1]/([.$A14]+1)))*[.AA$2])">
            <text:p/>
          </table:table-cell>
          <table:table-cell table:formula="of:=IF([.AB$2]&gt;[.$A14];&quot;&quot;;ROUND(([.$B$1]/([.$A14]+1)))*[.AB$2])">
            <text:p/>
          </table:table-cell>
          <table:table-cell table:formula="of:=IF([.AC$2]&gt;[.$A14];&quot;&quot;;ROUND(([.$B$1]/([.$A14]+1)))*[.AC$2])">
            <text:p/>
          </table:table-cell>
          <table:table-cell table:formula="of:=IF([.AD$2]&gt;[.$A14];&quot;&quot;;ROUND(([.$B$1]/([.$A14]+1)))*[.AD$2])">
            <text:p/>
          </table:table-cell>
          <table:table-cell table:formula="of:=IF([.AE$2]&gt;[.$A14];&quot;&quot;;ROUND(([.$B$1]/([.$A14]+1)))*[.AE$2])">
            <text:p/>
          </table:table-cell>
          <table:table-cell table:formula="of:=IF([.AF$2]&gt;[.$A14];&quot;&quot;;ROUND(([.$B$1]/([.$A14]+1)))*[.AF$2])">
            <text:p/>
          </table:table-cell>
          <table:table-cell table:formula="of:=IF([.AG$2]&gt;[.$A14];&quot;&quot;;ROUND(([.$B$1]/([.$A14]+1)))*[.AG$2])">
            <text:p/>
          </table:table-cell>
          <table:table-cell table:formula="of:=IF([.AH$2]&gt;[.$A14];&quot;&quot;;ROUND(([.$B$1]/([.$A14]+1)))*[.AH$2])">
            <text:p/>
          </table:table-cell>
          <table:table-cell table:formula="of:=IF([.AI$2]&gt;[.$A14];&quot;&quot;;ROUND(([.$B$1]/([.$A14]+1)))*[.AI$2])">
            <text:p/>
          </table:table-cell>
          <table:table-cell table:formula="of:=IF([.AJ$2]&gt;[.$A14];&quot;&quot;;ROUND(([.$B$1]/([.$A14]+1)))*[.AJ$2])">
            <text:p/>
          </table:table-cell>
          <table:table-cell table:formula="of:=IF([.AK$2]&gt;[.$A14];&quot;&quot;;ROUND(([.$B$1]/([.$A14]+1)))*[.AK$2])">
            <text:p/>
          </table:table-cell>
          <table:table-cell table:formula="of:=IF([.AL$2]&gt;[.$A14];&quot;&quot;;ROUND(([.$B$1]/([.$A14]+1)))*[.AL$2])">
            <text:p/>
          </table:table-cell>
          <table:table-cell table:formula="of:=IF([.AM$2]&gt;[.$A14];&quot;&quot;;ROUND(([.$B$1]/([.$A14]+1)))*[.AM$2])">
            <text:p/>
          </table:table-cell>
          <table:table-cell table:formula="of:=IF([.AN$2]&gt;[.$A14];&quot;&quot;;ROUND(([.$B$1]/([.$A14]+1)))*[.AN$2])">
            <text:p/>
          </table:table-cell>
          <table:table-cell table:formula="of:=IF([.AO$2]&gt;[.$A14];&quot;&quot;;ROUND(([.$B$1]/([.$A14]+1)))*[.AO$2])">
            <text:p/>
          </table:table-cell>
          <table:table-cell table:formula="of:=IF([.AP$2]&gt;[.$A14];&quot;&quot;;ROUND(([.$B$1]/([.$A14]+1)))*[.AP$2])">
            <text:p/>
          </table:table-cell>
          <table:table-cell table:formula="of:=IF([.AQ$2]&gt;[.$A14];&quot;&quot;;ROUND(([.$B$1]/([.$A14]+1)))*[.AQ$2])">
            <text:p/>
          </table:table-cell>
          <table:table-cell table:formula="of:=IF([.AR$2]&gt;[.$A14];&quot;&quot;;ROUND(([.$B$1]/([.$A14]+1)))*[.AR$2])">
            <text:p/>
          </table:table-cell>
          <table:table-cell table:formula="of:=IF([.AS$2]&gt;[.$A14];&quot;&quot;;ROUND(([.$B$1]/([.$A14]+1)))*[.AS$2])">
            <text:p/>
          </table:table-cell>
          <table:table-cell table:formula="of:=IF([.AT$2]&gt;[.$A14];&quot;&quot;;ROUND(([.$B$1]/([.$A14]+1)))*[.AT$2])">
            <text:p/>
          </table:table-cell>
          <table:table-cell table:formula="of:=IF([.AU$2]&gt;[.$A14];&quot;&quot;;ROUND(([.$B$1]/([.$A14]+1)))*[.AU$2])">
            <text:p/>
          </table:table-cell>
          <table:table-cell table:formula="of:=IF([.AV$2]&gt;[.$A14];&quot;&quot;;ROUND(([.$B$1]/([.$A14]+1)))*[.AV$2])">
            <text:p/>
          </table:table-cell>
          <table:table-cell table:formula="of:=IF([.AW$2]&gt;[.$A14];&quot;&quot;;ROUND(([.$B$1]/([.$A14]+1)))*[.AW$2])">
            <text:p/>
          </table:table-cell>
          <table:table-cell table:formula="of:=IF([.AX$2]&gt;[.$A14];&quot;&quot;;ROUND(([.$B$1]/([.$A14]+1)))*[.AX$2])">
            <text:p/>
          </table:table-cell>
          <table:table-cell table:formula="of:=IF([.AY$2]&gt;[.$A14];&quot;&quot;;ROUND(([.$B$1]/([.$A14]+1)))*[.AY$2])">
            <text:p/>
          </table:table-cell>
          <table:table-cell table:formula="of:=IF([.AZ$2]&gt;[.$A14];&quot;&quot;;ROUND(([.$B$1]/([.$A14]+1)))*[.AZ$2])">
            <text:p/>
          </table:table-cell>
          <table:table-cell table:formula="of:=IF([.BA$2]&gt;[.$A14];&quot;&quot;;ROUND(([.$B$1]/([.$A14]+1)))*[.BA$2])">
            <text:p/>
          </table:table-cell>
          <table:table-cell table:formula="of:=IF([.BB$2]&gt;[.$A14];&quot;&quot;;ROUND(([.$B$1]/([.$A14]+1)))*[.BB$2])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IF([.C$2]&gt;[.$A15];&quot;&quot;;ROUND(([.$B$1]/([.$A15]+1)))*[.C$2])" office:value-type="float" office:value="4" calcext:value-type="float">
            <text:p>4</text:p>
          </table:table-cell>
          <table:table-cell table:formula="of:=IF([.D$2]&gt;[.$A15];&quot;&quot;;ROUND(([.$B$1]/([.$A15]+1)))*[.D$2])" office:value-type="float" office:value="8" calcext:value-type="float">
            <text:p>8</text:p>
          </table:table-cell>
          <table:table-cell table:formula="of:=IF([.E$2]&gt;[.$A15];&quot;&quot;;ROUND(([.$B$1]/([.$A15]+1)))*[.E$2])" office:value-type="float" office:value="12" calcext:value-type="float">
            <text:p>12</text:p>
          </table:table-cell>
          <table:table-cell table:formula="of:=IF([.F$2]&gt;[.$A15];&quot;&quot;;ROUND(([.$B$1]/([.$A15]+1)))*[.F$2])" office:value-type="float" office:value="16" calcext:value-type="float">
            <text:p>16</text:p>
          </table:table-cell>
          <table:table-cell table:formula="of:=IF([.G$2]&gt;[.$A15];&quot;&quot;;ROUND(([.$B$1]/([.$A15]+1)))*[.G$2])" office:value-type="float" office:value="20" calcext:value-type="float">
            <text:p>20</text:p>
          </table:table-cell>
          <table:table-cell table:formula="of:=IF([.H$2]&gt;[.$A15];&quot;&quot;;ROUND(([.$B$1]/([.$A15]+1)))*[.H$2])" office:value-type="float" office:value="24" calcext:value-type="float">
            <text:p>24</text:p>
          </table:table-cell>
          <table:table-cell table:formula="of:=IF([.I$2]&gt;[.$A15];&quot;&quot;;ROUND(([.$B$1]/([.$A15]+1)))*[.I$2])" office:value-type="float" office:value="28" calcext:value-type="float">
            <text:p>28</text:p>
          </table:table-cell>
          <table:table-cell table:formula="of:=IF([.J$2]&gt;[.$A15];&quot;&quot;;ROUND(([.$B$1]/([.$A15]+1)))*[.J$2])" office:value-type="float" office:value="32" calcext:value-type="float">
            <text:p>32</text:p>
          </table:table-cell>
          <table:table-cell table:formula="of:=IF([.K$2]&gt;[.$A15];&quot;&quot;;ROUND(([.$B$1]/([.$A15]+1)))*[.K$2])" office:value-type="float" office:value="36" calcext:value-type="float">
            <text:p>36</text:p>
          </table:table-cell>
          <table:table-cell table:formula="of:=IF([.L$2]&gt;[.$A15];&quot;&quot;;ROUND(([.$B$1]/([.$A15]+1)))*[.L$2])" office:value-type="float" office:value="40" calcext:value-type="float">
            <text:p>40</text:p>
          </table:table-cell>
          <table:table-cell table:formula="of:=IF([.M$2]&gt;[.$A15];&quot;&quot;;ROUND(([.$B$1]/([.$A15]+1)))*[.M$2])" office:value-type="float" office:value="44" calcext:value-type="float">
            <text:p>44</text:p>
          </table:table-cell>
          <table:table-cell table:formula="of:=IF([.N$2]&gt;[.$A15];&quot;&quot;;ROUND(([.$B$1]/([.$A15]+1)))*[.N$2])" office:value-type="float" office:value="48" calcext:value-type="float">
            <text:p>48</text:p>
          </table:table-cell>
          <table:table-cell table:formula="of:=IF([.O$2]&gt;[.$A15];&quot;&quot;;ROUND(([.$B$1]/([.$A15]+1)))*[.O$2])" office:value-type="float" office:value="52" calcext:value-type="float">
            <text:p>52</text:p>
          </table:table-cell>
          <table:table-cell table:formula="of:=IF([.P$2]&gt;[.$A15];&quot;&quot;;ROUND(([.$B$1]/([.$A15]+1)))*[.P$2])">
            <text:p/>
          </table:table-cell>
          <table:table-cell table:formula="of:=IF([.Q$2]&gt;[.$A15];&quot;&quot;;ROUND(([.$B$1]/([.$A15]+1)))*[.Q$2])">
            <text:p/>
          </table:table-cell>
          <table:table-cell table:formula="of:=IF([.R$2]&gt;[.$A15];&quot;&quot;;ROUND(([.$B$1]/([.$A15]+1)))*[.R$2])">
            <text:p/>
          </table:table-cell>
          <table:table-cell table:formula="of:=IF([.S$2]&gt;[.$A15];&quot;&quot;;ROUND(([.$B$1]/([.$A15]+1)))*[.S$2])">
            <text:p/>
          </table:table-cell>
          <table:table-cell table:formula="of:=IF([.T$2]&gt;[.$A15];&quot;&quot;;ROUND(([.$B$1]/([.$A15]+1)))*[.T$2])">
            <text:p/>
          </table:table-cell>
          <table:table-cell table:formula="of:=IF([.U$2]&gt;[.$A15];&quot;&quot;;ROUND(([.$B$1]/([.$A15]+1)))*[.U$2])">
            <text:p/>
          </table:table-cell>
          <table:table-cell table:formula="of:=IF([.V$2]&gt;[.$A15];&quot;&quot;;ROUND(([.$B$1]/([.$A15]+1)))*[.V$2])">
            <text:p/>
          </table:table-cell>
          <table:table-cell table:formula="of:=IF([.W$2]&gt;[.$A15];&quot;&quot;;ROUND(([.$B$1]/([.$A15]+1)))*[.W$2])">
            <text:p/>
          </table:table-cell>
          <table:table-cell table:formula="of:=IF([.X$2]&gt;[.$A15];&quot;&quot;;ROUND(([.$B$1]/([.$A15]+1)))*[.X$2])">
            <text:p/>
          </table:table-cell>
          <table:table-cell table:formula="of:=IF([.Y$2]&gt;[.$A15];&quot;&quot;;ROUND(([.$B$1]/([.$A15]+1)))*[.Y$2])">
            <text:p/>
          </table:table-cell>
          <table:table-cell table:formula="of:=IF([.Z$2]&gt;[.$A15];&quot;&quot;;ROUND(([.$B$1]/([.$A15]+1)))*[.Z$2])">
            <text:p/>
          </table:table-cell>
          <table:table-cell table:formula="of:=IF([.AA$2]&gt;[.$A15];&quot;&quot;;ROUND(([.$B$1]/([.$A15]+1)))*[.AA$2])">
            <text:p/>
          </table:table-cell>
          <table:table-cell table:formula="of:=IF([.AB$2]&gt;[.$A15];&quot;&quot;;ROUND(([.$B$1]/([.$A15]+1)))*[.AB$2])">
            <text:p/>
          </table:table-cell>
          <table:table-cell table:formula="of:=IF([.AC$2]&gt;[.$A15];&quot;&quot;;ROUND(([.$B$1]/([.$A15]+1)))*[.AC$2])">
            <text:p/>
          </table:table-cell>
          <table:table-cell table:formula="of:=IF([.AD$2]&gt;[.$A15];&quot;&quot;;ROUND(([.$B$1]/([.$A15]+1)))*[.AD$2])">
            <text:p/>
          </table:table-cell>
          <table:table-cell table:formula="of:=IF([.AE$2]&gt;[.$A15];&quot;&quot;;ROUND(([.$B$1]/([.$A15]+1)))*[.AE$2])">
            <text:p/>
          </table:table-cell>
          <table:table-cell table:formula="of:=IF([.AF$2]&gt;[.$A15];&quot;&quot;;ROUND(([.$B$1]/([.$A15]+1)))*[.AF$2])">
            <text:p/>
          </table:table-cell>
          <table:table-cell table:formula="of:=IF([.AG$2]&gt;[.$A15];&quot;&quot;;ROUND(([.$B$1]/([.$A15]+1)))*[.AG$2])">
            <text:p/>
          </table:table-cell>
          <table:table-cell table:formula="of:=IF([.AH$2]&gt;[.$A15];&quot;&quot;;ROUND(([.$B$1]/([.$A15]+1)))*[.AH$2])">
            <text:p/>
          </table:table-cell>
          <table:table-cell table:formula="of:=IF([.AI$2]&gt;[.$A15];&quot;&quot;;ROUND(([.$B$1]/([.$A15]+1)))*[.AI$2])">
            <text:p/>
          </table:table-cell>
          <table:table-cell table:formula="of:=IF([.AJ$2]&gt;[.$A15];&quot;&quot;;ROUND(([.$B$1]/([.$A15]+1)))*[.AJ$2])">
            <text:p/>
          </table:table-cell>
          <table:table-cell table:formula="of:=IF([.AK$2]&gt;[.$A15];&quot;&quot;;ROUND(([.$B$1]/([.$A15]+1)))*[.AK$2])">
            <text:p/>
          </table:table-cell>
          <table:table-cell table:formula="of:=IF([.AL$2]&gt;[.$A15];&quot;&quot;;ROUND(([.$B$1]/([.$A15]+1)))*[.AL$2])">
            <text:p/>
          </table:table-cell>
          <table:table-cell table:formula="of:=IF([.AM$2]&gt;[.$A15];&quot;&quot;;ROUND(([.$B$1]/([.$A15]+1)))*[.AM$2])">
            <text:p/>
          </table:table-cell>
          <table:table-cell table:formula="of:=IF([.AN$2]&gt;[.$A15];&quot;&quot;;ROUND(([.$B$1]/([.$A15]+1)))*[.AN$2])">
            <text:p/>
          </table:table-cell>
          <table:table-cell table:formula="of:=IF([.AO$2]&gt;[.$A15];&quot;&quot;;ROUND(([.$B$1]/([.$A15]+1)))*[.AO$2])">
            <text:p/>
          </table:table-cell>
          <table:table-cell table:formula="of:=IF([.AP$2]&gt;[.$A15];&quot;&quot;;ROUND(([.$B$1]/([.$A15]+1)))*[.AP$2])">
            <text:p/>
          </table:table-cell>
          <table:table-cell table:formula="of:=IF([.AQ$2]&gt;[.$A15];&quot;&quot;;ROUND(([.$B$1]/([.$A15]+1)))*[.AQ$2])">
            <text:p/>
          </table:table-cell>
          <table:table-cell table:formula="of:=IF([.AR$2]&gt;[.$A15];&quot;&quot;;ROUND(([.$B$1]/([.$A15]+1)))*[.AR$2])">
            <text:p/>
          </table:table-cell>
          <table:table-cell table:formula="of:=IF([.AS$2]&gt;[.$A15];&quot;&quot;;ROUND(([.$B$1]/([.$A15]+1)))*[.AS$2])">
            <text:p/>
          </table:table-cell>
          <table:table-cell table:formula="of:=IF([.AT$2]&gt;[.$A15];&quot;&quot;;ROUND(([.$B$1]/([.$A15]+1)))*[.AT$2])">
            <text:p/>
          </table:table-cell>
          <table:table-cell table:formula="of:=IF([.AU$2]&gt;[.$A15];&quot;&quot;;ROUND(([.$B$1]/([.$A15]+1)))*[.AU$2])">
            <text:p/>
          </table:table-cell>
          <table:table-cell table:formula="of:=IF([.AV$2]&gt;[.$A15];&quot;&quot;;ROUND(([.$B$1]/([.$A15]+1)))*[.AV$2])">
            <text:p/>
          </table:table-cell>
          <table:table-cell table:formula="of:=IF([.AW$2]&gt;[.$A15];&quot;&quot;;ROUND(([.$B$1]/([.$A15]+1)))*[.AW$2])">
            <text:p/>
          </table:table-cell>
          <table:table-cell table:formula="of:=IF([.AX$2]&gt;[.$A15];&quot;&quot;;ROUND(([.$B$1]/([.$A15]+1)))*[.AX$2])">
            <text:p/>
          </table:table-cell>
          <table:table-cell table:formula="of:=IF([.AY$2]&gt;[.$A15];&quot;&quot;;ROUND(([.$B$1]/([.$A15]+1)))*[.AY$2])">
            <text:p/>
          </table:table-cell>
          <table:table-cell table:formula="of:=IF([.AZ$2]&gt;[.$A15];&quot;&quot;;ROUND(([.$B$1]/([.$A15]+1)))*[.AZ$2])">
            <text:p/>
          </table:table-cell>
          <table:table-cell table:formula="of:=IF([.BA$2]&gt;[.$A15];&quot;&quot;;ROUND(([.$B$1]/([.$A15]+1)))*[.BA$2])">
            <text:p/>
          </table:table-cell>
          <table:table-cell table:formula="of:=IF([.BB$2]&gt;[.$A15];&quot;&quot;;ROUND(([.$B$1]/([.$A15]+1)))*[.BB$2])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IF([.C$2]&gt;[.$A16];&quot;&quot;;ROUND(([.$B$1]/([.$A16]+1)))*[.C$2])" office:value-type="float" office:value="3" calcext:value-type="float">
            <text:p>3</text:p>
          </table:table-cell>
          <table:table-cell table:formula="of:=IF([.D$2]&gt;[.$A16];&quot;&quot;;ROUND(([.$B$1]/([.$A16]+1)))*[.D$2])" office:value-type="float" office:value="6" calcext:value-type="float">
            <text:p>6</text:p>
          </table:table-cell>
          <table:table-cell table:formula="of:=IF([.E$2]&gt;[.$A16];&quot;&quot;;ROUND(([.$B$1]/([.$A16]+1)))*[.E$2])" office:value-type="float" office:value="9" calcext:value-type="float">
            <text:p>9</text:p>
          </table:table-cell>
          <table:table-cell table:formula="of:=IF([.F$2]&gt;[.$A16];&quot;&quot;;ROUND(([.$B$1]/([.$A16]+1)))*[.F$2])" office:value-type="float" office:value="12" calcext:value-type="float">
            <text:p>12</text:p>
          </table:table-cell>
          <table:table-cell table:formula="of:=IF([.G$2]&gt;[.$A16];&quot;&quot;;ROUND(([.$B$1]/([.$A16]+1)))*[.G$2])" office:value-type="float" office:value="15" calcext:value-type="float">
            <text:p>15</text:p>
          </table:table-cell>
          <table:table-cell table:formula="of:=IF([.H$2]&gt;[.$A16];&quot;&quot;;ROUND(([.$B$1]/([.$A16]+1)))*[.H$2])" office:value-type="float" office:value="18" calcext:value-type="float">
            <text:p>18</text:p>
          </table:table-cell>
          <table:table-cell table:formula="of:=IF([.I$2]&gt;[.$A16];&quot;&quot;;ROUND(([.$B$1]/([.$A16]+1)))*[.I$2])" office:value-type="float" office:value="21" calcext:value-type="float">
            <text:p>21</text:p>
          </table:table-cell>
          <table:table-cell table:formula="of:=IF([.J$2]&gt;[.$A16];&quot;&quot;;ROUND(([.$B$1]/([.$A16]+1)))*[.J$2])" office:value-type="float" office:value="24" calcext:value-type="float">
            <text:p>24</text:p>
          </table:table-cell>
          <table:table-cell table:formula="of:=IF([.K$2]&gt;[.$A16];&quot;&quot;;ROUND(([.$B$1]/([.$A16]+1)))*[.K$2])" office:value-type="float" office:value="27" calcext:value-type="float">
            <text:p>27</text:p>
          </table:table-cell>
          <table:table-cell table:formula="of:=IF([.L$2]&gt;[.$A16];&quot;&quot;;ROUND(([.$B$1]/([.$A16]+1)))*[.L$2])" office:value-type="float" office:value="30" calcext:value-type="float">
            <text:p>30</text:p>
          </table:table-cell>
          <table:table-cell table:formula="of:=IF([.M$2]&gt;[.$A16];&quot;&quot;;ROUND(([.$B$1]/([.$A16]+1)))*[.M$2])" office:value-type="float" office:value="33" calcext:value-type="float">
            <text:p>33</text:p>
          </table:table-cell>
          <table:table-cell table:formula="of:=IF([.N$2]&gt;[.$A16];&quot;&quot;;ROUND(([.$B$1]/([.$A16]+1)))*[.N$2])" office:value-type="float" office:value="36" calcext:value-type="float">
            <text:p>36</text:p>
          </table:table-cell>
          <table:table-cell table:formula="of:=IF([.O$2]&gt;[.$A16];&quot;&quot;;ROUND(([.$B$1]/([.$A16]+1)))*[.O$2])" office:value-type="float" office:value="39" calcext:value-type="float">
            <text:p>39</text:p>
          </table:table-cell>
          <table:table-cell table:formula="of:=IF([.P$2]&gt;[.$A16];&quot;&quot;;ROUND(([.$B$1]/([.$A16]+1)))*[.P$2])" office:value-type="float" office:value="42" calcext:value-type="float">
            <text:p>42</text:p>
          </table:table-cell>
          <table:table-cell table:formula="of:=IF([.Q$2]&gt;[.$A16];&quot;&quot;;ROUND(([.$B$1]/([.$A16]+1)))*[.Q$2])">
            <text:p/>
          </table:table-cell>
          <table:table-cell table:formula="of:=IF([.R$2]&gt;[.$A16];&quot;&quot;;ROUND(([.$B$1]/([.$A16]+1)))*[.R$2])">
            <text:p/>
          </table:table-cell>
          <table:table-cell table:formula="of:=IF([.S$2]&gt;[.$A16];&quot;&quot;;ROUND(([.$B$1]/([.$A16]+1)))*[.S$2])">
            <text:p/>
          </table:table-cell>
          <table:table-cell table:formula="of:=IF([.T$2]&gt;[.$A16];&quot;&quot;;ROUND(([.$B$1]/([.$A16]+1)))*[.T$2])">
            <text:p/>
          </table:table-cell>
          <table:table-cell table:formula="of:=IF([.U$2]&gt;[.$A16];&quot;&quot;;ROUND(([.$B$1]/([.$A16]+1)))*[.U$2])">
            <text:p/>
          </table:table-cell>
          <table:table-cell table:formula="of:=IF([.V$2]&gt;[.$A16];&quot;&quot;;ROUND(([.$B$1]/([.$A16]+1)))*[.V$2])">
            <text:p/>
          </table:table-cell>
          <table:table-cell table:formula="of:=IF([.W$2]&gt;[.$A16];&quot;&quot;;ROUND(([.$B$1]/([.$A16]+1)))*[.W$2])">
            <text:p/>
          </table:table-cell>
          <table:table-cell table:formula="of:=IF([.X$2]&gt;[.$A16];&quot;&quot;;ROUND(([.$B$1]/([.$A16]+1)))*[.X$2])">
            <text:p/>
          </table:table-cell>
          <table:table-cell table:formula="of:=IF([.Y$2]&gt;[.$A16];&quot;&quot;;ROUND(([.$B$1]/([.$A16]+1)))*[.Y$2])">
            <text:p/>
          </table:table-cell>
          <table:table-cell table:formula="of:=IF([.Z$2]&gt;[.$A16];&quot;&quot;;ROUND(([.$B$1]/([.$A16]+1)))*[.Z$2])">
            <text:p/>
          </table:table-cell>
          <table:table-cell table:formula="of:=IF([.AA$2]&gt;[.$A16];&quot;&quot;;ROUND(([.$B$1]/([.$A16]+1)))*[.AA$2])">
            <text:p/>
          </table:table-cell>
          <table:table-cell table:formula="of:=IF([.AB$2]&gt;[.$A16];&quot;&quot;;ROUND(([.$B$1]/([.$A16]+1)))*[.AB$2])">
            <text:p/>
          </table:table-cell>
          <table:table-cell table:formula="of:=IF([.AC$2]&gt;[.$A16];&quot;&quot;;ROUND(([.$B$1]/([.$A16]+1)))*[.AC$2])">
            <text:p/>
          </table:table-cell>
          <table:table-cell table:formula="of:=IF([.AD$2]&gt;[.$A16];&quot;&quot;;ROUND(([.$B$1]/([.$A16]+1)))*[.AD$2])">
            <text:p/>
          </table:table-cell>
          <table:table-cell table:formula="of:=IF([.AE$2]&gt;[.$A16];&quot;&quot;;ROUND(([.$B$1]/([.$A16]+1)))*[.AE$2])">
            <text:p/>
          </table:table-cell>
          <table:table-cell table:formula="of:=IF([.AF$2]&gt;[.$A16];&quot;&quot;;ROUND(([.$B$1]/([.$A16]+1)))*[.AF$2])">
            <text:p/>
          </table:table-cell>
          <table:table-cell table:formula="of:=IF([.AG$2]&gt;[.$A16];&quot;&quot;;ROUND(([.$B$1]/([.$A16]+1)))*[.AG$2])">
            <text:p/>
          </table:table-cell>
          <table:table-cell table:formula="of:=IF([.AH$2]&gt;[.$A16];&quot;&quot;;ROUND(([.$B$1]/([.$A16]+1)))*[.AH$2])">
            <text:p/>
          </table:table-cell>
          <table:table-cell table:formula="of:=IF([.AI$2]&gt;[.$A16];&quot;&quot;;ROUND(([.$B$1]/([.$A16]+1)))*[.AI$2])">
            <text:p/>
          </table:table-cell>
          <table:table-cell table:formula="of:=IF([.AJ$2]&gt;[.$A16];&quot;&quot;;ROUND(([.$B$1]/([.$A16]+1)))*[.AJ$2])">
            <text:p/>
          </table:table-cell>
          <table:table-cell table:formula="of:=IF([.AK$2]&gt;[.$A16];&quot;&quot;;ROUND(([.$B$1]/([.$A16]+1)))*[.AK$2])">
            <text:p/>
          </table:table-cell>
          <table:table-cell table:formula="of:=IF([.AL$2]&gt;[.$A16];&quot;&quot;;ROUND(([.$B$1]/([.$A16]+1)))*[.AL$2])">
            <text:p/>
          </table:table-cell>
          <table:table-cell table:formula="of:=IF([.AM$2]&gt;[.$A16];&quot;&quot;;ROUND(([.$B$1]/([.$A16]+1)))*[.AM$2])">
            <text:p/>
          </table:table-cell>
          <table:table-cell table:formula="of:=IF([.AN$2]&gt;[.$A16];&quot;&quot;;ROUND(([.$B$1]/([.$A16]+1)))*[.AN$2])">
            <text:p/>
          </table:table-cell>
          <table:table-cell table:formula="of:=IF([.AO$2]&gt;[.$A16];&quot;&quot;;ROUND(([.$B$1]/([.$A16]+1)))*[.AO$2])">
            <text:p/>
          </table:table-cell>
          <table:table-cell table:formula="of:=IF([.AP$2]&gt;[.$A16];&quot;&quot;;ROUND(([.$B$1]/([.$A16]+1)))*[.AP$2])">
            <text:p/>
          </table:table-cell>
          <table:table-cell table:formula="of:=IF([.AQ$2]&gt;[.$A16];&quot;&quot;;ROUND(([.$B$1]/([.$A16]+1)))*[.AQ$2])">
            <text:p/>
          </table:table-cell>
          <table:table-cell table:formula="of:=IF([.AR$2]&gt;[.$A16];&quot;&quot;;ROUND(([.$B$1]/([.$A16]+1)))*[.AR$2])">
            <text:p/>
          </table:table-cell>
          <table:table-cell table:formula="of:=IF([.AS$2]&gt;[.$A16];&quot;&quot;;ROUND(([.$B$1]/([.$A16]+1)))*[.AS$2])">
            <text:p/>
          </table:table-cell>
          <table:table-cell table:formula="of:=IF([.AT$2]&gt;[.$A16];&quot;&quot;;ROUND(([.$B$1]/([.$A16]+1)))*[.AT$2])">
            <text:p/>
          </table:table-cell>
          <table:table-cell table:formula="of:=IF([.AU$2]&gt;[.$A16];&quot;&quot;;ROUND(([.$B$1]/([.$A16]+1)))*[.AU$2])">
            <text:p/>
          </table:table-cell>
          <table:table-cell table:formula="of:=IF([.AV$2]&gt;[.$A16];&quot;&quot;;ROUND(([.$B$1]/([.$A16]+1)))*[.AV$2])">
            <text:p/>
          </table:table-cell>
          <table:table-cell table:formula="of:=IF([.AW$2]&gt;[.$A16];&quot;&quot;;ROUND(([.$B$1]/([.$A16]+1)))*[.AW$2])">
            <text:p/>
          </table:table-cell>
          <table:table-cell table:formula="of:=IF([.AX$2]&gt;[.$A16];&quot;&quot;;ROUND(([.$B$1]/([.$A16]+1)))*[.AX$2])">
            <text:p/>
          </table:table-cell>
          <table:table-cell table:formula="of:=IF([.AY$2]&gt;[.$A16];&quot;&quot;;ROUND(([.$B$1]/([.$A16]+1)))*[.AY$2])">
            <text:p/>
          </table:table-cell>
          <table:table-cell table:formula="of:=IF([.AZ$2]&gt;[.$A16];&quot;&quot;;ROUND(([.$B$1]/([.$A16]+1)))*[.AZ$2])">
            <text:p/>
          </table:table-cell>
          <table:table-cell table:formula="of:=IF([.BA$2]&gt;[.$A16];&quot;&quot;;ROUND(([.$B$1]/([.$A16]+1)))*[.BA$2])">
            <text:p/>
          </table:table-cell>
          <table:table-cell table:formula="of:=IF([.BB$2]&gt;[.$A16];&quot;&quot;;ROUND(([.$B$1]/([.$A16]+1)))*[.BB$2])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IF([.C$2]&gt;[.$A17];&quot;&quot;;ROUND(([.$B$1]/([.$A17]+1)))*[.C$2])" office:value-type="float" office:value="3" calcext:value-type="float">
            <text:p>3</text:p>
          </table:table-cell>
          <table:table-cell table:formula="of:=IF([.D$2]&gt;[.$A17];&quot;&quot;;ROUND(([.$B$1]/([.$A17]+1)))*[.D$2])" office:value-type="float" office:value="6" calcext:value-type="float">
            <text:p>6</text:p>
          </table:table-cell>
          <table:table-cell table:formula="of:=IF([.E$2]&gt;[.$A17];&quot;&quot;;ROUND(([.$B$1]/([.$A17]+1)))*[.E$2])" office:value-type="float" office:value="9" calcext:value-type="float">
            <text:p>9</text:p>
          </table:table-cell>
          <table:table-cell table:formula="of:=IF([.F$2]&gt;[.$A17];&quot;&quot;;ROUND(([.$B$1]/([.$A17]+1)))*[.F$2])" office:value-type="float" office:value="12" calcext:value-type="float">
            <text:p>12</text:p>
          </table:table-cell>
          <table:table-cell table:formula="of:=IF([.G$2]&gt;[.$A17];&quot;&quot;;ROUND(([.$B$1]/([.$A17]+1)))*[.G$2])" office:value-type="float" office:value="15" calcext:value-type="float">
            <text:p>15</text:p>
          </table:table-cell>
          <table:table-cell table:formula="of:=IF([.H$2]&gt;[.$A17];&quot;&quot;;ROUND(([.$B$1]/([.$A17]+1)))*[.H$2])" office:value-type="float" office:value="18" calcext:value-type="float">
            <text:p>18</text:p>
          </table:table-cell>
          <table:table-cell table:formula="of:=IF([.I$2]&gt;[.$A17];&quot;&quot;;ROUND(([.$B$1]/([.$A17]+1)))*[.I$2])" office:value-type="float" office:value="21" calcext:value-type="float">
            <text:p>21</text:p>
          </table:table-cell>
          <table:table-cell table:formula="of:=IF([.J$2]&gt;[.$A17];&quot;&quot;;ROUND(([.$B$1]/([.$A17]+1)))*[.J$2])" office:value-type="float" office:value="24" calcext:value-type="float">
            <text:p>24</text:p>
          </table:table-cell>
          <table:table-cell table:formula="of:=IF([.K$2]&gt;[.$A17];&quot;&quot;;ROUND(([.$B$1]/([.$A17]+1)))*[.K$2])" office:value-type="float" office:value="27" calcext:value-type="float">
            <text:p>27</text:p>
          </table:table-cell>
          <table:table-cell table:formula="of:=IF([.L$2]&gt;[.$A17];&quot;&quot;;ROUND(([.$B$1]/([.$A17]+1)))*[.L$2])" office:value-type="float" office:value="30" calcext:value-type="float">
            <text:p>30</text:p>
          </table:table-cell>
          <table:table-cell table:formula="of:=IF([.M$2]&gt;[.$A17];&quot;&quot;;ROUND(([.$B$1]/([.$A17]+1)))*[.M$2])" office:value-type="float" office:value="33" calcext:value-type="float">
            <text:p>33</text:p>
          </table:table-cell>
          <table:table-cell table:formula="of:=IF([.N$2]&gt;[.$A17];&quot;&quot;;ROUND(([.$B$1]/([.$A17]+1)))*[.N$2])" office:value-type="float" office:value="36" calcext:value-type="float">
            <text:p>36</text:p>
          </table:table-cell>
          <table:table-cell table:formula="of:=IF([.O$2]&gt;[.$A17];&quot;&quot;;ROUND(([.$B$1]/([.$A17]+1)))*[.O$2])" office:value-type="float" office:value="39" calcext:value-type="float">
            <text:p>39</text:p>
          </table:table-cell>
          <table:table-cell table:formula="of:=IF([.P$2]&gt;[.$A17];&quot;&quot;;ROUND(([.$B$1]/([.$A17]+1)))*[.P$2])" office:value-type="float" office:value="42" calcext:value-type="float">
            <text:p>42</text:p>
          </table:table-cell>
          <table:table-cell table:formula="of:=IF([.Q$2]&gt;[.$A17];&quot;&quot;;ROUND(([.$B$1]/([.$A17]+1)))*[.Q$2])" office:value-type="float" office:value="45" calcext:value-type="float">
            <text:p>45</text:p>
          </table:table-cell>
          <table:table-cell table:formula="of:=IF([.R$2]&gt;[.$A17];&quot;&quot;;ROUND(([.$B$1]/([.$A17]+1)))*[.R$2])">
            <text:p/>
          </table:table-cell>
          <table:table-cell table:formula="of:=IF([.S$2]&gt;[.$A17];&quot;&quot;;ROUND(([.$B$1]/([.$A17]+1)))*[.S$2])">
            <text:p/>
          </table:table-cell>
          <table:table-cell table:formula="of:=IF([.T$2]&gt;[.$A17];&quot;&quot;;ROUND(([.$B$1]/([.$A17]+1)))*[.T$2])">
            <text:p/>
          </table:table-cell>
          <table:table-cell table:formula="of:=IF([.U$2]&gt;[.$A17];&quot;&quot;;ROUND(([.$B$1]/([.$A17]+1)))*[.U$2])">
            <text:p/>
          </table:table-cell>
          <table:table-cell table:formula="of:=IF([.V$2]&gt;[.$A17];&quot;&quot;;ROUND(([.$B$1]/([.$A17]+1)))*[.V$2])">
            <text:p/>
          </table:table-cell>
          <table:table-cell table:formula="of:=IF([.W$2]&gt;[.$A17];&quot;&quot;;ROUND(([.$B$1]/([.$A17]+1)))*[.W$2])">
            <text:p/>
          </table:table-cell>
          <table:table-cell table:formula="of:=IF([.X$2]&gt;[.$A17];&quot;&quot;;ROUND(([.$B$1]/([.$A17]+1)))*[.X$2])">
            <text:p/>
          </table:table-cell>
          <table:table-cell table:formula="of:=IF([.Y$2]&gt;[.$A17];&quot;&quot;;ROUND(([.$B$1]/([.$A17]+1)))*[.Y$2])">
            <text:p/>
          </table:table-cell>
          <table:table-cell table:formula="of:=IF([.Z$2]&gt;[.$A17];&quot;&quot;;ROUND(([.$B$1]/([.$A17]+1)))*[.Z$2])">
            <text:p/>
          </table:table-cell>
          <table:table-cell table:formula="of:=IF([.AA$2]&gt;[.$A17];&quot;&quot;;ROUND(([.$B$1]/([.$A17]+1)))*[.AA$2])">
            <text:p/>
          </table:table-cell>
          <table:table-cell table:formula="of:=IF([.AB$2]&gt;[.$A17];&quot;&quot;;ROUND(([.$B$1]/([.$A17]+1)))*[.AB$2])">
            <text:p/>
          </table:table-cell>
          <table:table-cell table:formula="of:=IF([.AC$2]&gt;[.$A17];&quot;&quot;;ROUND(([.$B$1]/([.$A17]+1)))*[.AC$2])">
            <text:p/>
          </table:table-cell>
          <table:table-cell table:formula="of:=IF([.AD$2]&gt;[.$A17];&quot;&quot;;ROUND(([.$B$1]/([.$A17]+1)))*[.AD$2])">
            <text:p/>
          </table:table-cell>
          <table:table-cell table:formula="of:=IF([.AE$2]&gt;[.$A17];&quot;&quot;;ROUND(([.$B$1]/([.$A17]+1)))*[.AE$2])">
            <text:p/>
          </table:table-cell>
          <table:table-cell table:formula="of:=IF([.AF$2]&gt;[.$A17];&quot;&quot;;ROUND(([.$B$1]/([.$A17]+1)))*[.AF$2])">
            <text:p/>
          </table:table-cell>
          <table:table-cell table:formula="of:=IF([.AG$2]&gt;[.$A17];&quot;&quot;;ROUND(([.$B$1]/([.$A17]+1)))*[.AG$2])">
            <text:p/>
          </table:table-cell>
          <table:table-cell table:formula="of:=IF([.AH$2]&gt;[.$A17];&quot;&quot;;ROUND(([.$B$1]/([.$A17]+1)))*[.AH$2])">
            <text:p/>
          </table:table-cell>
          <table:table-cell table:formula="of:=IF([.AI$2]&gt;[.$A17];&quot;&quot;;ROUND(([.$B$1]/([.$A17]+1)))*[.AI$2])">
            <text:p/>
          </table:table-cell>
          <table:table-cell table:formula="of:=IF([.AJ$2]&gt;[.$A17];&quot;&quot;;ROUND(([.$B$1]/([.$A17]+1)))*[.AJ$2])">
            <text:p/>
          </table:table-cell>
          <table:table-cell table:formula="of:=IF([.AK$2]&gt;[.$A17];&quot;&quot;;ROUND(([.$B$1]/([.$A17]+1)))*[.AK$2])">
            <text:p/>
          </table:table-cell>
          <table:table-cell table:formula="of:=IF([.AL$2]&gt;[.$A17];&quot;&quot;;ROUND(([.$B$1]/([.$A17]+1)))*[.AL$2])">
            <text:p/>
          </table:table-cell>
          <table:table-cell table:formula="of:=IF([.AM$2]&gt;[.$A17];&quot;&quot;;ROUND(([.$B$1]/([.$A17]+1)))*[.AM$2])">
            <text:p/>
          </table:table-cell>
          <table:table-cell table:formula="of:=IF([.AN$2]&gt;[.$A17];&quot;&quot;;ROUND(([.$B$1]/([.$A17]+1)))*[.AN$2])">
            <text:p/>
          </table:table-cell>
          <table:table-cell table:formula="of:=IF([.AO$2]&gt;[.$A17];&quot;&quot;;ROUND(([.$B$1]/([.$A17]+1)))*[.AO$2])">
            <text:p/>
          </table:table-cell>
          <table:table-cell table:formula="of:=IF([.AP$2]&gt;[.$A17];&quot;&quot;;ROUND(([.$B$1]/([.$A17]+1)))*[.AP$2])">
            <text:p/>
          </table:table-cell>
          <table:table-cell table:formula="of:=IF([.AQ$2]&gt;[.$A17];&quot;&quot;;ROUND(([.$B$1]/([.$A17]+1)))*[.AQ$2])">
            <text:p/>
          </table:table-cell>
          <table:table-cell table:formula="of:=IF([.AR$2]&gt;[.$A17];&quot;&quot;;ROUND(([.$B$1]/([.$A17]+1)))*[.AR$2])">
            <text:p/>
          </table:table-cell>
          <table:table-cell table:formula="of:=IF([.AS$2]&gt;[.$A17];&quot;&quot;;ROUND(([.$B$1]/([.$A17]+1)))*[.AS$2])">
            <text:p/>
          </table:table-cell>
          <table:table-cell table:formula="of:=IF([.AT$2]&gt;[.$A17];&quot;&quot;;ROUND(([.$B$1]/([.$A17]+1)))*[.AT$2])">
            <text:p/>
          </table:table-cell>
          <table:table-cell table:formula="of:=IF([.AU$2]&gt;[.$A17];&quot;&quot;;ROUND(([.$B$1]/([.$A17]+1)))*[.AU$2])">
            <text:p/>
          </table:table-cell>
          <table:table-cell table:formula="of:=IF([.AV$2]&gt;[.$A17];&quot;&quot;;ROUND(([.$B$1]/([.$A17]+1)))*[.AV$2])">
            <text:p/>
          </table:table-cell>
          <table:table-cell table:formula="of:=IF([.AW$2]&gt;[.$A17];&quot;&quot;;ROUND(([.$B$1]/([.$A17]+1)))*[.AW$2])">
            <text:p/>
          </table:table-cell>
          <table:table-cell table:formula="of:=IF([.AX$2]&gt;[.$A17];&quot;&quot;;ROUND(([.$B$1]/([.$A17]+1)))*[.AX$2])">
            <text:p/>
          </table:table-cell>
          <table:table-cell table:formula="of:=IF([.AY$2]&gt;[.$A17];&quot;&quot;;ROUND(([.$B$1]/([.$A17]+1)))*[.AY$2])">
            <text:p/>
          </table:table-cell>
          <table:table-cell table:formula="of:=IF([.AZ$2]&gt;[.$A17];&quot;&quot;;ROUND(([.$B$1]/([.$A17]+1)))*[.AZ$2])">
            <text:p/>
          </table:table-cell>
          <table:table-cell table:formula="of:=IF([.BA$2]&gt;[.$A17];&quot;&quot;;ROUND(([.$B$1]/([.$A17]+1)))*[.BA$2])">
            <text:p/>
          </table:table-cell>
          <table:table-cell table:formula="of:=IF([.BB$2]&gt;[.$A17];&quot;&quot;;ROUND(([.$B$1]/([.$A17]+1)))*[.BB$2])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IF([.C$2]&gt;[.$A18];&quot;&quot;;ROUND(([.$B$1]/([.$A18]+1)))*[.C$2])" office:value-type="float" office:value="3" calcext:value-type="float">
            <text:p>3</text:p>
          </table:table-cell>
          <table:table-cell table:formula="of:=IF([.D$2]&gt;[.$A18];&quot;&quot;;ROUND(([.$B$1]/([.$A18]+1)))*[.D$2])" office:value-type="float" office:value="6" calcext:value-type="float">
            <text:p>6</text:p>
          </table:table-cell>
          <table:table-cell table:formula="of:=IF([.E$2]&gt;[.$A18];&quot;&quot;;ROUND(([.$B$1]/([.$A18]+1)))*[.E$2])" office:value-type="float" office:value="9" calcext:value-type="float">
            <text:p>9</text:p>
          </table:table-cell>
          <table:table-cell table:formula="of:=IF([.F$2]&gt;[.$A18];&quot;&quot;;ROUND(([.$B$1]/([.$A18]+1)))*[.F$2])" office:value-type="float" office:value="12" calcext:value-type="float">
            <text:p>12</text:p>
          </table:table-cell>
          <table:table-cell table:formula="of:=IF([.G$2]&gt;[.$A18];&quot;&quot;;ROUND(([.$B$1]/([.$A18]+1)))*[.G$2])" office:value-type="float" office:value="15" calcext:value-type="float">
            <text:p>15</text:p>
          </table:table-cell>
          <table:table-cell table:formula="of:=IF([.H$2]&gt;[.$A18];&quot;&quot;;ROUND(([.$B$1]/([.$A18]+1)))*[.H$2])" office:value-type="float" office:value="18" calcext:value-type="float">
            <text:p>18</text:p>
          </table:table-cell>
          <table:table-cell table:formula="of:=IF([.I$2]&gt;[.$A18];&quot;&quot;;ROUND(([.$B$1]/([.$A18]+1)))*[.I$2])" office:value-type="float" office:value="21" calcext:value-type="float">
            <text:p>21</text:p>
          </table:table-cell>
          <table:table-cell table:formula="of:=IF([.J$2]&gt;[.$A18];&quot;&quot;;ROUND(([.$B$1]/([.$A18]+1)))*[.J$2])" office:value-type="float" office:value="24" calcext:value-type="float">
            <text:p>24</text:p>
          </table:table-cell>
          <table:table-cell table:formula="of:=IF([.K$2]&gt;[.$A18];&quot;&quot;;ROUND(([.$B$1]/([.$A18]+1)))*[.K$2])" office:value-type="float" office:value="27" calcext:value-type="float">
            <text:p>27</text:p>
          </table:table-cell>
          <table:table-cell table:formula="of:=IF([.L$2]&gt;[.$A18];&quot;&quot;;ROUND(([.$B$1]/([.$A18]+1)))*[.L$2])" office:value-type="float" office:value="30" calcext:value-type="float">
            <text:p>30</text:p>
          </table:table-cell>
          <table:table-cell table:formula="of:=IF([.M$2]&gt;[.$A18];&quot;&quot;;ROUND(([.$B$1]/([.$A18]+1)))*[.M$2])" office:value-type="float" office:value="33" calcext:value-type="float">
            <text:p>33</text:p>
          </table:table-cell>
          <table:table-cell table:formula="of:=IF([.N$2]&gt;[.$A18];&quot;&quot;;ROUND(([.$B$1]/([.$A18]+1)))*[.N$2])" office:value-type="float" office:value="36" calcext:value-type="float">
            <text:p>36</text:p>
          </table:table-cell>
          <table:table-cell table:formula="of:=IF([.O$2]&gt;[.$A18];&quot;&quot;;ROUND(([.$B$1]/([.$A18]+1)))*[.O$2])" office:value-type="float" office:value="39" calcext:value-type="float">
            <text:p>39</text:p>
          </table:table-cell>
          <table:table-cell table:formula="of:=IF([.P$2]&gt;[.$A18];&quot;&quot;;ROUND(([.$B$1]/([.$A18]+1)))*[.P$2])" office:value-type="float" office:value="42" calcext:value-type="float">
            <text:p>42</text:p>
          </table:table-cell>
          <table:table-cell table:formula="of:=IF([.Q$2]&gt;[.$A18];&quot;&quot;;ROUND(([.$B$1]/([.$A18]+1)))*[.Q$2])" office:value-type="float" office:value="45" calcext:value-type="float">
            <text:p>45</text:p>
          </table:table-cell>
          <table:table-cell table:formula="of:=IF([.R$2]&gt;[.$A18];&quot;&quot;;ROUND(([.$B$1]/([.$A18]+1)))*[.R$2])" office:value-type="float" office:value="48" calcext:value-type="float">
            <text:p>48</text:p>
          </table:table-cell>
          <table:table-cell table:formula="of:=IF([.S$2]&gt;[.$A18];&quot;&quot;;ROUND(([.$B$1]/([.$A18]+1)))*[.S$2])">
            <text:p/>
          </table:table-cell>
          <table:table-cell table:formula="of:=IF([.T$2]&gt;[.$A18];&quot;&quot;;ROUND(([.$B$1]/([.$A18]+1)))*[.T$2])">
            <text:p/>
          </table:table-cell>
          <table:table-cell table:formula="of:=IF([.U$2]&gt;[.$A18];&quot;&quot;;ROUND(([.$B$1]/([.$A18]+1)))*[.U$2])">
            <text:p/>
          </table:table-cell>
          <table:table-cell table:formula="of:=IF([.V$2]&gt;[.$A18];&quot;&quot;;ROUND(([.$B$1]/([.$A18]+1)))*[.V$2])">
            <text:p/>
          </table:table-cell>
          <table:table-cell table:formula="of:=IF([.W$2]&gt;[.$A18];&quot;&quot;;ROUND(([.$B$1]/([.$A18]+1)))*[.W$2])">
            <text:p/>
          </table:table-cell>
          <table:table-cell table:formula="of:=IF([.X$2]&gt;[.$A18];&quot;&quot;;ROUND(([.$B$1]/([.$A18]+1)))*[.X$2])">
            <text:p/>
          </table:table-cell>
          <table:table-cell table:formula="of:=IF([.Y$2]&gt;[.$A18];&quot;&quot;;ROUND(([.$B$1]/([.$A18]+1)))*[.Y$2])">
            <text:p/>
          </table:table-cell>
          <table:table-cell table:formula="of:=IF([.Z$2]&gt;[.$A18];&quot;&quot;;ROUND(([.$B$1]/([.$A18]+1)))*[.Z$2])">
            <text:p/>
          </table:table-cell>
          <table:table-cell table:formula="of:=IF([.AA$2]&gt;[.$A18];&quot;&quot;;ROUND(([.$B$1]/([.$A18]+1)))*[.AA$2])">
            <text:p/>
          </table:table-cell>
          <table:table-cell table:formula="of:=IF([.AB$2]&gt;[.$A18];&quot;&quot;;ROUND(([.$B$1]/([.$A18]+1)))*[.AB$2])">
            <text:p/>
          </table:table-cell>
          <table:table-cell table:formula="of:=IF([.AC$2]&gt;[.$A18];&quot;&quot;;ROUND(([.$B$1]/([.$A18]+1)))*[.AC$2])">
            <text:p/>
          </table:table-cell>
          <table:table-cell table:formula="of:=IF([.AD$2]&gt;[.$A18];&quot;&quot;;ROUND(([.$B$1]/([.$A18]+1)))*[.AD$2])">
            <text:p/>
          </table:table-cell>
          <table:table-cell table:formula="of:=IF([.AE$2]&gt;[.$A18];&quot;&quot;;ROUND(([.$B$1]/([.$A18]+1)))*[.AE$2])">
            <text:p/>
          </table:table-cell>
          <table:table-cell table:formula="of:=IF([.AF$2]&gt;[.$A18];&quot;&quot;;ROUND(([.$B$1]/([.$A18]+1)))*[.AF$2])">
            <text:p/>
          </table:table-cell>
          <table:table-cell table:formula="of:=IF([.AG$2]&gt;[.$A18];&quot;&quot;;ROUND(([.$B$1]/([.$A18]+1)))*[.AG$2])">
            <text:p/>
          </table:table-cell>
          <table:table-cell table:formula="of:=IF([.AH$2]&gt;[.$A18];&quot;&quot;;ROUND(([.$B$1]/([.$A18]+1)))*[.AH$2])">
            <text:p/>
          </table:table-cell>
          <table:table-cell table:formula="of:=IF([.AI$2]&gt;[.$A18];&quot;&quot;;ROUND(([.$B$1]/([.$A18]+1)))*[.AI$2])">
            <text:p/>
          </table:table-cell>
          <table:table-cell table:formula="of:=IF([.AJ$2]&gt;[.$A18];&quot;&quot;;ROUND(([.$B$1]/([.$A18]+1)))*[.AJ$2])">
            <text:p/>
          </table:table-cell>
          <table:table-cell table:formula="of:=IF([.AK$2]&gt;[.$A18];&quot;&quot;;ROUND(([.$B$1]/([.$A18]+1)))*[.AK$2])">
            <text:p/>
          </table:table-cell>
          <table:table-cell table:formula="of:=IF([.AL$2]&gt;[.$A18];&quot;&quot;;ROUND(([.$B$1]/([.$A18]+1)))*[.AL$2])">
            <text:p/>
          </table:table-cell>
          <table:table-cell table:formula="of:=IF([.AM$2]&gt;[.$A18];&quot;&quot;;ROUND(([.$B$1]/([.$A18]+1)))*[.AM$2])">
            <text:p/>
          </table:table-cell>
          <table:table-cell table:formula="of:=IF([.AN$2]&gt;[.$A18];&quot;&quot;;ROUND(([.$B$1]/([.$A18]+1)))*[.AN$2])">
            <text:p/>
          </table:table-cell>
          <table:table-cell table:formula="of:=IF([.AO$2]&gt;[.$A18];&quot;&quot;;ROUND(([.$B$1]/([.$A18]+1)))*[.AO$2])">
            <text:p/>
          </table:table-cell>
          <table:table-cell table:formula="of:=IF([.AP$2]&gt;[.$A18];&quot;&quot;;ROUND(([.$B$1]/([.$A18]+1)))*[.AP$2])">
            <text:p/>
          </table:table-cell>
          <table:table-cell table:formula="of:=IF([.AQ$2]&gt;[.$A18];&quot;&quot;;ROUND(([.$B$1]/([.$A18]+1)))*[.AQ$2])">
            <text:p/>
          </table:table-cell>
          <table:table-cell table:formula="of:=IF([.AR$2]&gt;[.$A18];&quot;&quot;;ROUND(([.$B$1]/([.$A18]+1)))*[.AR$2])">
            <text:p/>
          </table:table-cell>
          <table:table-cell table:formula="of:=IF([.AS$2]&gt;[.$A18];&quot;&quot;;ROUND(([.$B$1]/([.$A18]+1)))*[.AS$2])">
            <text:p/>
          </table:table-cell>
          <table:table-cell table:formula="of:=IF([.AT$2]&gt;[.$A18];&quot;&quot;;ROUND(([.$B$1]/([.$A18]+1)))*[.AT$2])">
            <text:p/>
          </table:table-cell>
          <table:table-cell table:formula="of:=IF([.AU$2]&gt;[.$A18];&quot;&quot;;ROUND(([.$B$1]/([.$A18]+1)))*[.AU$2])">
            <text:p/>
          </table:table-cell>
          <table:table-cell table:formula="of:=IF([.AV$2]&gt;[.$A18];&quot;&quot;;ROUND(([.$B$1]/([.$A18]+1)))*[.AV$2])">
            <text:p/>
          </table:table-cell>
          <table:table-cell table:formula="of:=IF([.AW$2]&gt;[.$A18];&quot;&quot;;ROUND(([.$B$1]/([.$A18]+1)))*[.AW$2])">
            <text:p/>
          </table:table-cell>
          <table:table-cell table:formula="of:=IF([.AX$2]&gt;[.$A18];&quot;&quot;;ROUND(([.$B$1]/([.$A18]+1)))*[.AX$2])">
            <text:p/>
          </table:table-cell>
          <table:table-cell table:formula="of:=IF([.AY$2]&gt;[.$A18];&quot;&quot;;ROUND(([.$B$1]/([.$A18]+1)))*[.AY$2])">
            <text:p/>
          </table:table-cell>
          <table:table-cell table:formula="of:=IF([.AZ$2]&gt;[.$A18];&quot;&quot;;ROUND(([.$B$1]/([.$A18]+1)))*[.AZ$2])">
            <text:p/>
          </table:table-cell>
          <table:table-cell table:formula="of:=IF([.BA$2]&gt;[.$A18];&quot;&quot;;ROUND(([.$B$1]/([.$A18]+1)))*[.BA$2])">
            <text:p/>
          </table:table-cell>
          <table:table-cell table:formula="of:=IF([.BB$2]&gt;[.$A18];&quot;&quot;;ROUND(([.$B$1]/([.$A18]+1)))*[.BB$2])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IF([.C$2]&gt;[.$A19];&quot;&quot;;ROUND(([.$B$1]/([.$A19]+1)))*[.C$2])" office:value-type="float" office:value="3" calcext:value-type="float">
            <text:p>3</text:p>
          </table:table-cell>
          <table:table-cell table:formula="of:=IF([.D$2]&gt;[.$A19];&quot;&quot;;ROUND(([.$B$1]/([.$A19]+1)))*[.D$2])" office:value-type="float" office:value="6" calcext:value-type="float">
            <text:p>6</text:p>
          </table:table-cell>
          <table:table-cell table:formula="of:=IF([.E$2]&gt;[.$A19];&quot;&quot;;ROUND(([.$B$1]/([.$A19]+1)))*[.E$2])" office:value-type="float" office:value="9" calcext:value-type="float">
            <text:p>9</text:p>
          </table:table-cell>
          <table:table-cell table:formula="of:=IF([.F$2]&gt;[.$A19];&quot;&quot;;ROUND(([.$B$1]/([.$A19]+1)))*[.F$2])" office:value-type="float" office:value="12" calcext:value-type="float">
            <text:p>12</text:p>
          </table:table-cell>
          <table:table-cell table:formula="of:=IF([.G$2]&gt;[.$A19];&quot;&quot;;ROUND(([.$B$1]/([.$A19]+1)))*[.G$2])" office:value-type="float" office:value="15" calcext:value-type="float">
            <text:p>15</text:p>
          </table:table-cell>
          <table:table-cell table:formula="of:=IF([.H$2]&gt;[.$A19];&quot;&quot;;ROUND(([.$B$1]/([.$A19]+1)))*[.H$2])" office:value-type="float" office:value="18" calcext:value-type="float">
            <text:p>18</text:p>
          </table:table-cell>
          <table:table-cell table:formula="of:=IF([.I$2]&gt;[.$A19];&quot;&quot;;ROUND(([.$B$1]/([.$A19]+1)))*[.I$2])" office:value-type="float" office:value="21" calcext:value-type="float">
            <text:p>21</text:p>
          </table:table-cell>
          <table:table-cell table:formula="of:=IF([.J$2]&gt;[.$A19];&quot;&quot;;ROUND(([.$B$1]/([.$A19]+1)))*[.J$2])" office:value-type="float" office:value="24" calcext:value-type="float">
            <text:p>24</text:p>
          </table:table-cell>
          <table:table-cell table:formula="of:=IF([.K$2]&gt;[.$A19];&quot;&quot;;ROUND(([.$B$1]/([.$A19]+1)))*[.K$2])" office:value-type="float" office:value="27" calcext:value-type="float">
            <text:p>27</text:p>
          </table:table-cell>
          <table:table-cell table:formula="of:=IF([.L$2]&gt;[.$A19];&quot;&quot;;ROUND(([.$B$1]/([.$A19]+1)))*[.L$2])" office:value-type="float" office:value="30" calcext:value-type="float">
            <text:p>30</text:p>
          </table:table-cell>
          <table:table-cell table:formula="of:=IF([.M$2]&gt;[.$A19];&quot;&quot;;ROUND(([.$B$1]/([.$A19]+1)))*[.M$2])" office:value-type="float" office:value="33" calcext:value-type="float">
            <text:p>33</text:p>
          </table:table-cell>
          <table:table-cell table:formula="of:=IF([.N$2]&gt;[.$A19];&quot;&quot;;ROUND(([.$B$1]/([.$A19]+1)))*[.N$2])" office:value-type="float" office:value="36" calcext:value-type="float">
            <text:p>36</text:p>
          </table:table-cell>
          <table:table-cell table:formula="of:=IF([.O$2]&gt;[.$A19];&quot;&quot;;ROUND(([.$B$1]/([.$A19]+1)))*[.O$2])" office:value-type="float" office:value="39" calcext:value-type="float">
            <text:p>39</text:p>
          </table:table-cell>
          <table:table-cell table:formula="of:=IF([.P$2]&gt;[.$A19];&quot;&quot;;ROUND(([.$B$1]/([.$A19]+1)))*[.P$2])" office:value-type="float" office:value="42" calcext:value-type="float">
            <text:p>42</text:p>
          </table:table-cell>
          <table:table-cell table:formula="of:=IF([.Q$2]&gt;[.$A19];&quot;&quot;;ROUND(([.$B$1]/([.$A19]+1)))*[.Q$2])" office:value-type="float" office:value="45" calcext:value-type="float">
            <text:p>45</text:p>
          </table:table-cell>
          <table:table-cell table:formula="of:=IF([.R$2]&gt;[.$A19];&quot;&quot;;ROUND(([.$B$1]/([.$A19]+1)))*[.R$2])" office:value-type="float" office:value="48" calcext:value-type="float">
            <text:p>48</text:p>
          </table:table-cell>
          <table:table-cell table:formula="of:=IF([.S$2]&gt;[.$A19];&quot;&quot;;ROUND(([.$B$1]/([.$A19]+1)))*[.S$2])" office:value-type="float" office:value="51" calcext:value-type="float">
            <text:p>51</text:p>
          </table:table-cell>
          <table:table-cell table:formula="of:=IF([.T$2]&gt;[.$A19];&quot;&quot;;ROUND(([.$B$1]/([.$A19]+1)))*[.T$2])">
            <text:p/>
          </table:table-cell>
          <table:table-cell table:formula="of:=IF([.U$2]&gt;[.$A19];&quot;&quot;;ROUND(([.$B$1]/([.$A19]+1)))*[.U$2])">
            <text:p/>
          </table:table-cell>
          <table:table-cell table:formula="of:=IF([.V$2]&gt;[.$A19];&quot;&quot;;ROUND(([.$B$1]/([.$A19]+1)))*[.V$2])">
            <text:p/>
          </table:table-cell>
          <table:table-cell table:formula="of:=IF([.W$2]&gt;[.$A19];&quot;&quot;;ROUND(([.$B$1]/([.$A19]+1)))*[.W$2])">
            <text:p/>
          </table:table-cell>
          <table:table-cell table:formula="of:=IF([.X$2]&gt;[.$A19];&quot;&quot;;ROUND(([.$B$1]/([.$A19]+1)))*[.X$2])">
            <text:p/>
          </table:table-cell>
          <table:table-cell table:formula="of:=IF([.Y$2]&gt;[.$A19];&quot;&quot;;ROUND(([.$B$1]/([.$A19]+1)))*[.Y$2])">
            <text:p/>
          </table:table-cell>
          <table:table-cell table:formula="of:=IF([.Z$2]&gt;[.$A19];&quot;&quot;;ROUND(([.$B$1]/([.$A19]+1)))*[.Z$2])">
            <text:p/>
          </table:table-cell>
          <table:table-cell table:formula="of:=IF([.AA$2]&gt;[.$A19];&quot;&quot;;ROUND(([.$B$1]/([.$A19]+1)))*[.AA$2])">
            <text:p/>
          </table:table-cell>
          <table:table-cell table:formula="of:=IF([.AB$2]&gt;[.$A19];&quot;&quot;;ROUND(([.$B$1]/([.$A19]+1)))*[.AB$2])">
            <text:p/>
          </table:table-cell>
          <table:table-cell table:formula="of:=IF([.AC$2]&gt;[.$A19];&quot;&quot;;ROUND(([.$B$1]/([.$A19]+1)))*[.AC$2])">
            <text:p/>
          </table:table-cell>
          <table:table-cell table:formula="of:=IF([.AD$2]&gt;[.$A19];&quot;&quot;;ROUND(([.$B$1]/([.$A19]+1)))*[.AD$2])">
            <text:p/>
          </table:table-cell>
          <table:table-cell table:formula="of:=IF([.AE$2]&gt;[.$A19];&quot;&quot;;ROUND(([.$B$1]/([.$A19]+1)))*[.AE$2])">
            <text:p/>
          </table:table-cell>
          <table:table-cell table:formula="of:=IF([.AF$2]&gt;[.$A19];&quot;&quot;;ROUND(([.$B$1]/([.$A19]+1)))*[.AF$2])">
            <text:p/>
          </table:table-cell>
          <table:table-cell table:formula="of:=IF([.AG$2]&gt;[.$A19];&quot;&quot;;ROUND(([.$B$1]/([.$A19]+1)))*[.AG$2])">
            <text:p/>
          </table:table-cell>
          <table:table-cell table:formula="of:=IF([.AH$2]&gt;[.$A19];&quot;&quot;;ROUND(([.$B$1]/([.$A19]+1)))*[.AH$2])">
            <text:p/>
          </table:table-cell>
          <table:table-cell table:formula="of:=IF([.AI$2]&gt;[.$A19];&quot;&quot;;ROUND(([.$B$1]/([.$A19]+1)))*[.AI$2])">
            <text:p/>
          </table:table-cell>
          <table:table-cell table:formula="of:=IF([.AJ$2]&gt;[.$A19];&quot;&quot;;ROUND(([.$B$1]/([.$A19]+1)))*[.AJ$2])">
            <text:p/>
          </table:table-cell>
          <table:table-cell table:formula="of:=IF([.AK$2]&gt;[.$A19];&quot;&quot;;ROUND(([.$B$1]/([.$A19]+1)))*[.AK$2])">
            <text:p/>
          </table:table-cell>
          <table:table-cell table:formula="of:=IF([.AL$2]&gt;[.$A19];&quot;&quot;;ROUND(([.$B$1]/([.$A19]+1)))*[.AL$2])">
            <text:p/>
          </table:table-cell>
          <table:table-cell table:formula="of:=IF([.AM$2]&gt;[.$A19];&quot;&quot;;ROUND(([.$B$1]/([.$A19]+1)))*[.AM$2])">
            <text:p/>
          </table:table-cell>
          <table:table-cell table:formula="of:=IF([.AN$2]&gt;[.$A19];&quot;&quot;;ROUND(([.$B$1]/([.$A19]+1)))*[.AN$2])">
            <text:p/>
          </table:table-cell>
          <table:table-cell table:formula="of:=IF([.AO$2]&gt;[.$A19];&quot;&quot;;ROUND(([.$B$1]/([.$A19]+1)))*[.AO$2])">
            <text:p/>
          </table:table-cell>
          <table:table-cell table:formula="of:=IF([.AP$2]&gt;[.$A19];&quot;&quot;;ROUND(([.$B$1]/([.$A19]+1)))*[.AP$2])">
            <text:p/>
          </table:table-cell>
          <table:table-cell table:formula="of:=IF([.AQ$2]&gt;[.$A19];&quot;&quot;;ROUND(([.$B$1]/([.$A19]+1)))*[.AQ$2])">
            <text:p/>
          </table:table-cell>
          <table:table-cell table:formula="of:=IF([.AR$2]&gt;[.$A19];&quot;&quot;;ROUND(([.$B$1]/([.$A19]+1)))*[.AR$2])">
            <text:p/>
          </table:table-cell>
          <table:table-cell table:formula="of:=IF([.AS$2]&gt;[.$A19];&quot;&quot;;ROUND(([.$B$1]/([.$A19]+1)))*[.AS$2])">
            <text:p/>
          </table:table-cell>
          <table:table-cell table:formula="of:=IF([.AT$2]&gt;[.$A19];&quot;&quot;;ROUND(([.$B$1]/([.$A19]+1)))*[.AT$2])">
            <text:p/>
          </table:table-cell>
          <table:table-cell table:formula="of:=IF([.AU$2]&gt;[.$A19];&quot;&quot;;ROUND(([.$B$1]/([.$A19]+1)))*[.AU$2])">
            <text:p/>
          </table:table-cell>
          <table:table-cell table:formula="of:=IF([.AV$2]&gt;[.$A19];&quot;&quot;;ROUND(([.$B$1]/([.$A19]+1)))*[.AV$2])">
            <text:p/>
          </table:table-cell>
          <table:table-cell table:formula="of:=IF([.AW$2]&gt;[.$A19];&quot;&quot;;ROUND(([.$B$1]/([.$A19]+1)))*[.AW$2])">
            <text:p/>
          </table:table-cell>
          <table:table-cell table:formula="of:=IF([.AX$2]&gt;[.$A19];&quot;&quot;;ROUND(([.$B$1]/([.$A19]+1)))*[.AX$2])">
            <text:p/>
          </table:table-cell>
          <table:table-cell table:formula="of:=IF([.AY$2]&gt;[.$A19];&quot;&quot;;ROUND(([.$B$1]/([.$A19]+1)))*[.AY$2])">
            <text:p/>
          </table:table-cell>
          <table:table-cell table:formula="of:=IF([.AZ$2]&gt;[.$A19];&quot;&quot;;ROUND(([.$B$1]/([.$A19]+1)))*[.AZ$2])">
            <text:p/>
          </table:table-cell>
          <table:table-cell table:formula="of:=IF([.BA$2]&gt;[.$A19];&quot;&quot;;ROUND(([.$B$1]/([.$A19]+1)))*[.BA$2])">
            <text:p/>
          </table:table-cell>
          <table:table-cell table:formula="of:=IF([.BB$2]&gt;[.$A19];&quot;&quot;;ROUND(([.$B$1]/([.$A19]+1)))*[.BB$2])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IF([.C$2]&gt;[.$A20];&quot;&quot;;ROUND(([.$B$1]/([.$A20]+1)))*[.C$2])" office:value-type="float" office:value="3" calcext:value-type="float">
            <text:p>3</text:p>
          </table:table-cell>
          <table:table-cell table:formula="of:=IF([.D$2]&gt;[.$A20];&quot;&quot;;ROUND(([.$B$1]/([.$A20]+1)))*[.D$2])" office:value-type="float" office:value="6" calcext:value-type="float">
            <text:p>6</text:p>
          </table:table-cell>
          <table:table-cell table:formula="of:=IF([.E$2]&gt;[.$A20];&quot;&quot;;ROUND(([.$B$1]/([.$A20]+1)))*[.E$2])" office:value-type="float" office:value="9" calcext:value-type="float">
            <text:p>9</text:p>
          </table:table-cell>
          <table:table-cell table:formula="of:=IF([.F$2]&gt;[.$A20];&quot;&quot;;ROUND(([.$B$1]/([.$A20]+1)))*[.F$2])" office:value-type="float" office:value="12" calcext:value-type="float">
            <text:p>12</text:p>
          </table:table-cell>
          <table:table-cell table:formula="of:=IF([.G$2]&gt;[.$A20];&quot;&quot;;ROUND(([.$B$1]/([.$A20]+1)))*[.G$2])" office:value-type="float" office:value="15" calcext:value-type="float">
            <text:p>15</text:p>
          </table:table-cell>
          <table:table-cell table:formula="of:=IF([.H$2]&gt;[.$A20];&quot;&quot;;ROUND(([.$B$1]/([.$A20]+1)))*[.H$2])" office:value-type="float" office:value="18" calcext:value-type="float">
            <text:p>18</text:p>
          </table:table-cell>
          <table:table-cell table:formula="of:=IF([.I$2]&gt;[.$A20];&quot;&quot;;ROUND(([.$B$1]/([.$A20]+1)))*[.I$2])" office:value-type="float" office:value="21" calcext:value-type="float">
            <text:p>21</text:p>
          </table:table-cell>
          <table:table-cell table:formula="of:=IF([.J$2]&gt;[.$A20];&quot;&quot;;ROUND(([.$B$1]/([.$A20]+1)))*[.J$2])" office:value-type="float" office:value="24" calcext:value-type="float">
            <text:p>24</text:p>
          </table:table-cell>
          <table:table-cell table:formula="of:=IF([.K$2]&gt;[.$A20];&quot;&quot;;ROUND(([.$B$1]/([.$A20]+1)))*[.K$2])" office:value-type="float" office:value="27" calcext:value-type="float">
            <text:p>27</text:p>
          </table:table-cell>
          <table:table-cell table:formula="of:=IF([.L$2]&gt;[.$A20];&quot;&quot;;ROUND(([.$B$1]/([.$A20]+1)))*[.L$2])" office:value-type="float" office:value="30" calcext:value-type="float">
            <text:p>30</text:p>
          </table:table-cell>
          <table:table-cell table:formula="of:=IF([.M$2]&gt;[.$A20];&quot;&quot;;ROUND(([.$B$1]/([.$A20]+1)))*[.M$2])" office:value-type="float" office:value="33" calcext:value-type="float">
            <text:p>33</text:p>
          </table:table-cell>
          <table:table-cell table:formula="of:=IF([.N$2]&gt;[.$A20];&quot;&quot;;ROUND(([.$B$1]/([.$A20]+1)))*[.N$2])" office:value-type="float" office:value="36" calcext:value-type="float">
            <text:p>36</text:p>
          </table:table-cell>
          <table:table-cell table:formula="of:=IF([.O$2]&gt;[.$A20];&quot;&quot;;ROUND(([.$B$1]/([.$A20]+1)))*[.O$2])" office:value-type="float" office:value="39" calcext:value-type="float">
            <text:p>39</text:p>
          </table:table-cell>
          <table:table-cell table:formula="of:=IF([.P$2]&gt;[.$A20];&quot;&quot;;ROUND(([.$B$1]/([.$A20]+1)))*[.P$2])" office:value-type="float" office:value="42" calcext:value-type="float">
            <text:p>42</text:p>
          </table:table-cell>
          <table:table-cell table:formula="of:=IF([.Q$2]&gt;[.$A20];&quot;&quot;;ROUND(([.$B$1]/([.$A20]+1)))*[.Q$2])" office:value-type="float" office:value="45" calcext:value-type="float">
            <text:p>45</text:p>
          </table:table-cell>
          <table:table-cell table:formula="of:=IF([.R$2]&gt;[.$A20];&quot;&quot;;ROUND(([.$B$1]/([.$A20]+1)))*[.R$2])" office:value-type="float" office:value="48" calcext:value-type="float">
            <text:p>48</text:p>
          </table:table-cell>
          <table:table-cell table:formula="of:=IF([.S$2]&gt;[.$A20];&quot;&quot;;ROUND(([.$B$1]/([.$A20]+1)))*[.S$2])" office:value-type="float" office:value="51" calcext:value-type="float">
            <text:p>51</text:p>
          </table:table-cell>
          <table:table-cell table:formula="of:=IF([.T$2]&gt;[.$A20];&quot;&quot;;ROUND(([.$B$1]/([.$A20]+1)))*[.T$2])" office:value-type="float" office:value="54" calcext:value-type="float">
            <text:p>54</text:p>
          </table:table-cell>
          <table:table-cell table:formula="of:=IF([.U$2]&gt;[.$A20];&quot;&quot;;ROUND(([.$B$1]/([.$A20]+1)))*[.U$2])">
            <text:p/>
          </table:table-cell>
          <table:table-cell table:formula="of:=IF([.V$2]&gt;[.$A20];&quot;&quot;;ROUND(([.$B$1]/([.$A20]+1)))*[.V$2])">
            <text:p/>
          </table:table-cell>
          <table:table-cell table:formula="of:=IF([.W$2]&gt;[.$A20];&quot;&quot;;ROUND(([.$B$1]/([.$A20]+1)))*[.W$2])">
            <text:p/>
          </table:table-cell>
          <table:table-cell table:formula="of:=IF([.X$2]&gt;[.$A20];&quot;&quot;;ROUND(([.$B$1]/([.$A20]+1)))*[.X$2])">
            <text:p/>
          </table:table-cell>
          <table:table-cell table:formula="of:=IF([.Y$2]&gt;[.$A20];&quot;&quot;;ROUND(([.$B$1]/([.$A20]+1)))*[.Y$2])">
            <text:p/>
          </table:table-cell>
          <table:table-cell table:formula="of:=IF([.Z$2]&gt;[.$A20];&quot;&quot;;ROUND(([.$B$1]/([.$A20]+1)))*[.Z$2])">
            <text:p/>
          </table:table-cell>
          <table:table-cell table:formula="of:=IF([.AA$2]&gt;[.$A20];&quot;&quot;;ROUND(([.$B$1]/([.$A20]+1)))*[.AA$2])">
            <text:p/>
          </table:table-cell>
          <table:table-cell table:formula="of:=IF([.AB$2]&gt;[.$A20];&quot;&quot;;ROUND(([.$B$1]/([.$A20]+1)))*[.AB$2])">
            <text:p/>
          </table:table-cell>
          <table:table-cell table:formula="of:=IF([.AC$2]&gt;[.$A20];&quot;&quot;;ROUND(([.$B$1]/([.$A20]+1)))*[.AC$2])">
            <text:p/>
          </table:table-cell>
          <table:table-cell table:formula="of:=IF([.AD$2]&gt;[.$A20];&quot;&quot;;ROUND(([.$B$1]/([.$A20]+1)))*[.AD$2])">
            <text:p/>
          </table:table-cell>
          <table:table-cell table:formula="of:=IF([.AE$2]&gt;[.$A20];&quot;&quot;;ROUND(([.$B$1]/([.$A20]+1)))*[.AE$2])">
            <text:p/>
          </table:table-cell>
          <table:table-cell table:formula="of:=IF([.AF$2]&gt;[.$A20];&quot;&quot;;ROUND(([.$B$1]/([.$A20]+1)))*[.AF$2])">
            <text:p/>
          </table:table-cell>
          <table:table-cell table:formula="of:=IF([.AG$2]&gt;[.$A20];&quot;&quot;;ROUND(([.$B$1]/([.$A20]+1)))*[.AG$2])">
            <text:p/>
          </table:table-cell>
          <table:table-cell table:formula="of:=IF([.AH$2]&gt;[.$A20];&quot;&quot;;ROUND(([.$B$1]/([.$A20]+1)))*[.AH$2])">
            <text:p/>
          </table:table-cell>
          <table:table-cell table:formula="of:=IF([.AI$2]&gt;[.$A20];&quot;&quot;;ROUND(([.$B$1]/([.$A20]+1)))*[.AI$2])">
            <text:p/>
          </table:table-cell>
          <table:table-cell table:formula="of:=IF([.AJ$2]&gt;[.$A20];&quot;&quot;;ROUND(([.$B$1]/([.$A20]+1)))*[.AJ$2])">
            <text:p/>
          </table:table-cell>
          <table:table-cell table:formula="of:=IF([.AK$2]&gt;[.$A20];&quot;&quot;;ROUND(([.$B$1]/([.$A20]+1)))*[.AK$2])">
            <text:p/>
          </table:table-cell>
          <table:table-cell table:formula="of:=IF([.AL$2]&gt;[.$A20];&quot;&quot;;ROUND(([.$B$1]/([.$A20]+1)))*[.AL$2])">
            <text:p/>
          </table:table-cell>
          <table:table-cell table:formula="of:=IF([.AM$2]&gt;[.$A20];&quot;&quot;;ROUND(([.$B$1]/([.$A20]+1)))*[.AM$2])">
            <text:p/>
          </table:table-cell>
          <table:table-cell table:formula="of:=IF([.AN$2]&gt;[.$A20];&quot;&quot;;ROUND(([.$B$1]/([.$A20]+1)))*[.AN$2])">
            <text:p/>
          </table:table-cell>
          <table:table-cell table:formula="of:=IF([.AO$2]&gt;[.$A20];&quot;&quot;;ROUND(([.$B$1]/([.$A20]+1)))*[.AO$2])">
            <text:p/>
          </table:table-cell>
          <table:table-cell table:formula="of:=IF([.AP$2]&gt;[.$A20];&quot;&quot;;ROUND(([.$B$1]/([.$A20]+1)))*[.AP$2])">
            <text:p/>
          </table:table-cell>
          <table:table-cell table:formula="of:=IF([.AQ$2]&gt;[.$A20];&quot;&quot;;ROUND(([.$B$1]/([.$A20]+1)))*[.AQ$2])">
            <text:p/>
          </table:table-cell>
          <table:table-cell table:formula="of:=IF([.AR$2]&gt;[.$A20];&quot;&quot;;ROUND(([.$B$1]/([.$A20]+1)))*[.AR$2])">
            <text:p/>
          </table:table-cell>
          <table:table-cell table:formula="of:=IF([.AS$2]&gt;[.$A20];&quot;&quot;;ROUND(([.$B$1]/([.$A20]+1)))*[.AS$2])">
            <text:p/>
          </table:table-cell>
          <table:table-cell table:formula="of:=IF([.AT$2]&gt;[.$A20];&quot;&quot;;ROUND(([.$B$1]/([.$A20]+1)))*[.AT$2])">
            <text:p/>
          </table:table-cell>
          <table:table-cell table:formula="of:=IF([.AU$2]&gt;[.$A20];&quot;&quot;;ROUND(([.$B$1]/([.$A20]+1)))*[.AU$2])">
            <text:p/>
          </table:table-cell>
          <table:table-cell table:formula="of:=IF([.AV$2]&gt;[.$A20];&quot;&quot;;ROUND(([.$B$1]/([.$A20]+1)))*[.AV$2])">
            <text:p/>
          </table:table-cell>
          <table:table-cell table:formula="of:=IF([.AW$2]&gt;[.$A20];&quot;&quot;;ROUND(([.$B$1]/([.$A20]+1)))*[.AW$2])">
            <text:p/>
          </table:table-cell>
          <table:table-cell table:formula="of:=IF([.AX$2]&gt;[.$A20];&quot;&quot;;ROUND(([.$B$1]/([.$A20]+1)))*[.AX$2])">
            <text:p/>
          </table:table-cell>
          <table:table-cell table:formula="of:=IF([.AY$2]&gt;[.$A20];&quot;&quot;;ROUND(([.$B$1]/([.$A20]+1)))*[.AY$2])">
            <text:p/>
          </table:table-cell>
          <table:table-cell table:formula="of:=IF([.AZ$2]&gt;[.$A20];&quot;&quot;;ROUND(([.$B$1]/([.$A20]+1)))*[.AZ$2])">
            <text:p/>
          </table:table-cell>
          <table:table-cell table:formula="of:=IF([.BA$2]&gt;[.$A20];&quot;&quot;;ROUND(([.$B$1]/([.$A20]+1)))*[.BA$2])">
            <text:p/>
          </table:table-cell>
          <table:table-cell table:formula="of:=IF([.BB$2]&gt;[.$A20];&quot;&quot;;ROUND(([.$B$1]/([.$A20]+1)))*[.BB$2])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IF([.C$2]&gt;[.$A21];&quot;&quot;;ROUND(([.$B$1]/([.$A21]+1)))*[.C$2])" office:value-type="float" office:value="3" calcext:value-type="float">
            <text:p>3</text:p>
          </table:table-cell>
          <table:table-cell table:formula="of:=IF([.D$2]&gt;[.$A21];&quot;&quot;;ROUND(([.$B$1]/([.$A21]+1)))*[.D$2])" office:value-type="float" office:value="6" calcext:value-type="float">
            <text:p>6</text:p>
          </table:table-cell>
          <table:table-cell table:formula="of:=IF([.E$2]&gt;[.$A21];&quot;&quot;;ROUND(([.$B$1]/([.$A21]+1)))*[.E$2])" office:value-type="float" office:value="9" calcext:value-type="float">
            <text:p>9</text:p>
          </table:table-cell>
          <table:table-cell table:formula="of:=IF([.F$2]&gt;[.$A21];&quot;&quot;;ROUND(([.$B$1]/([.$A21]+1)))*[.F$2])" office:value-type="float" office:value="12" calcext:value-type="float">
            <text:p>12</text:p>
          </table:table-cell>
          <table:table-cell table:formula="of:=IF([.G$2]&gt;[.$A21];&quot;&quot;;ROUND(([.$B$1]/([.$A21]+1)))*[.G$2])" office:value-type="float" office:value="15" calcext:value-type="float">
            <text:p>15</text:p>
          </table:table-cell>
          <table:table-cell table:formula="of:=IF([.H$2]&gt;[.$A21];&quot;&quot;;ROUND(([.$B$1]/([.$A21]+1)))*[.H$2])" office:value-type="float" office:value="18" calcext:value-type="float">
            <text:p>18</text:p>
          </table:table-cell>
          <table:table-cell table:formula="of:=IF([.I$2]&gt;[.$A21];&quot;&quot;;ROUND(([.$B$1]/([.$A21]+1)))*[.I$2])" office:value-type="float" office:value="21" calcext:value-type="float">
            <text:p>21</text:p>
          </table:table-cell>
          <table:table-cell table:formula="of:=IF([.J$2]&gt;[.$A21];&quot;&quot;;ROUND(([.$B$1]/([.$A21]+1)))*[.J$2])" office:value-type="float" office:value="24" calcext:value-type="float">
            <text:p>24</text:p>
          </table:table-cell>
          <table:table-cell table:formula="of:=IF([.K$2]&gt;[.$A21];&quot;&quot;;ROUND(([.$B$1]/([.$A21]+1)))*[.K$2])" office:value-type="float" office:value="27" calcext:value-type="float">
            <text:p>27</text:p>
          </table:table-cell>
          <table:table-cell table:formula="of:=IF([.L$2]&gt;[.$A21];&quot;&quot;;ROUND(([.$B$1]/([.$A21]+1)))*[.L$2])" office:value-type="float" office:value="30" calcext:value-type="float">
            <text:p>30</text:p>
          </table:table-cell>
          <table:table-cell table:formula="of:=IF([.M$2]&gt;[.$A21];&quot;&quot;;ROUND(([.$B$1]/([.$A21]+1)))*[.M$2])" office:value-type="float" office:value="33" calcext:value-type="float">
            <text:p>33</text:p>
          </table:table-cell>
          <table:table-cell table:formula="of:=IF([.N$2]&gt;[.$A21];&quot;&quot;;ROUND(([.$B$1]/([.$A21]+1)))*[.N$2])" office:value-type="float" office:value="36" calcext:value-type="float">
            <text:p>36</text:p>
          </table:table-cell>
          <table:table-cell table:formula="of:=IF([.O$2]&gt;[.$A21];&quot;&quot;;ROUND(([.$B$1]/([.$A21]+1)))*[.O$2])" office:value-type="float" office:value="39" calcext:value-type="float">
            <text:p>39</text:p>
          </table:table-cell>
          <table:table-cell table:formula="of:=IF([.P$2]&gt;[.$A21];&quot;&quot;;ROUND(([.$B$1]/([.$A21]+1)))*[.P$2])" office:value-type="float" office:value="42" calcext:value-type="float">
            <text:p>42</text:p>
          </table:table-cell>
          <table:table-cell table:formula="of:=IF([.Q$2]&gt;[.$A21];&quot;&quot;;ROUND(([.$B$1]/([.$A21]+1)))*[.Q$2])" office:value-type="float" office:value="45" calcext:value-type="float">
            <text:p>45</text:p>
          </table:table-cell>
          <table:table-cell table:formula="of:=IF([.R$2]&gt;[.$A21];&quot;&quot;;ROUND(([.$B$1]/([.$A21]+1)))*[.R$2])" office:value-type="float" office:value="48" calcext:value-type="float">
            <text:p>48</text:p>
          </table:table-cell>
          <table:table-cell table:formula="of:=IF([.S$2]&gt;[.$A21];&quot;&quot;;ROUND(([.$B$1]/([.$A21]+1)))*[.S$2])" office:value-type="float" office:value="51" calcext:value-type="float">
            <text:p>51</text:p>
          </table:table-cell>
          <table:table-cell table:formula="of:=IF([.T$2]&gt;[.$A21];&quot;&quot;;ROUND(([.$B$1]/([.$A21]+1)))*[.T$2])" office:value-type="float" office:value="54" calcext:value-type="float">
            <text:p>54</text:p>
          </table:table-cell>
          <table:table-cell table:formula="of:=IF([.U$2]&gt;[.$A21];&quot;&quot;;ROUND(([.$B$1]/([.$A21]+1)))*[.U$2])" office:value-type="float" office:value="57" calcext:value-type="float">
            <text:p>57</text:p>
          </table:table-cell>
          <table:table-cell table:formula="of:=IF([.V$2]&gt;[.$A21];&quot;&quot;;ROUND(([.$B$1]/([.$A21]+1)))*[.V$2])">
            <text:p/>
          </table:table-cell>
          <table:table-cell table:formula="of:=IF([.W$2]&gt;[.$A21];&quot;&quot;;ROUND(([.$B$1]/([.$A21]+1)))*[.W$2])">
            <text:p/>
          </table:table-cell>
          <table:table-cell table:formula="of:=IF([.X$2]&gt;[.$A21];&quot;&quot;;ROUND(([.$B$1]/([.$A21]+1)))*[.X$2])">
            <text:p/>
          </table:table-cell>
          <table:table-cell table:formula="of:=IF([.Y$2]&gt;[.$A21];&quot;&quot;;ROUND(([.$B$1]/([.$A21]+1)))*[.Y$2])">
            <text:p/>
          </table:table-cell>
          <table:table-cell table:formula="of:=IF([.Z$2]&gt;[.$A21];&quot;&quot;;ROUND(([.$B$1]/([.$A21]+1)))*[.Z$2])">
            <text:p/>
          </table:table-cell>
          <table:table-cell table:formula="of:=IF([.AA$2]&gt;[.$A21];&quot;&quot;;ROUND(([.$B$1]/([.$A21]+1)))*[.AA$2])">
            <text:p/>
          </table:table-cell>
          <table:table-cell table:formula="of:=IF([.AB$2]&gt;[.$A21];&quot;&quot;;ROUND(([.$B$1]/([.$A21]+1)))*[.AB$2])">
            <text:p/>
          </table:table-cell>
          <table:table-cell table:formula="of:=IF([.AC$2]&gt;[.$A21];&quot;&quot;;ROUND(([.$B$1]/([.$A21]+1)))*[.AC$2])">
            <text:p/>
          </table:table-cell>
          <table:table-cell table:formula="of:=IF([.AD$2]&gt;[.$A21];&quot;&quot;;ROUND(([.$B$1]/([.$A21]+1)))*[.AD$2])">
            <text:p/>
          </table:table-cell>
          <table:table-cell table:formula="of:=IF([.AE$2]&gt;[.$A21];&quot;&quot;;ROUND(([.$B$1]/([.$A21]+1)))*[.AE$2])">
            <text:p/>
          </table:table-cell>
          <table:table-cell table:formula="of:=IF([.AF$2]&gt;[.$A21];&quot;&quot;;ROUND(([.$B$1]/([.$A21]+1)))*[.AF$2])">
            <text:p/>
          </table:table-cell>
          <table:table-cell table:formula="of:=IF([.AG$2]&gt;[.$A21];&quot;&quot;;ROUND(([.$B$1]/([.$A21]+1)))*[.AG$2])">
            <text:p/>
          </table:table-cell>
          <table:table-cell table:formula="of:=IF([.AH$2]&gt;[.$A21];&quot;&quot;;ROUND(([.$B$1]/([.$A21]+1)))*[.AH$2])">
            <text:p/>
          </table:table-cell>
          <table:table-cell table:formula="of:=IF([.AI$2]&gt;[.$A21];&quot;&quot;;ROUND(([.$B$1]/([.$A21]+1)))*[.AI$2])">
            <text:p/>
          </table:table-cell>
          <table:table-cell table:formula="of:=IF([.AJ$2]&gt;[.$A21];&quot;&quot;;ROUND(([.$B$1]/([.$A21]+1)))*[.AJ$2])">
            <text:p/>
          </table:table-cell>
          <table:table-cell table:formula="of:=IF([.AK$2]&gt;[.$A21];&quot;&quot;;ROUND(([.$B$1]/([.$A21]+1)))*[.AK$2])">
            <text:p/>
          </table:table-cell>
          <table:table-cell table:formula="of:=IF([.AL$2]&gt;[.$A21];&quot;&quot;;ROUND(([.$B$1]/([.$A21]+1)))*[.AL$2])">
            <text:p/>
          </table:table-cell>
          <table:table-cell table:formula="of:=IF([.AM$2]&gt;[.$A21];&quot;&quot;;ROUND(([.$B$1]/([.$A21]+1)))*[.AM$2])">
            <text:p/>
          </table:table-cell>
          <table:table-cell table:formula="of:=IF([.AN$2]&gt;[.$A21];&quot;&quot;;ROUND(([.$B$1]/([.$A21]+1)))*[.AN$2])">
            <text:p/>
          </table:table-cell>
          <table:table-cell table:formula="of:=IF([.AO$2]&gt;[.$A21];&quot;&quot;;ROUND(([.$B$1]/([.$A21]+1)))*[.AO$2])">
            <text:p/>
          </table:table-cell>
          <table:table-cell table:formula="of:=IF([.AP$2]&gt;[.$A21];&quot;&quot;;ROUND(([.$B$1]/([.$A21]+1)))*[.AP$2])">
            <text:p/>
          </table:table-cell>
          <table:table-cell table:formula="of:=IF([.AQ$2]&gt;[.$A21];&quot;&quot;;ROUND(([.$B$1]/([.$A21]+1)))*[.AQ$2])">
            <text:p/>
          </table:table-cell>
          <table:table-cell table:formula="of:=IF([.AR$2]&gt;[.$A21];&quot;&quot;;ROUND(([.$B$1]/([.$A21]+1)))*[.AR$2])">
            <text:p/>
          </table:table-cell>
          <table:table-cell table:formula="of:=IF([.AS$2]&gt;[.$A21];&quot;&quot;;ROUND(([.$B$1]/([.$A21]+1)))*[.AS$2])">
            <text:p/>
          </table:table-cell>
          <table:table-cell table:formula="of:=IF([.AT$2]&gt;[.$A21];&quot;&quot;;ROUND(([.$B$1]/([.$A21]+1)))*[.AT$2])">
            <text:p/>
          </table:table-cell>
          <table:table-cell table:formula="of:=IF([.AU$2]&gt;[.$A21];&quot;&quot;;ROUND(([.$B$1]/([.$A21]+1)))*[.AU$2])">
            <text:p/>
          </table:table-cell>
          <table:table-cell table:formula="of:=IF([.AV$2]&gt;[.$A21];&quot;&quot;;ROUND(([.$B$1]/([.$A21]+1)))*[.AV$2])">
            <text:p/>
          </table:table-cell>
          <table:table-cell table:formula="of:=IF([.AW$2]&gt;[.$A21];&quot;&quot;;ROUND(([.$B$1]/([.$A21]+1)))*[.AW$2])">
            <text:p/>
          </table:table-cell>
          <table:table-cell table:formula="of:=IF([.AX$2]&gt;[.$A21];&quot;&quot;;ROUND(([.$B$1]/([.$A21]+1)))*[.AX$2])">
            <text:p/>
          </table:table-cell>
          <table:table-cell table:formula="of:=IF([.AY$2]&gt;[.$A21];&quot;&quot;;ROUND(([.$B$1]/([.$A21]+1)))*[.AY$2])">
            <text:p/>
          </table:table-cell>
          <table:table-cell table:formula="of:=IF([.AZ$2]&gt;[.$A21];&quot;&quot;;ROUND(([.$B$1]/([.$A21]+1)))*[.AZ$2])">
            <text:p/>
          </table:table-cell>
          <table:table-cell table:formula="of:=IF([.BA$2]&gt;[.$A21];&quot;&quot;;ROUND(([.$B$1]/([.$A21]+1)))*[.BA$2])">
            <text:p/>
          </table:table-cell>
          <table:table-cell table:formula="of:=IF([.BB$2]&gt;[.$A21];&quot;&quot;;ROUND(([.$B$1]/([.$A21]+1)))*[.BB$2])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IF([.C$2]&gt;[.$A22];&quot;&quot;;ROUND(([.$B$1]/([.$A22]+1)))*[.C$2])" office:value-type="float" office:value="2" calcext:value-type="float">
            <text:p>2</text:p>
          </table:table-cell>
          <table:table-cell table:formula="of:=IF([.D$2]&gt;[.$A22];&quot;&quot;;ROUND(([.$B$1]/([.$A22]+1)))*[.D$2])" office:value-type="float" office:value="4" calcext:value-type="float">
            <text:p>4</text:p>
          </table:table-cell>
          <table:table-cell table:formula="of:=IF([.E$2]&gt;[.$A22];&quot;&quot;;ROUND(([.$B$1]/([.$A22]+1)))*[.E$2])" office:value-type="float" office:value="6" calcext:value-type="float">
            <text:p>6</text:p>
          </table:table-cell>
          <table:table-cell table:formula="of:=IF([.F$2]&gt;[.$A22];&quot;&quot;;ROUND(([.$B$1]/([.$A22]+1)))*[.F$2])" office:value-type="float" office:value="8" calcext:value-type="float">
            <text:p>8</text:p>
          </table:table-cell>
          <table:table-cell table:formula="of:=IF([.G$2]&gt;[.$A22];&quot;&quot;;ROUND(([.$B$1]/([.$A22]+1)))*[.G$2])" office:value-type="float" office:value="10" calcext:value-type="float">
            <text:p>10</text:p>
          </table:table-cell>
          <table:table-cell table:formula="of:=IF([.H$2]&gt;[.$A22];&quot;&quot;;ROUND(([.$B$1]/([.$A22]+1)))*[.H$2])" office:value-type="float" office:value="12" calcext:value-type="float">
            <text:p>12</text:p>
          </table:table-cell>
          <table:table-cell table:formula="of:=IF([.I$2]&gt;[.$A22];&quot;&quot;;ROUND(([.$B$1]/([.$A22]+1)))*[.I$2])" office:value-type="float" office:value="14" calcext:value-type="float">
            <text:p>14</text:p>
          </table:table-cell>
          <table:table-cell table:formula="of:=IF([.J$2]&gt;[.$A22];&quot;&quot;;ROUND(([.$B$1]/([.$A22]+1)))*[.J$2])" office:value-type="float" office:value="16" calcext:value-type="float">
            <text:p>16</text:p>
          </table:table-cell>
          <table:table-cell table:formula="of:=IF([.K$2]&gt;[.$A22];&quot;&quot;;ROUND(([.$B$1]/([.$A22]+1)))*[.K$2])" office:value-type="float" office:value="18" calcext:value-type="float">
            <text:p>18</text:p>
          </table:table-cell>
          <table:table-cell table:formula="of:=IF([.L$2]&gt;[.$A22];&quot;&quot;;ROUND(([.$B$1]/([.$A22]+1)))*[.L$2])" office:value-type="float" office:value="20" calcext:value-type="float">
            <text:p>20</text:p>
          </table:table-cell>
          <table:table-cell table:formula="of:=IF([.M$2]&gt;[.$A22];&quot;&quot;;ROUND(([.$B$1]/([.$A22]+1)))*[.M$2])" office:value-type="float" office:value="22" calcext:value-type="float">
            <text:p>22</text:p>
          </table:table-cell>
          <table:table-cell table:formula="of:=IF([.N$2]&gt;[.$A22];&quot;&quot;;ROUND(([.$B$1]/([.$A22]+1)))*[.N$2])" office:value-type="float" office:value="24" calcext:value-type="float">
            <text:p>24</text:p>
          </table:table-cell>
          <table:table-cell table:formula="of:=IF([.O$2]&gt;[.$A22];&quot;&quot;;ROUND(([.$B$1]/([.$A22]+1)))*[.O$2])" office:value-type="float" office:value="26" calcext:value-type="float">
            <text:p>26</text:p>
          </table:table-cell>
          <table:table-cell table:formula="of:=IF([.P$2]&gt;[.$A22];&quot;&quot;;ROUND(([.$B$1]/([.$A22]+1)))*[.P$2])" office:value-type="float" office:value="28" calcext:value-type="float">
            <text:p>28</text:p>
          </table:table-cell>
          <table:table-cell table:formula="of:=IF([.Q$2]&gt;[.$A22];&quot;&quot;;ROUND(([.$B$1]/([.$A22]+1)))*[.Q$2])" office:value-type="float" office:value="30" calcext:value-type="float">
            <text:p>30</text:p>
          </table:table-cell>
          <table:table-cell table:formula="of:=IF([.R$2]&gt;[.$A22];&quot;&quot;;ROUND(([.$B$1]/([.$A22]+1)))*[.R$2])" office:value-type="float" office:value="32" calcext:value-type="float">
            <text:p>32</text:p>
          </table:table-cell>
          <table:table-cell table:formula="of:=IF([.S$2]&gt;[.$A22];&quot;&quot;;ROUND(([.$B$1]/([.$A22]+1)))*[.S$2])" office:value-type="float" office:value="34" calcext:value-type="float">
            <text:p>34</text:p>
          </table:table-cell>
          <table:table-cell table:formula="of:=IF([.T$2]&gt;[.$A22];&quot;&quot;;ROUND(([.$B$1]/([.$A22]+1)))*[.T$2])" office:value-type="float" office:value="36" calcext:value-type="float">
            <text:p>36</text:p>
          </table:table-cell>
          <table:table-cell table:formula="of:=IF([.U$2]&gt;[.$A22];&quot;&quot;;ROUND(([.$B$1]/([.$A22]+1)))*[.U$2])" office:value-type="float" office:value="38" calcext:value-type="float">
            <text:p>38</text:p>
          </table:table-cell>
          <table:table-cell table:formula="of:=IF([.V$2]&gt;[.$A22];&quot;&quot;;ROUND(([.$B$1]/([.$A22]+1)))*[.V$2])" office:value-type="float" office:value="40" calcext:value-type="float">
            <text:p>40</text:p>
          </table:table-cell>
          <table:table-cell table:formula="of:=IF([.W$2]&gt;[.$A22];&quot;&quot;;ROUND(([.$B$1]/([.$A22]+1)))*[.W$2])">
            <text:p/>
          </table:table-cell>
          <table:table-cell table:formula="of:=IF([.X$2]&gt;[.$A22];&quot;&quot;;ROUND(([.$B$1]/([.$A22]+1)))*[.X$2])">
            <text:p/>
          </table:table-cell>
          <table:table-cell table:formula="of:=IF([.Y$2]&gt;[.$A22];&quot;&quot;;ROUND(([.$B$1]/([.$A22]+1)))*[.Y$2])">
            <text:p/>
          </table:table-cell>
          <table:table-cell table:formula="of:=IF([.Z$2]&gt;[.$A22];&quot;&quot;;ROUND(([.$B$1]/([.$A22]+1)))*[.Z$2])">
            <text:p/>
          </table:table-cell>
          <table:table-cell table:formula="of:=IF([.AA$2]&gt;[.$A22];&quot;&quot;;ROUND(([.$B$1]/([.$A22]+1)))*[.AA$2])">
            <text:p/>
          </table:table-cell>
          <table:table-cell table:formula="of:=IF([.AB$2]&gt;[.$A22];&quot;&quot;;ROUND(([.$B$1]/([.$A22]+1)))*[.AB$2])">
            <text:p/>
          </table:table-cell>
          <table:table-cell table:formula="of:=IF([.AC$2]&gt;[.$A22];&quot;&quot;;ROUND(([.$B$1]/([.$A22]+1)))*[.AC$2])">
            <text:p/>
          </table:table-cell>
          <table:table-cell table:formula="of:=IF([.AD$2]&gt;[.$A22];&quot;&quot;;ROUND(([.$B$1]/([.$A22]+1)))*[.AD$2])">
            <text:p/>
          </table:table-cell>
          <table:table-cell table:formula="of:=IF([.AE$2]&gt;[.$A22];&quot;&quot;;ROUND(([.$B$1]/([.$A22]+1)))*[.AE$2])">
            <text:p/>
          </table:table-cell>
          <table:table-cell table:formula="of:=IF([.AF$2]&gt;[.$A22];&quot;&quot;;ROUND(([.$B$1]/([.$A22]+1)))*[.AF$2])">
            <text:p/>
          </table:table-cell>
          <table:table-cell table:formula="of:=IF([.AG$2]&gt;[.$A22];&quot;&quot;;ROUND(([.$B$1]/([.$A22]+1)))*[.AG$2])">
            <text:p/>
          </table:table-cell>
          <table:table-cell table:formula="of:=IF([.AH$2]&gt;[.$A22];&quot;&quot;;ROUND(([.$B$1]/([.$A22]+1)))*[.AH$2])">
            <text:p/>
          </table:table-cell>
          <table:table-cell table:formula="of:=IF([.AI$2]&gt;[.$A22];&quot;&quot;;ROUND(([.$B$1]/([.$A22]+1)))*[.AI$2])">
            <text:p/>
          </table:table-cell>
          <table:table-cell table:formula="of:=IF([.AJ$2]&gt;[.$A22];&quot;&quot;;ROUND(([.$B$1]/([.$A22]+1)))*[.AJ$2])">
            <text:p/>
          </table:table-cell>
          <table:table-cell table:formula="of:=IF([.AK$2]&gt;[.$A22];&quot;&quot;;ROUND(([.$B$1]/([.$A22]+1)))*[.AK$2])">
            <text:p/>
          </table:table-cell>
          <table:table-cell table:formula="of:=IF([.AL$2]&gt;[.$A22];&quot;&quot;;ROUND(([.$B$1]/([.$A22]+1)))*[.AL$2])">
            <text:p/>
          </table:table-cell>
          <table:table-cell table:formula="of:=IF([.AM$2]&gt;[.$A22];&quot;&quot;;ROUND(([.$B$1]/([.$A22]+1)))*[.AM$2])">
            <text:p/>
          </table:table-cell>
          <table:table-cell table:formula="of:=IF([.AN$2]&gt;[.$A22];&quot;&quot;;ROUND(([.$B$1]/([.$A22]+1)))*[.AN$2])">
            <text:p/>
          </table:table-cell>
          <table:table-cell table:formula="of:=IF([.AO$2]&gt;[.$A22];&quot;&quot;;ROUND(([.$B$1]/([.$A22]+1)))*[.AO$2])">
            <text:p/>
          </table:table-cell>
          <table:table-cell table:formula="of:=IF([.AP$2]&gt;[.$A22];&quot;&quot;;ROUND(([.$B$1]/([.$A22]+1)))*[.AP$2])">
            <text:p/>
          </table:table-cell>
          <table:table-cell table:formula="of:=IF([.AQ$2]&gt;[.$A22];&quot;&quot;;ROUND(([.$B$1]/([.$A22]+1)))*[.AQ$2])">
            <text:p/>
          </table:table-cell>
          <table:table-cell table:formula="of:=IF([.AR$2]&gt;[.$A22];&quot;&quot;;ROUND(([.$B$1]/([.$A22]+1)))*[.AR$2])">
            <text:p/>
          </table:table-cell>
          <table:table-cell table:formula="of:=IF([.AS$2]&gt;[.$A22];&quot;&quot;;ROUND(([.$B$1]/([.$A22]+1)))*[.AS$2])">
            <text:p/>
          </table:table-cell>
          <table:table-cell table:formula="of:=IF([.AT$2]&gt;[.$A22];&quot;&quot;;ROUND(([.$B$1]/([.$A22]+1)))*[.AT$2])">
            <text:p/>
          </table:table-cell>
          <table:table-cell table:formula="of:=IF([.AU$2]&gt;[.$A22];&quot;&quot;;ROUND(([.$B$1]/([.$A22]+1)))*[.AU$2])">
            <text:p/>
          </table:table-cell>
          <table:table-cell table:formula="of:=IF([.AV$2]&gt;[.$A22];&quot;&quot;;ROUND(([.$B$1]/([.$A22]+1)))*[.AV$2])">
            <text:p/>
          </table:table-cell>
          <table:table-cell table:formula="of:=IF([.AW$2]&gt;[.$A22];&quot;&quot;;ROUND(([.$B$1]/([.$A22]+1)))*[.AW$2])">
            <text:p/>
          </table:table-cell>
          <table:table-cell table:formula="of:=IF([.AX$2]&gt;[.$A22];&quot;&quot;;ROUND(([.$B$1]/([.$A22]+1)))*[.AX$2])">
            <text:p/>
          </table:table-cell>
          <table:table-cell table:formula="of:=IF([.AY$2]&gt;[.$A22];&quot;&quot;;ROUND(([.$B$1]/([.$A22]+1)))*[.AY$2])">
            <text:p/>
          </table:table-cell>
          <table:table-cell table:formula="of:=IF([.AZ$2]&gt;[.$A22];&quot;&quot;;ROUND(([.$B$1]/([.$A22]+1)))*[.AZ$2])">
            <text:p/>
          </table:table-cell>
          <table:table-cell table:formula="of:=IF([.BA$2]&gt;[.$A22];&quot;&quot;;ROUND(([.$B$1]/([.$A22]+1)))*[.BA$2])">
            <text:p/>
          </table:table-cell>
          <table:table-cell table:formula="of:=IF([.BB$2]&gt;[.$A22];&quot;&quot;;ROUND(([.$B$1]/([.$A22]+1)))*[.BB$2])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IF([.C$2]&gt;[.$A23];&quot;&quot;;ROUND(([.$B$1]/([.$A23]+1)))*[.C$2])" office:value-type="float" office:value="2" calcext:value-type="float">
            <text:p>2</text:p>
          </table:table-cell>
          <table:table-cell table:formula="of:=IF([.D$2]&gt;[.$A23];&quot;&quot;;ROUND(([.$B$1]/([.$A23]+1)))*[.D$2])" office:value-type="float" office:value="4" calcext:value-type="float">
            <text:p>4</text:p>
          </table:table-cell>
          <table:table-cell table:formula="of:=IF([.E$2]&gt;[.$A23];&quot;&quot;;ROUND(([.$B$1]/([.$A23]+1)))*[.E$2])" office:value-type="float" office:value="6" calcext:value-type="float">
            <text:p>6</text:p>
          </table:table-cell>
          <table:table-cell table:formula="of:=IF([.F$2]&gt;[.$A23];&quot;&quot;;ROUND(([.$B$1]/([.$A23]+1)))*[.F$2])" office:value-type="float" office:value="8" calcext:value-type="float">
            <text:p>8</text:p>
          </table:table-cell>
          <table:table-cell table:formula="of:=IF([.G$2]&gt;[.$A23];&quot;&quot;;ROUND(([.$B$1]/([.$A23]+1)))*[.G$2])" office:value-type="float" office:value="10" calcext:value-type="float">
            <text:p>10</text:p>
          </table:table-cell>
          <table:table-cell table:formula="of:=IF([.H$2]&gt;[.$A23];&quot;&quot;;ROUND(([.$B$1]/([.$A23]+1)))*[.H$2])" office:value-type="float" office:value="12" calcext:value-type="float">
            <text:p>12</text:p>
          </table:table-cell>
          <table:table-cell table:formula="of:=IF([.I$2]&gt;[.$A23];&quot;&quot;;ROUND(([.$B$1]/([.$A23]+1)))*[.I$2])" office:value-type="float" office:value="14" calcext:value-type="float">
            <text:p>14</text:p>
          </table:table-cell>
          <table:table-cell table:formula="of:=IF([.J$2]&gt;[.$A23];&quot;&quot;;ROUND(([.$B$1]/([.$A23]+1)))*[.J$2])" office:value-type="float" office:value="16" calcext:value-type="float">
            <text:p>16</text:p>
          </table:table-cell>
          <table:table-cell table:formula="of:=IF([.K$2]&gt;[.$A23];&quot;&quot;;ROUND(([.$B$1]/([.$A23]+1)))*[.K$2])" office:value-type="float" office:value="18" calcext:value-type="float">
            <text:p>18</text:p>
          </table:table-cell>
          <table:table-cell table:formula="of:=IF([.L$2]&gt;[.$A23];&quot;&quot;;ROUND(([.$B$1]/([.$A23]+1)))*[.L$2])" office:value-type="float" office:value="20" calcext:value-type="float">
            <text:p>20</text:p>
          </table:table-cell>
          <table:table-cell table:formula="of:=IF([.M$2]&gt;[.$A23];&quot;&quot;;ROUND(([.$B$1]/([.$A23]+1)))*[.M$2])" office:value-type="float" office:value="22" calcext:value-type="float">
            <text:p>22</text:p>
          </table:table-cell>
          <table:table-cell table:formula="of:=IF([.N$2]&gt;[.$A23];&quot;&quot;;ROUND(([.$B$1]/([.$A23]+1)))*[.N$2])" office:value-type="float" office:value="24" calcext:value-type="float">
            <text:p>24</text:p>
          </table:table-cell>
          <table:table-cell table:formula="of:=IF([.O$2]&gt;[.$A23];&quot;&quot;;ROUND(([.$B$1]/([.$A23]+1)))*[.O$2])" office:value-type="float" office:value="26" calcext:value-type="float">
            <text:p>26</text:p>
          </table:table-cell>
          <table:table-cell table:formula="of:=IF([.P$2]&gt;[.$A23];&quot;&quot;;ROUND(([.$B$1]/([.$A23]+1)))*[.P$2])" office:value-type="float" office:value="28" calcext:value-type="float">
            <text:p>28</text:p>
          </table:table-cell>
          <table:table-cell table:formula="of:=IF([.Q$2]&gt;[.$A23];&quot;&quot;;ROUND(([.$B$1]/([.$A23]+1)))*[.Q$2])" office:value-type="float" office:value="30" calcext:value-type="float">
            <text:p>30</text:p>
          </table:table-cell>
          <table:table-cell table:formula="of:=IF([.R$2]&gt;[.$A23];&quot;&quot;;ROUND(([.$B$1]/([.$A23]+1)))*[.R$2])" office:value-type="float" office:value="32" calcext:value-type="float">
            <text:p>32</text:p>
          </table:table-cell>
          <table:table-cell table:formula="of:=IF([.S$2]&gt;[.$A23];&quot;&quot;;ROUND(([.$B$1]/([.$A23]+1)))*[.S$2])" office:value-type="float" office:value="34" calcext:value-type="float">
            <text:p>34</text:p>
          </table:table-cell>
          <table:table-cell table:formula="of:=IF([.T$2]&gt;[.$A23];&quot;&quot;;ROUND(([.$B$1]/([.$A23]+1)))*[.T$2])" office:value-type="float" office:value="36" calcext:value-type="float">
            <text:p>36</text:p>
          </table:table-cell>
          <table:table-cell table:formula="of:=IF([.U$2]&gt;[.$A23];&quot;&quot;;ROUND(([.$B$1]/([.$A23]+1)))*[.U$2])" office:value-type="float" office:value="38" calcext:value-type="float">
            <text:p>38</text:p>
          </table:table-cell>
          <table:table-cell table:formula="of:=IF([.V$2]&gt;[.$A23];&quot;&quot;;ROUND(([.$B$1]/([.$A23]+1)))*[.V$2])" office:value-type="float" office:value="40" calcext:value-type="float">
            <text:p>40</text:p>
          </table:table-cell>
          <table:table-cell table:formula="of:=IF([.W$2]&gt;[.$A23];&quot;&quot;;ROUND(([.$B$1]/([.$A23]+1)))*[.W$2])" office:value-type="float" office:value="42" calcext:value-type="float">
            <text:p>42</text:p>
          </table:table-cell>
          <table:table-cell table:formula="of:=IF([.X$2]&gt;[.$A23];&quot;&quot;;ROUND(([.$B$1]/([.$A23]+1)))*[.X$2])">
            <text:p/>
          </table:table-cell>
          <table:table-cell table:formula="of:=IF([.Y$2]&gt;[.$A23];&quot;&quot;;ROUND(([.$B$1]/([.$A23]+1)))*[.Y$2])">
            <text:p/>
          </table:table-cell>
          <table:table-cell table:formula="of:=IF([.Z$2]&gt;[.$A23];&quot;&quot;;ROUND(([.$B$1]/([.$A23]+1)))*[.Z$2])">
            <text:p/>
          </table:table-cell>
          <table:table-cell table:formula="of:=IF([.AA$2]&gt;[.$A23];&quot;&quot;;ROUND(([.$B$1]/([.$A23]+1)))*[.AA$2])">
            <text:p/>
          </table:table-cell>
          <table:table-cell table:formula="of:=IF([.AB$2]&gt;[.$A23];&quot;&quot;;ROUND(([.$B$1]/([.$A23]+1)))*[.AB$2])">
            <text:p/>
          </table:table-cell>
          <table:table-cell table:formula="of:=IF([.AC$2]&gt;[.$A23];&quot;&quot;;ROUND(([.$B$1]/([.$A23]+1)))*[.AC$2])">
            <text:p/>
          </table:table-cell>
          <table:table-cell table:formula="of:=IF([.AD$2]&gt;[.$A23];&quot;&quot;;ROUND(([.$B$1]/([.$A23]+1)))*[.AD$2])">
            <text:p/>
          </table:table-cell>
          <table:table-cell table:formula="of:=IF([.AE$2]&gt;[.$A23];&quot;&quot;;ROUND(([.$B$1]/([.$A23]+1)))*[.AE$2])">
            <text:p/>
          </table:table-cell>
          <table:table-cell table:formula="of:=IF([.AF$2]&gt;[.$A23];&quot;&quot;;ROUND(([.$B$1]/([.$A23]+1)))*[.AF$2])">
            <text:p/>
          </table:table-cell>
          <table:table-cell table:formula="of:=IF([.AG$2]&gt;[.$A23];&quot;&quot;;ROUND(([.$B$1]/([.$A23]+1)))*[.AG$2])">
            <text:p/>
          </table:table-cell>
          <table:table-cell table:formula="of:=IF([.AH$2]&gt;[.$A23];&quot;&quot;;ROUND(([.$B$1]/([.$A23]+1)))*[.AH$2])">
            <text:p/>
          </table:table-cell>
          <table:table-cell table:formula="of:=IF([.AI$2]&gt;[.$A23];&quot;&quot;;ROUND(([.$B$1]/([.$A23]+1)))*[.AI$2])">
            <text:p/>
          </table:table-cell>
          <table:table-cell table:formula="of:=IF([.AJ$2]&gt;[.$A23];&quot;&quot;;ROUND(([.$B$1]/([.$A23]+1)))*[.AJ$2])">
            <text:p/>
          </table:table-cell>
          <table:table-cell table:formula="of:=IF([.AK$2]&gt;[.$A23];&quot;&quot;;ROUND(([.$B$1]/([.$A23]+1)))*[.AK$2])">
            <text:p/>
          </table:table-cell>
          <table:table-cell table:formula="of:=IF([.AL$2]&gt;[.$A23];&quot;&quot;;ROUND(([.$B$1]/([.$A23]+1)))*[.AL$2])">
            <text:p/>
          </table:table-cell>
          <table:table-cell table:formula="of:=IF([.AM$2]&gt;[.$A23];&quot;&quot;;ROUND(([.$B$1]/([.$A23]+1)))*[.AM$2])">
            <text:p/>
          </table:table-cell>
          <table:table-cell table:formula="of:=IF([.AN$2]&gt;[.$A23];&quot;&quot;;ROUND(([.$B$1]/([.$A23]+1)))*[.AN$2])">
            <text:p/>
          </table:table-cell>
          <table:table-cell table:formula="of:=IF([.AO$2]&gt;[.$A23];&quot;&quot;;ROUND(([.$B$1]/([.$A23]+1)))*[.AO$2])">
            <text:p/>
          </table:table-cell>
          <table:table-cell table:formula="of:=IF([.AP$2]&gt;[.$A23];&quot;&quot;;ROUND(([.$B$1]/([.$A23]+1)))*[.AP$2])">
            <text:p/>
          </table:table-cell>
          <table:table-cell table:formula="of:=IF([.AQ$2]&gt;[.$A23];&quot;&quot;;ROUND(([.$B$1]/([.$A23]+1)))*[.AQ$2])">
            <text:p/>
          </table:table-cell>
          <table:table-cell table:formula="of:=IF([.AR$2]&gt;[.$A23];&quot;&quot;;ROUND(([.$B$1]/([.$A23]+1)))*[.AR$2])">
            <text:p/>
          </table:table-cell>
          <table:table-cell table:formula="of:=IF([.AS$2]&gt;[.$A23];&quot;&quot;;ROUND(([.$B$1]/([.$A23]+1)))*[.AS$2])">
            <text:p/>
          </table:table-cell>
          <table:table-cell table:formula="of:=IF([.AT$2]&gt;[.$A23];&quot;&quot;;ROUND(([.$B$1]/([.$A23]+1)))*[.AT$2])">
            <text:p/>
          </table:table-cell>
          <table:table-cell table:formula="of:=IF([.AU$2]&gt;[.$A23];&quot;&quot;;ROUND(([.$B$1]/([.$A23]+1)))*[.AU$2])">
            <text:p/>
          </table:table-cell>
          <table:table-cell table:formula="of:=IF([.AV$2]&gt;[.$A23];&quot;&quot;;ROUND(([.$B$1]/([.$A23]+1)))*[.AV$2])">
            <text:p/>
          </table:table-cell>
          <table:table-cell table:formula="of:=IF([.AW$2]&gt;[.$A23];&quot;&quot;;ROUND(([.$B$1]/([.$A23]+1)))*[.AW$2])">
            <text:p/>
          </table:table-cell>
          <table:table-cell table:formula="of:=IF([.AX$2]&gt;[.$A23];&quot;&quot;;ROUND(([.$B$1]/([.$A23]+1)))*[.AX$2])">
            <text:p/>
          </table:table-cell>
          <table:table-cell table:formula="of:=IF([.AY$2]&gt;[.$A23];&quot;&quot;;ROUND(([.$B$1]/([.$A23]+1)))*[.AY$2])">
            <text:p/>
          </table:table-cell>
          <table:table-cell table:formula="of:=IF([.AZ$2]&gt;[.$A23];&quot;&quot;;ROUND(([.$B$1]/([.$A23]+1)))*[.AZ$2])">
            <text:p/>
          </table:table-cell>
          <table:table-cell table:formula="of:=IF([.BA$2]&gt;[.$A23];&quot;&quot;;ROUND(([.$B$1]/([.$A23]+1)))*[.BA$2])">
            <text:p/>
          </table:table-cell>
          <table:table-cell table:formula="of:=IF([.BB$2]&gt;[.$A23];&quot;&quot;;ROUND(([.$B$1]/([.$A23]+1)))*[.BB$2])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IF([.C$2]&gt;[.$A24];&quot;&quot;;ROUND(([.$B$1]/([.$A24]+1)))*[.C$2])" office:value-type="float" office:value="2" calcext:value-type="float">
            <text:p>2</text:p>
          </table:table-cell>
          <table:table-cell table:formula="of:=IF([.D$2]&gt;[.$A24];&quot;&quot;;ROUND(([.$B$1]/([.$A24]+1)))*[.D$2])" office:value-type="float" office:value="4" calcext:value-type="float">
            <text:p>4</text:p>
          </table:table-cell>
          <table:table-cell table:formula="of:=IF([.E$2]&gt;[.$A24];&quot;&quot;;ROUND(([.$B$1]/([.$A24]+1)))*[.E$2])" office:value-type="float" office:value="6" calcext:value-type="float">
            <text:p>6</text:p>
          </table:table-cell>
          <table:table-cell table:formula="of:=IF([.F$2]&gt;[.$A24];&quot;&quot;;ROUND(([.$B$1]/([.$A24]+1)))*[.F$2])" office:value-type="float" office:value="8" calcext:value-type="float">
            <text:p>8</text:p>
          </table:table-cell>
          <table:table-cell table:formula="of:=IF([.G$2]&gt;[.$A24];&quot;&quot;;ROUND(([.$B$1]/([.$A24]+1)))*[.G$2])" office:value-type="float" office:value="10" calcext:value-type="float">
            <text:p>10</text:p>
          </table:table-cell>
          <table:table-cell table:formula="of:=IF([.H$2]&gt;[.$A24];&quot;&quot;;ROUND(([.$B$1]/([.$A24]+1)))*[.H$2])" office:value-type="float" office:value="12" calcext:value-type="float">
            <text:p>12</text:p>
          </table:table-cell>
          <table:table-cell table:formula="of:=IF([.I$2]&gt;[.$A24];&quot;&quot;;ROUND(([.$B$1]/([.$A24]+1)))*[.I$2])" office:value-type="float" office:value="14" calcext:value-type="float">
            <text:p>14</text:p>
          </table:table-cell>
          <table:table-cell table:formula="of:=IF([.J$2]&gt;[.$A24];&quot;&quot;;ROUND(([.$B$1]/([.$A24]+1)))*[.J$2])" office:value-type="float" office:value="16" calcext:value-type="float">
            <text:p>16</text:p>
          </table:table-cell>
          <table:table-cell table:formula="of:=IF([.K$2]&gt;[.$A24];&quot;&quot;;ROUND(([.$B$1]/([.$A24]+1)))*[.K$2])" office:value-type="float" office:value="18" calcext:value-type="float">
            <text:p>18</text:p>
          </table:table-cell>
          <table:table-cell table:formula="of:=IF([.L$2]&gt;[.$A24];&quot;&quot;;ROUND(([.$B$1]/([.$A24]+1)))*[.L$2])" office:value-type="float" office:value="20" calcext:value-type="float">
            <text:p>20</text:p>
          </table:table-cell>
          <table:table-cell table:formula="of:=IF([.M$2]&gt;[.$A24];&quot;&quot;;ROUND(([.$B$1]/([.$A24]+1)))*[.M$2])" office:value-type="float" office:value="22" calcext:value-type="float">
            <text:p>22</text:p>
          </table:table-cell>
          <table:table-cell table:formula="of:=IF([.N$2]&gt;[.$A24];&quot;&quot;;ROUND(([.$B$1]/([.$A24]+1)))*[.N$2])" office:value-type="float" office:value="24" calcext:value-type="float">
            <text:p>24</text:p>
          </table:table-cell>
          <table:table-cell table:formula="of:=IF([.O$2]&gt;[.$A24];&quot;&quot;;ROUND(([.$B$1]/([.$A24]+1)))*[.O$2])" office:value-type="float" office:value="26" calcext:value-type="float">
            <text:p>26</text:p>
          </table:table-cell>
          <table:table-cell table:formula="of:=IF([.P$2]&gt;[.$A24];&quot;&quot;;ROUND(([.$B$1]/([.$A24]+1)))*[.P$2])" office:value-type="float" office:value="28" calcext:value-type="float">
            <text:p>28</text:p>
          </table:table-cell>
          <table:table-cell table:formula="of:=IF([.Q$2]&gt;[.$A24];&quot;&quot;;ROUND(([.$B$1]/([.$A24]+1)))*[.Q$2])" office:value-type="float" office:value="30" calcext:value-type="float">
            <text:p>30</text:p>
          </table:table-cell>
          <table:table-cell table:formula="of:=IF([.R$2]&gt;[.$A24];&quot;&quot;;ROUND(([.$B$1]/([.$A24]+1)))*[.R$2])" office:value-type="float" office:value="32" calcext:value-type="float">
            <text:p>32</text:p>
          </table:table-cell>
          <table:table-cell table:formula="of:=IF([.S$2]&gt;[.$A24];&quot;&quot;;ROUND(([.$B$1]/([.$A24]+1)))*[.S$2])" office:value-type="float" office:value="34" calcext:value-type="float">
            <text:p>34</text:p>
          </table:table-cell>
          <table:table-cell table:formula="of:=IF([.T$2]&gt;[.$A24];&quot;&quot;;ROUND(([.$B$1]/([.$A24]+1)))*[.T$2])" office:value-type="float" office:value="36" calcext:value-type="float">
            <text:p>36</text:p>
          </table:table-cell>
          <table:table-cell table:formula="of:=IF([.U$2]&gt;[.$A24];&quot;&quot;;ROUND(([.$B$1]/([.$A24]+1)))*[.U$2])" office:value-type="float" office:value="38" calcext:value-type="float">
            <text:p>38</text:p>
          </table:table-cell>
          <table:table-cell table:formula="of:=IF([.V$2]&gt;[.$A24];&quot;&quot;;ROUND(([.$B$1]/([.$A24]+1)))*[.V$2])" office:value-type="float" office:value="40" calcext:value-type="float">
            <text:p>40</text:p>
          </table:table-cell>
          <table:table-cell table:formula="of:=IF([.W$2]&gt;[.$A24];&quot;&quot;;ROUND(([.$B$1]/([.$A24]+1)))*[.W$2])" office:value-type="float" office:value="42" calcext:value-type="float">
            <text:p>42</text:p>
          </table:table-cell>
          <table:table-cell table:formula="of:=IF([.X$2]&gt;[.$A24];&quot;&quot;;ROUND(([.$B$1]/([.$A24]+1)))*[.X$2])" office:value-type="float" office:value="44" calcext:value-type="float">
            <text:p>44</text:p>
          </table:table-cell>
          <table:table-cell table:formula="of:=IF([.Y$2]&gt;[.$A24];&quot;&quot;;ROUND(([.$B$1]/([.$A24]+1)))*[.Y$2])">
            <text:p/>
          </table:table-cell>
          <table:table-cell table:formula="of:=IF([.Z$2]&gt;[.$A24];&quot;&quot;;ROUND(([.$B$1]/([.$A24]+1)))*[.Z$2])">
            <text:p/>
          </table:table-cell>
          <table:table-cell table:formula="of:=IF([.AA$2]&gt;[.$A24];&quot;&quot;;ROUND(([.$B$1]/([.$A24]+1)))*[.AA$2])">
            <text:p/>
          </table:table-cell>
          <table:table-cell table:formula="of:=IF([.AB$2]&gt;[.$A24];&quot;&quot;;ROUND(([.$B$1]/([.$A24]+1)))*[.AB$2])">
            <text:p/>
          </table:table-cell>
          <table:table-cell table:formula="of:=IF([.AC$2]&gt;[.$A24];&quot;&quot;;ROUND(([.$B$1]/([.$A24]+1)))*[.AC$2])">
            <text:p/>
          </table:table-cell>
          <table:table-cell table:formula="of:=IF([.AD$2]&gt;[.$A24];&quot;&quot;;ROUND(([.$B$1]/([.$A24]+1)))*[.AD$2])">
            <text:p/>
          </table:table-cell>
          <table:table-cell table:formula="of:=IF([.AE$2]&gt;[.$A24];&quot;&quot;;ROUND(([.$B$1]/([.$A24]+1)))*[.AE$2])">
            <text:p/>
          </table:table-cell>
          <table:table-cell table:formula="of:=IF([.AF$2]&gt;[.$A24];&quot;&quot;;ROUND(([.$B$1]/([.$A24]+1)))*[.AF$2])">
            <text:p/>
          </table:table-cell>
          <table:table-cell table:formula="of:=IF([.AG$2]&gt;[.$A24];&quot;&quot;;ROUND(([.$B$1]/([.$A24]+1)))*[.AG$2])">
            <text:p/>
          </table:table-cell>
          <table:table-cell table:formula="of:=IF([.AH$2]&gt;[.$A24];&quot;&quot;;ROUND(([.$B$1]/([.$A24]+1)))*[.AH$2])">
            <text:p/>
          </table:table-cell>
          <table:table-cell table:formula="of:=IF([.AI$2]&gt;[.$A24];&quot;&quot;;ROUND(([.$B$1]/([.$A24]+1)))*[.AI$2])">
            <text:p/>
          </table:table-cell>
          <table:table-cell table:formula="of:=IF([.AJ$2]&gt;[.$A24];&quot;&quot;;ROUND(([.$B$1]/([.$A24]+1)))*[.AJ$2])">
            <text:p/>
          </table:table-cell>
          <table:table-cell table:formula="of:=IF([.AK$2]&gt;[.$A24];&quot;&quot;;ROUND(([.$B$1]/([.$A24]+1)))*[.AK$2])">
            <text:p/>
          </table:table-cell>
          <table:table-cell table:formula="of:=IF([.AL$2]&gt;[.$A24];&quot;&quot;;ROUND(([.$B$1]/([.$A24]+1)))*[.AL$2])">
            <text:p/>
          </table:table-cell>
          <table:table-cell table:formula="of:=IF([.AM$2]&gt;[.$A24];&quot;&quot;;ROUND(([.$B$1]/([.$A24]+1)))*[.AM$2])">
            <text:p/>
          </table:table-cell>
          <table:table-cell table:formula="of:=IF([.AN$2]&gt;[.$A24];&quot;&quot;;ROUND(([.$B$1]/([.$A24]+1)))*[.AN$2])">
            <text:p/>
          </table:table-cell>
          <table:table-cell table:formula="of:=IF([.AO$2]&gt;[.$A24];&quot;&quot;;ROUND(([.$B$1]/([.$A24]+1)))*[.AO$2])">
            <text:p/>
          </table:table-cell>
          <table:table-cell table:formula="of:=IF([.AP$2]&gt;[.$A24];&quot;&quot;;ROUND(([.$B$1]/([.$A24]+1)))*[.AP$2])">
            <text:p/>
          </table:table-cell>
          <table:table-cell table:formula="of:=IF([.AQ$2]&gt;[.$A24];&quot;&quot;;ROUND(([.$B$1]/([.$A24]+1)))*[.AQ$2])">
            <text:p/>
          </table:table-cell>
          <table:table-cell table:formula="of:=IF([.AR$2]&gt;[.$A24];&quot;&quot;;ROUND(([.$B$1]/([.$A24]+1)))*[.AR$2])">
            <text:p/>
          </table:table-cell>
          <table:table-cell table:formula="of:=IF([.AS$2]&gt;[.$A24];&quot;&quot;;ROUND(([.$B$1]/([.$A24]+1)))*[.AS$2])">
            <text:p/>
          </table:table-cell>
          <table:table-cell table:formula="of:=IF([.AT$2]&gt;[.$A24];&quot;&quot;;ROUND(([.$B$1]/([.$A24]+1)))*[.AT$2])">
            <text:p/>
          </table:table-cell>
          <table:table-cell table:formula="of:=IF([.AU$2]&gt;[.$A24];&quot;&quot;;ROUND(([.$B$1]/([.$A24]+1)))*[.AU$2])">
            <text:p/>
          </table:table-cell>
          <table:table-cell table:formula="of:=IF([.AV$2]&gt;[.$A24];&quot;&quot;;ROUND(([.$B$1]/([.$A24]+1)))*[.AV$2])">
            <text:p/>
          </table:table-cell>
          <table:table-cell table:formula="of:=IF([.AW$2]&gt;[.$A24];&quot;&quot;;ROUND(([.$B$1]/([.$A24]+1)))*[.AW$2])">
            <text:p/>
          </table:table-cell>
          <table:table-cell table:formula="of:=IF([.AX$2]&gt;[.$A24];&quot;&quot;;ROUND(([.$B$1]/([.$A24]+1)))*[.AX$2])">
            <text:p/>
          </table:table-cell>
          <table:table-cell table:formula="of:=IF([.AY$2]&gt;[.$A24];&quot;&quot;;ROUND(([.$B$1]/([.$A24]+1)))*[.AY$2])">
            <text:p/>
          </table:table-cell>
          <table:table-cell table:formula="of:=IF([.AZ$2]&gt;[.$A24];&quot;&quot;;ROUND(([.$B$1]/([.$A24]+1)))*[.AZ$2])">
            <text:p/>
          </table:table-cell>
          <table:table-cell table:formula="of:=IF([.BA$2]&gt;[.$A24];&quot;&quot;;ROUND(([.$B$1]/([.$A24]+1)))*[.BA$2])">
            <text:p/>
          </table:table-cell>
          <table:table-cell table:formula="of:=IF([.BB$2]&gt;[.$A24];&quot;&quot;;ROUND(([.$B$1]/([.$A24]+1)))*[.BB$2])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IF([.C$2]&gt;[.$A25];&quot;&quot;;ROUND(([.$B$1]/([.$A25]+1)))*[.C$2])" office:value-type="float" office:value="2" calcext:value-type="float">
            <text:p>2</text:p>
          </table:table-cell>
          <table:table-cell table:formula="of:=IF([.D$2]&gt;[.$A25];&quot;&quot;;ROUND(([.$B$1]/([.$A25]+1)))*[.D$2])" office:value-type="float" office:value="4" calcext:value-type="float">
            <text:p>4</text:p>
          </table:table-cell>
          <table:table-cell table:formula="of:=IF([.E$2]&gt;[.$A25];&quot;&quot;;ROUND(([.$B$1]/([.$A25]+1)))*[.E$2])" office:value-type="float" office:value="6" calcext:value-type="float">
            <text:p>6</text:p>
          </table:table-cell>
          <table:table-cell table:formula="of:=IF([.F$2]&gt;[.$A25];&quot;&quot;;ROUND(([.$B$1]/([.$A25]+1)))*[.F$2])" office:value-type="float" office:value="8" calcext:value-type="float">
            <text:p>8</text:p>
          </table:table-cell>
          <table:table-cell table:formula="of:=IF([.G$2]&gt;[.$A25];&quot;&quot;;ROUND(([.$B$1]/([.$A25]+1)))*[.G$2])" office:value-type="float" office:value="10" calcext:value-type="float">
            <text:p>10</text:p>
          </table:table-cell>
          <table:table-cell table:formula="of:=IF([.H$2]&gt;[.$A25];&quot;&quot;;ROUND(([.$B$1]/([.$A25]+1)))*[.H$2])" office:value-type="float" office:value="12" calcext:value-type="float">
            <text:p>12</text:p>
          </table:table-cell>
          <table:table-cell table:formula="of:=IF([.I$2]&gt;[.$A25];&quot;&quot;;ROUND(([.$B$1]/([.$A25]+1)))*[.I$2])" office:value-type="float" office:value="14" calcext:value-type="float">
            <text:p>14</text:p>
          </table:table-cell>
          <table:table-cell table:formula="of:=IF([.J$2]&gt;[.$A25];&quot;&quot;;ROUND(([.$B$1]/([.$A25]+1)))*[.J$2])" office:value-type="float" office:value="16" calcext:value-type="float">
            <text:p>16</text:p>
          </table:table-cell>
          <table:table-cell table:formula="of:=IF([.K$2]&gt;[.$A25];&quot;&quot;;ROUND(([.$B$1]/([.$A25]+1)))*[.K$2])" office:value-type="float" office:value="18" calcext:value-type="float">
            <text:p>18</text:p>
          </table:table-cell>
          <table:table-cell table:formula="of:=IF([.L$2]&gt;[.$A25];&quot;&quot;;ROUND(([.$B$1]/([.$A25]+1)))*[.L$2])" office:value-type="float" office:value="20" calcext:value-type="float">
            <text:p>20</text:p>
          </table:table-cell>
          <table:table-cell table:formula="of:=IF([.M$2]&gt;[.$A25];&quot;&quot;;ROUND(([.$B$1]/([.$A25]+1)))*[.M$2])" office:value-type="float" office:value="22" calcext:value-type="float">
            <text:p>22</text:p>
          </table:table-cell>
          <table:table-cell table:formula="of:=IF([.N$2]&gt;[.$A25];&quot;&quot;;ROUND(([.$B$1]/([.$A25]+1)))*[.N$2])" office:value-type="float" office:value="24" calcext:value-type="float">
            <text:p>24</text:p>
          </table:table-cell>
          <table:table-cell table:formula="of:=IF([.O$2]&gt;[.$A25];&quot;&quot;;ROUND(([.$B$1]/([.$A25]+1)))*[.O$2])" office:value-type="float" office:value="26" calcext:value-type="float">
            <text:p>26</text:p>
          </table:table-cell>
          <table:table-cell table:formula="of:=IF([.P$2]&gt;[.$A25];&quot;&quot;;ROUND(([.$B$1]/([.$A25]+1)))*[.P$2])" office:value-type="float" office:value="28" calcext:value-type="float">
            <text:p>28</text:p>
          </table:table-cell>
          <table:table-cell table:formula="of:=IF([.Q$2]&gt;[.$A25];&quot;&quot;;ROUND(([.$B$1]/([.$A25]+1)))*[.Q$2])" office:value-type="float" office:value="30" calcext:value-type="float">
            <text:p>30</text:p>
          </table:table-cell>
          <table:table-cell table:formula="of:=IF([.R$2]&gt;[.$A25];&quot;&quot;;ROUND(([.$B$1]/([.$A25]+1)))*[.R$2])" office:value-type="float" office:value="32" calcext:value-type="float">
            <text:p>32</text:p>
          </table:table-cell>
          <table:table-cell table:formula="of:=IF([.S$2]&gt;[.$A25];&quot;&quot;;ROUND(([.$B$1]/([.$A25]+1)))*[.S$2])" office:value-type="float" office:value="34" calcext:value-type="float">
            <text:p>34</text:p>
          </table:table-cell>
          <table:table-cell table:formula="of:=IF([.T$2]&gt;[.$A25];&quot;&quot;;ROUND(([.$B$1]/([.$A25]+1)))*[.T$2])" office:value-type="float" office:value="36" calcext:value-type="float">
            <text:p>36</text:p>
          </table:table-cell>
          <table:table-cell table:formula="of:=IF([.U$2]&gt;[.$A25];&quot;&quot;;ROUND(([.$B$1]/([.$A25]+1)))*[.U$2])" office:value-type="float" office:value="38" calcext:value-type="float">
            <text:p>38</text:p>
          </table:table-cell>
          <table:table-cell table:formula="of:=IF([.V$2]&gt;[.$A25];&quot;&quot;;ROUND(([.$B$1]/([.$A25]+1)))*[.V$2])" office:value-type="float" office:value="40" calcext:value-type="float">
            <text:p>40</text:p>
          </table:table-cell>
          <table:table-cell table:formula="of:=IF([.W$2]&gt;[.$A25];&quot;&quot;;ROUND(([.$B$1]/([.$A25]+1)))*[.W$2])" office:value-type="float" office:value="42" calcext:value-type="float">
            <text:p>42</text:p>
          </table:table-cell>
          <table:table-cell table:formula="of:=IF([.X$2]&gt;[.$A25];&quot;&quot;;ROUND(([.$B$1]/([.$A25]+1)))*[.X$2])" office:value-type="float" office:value="44" calcext:value-type="float">
            <text:p>44</text:p>
          </table:table-cell>
          <table:table-cell table:formula="of:=IF([.Y$2]&gt;[.$A25];&quot;&quot;;ROUND(([.$B$1]/([.$A25]+1)))*[.Y$2])" office:value-type="float" office:value="46" calcext:value-type="float">
            <text:p>46</text:p>
          </table:table-cell>
          <table:table-cell table:formula="of:=IF([.Z$2]&gt;[.$A25];&quot;&quot;;ROUND(([.$B$1]/([.$A25]+1)))*[.Z$2])">
            <text:p/>
          </table:table-cell>
          <table:table-cell table:formula="of:=IF([.AA$2]&gt;[.$A25];&quot;&quot;;ROUND(([.$B$1]/([.$A25]+1)))*[.AA$2])">
            <text:p/>
          </table:table-cell>
          <table:table-cell table:formula="of:=IF([.AB$2]&gt;[.$A25];&quot;&quot;;ROUND(([.$B$1]/([.$A25]+1)))*[.AB$2])">
            <text:p/>
          </table:table-cell>
          <table:table-cell table:formula="of:=IF([.AC$2]&gt;[.$A25];&quot;&quot;;ROUND(([.$B$1]/([.$A25]+1)))*[.AC$2])">
            <text:p/>
          </table:table-cell>
          <table:table-cell table:formula="of:=IF([.AD$2]&gt;[.$A25];&quot;&quot;;ROUND(([.$B$1]/([.$A25]+1)))*[.AD$2])">
            <text:p/>
          </table:table-cell>
          <table:table-cell table:formula="of:=IF([.AE$2]&gt;[.$A25];&quot;&quot;;ROUND(([.$B$1]/([.$A25]+1)))*[.AE$2])">
            <text:p/>
          </table:table-cell>
          <table:table-cell table:formula="of:=IF([.AF$2]&gt;[.$A25];&quot;&quot;;ROUND(([.$B$1]/([.$A25]+1)))*[.AF$2])">
            <text:p/>
          </table:table-cell>
          <table:table-cell table:formula="of:=IF([.AG$2]&gt;[.$A25];&quot;&quot;;ROUND(([.$B$1]/([.$A25]+1)))*[.AG$2])">
            <text:p/>
          </table:table-cell>
          <table:table-cell table:formula="of:=IF([.AH$2]&gt;[.$A25];&quot;&quot;;ROUND(([.$B$1]/([.$A25]+1)))*[.AH$2])">
            <text:p/>
          </table:table-cell>
          <table:table-cell table:formula="of:=IF([.AI$2]&gt;[.$A25];&quot;&quot;;ROUND(([.$B$1]/([.$A25]+1)))*[.AI$2])">
            <text:p/>
          </table:table-cell>
          <table:table-cell table:formula="of:=IF([.AJ$2]&gt;[.$A25];&quot;&quot;;ROUND(([.$B$1]/([.$A25]+1)))*[.AJ$2])">
            <text:p/>
          </table:table-cell>
          <table:table-cell table:formula="of:=IF([.AK$2]&gt;[.$A25];&quot;&quot;;ROUND(([.$B$1]/([.$A25]+1)))*[.AK$2])">
            <text:p/>
          </table:table-cell>
          <table:table-cell table:formula="of:=IF([.AL$2]&gt;[.$A25];&quot;&quot;;ROUND(([.$B$1]/([.$A25]+1)))*[.AL$2])">
            <text:p/>
          </table:table-cell>
          <table:table-cell table:formula="of:=IF([.AM$2]&gt;[.$A25];&quot;&quot;;ROUND(([.$B$1]/([.$A25]+1)))*[.AM$2])">
            <text:p/>
          </table:table-cell>
          <table:table-cell table:formula="of:=IF([.AN$2]&gt;[.$A25];&quot;&quot;;ROUND(([.$B$1]/([.$A25]+1)))*[.AN$2])">
            <text:p/>
          </table:table-cell>
          <table:table-cell table:formula="of:=IF([.AO$2]&gt;[.$A25];&quot;&quot;;ROUND(([.$B$1]/([.$A25]+1)))*[.AO$2])">
            <text:p/>
          </table:table-cell>
          <table:table-cell table:formula="of:=IF([.AP$2]&gt;[.$A25];&quot;&quot;;ROUND(([.$B$1]/([.$A25]+1)))*[.AP$2])">
            <text:p/>
          </table:table-cell>
          <table:table-cell table:formula="of:=IF([.AQ$2]&gt;[.$A25];&quot;&quot;;ROUND(([.$B$1]/([.$A25]+1)))*[.AQ$2])">
            <text:p/>
          </table:table-cell>
          <table:table-cell table:formula="of:=IF([.AR$2]&gt;[.$A25];&quot;&quot;;ROUND(([.$B$1]/([.$A25]+1)))*[.AR$2])">
            <text:p/>
          </table:table-cell>
          <table:table-cell table:formula="of:=IF([.AS$2]&gt;[.$A25];&quot;&quot;;ROUND(([.$B$1]/([.$A25]+1)))*[.AS$2])">
            <text:p/>
          </table:table-cell>
          <table:table-cell table:formula="of:=IF([.AT$2]&gt;[.$A25];&quot;&quot;;ROUND(([.$B$1]/([.$A25]+1)))*[.AT$2])">
            <text:p/>
          </table:table-cell>
          <table:table-cell table:formula="of:=IF([.AU$2]&gt;[.$A25];&quot;&quot;;ROUND(([.$B$1]/([.$A25]+1)))*[.AU$2])">
            <text:p/>
          </table:table-cell>
          <table:table-cell table:formula="of:=IF([.AV$2]&gt;[.$A25];&quot;&quot;;ROUND(([.$B$1]/([.$A25]+1)))*[.AV$2])">
            <text:p/>
          </table:table-cell>
          <table:table-cell table:formula="of:=IF([.AW$2]&gt;[.$A25];&quot;&quot;;ROUND(([.$B$1]/([.$A25]+1)))*[.AW$2])">
            <text:p/>
          </table:table-cell>
          <table:table-cell table:formula="of:=IF([.AX$2]&gt;[.$A25];&quot;&quot;;ROUND(([.$B$1]/([.$A25]+1)))*[.AX$2])">
            <text:p/>
          </table:table-cell>
          <table:table-cell table:formula="of:=IF([.AY$2]&gt;[.$A25];&quot;&quot;;ROUND(([.$B$1]/([.$A25]+1)))*[.AY$2])">
            <text:p/>
          </table:table-cell>
          <table:table-cell table:formula="of:=IF([.AZ$2]&gt;[.$A25];&quot;&quot;;ROUND(([.$B$1]/([.$A25]+1)))*[.AZ$2])">
            <text:p/>
          </table:table-cell>
          <table:table-cell table:formula="of:=IF([.BA$2]&gt;[.$A25];&quot;&quot;;ROUND(([.$B$1]/([.$A25]+1)))*[.BA$2])">
            <text:p/>
          </table:table-cell>
          <table:table-cell table:formula="of:=IF([.BB$2]&gt;[.$A25];&quot;&quot;;ROUND(([.$B$1]/([.$A25]+1)))*[.BB$2]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IF([.C$2]&gt;[.$A26];&quot;&quot;;ROUND(([.$B$1]/([.$A26]+1)))*[.C$2])" office:value-type="float" office:value="2" calcext:value-type="float">
            <text:p>2</text:p>
          </table:table-cell>
          <table:table-cell table:formula="of:=IF([.D$2]&gt;[.$A26];&quot;&quot;;ROUND(([.$B$1]/([.$A26]+1)))*[.D$2])" office:value-type="float" office:value="4" calcext:value-type="float">
            <text:p>4</text:p>
          </table:table-cell>
          <table:table-cell table:formula="of:=IF([.E$2]&gt;[.$A26];&quot;&quot;;ROUND(([.$B$1]/([.$A26]+1)))*[.E$2])" office:value-type="float" office:value="6" calcext:value-type="float">
            <text:p>6</text:p>
          </table:table-cell>
          <table:table-cell table:formula="of:=IF([.F$2]&gt;[.$A26];&quot;&quot;;ROUND(([.$B$1]/([.$A26]+1)))*[.F$2])" office:value-type="float" office:value="8" calcext:value-type="float">
            <text:p>8</text:p>
          </table:table-cell>
          <table:table-cell table:formula="of:=IF([.G$2]&gt;[.$A26];&quot;&quot;;ROUND(([.$B$1]/([.$A26]+1)))*[.G$2])" office:value-type="float" office:value="10" calcext:value-type="float">
            <text:p>10</text:p>
          </table:table-cell>
          <table:table-cell table:formula="of:=IF([.H$2]&gt;[.$A26];&quot;&quot;;ROUND(([.$B$1]/([.$A26]+1)))*[.H$2])" office:value-type="float" office:value="12" calcext:value-type="float">
            <text:p>12</text:p>
          </table:table-cell>
          <table:table-cell table:formula="of:=IF([.I$2]&gt;[.$A26];&quot;&quot;;ROUND(([.$B$1]/([.$A26]+1)))*[.I$2])" office:value-type="float" office:value="14" calcext:value-type="float">
            <text:p>14</text:p>
          </table:table-cell>
          <table:table-cell table:formula="of:=IF([.J$2]&gt;[.$A26];&quot;&quot;;ROUND(([.$B$1]/([.$A26]+1)))*[.J$2])" office:value-type="float" office:value="16" calcext:value-type="float">
            <text:p>16</text:p>
          </table:table-cell>
          <table:table-cell table:formula="of:=IF([.K$2]&gt;[.$A26];&quot;&quot;;ROUND(([.$B$1]/([.$A26]+1)))*[.K$2])" office:value-type="float" office:value="18" calcext:value-type="float">
            <text:p>18</text:p>
          </table:table-cell>
          <table:table-cell table:formula="of:=IF([.L$2]&gt;[.$A26];&quot;&quot;;ROUND(([.$B$1]/([.$A26]+1)))*[.L$2])" office:value-type="float" office:value="20" calcext:value-type="float">
            <text:p>20</text:p>
          </table:table-cell>
          <table:table-cell table:formula="of:=IF([.M$2]&gt;[.$A26];&quot;&quot;;ROUND(([.$B$1]/([.$A26]+1)))*[.M$2])" office:value-type="float" office:value="22" calcext:value-type="float">
            <text:p>22</text:p>
          </table:table-cell>
          <table:table-cell table:formula="of:=IF([.N$2]&gt;[.$A26];&quot;&quot;;ROUND(([.$B$1]/([.$A26]+1)))*[.N$2])" office:value-type="float" office:value="24" calcext:value-type="float">
            <text:p>24</text:p>
          </table:table-cell>
          <table:table-cell table:formula="of:=IF([.O$2]&gt;[.$A26];&quot;&quot;;ROUND(([.$B$1]/([.$A26]+1)))*[.O$2])" office:value-type="float" office:value="26" calcext:value-type="float">
            <text:p>26</text:p>
          </table:table-cell>
          <table:table-cell table:formula="of:=IF([.P$2]&gt;[.$A26];&quot;&quot;;ROUND(([.$B$1]/([.$A26]+1)))*[.P$2])" office:value-type="float" office:value="28" calcext:value-type="float">
            <text:p>28</text:p>
          </table:table-cell>
          <table:table-cell table:formula="of:=IF([.Q$2]&gt;[.$A26];&quot;&quot;;ROUND(([.$B$1]/([.$A26]+1)))*[.Q$2])" office:value-type="float" office:value="30" calcext:value-type="float">
            <text:p>30</text:p>
          </table:table-cell>
          <table:table-cell table:formula="of:=IF([.R$2]&gt;[.$A26];&quot;&quot;;ROUND(([.$B$1]/([.$A26]+1)))*[.R$2])" office:value-type="float" office:value="32" calcext:value-type="float">
            <text:p>32</text:p>
          </table:table-cell>
          <table:table-cell table:formula="of:=IF([.S$2]&gt;[.$A26];&quot;&quot;;ROUND(([.$B$1]/([.$A26]+1)))*[.S$2])" office:value-type="float" office:value="34" calcext:value-type="float">
            <text:p>34</text:p>
          </table:table-cell>
          <table:table-cell table:formula="of:=IF([.T$2]&gt;[.$A26];&quot;&quot;;ROUND(([.$B$1]/([.$A26]+1)))*[.T$2])" office:value-type="float" office:value="36" calcext:value-type="float">
            <text:p>36</text:p>
          </table:table-cell>
          <table:table-cell table:formula="of:=IF([.U$2]&gt;[.$A26];&quot;&quot;;ROUND(([.$B$1]/([.$A26]+1)))*[.U$2])" office:value-type="float" office:value="38" calcext:value-type="float">
            <text:p>38</text:p>
          </table:table-cell>
          <table:table-cell table:formula="of:=IF([.V$2]&gt;[.$A26];&quot;&quot;;ROUND(([.$B$1]/([.$A26]+1)))*[.V$2])" office:value-type="float" office:value="40" calcext:value-type="float">
            <text:p>40</text:p>
          </table:table-cell>
          <table:table-cell table:formula="of:=IF([.W$2]&gt;[.$A26];&quot;&quot;;ROUND(([.$B$1]/([.$A26]+1)))*[.W$2])" office:value-type="float" office:value="42" calcext:value-type="float">
            <text:p>42</text:p>
          </table:table-cell>
          <table:table-cell table:formula="of:=IF([.X$2]&gt;[.$A26];&quot;&quot;;ROUND(([.$B$1]/([.$A26]+1)))*[.X$2])" office:value-type="float" office:value="44" calcext:value-type="float">
            <text:p>44</text:p>
          </table:table-cell>
          <table:table-cell table:formula="of:=IF([.Y$2]&gt;[.$A26];&quot;&quot;;ROUND(([.$B$1]/([.$A26]+1)))*[.Y$2])" office:value-type="float" office:value="46" calcext:value-type="float">
            <text:p>46</text:p>
          </table:table-cell>
          <table:table-cell table:formula="of:=IF([.Z$2]&gt;[.$A26];&quot;&quot;;ROUND(([.$B$1]/([.$A26]+1)))*[.Z$2])" office:value-type="float" office:value="48" calcext:value-type="float">
            <text:p>48</text:p>
          </table:table-cell>
          <table:table-cell table:formula="of:=IF([.AA$2]&gt;[.$A26];&quot;&quot;;ROUND(([.$B$1]/([.$A26]+1)))*[.AA$2])">
            <text:p/>
          </table:table-cell>
          <table:table-cell table:formula="of:=IF([.AB$2]&gt;[.$A26];&quot;&quot;;ROUND(([.$B$1]/([.$A26]+1)))*[.AB$2])">
            <text:p/>
          </table:table-cell>
          <table:table-cell table:formula="of:=IF([.AC$2]&gt;[.$A26];&quot;&quot;;ROUND(([.$B$1]/([.$A26]+1)))*[.AC$2])">
            <text:p/>
          </table:table-cell>
          <table:table-cell table:formula="of:=IF([.AD$2]&gt;[.$A26];&quot;&quot;;ROUND(([.$B$1]/([.$A26]+1)))*[.AD$2])">
            <text:p/>
          </table:table-cell>
          <table:table-cell table:formula="of:=IF([.AE$2]&gt;[.$A26];&quot;&quot;;ROUND(([.$B$1]/([.$A26]+1)))*[.AE$2])">
            <text:p/>
          </table:table-cell>
          <table:table-cell table:formula="of:=IF([.AF$2]&gt;[.$A26];&quot;&quot;;ROUND(([.$B$1]/([.$A26]+1)))*[.AF$2])">
            <text:p/>
          </table:table-cell>
          <table:table-cell table:formula="of:=IF([.AG$2]&gt;[.$A26];&quot;&quot;;ROUND(([.$B$1]/([.$A26]+1)))*[.AG$2])">
            <text:p/>
          </table:table-cell>
          <table:table-cell table:formula="of:=IF([.AH$2]&gt;[.$A26];&quot;&quot;;ROUND(([.$B$1]/([.$A26]+1)))*[.AH$2])">
            <text:p/>
          </table:table-cell>
          <table:table-cell table:formula="of:=IF([.AI$2]&gt;[.$A26];&quot;&quot;;ROUND(([.$B$1]/([.$A26]+1)))*[.AI$2])">
            <text:p/>
          </table:table-cell>
          <table:table-cell table:formula="of:=IF([.AJ$2]&gt;[.$A26];&quot;&quot;;ROUND(([.$B$1]/([.$A26]+1)))*[.AJ$2])">
            <text:p/>
          </table:table-cell>
          <table:table-cell table:formula="of:=IF([.AK$2]&gt;[.$A26];&quot;&quot;;ROUND(([.$B$1]/([.$A26]+1)))*[.AK$2])">
            <text:p/>
          </table:table-cell>
          <table:table-cell table:formula="of:=IF([.AL$2]&gt;[.$A26];&quot;&quot;;ROUND(([.$B$1]/([.$A26]+1)))*[.AL$2])">
            <text:p/>
          </table:table-cell>
          <table:table-cell table:formula="of:=IF([.AM$2]&gt;[.$A26];&quot;&quot;;ROUND(([.$B$1]/([.$A26]+1)))*[.AM$2])">
            <text:p/>
          </table:table-cell>
          <table:table-cell table:formula="of:=IF([.AN$2]&gt;[.$A26];&quot;&quot;;ROUND(([.$B$1]/([.$A26]+1)))*[.AN$2])">
            <text:p/>
          </table:table-cell>
          <table:table-cell table:formula="of:=IF([.AO$2]&gt;[.$A26];&quot;&quot;;ROUND(([.$B$1]/([.$A26]+1)))*[.AO$2])">
            <text:p/>
          </table:table-cell>
          <table:table-cell table:formula="of:=IF([.AP$2]&gt;[.$A26];&quot;&quot;;ROUND(([.$B$1]/([.$A26]+1)))*[.AP$2])">
            <text:p/>
          </table:table-cell>
          <table:table-cell table:formula="of:=IF([.AQ$2]&gt;[.$A26];&quot;&quot;;ROUND(([.$B$1]/([.$A26]+1)))*[.AQ$2])">
            <text:p/>
          </table:table-cell>
          <table:table-cell table:formula="of:=IF([.AR$2]&gt;[.$A26];&quot;&quot;;ROUND(([.$B$1]/([.$A26]+1)))*[.AR$2])">
            <text:p/>
          </table:table-cell>
          <table:table-cell table:formula="of:=IF([.AS$2]&gt;[.$A26];&quot;&quot;;ROUND(([.$B$1]/([.$A26]+1)))*[.AS$2])">
            <text:p/>
          </table:table-cell>
          <table:table-cell table:formula="of:=IF([.AT$2]&gt;[.$A26];&quot;&quot;;ROUND(([.$B$1]/([.$A26]+1)))*[.AT$2])">
            <text:p/>
          </table:table-cell>
          <table:table-cell table:formula="of:=IF([.AU$2]&gt;[.$A26];&quot;&quot;;ROUND(([.$B$1]/([.$A26]+1)))*[.AU$2])">
            <text:p/>
          </table:table-cell>
          <table:table-cell table:formula="of:=IF([.AV$2]&gt;[.$A26];&quot;&quot;;ROUND(([.$B$1]/([.$A26]+1)))*[.AV$2])">
            <text:p/>
          </table:table-cell>
          <table:table-cell table:formula="of:=IF([.AW$2]&gt;[.$A26];&quot;&quot;;ROUND(([.$B$1]/([.$A26]+1)))*[.AW$2])">
            <text:p/>
          </table:table-cell>
          <table:table-cell table:formula="of:=IF([.AX$2]&gt;[.$A26];&quot;&quot;;ROUND(([.$B$1]/([.$A26]+1)))*[.AX$2])">
            <text:p/>
          </table:table-cell>
          <table:table-cell table:formula="of:=IF([.AY$2]&gt;[.$A26];&quot;&quot;;ROUND(([.$B$1]/([.$A26]+1)))*[.AY$2])">
            <text:p/>
          </table:table-cell>
          <table:table-cell table:formula="of:=IF([.AZ$2]&gt;[.$A26];&quot;&quot;;ROUND(([.$B$1]/([.$A26]+1)))*[.AZ$2])">
            <text:p/>
          </table:table-cell>
          <table:table-cell table:formula="of:=IF([.BA$2]&gt;[.$A26];&quot;&quot;;ROUND(([.$B$1]/([.$A26]+1)))*[.BA$2])">
            <text:p/>
          </table:table-cell>
          <table:table-cell table:formula="of:=IF([.BB$2]&gt;[.$A26];&quot;&quot;;ROUND(([.$B$1]/([.$A26]+1)))*[.BB$2])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IF([.C$2]&gt;[.$A27];&quot;&quot;;ROUND(([.$B$1]/([.$A27]+1)))*[.C$2])" office:value-type="float" office:value="2" calcext:value-type="float">
            <text:p>2</text:p>
          </table:table-cell>
          <table:table-cell table:formula="of:=IF([.D$2]&gt;[.$A27];&quot;&quot;;ROUND(([.$B$1]/([.$A27]+1)))*[.D$2])" office:value-type="float" office:value="4" calcext:value-type="float">
            <text:p>4</text:p>
          </table:table-cell>
          <table:table-cell table:formula="of:=IF([.E$2]&gt;[.$A27];&quot;&quot;;ROUND(([.$B$1]/([.$A27]+1)))*[.E$2])" office:value-type="float" office:value="6" calcext:value-type="float">
            <text:p>6</text:p>
          </table:table-cell>
          <table:table-cell table:formula="of:=IF([.F$2]&gt;[.$A27];&quot;&quot;;ROUND(([.$B$1]/([.$A27]+1)))*[.F$2])" office:value-type="float" office:value="8" calcext:value-type="float">
            <text:p>8</text:p>
          </table:table-cell>
          <table:table-cell table:formula="of:=IF([.G$2]&gt;[.$A27];&quot;&quot;;ROUND(([.$B$1]/([.$A27]+1)))*[.G$2])" office:value-type="float" office:value="10" calcext:value-type="float">
            <text:p>10</text:p>
          </table:table-cell>
          <table:table-cell table:formula="of:=IF([.H$2]&gt;[.$A27];&quot;&quot;;ROUND(([.$B$1]/([.$A27]+1)))*[.H$2])" office:value-type="float" office:value="12" calcext:value-type="float">
            <text:p>12</text:p>
          </table:table-cell>
          <table:table-cell table:formula="of:=IF([.I$2]&gt;[.$A27];&quot;&quot;;ROUND(([.$B$1]/([.$A27]+1)))*[.I$2])" office:value-type="float" office:value="14" calcext:value-type="float">
            <text:p>14</text:p>
          </table:table-cell>
          <table:table-cell table:formula="of:=IF([.J$2]&gt;[.$A27];&quot;&quot;;ROUND(([.$B$1]/([.$A27]+1)))*[.J$2])" office:value-type="float" office:value="16" calcext:value-type="float">
            <text:p>16</text:p>
          </table:table-cell>
          <table:table-cell table:formula="of:=IF([.K$2]&gt;[.$A27];&quot;&quot;;ROUND(([.$B$1]/([.$A27]+1)))*[.K$2])" office:value-type="float" office:value="18" calcext:value-type="float">
            <text:p>18</text:p>
          </table:table-cell>
          <table:table-cell table:formula="of:=IF([.L$2]&gt;[.$A27];&quot;&quot;;ROUND(([.$B$1]/([.$A27]+1)))*[.L$2])" office:value-type="float" office:value="20" calcext:value-type="float">
            <text:p>20</text:p>
          </table:table-cell>
          <table:table-cell table:formula="of:=IF([.M$2]&gt;[.$A27];&quot;&quot;;ROUND(([.$B$1]/([.$A27]+1)))*[.M$2])" office:value-type="float" office:value="22" calcext:value-type="float">
            <text:p>22</text:p>
          </table:table-cell>
          <table:table-cell table:formula="of:=IF([.N$2]&gt;[.$A27];&quot;&quot;;ROUND(([.$B$1]/([.$A27]+1)))*[.N$2])" office:value-type="float" office:value="24" calcext:value-type="float">
            <text:p>24</text:p>
          </table:table-cell>
          <table:table-cell table:formula="of:=IF([.O$2]&gt;[.$A27];&quot;&quot;;ROUND(([.$B$1]/([.$A27]+1)))*[.O$2])" office:value-type="float" office:value="26" calcext:value-type="float">
            <text:p>26</text:p>
          </table:table-cell>
          <table:table-cell table:formula="of:=IF([.P$2]&gt;[.$A27];&quot;&quot;;ROUND(([.$B$1]/([.$A27]+1)))*[.P$2])" office:value-type="float" office:value="28" calcext:value-type="float">
            <text:p>28</text:p>
          </table:table-cell>
          <table:table-cell table:formula="of:=IF([.Q$2]&gt;[.$A27];&quot;&quot;;ROUND(([.$B$1]/([.$A27]+1)))*[.Q$2])" office:value-type="float" office:value="30" calcext:value-type="float">
            <text:p>30</text:p>
          </table:table-cell>
          <table:table-cell table:formula="of:=IF([.R$2]&gt;[.$A27];&quot;&quot;;ROUND(([.$B$1]/([.$A27]+1)))*[.R$2])" office:value-type="float" office:value="32" calcext:value-type="float">
            <text:p>32</text:p>
          </table:table-cell>
          <table:table-cell table:formula="of:=IF([.S$2]&gt;[.$A27];&quot;&quot;;ROUND(([.$B$1]/([.$A27]+1)))*[.S$2])" office:value-type="float" office:value="34" calcext:value-type="float">
            <text:p>34</text:p>
          </table:table-cell>
          <table:table-cell table:formula="of:=IF([.T$2]&gt;[.$A27];&quot;&quot;;ROUND(([.$B$1]/([.$A27]+1)))*[.T$2])" office:value-type="float" office:value="36" calcext:value-type="float">
            <text:p>36</text:p>
          </table:table-cell>
          <table:table-cell table:formula="of:=IF([.U$2]&gt;[.$A27];&quot;&quot;;ROUND(([.$B$1]/([.$A27]+1)))*[.U$2])" office:value-type="float" office:value="38" calcext:value-type="float">
            <text:p>38</text:p>
          </table:table-cell>
          <table:table-cell table:formula="of:=IF([.V$2]&gt;[.$A27];&quot;&quot;;ROUND(([.$B$1]/([.$A27]+1)))*[.V$2])" office:value-type="float" office:value="40" calcext:value-type="float">
            <text:p>40</text:p>
          </table:table-cell>
          <table:table-cell table:formula="of:=IF([.W$2]&gt;[.$A27];&quot;&quot;;ROUND(([.$B$1]/([.$A27]+1)))*[.W$2])" office:value-type="float" office:value="42" calcext:value-type="float">
            <text:p>42</text:p>
          </table:table-cell>
          <table:table-cell table:formula="of:=IF([.X$2]&gt;[.$A27];&quot;&quot;;ROUND(([.$B$1]/([.$A27]+1)))*[.X$2])" office:value-type="float" office:value="44" calcext:value-type="float">
            <text:p>44</text:p>
          </table:table-cell>
          <table:table-cell table:formula="of:=IF([.Y$2]&gt;[.$A27];&quot;&quot;;ROUND(([.$B$1]/([.$A27]+1)))*[.Y$2])" office:value-type="float" office:value="46" calcext:value-type="float">
            <text:p>46</text:p>
          </table:table-cell>
          <table:table-cell table:formula="of:=IF([.Z$2]&gt;[.$A27];&quot;&quot;;ROUND(([.$B$1]/([.$A27]+1)))*[.Z$2])" office:value-type="float" office:value="48" calcext:value-type="float">
            <text:p>48</text:p>
          </table:table-cell>
          <table:table-cell table:formula="of:=IF([.AA$2]&gt;[.$A27];&quot;&quot;;ROUND(([.$B$1]/([.$A27]+1)))*[.AA$2])" office:value-type="float" office:value="50" calcext:value-type="float">
            <text:p>50</text:p>
          </table:table-cell>
          <table:table-cell table:formula="of:=IF([.AB$2]&gt;[.$A27];&quot;&quot;;ROUND(([.$B$1]/([.$A27]+1)))*[.AB$2])">
            <text:p/>
          </table:table-cell>
          <table:table-cell table:formula="of:=IF([.AC$2]&gt;[.$A27];&quot;&quot;;ROUND(([.$B$1]/([.$A27]+1)))*[.AC$2])">
            <text:p/>
          </table:table-cell>
          <table:table-cell table:formula="of:=IF([.AD$2]&gt;[.$A27];&quot;&quot;;ROUND(([.$B$1]/([.$A27]+1)))*[.AD$2])">
            <text:p/>
          </table:table-cell>
          <table:table-cell table:formula="of:=IF([.AE$2]&gt;[.$A27];&quot;&quot;;ROUND(([.$B$1]/([.$A27]+1)))*[.AE$2])">
            <text:p/>
          </table:table-cell>
          <table:table-cell table:formula="of:=IF([.AF$2]&gt;[.$A27];&quot;&quot;;ROUND(([.$B$1]/([.$A27]+1)))*[.AF$2])">
            <text:p/>
          </table:table-cell>
          <table:table-cell table:formula="of:=IF([.AG$2]&gt;[.$A27];&quot;&quot;;ROUND(([.$B$1]/([.$A27]+1)))*[.AG$2])">
            <text:p/>
          </table:table-cell>
          <table:table-cell table:formula="of:=IF([.AH$2]&gt;[.$A27];&quot;&quot;;ROUND(([.$B$1]/([.$A27]+1)))*[.AH$2])">
            <text:p/>
          </table:table-cell>
          <table:table-cell table:formula="of:=IF([.AI$2]&gt;[.$A27];&quot;&quot;;ROUND(([.$B$1]/([.$A27]+1)))*[.AI$2])">
            <text:p/>
          </table:table-cell>
          <table:table-cell table:formula="of:=IF([.AJ$2]&gt;[.$A27];&quot;&quot;;ROUND(([.$B$1]/([.$A27]+1)))*[.AJ$2])">
            <text:p/>
          </table:table-cell>
          <table:table-cell table:formula="of:=IF([.AK$2]&gt;[.$A27];&quot;&quot;;ROUND(([.$B$1]/([.$A27]+1)))*[.AK$2])">
            <text:p/>
          </table:table-cell>
          <table:table-cell table:formula="of:=IF([.AL$2]&gt;[.$A27];&quot;&quot;;ROUND(([.$B$1]/([.$A27]+1)))*[.AL$2])">
            <text:p/>
          </table:table-cell>
          <table:table-cell table:formula="of:=IF([.AM$2]&gt;[.$A27];&quot;&quot;;ROUND(([.$B$1]/([.$A27]+1)))*[.AM$2])">
            <text:p/>
          </table:table-cell>
          <table:table-cell table:formula="of:=IF([.AN$2]&gt;[.$A27];&quot;&quot;;ROUND(([.$B$1]/([.$A27]+1)))*[.AN$2])">
            <text:p/>
          </table:table-cell>
          <table:table-cell table:formula="of:=IF([.AO$2]&gt;[.$A27];&quot;&quot;;ROUND(([.$B$1]/([.$A27]+1)))*[.AO$2])">
            <text:p/>
          </table:table-cell>
          <table:table-cell table:formula="of:=IF([.AP$2]&gt;[.$A27];&quot;&quot;;ROUND(([.$B$1]/([.$A27]+1)))*[.AP$2])">
            <text:p/>
          </table:table-cell>
          <table:table-cell table:formula="of:=IF([.AQ$2]&gt;[.$A27];&quot;&quot;;ROUND(([.$B$1]/([.$A27]+1)))*[.AQ$2])">
            <text:p/>
          </table:table-cell>
          <table:table-cell table:formula="of:=IF([.AR$2]&gt;[.$A27];&quot;&quot;;ROUND(([.$B$1]/([.$A27]+1)))*[.AR$2])">
            <text:p/>
          </table:table-cell>
          <table:table-cell table:formula="of:=IF([.AS$2]&gt;[.$A27];&quot;&quot;;ROUND(([.$B$1]/([.$A27]+1)))*[.AS$2])">
            <text:p/>
          </table:table-cell>
          <table:table-cell table:formula="of:=IF([.AT$2]&gt;[.$A27];&quot;&quot;;ROUND(([.$B$1]/([.$A27]+1)))*[.AT$2])">
            <text:p/>
          </table:table-cell>
          <table:table-cell table:formula="of:=IF([.AU$2]&gt;[.$A27];&quot;&quot;;ROUND(([.$B$1]/([.$A27]+1)))*[.AU$2])">
            <text:p/>
          </table:table-cell>
          <table:table-cell table:formula="of:=IF([.AV$2]&gt;[.$A27];&quot;&quot;;ROUND(([.$B$1]/([.$A27]+1)))*[.AV$2])">
            <text:p/>
          </table:table-cell>
          <table:table-cell table:formula="of:=IF([.AW$2]&gt;[.$A27];&quot;&quot;;ROUND(([.$B$1]/([.$A27]+1)))*[.AW$2])">
            <text:p/>
          </table:table-cell>
          <table:table-cell table:formula="of:=IF([.AX$2]&gt;[.$A27];&quot;&quot;;ROUND(([.$B$1]/([.$A27]+1)))*[.AX$2])">
            <text:p/>
          </table:table-cell>
          <table:table-cell table:formula="of:=IF([.AY$2]&gt;[.$A27];&quot;&quot;;ROUND(([.$B$1]/([.$A27]+1)))*[.AY$2])">
            <text:p/>
          </table:table-cell>
          <table:table-cell table:formula="of:=IF([.AZ$2]&gt;[.$A27];&quot;&quot;;ROUND(([.$B$1]/([.$A27]+1)))*[.AZ$2])">
            <text:p/>
          </table:table-cell>
          <table:table-cell table:formula="of:=IF([.BA$2]&gt;[.$A27];&quot;&quot;;ROUND(([.$B$1]/([.$A27]+1)))*[.BA$2])">
            <text:p/>
          </table:table-cell>
          <table:table-cell table:formula="of:=IF([.BB$2]&gt;[.$A27];&quot;&quot;;ROUND(([.$B$1]/([.$A27]+1)))*[.BB$2])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IF([.C$2]&gt;[.$A28];&quot;&quot;;ROUND(([.$B$1]/([.$A28]+1)))*[.C$2])" office:value-type="float" office:value="2" calcext:value-type="float">
            <text:p>2</text:p>
          </table:table-cell>
          <table:table-cell table:formula="of:=IF([.D$2]&gt;[.$A28];&quot;&quot;;ROUND(([.$B$1]/([.$A28]+1)))*[.D$2])" office:value-type="float" office:value="4" calcext:value-type="float">
            <text:p>4</text:p>
          </table:table-cell>
          <table:table-cell table:formula="of:=IF([.E$2]&gt;[.$A28];&quot;&quot;;ROUND(([.$B$1]/([.$A28]+1)))*[.E$2])" office:value-type="float" office:value="6" calcext:value-type="float">
            <text:p>6</text:p>
          </table:table-cell>
          <table:table-cell table:formula="of:=IF([.F$2]&gt;[.$A28];&quot;&quot;;ROUND(([.$B$1]/([.$A28]+1)))*[.F$2])" office:value-type="float" office:value="8" calcext:value-type="float">
            <text:p>8</text:p>
          </table:table-cell>
          <table:table-cell table:formula="of:=IF([.G$2]&gt;[.$A28];&quot;&quot;;ROUND(([.$B$1]/([.$A28]+1)))*[.G$2])" office:value-type="float" office:value="10" calcext:value-type="float">
            <text:p>10</text:p>
          </table:table-cell>
          <table:table-cell table:formula="of:=IF([.H$2]&gt;[.$A28];&quot;&quot;;ROUND(([.$B$1]/([.$A28]+1)))*[.H$2])" office:value-type="float" office:value="12" calcext:value-type="float">
            <text:p>12</text:p>
          </table:table-cell>
          <table:table-cell table:formula="of:=IF([.I$2]&gt;[.$A28];&quot;&quot;;ROUND(([.$B$1]/([.$A28]+1)))*[.I$2])" office:value-type="float" office:value="14" calcext:value-type="float">
            <text:p>14</text:p>
          </table:table-cell>
          <table:table-cell table:formula="of:=IF([.J$2]&gt;[.$A28];&quot;&quot;;ROUND(([.$B$1]/([.$A28]+1)))*[.J$2])" office:value-type="float" office:value="16" calcext:value-type="float">
            <text:p>16</text:p>
          </table:table-cell>
          <table:table-cell table:formula="of:=IF([.K$2]&gt;[.$A28];&quot;&quot;;ROUND(([.$B$1]/([.$A28]+1)))*[.K$2])" office:value-type="float" office:value="18" calcext:value-type="float">
            <text:p>18</text:p>
          </table:table-cell>
          <table:table-cell table:formula="of:=IF([.L$2]&gt;[.$A28];&quot;&quot;;ROUND(([.$B$1]/([.$A28]+1)))*[.L$2])" office:value-type="float" office:value="20" calcext:value-type="float">
            <text:p>20</text:p>
          </table:table-cell>
          <table:table-cell table:formula="of:=IF([.M$2]&gt;[.$A28];&quot;&quot;;ROUND(([.$B$1]/([.$A28]+1)))*[.M$2])" office:value-type="float" office:value="22" calcext:value-type="float">
            <text:p>22</text:p>
          </table:table-cell>
          <table:table-cell table:formula="of:=IF([.N$2]&gt;[.$A28];&quot;&quot;;ROUND(([.$B$1]/([.$A28]+1)))*[.N$2])" office:value-type="float" office:value="24" calcext:value-type="float">
            <text:p>24</text:p>
          </table:table-cell>
          <table:table-cell table:formula="of:=IF([.O$2]&gt;[.$A28];&quot;&quot;;ROUND(([.$B$1]/([.$A28]+1)))*[.O$2])" office:value-type="float" office:value="26" calcext:value-type="float">
            <text:p>26</text:p>
          </table:table-cell>
          <table:table-cell table:formula="of:=IF([.P$2]&gt;[.$A28];&quot;&quot;;ROUND(([.$B$1]/([.$A28]+1)))*[.P$2])" office:value-type="float" office:value="28" calcext:value-type="float">
            <text:p>28</text:p>
          </table:table-cell>
          <table:table-cell table:formula="of:=IF([.Q$2]&gt;[.$A28];&quot;&quot;;ROUND(([.$B$1]/([.$A28]+1)))*[.Q$2])" office:value-type="float" office:value="30" calcext:value-type="float">
            <text:p>30</text:p>
          </table:table-cell>
          <table:table-cell table:formula="of:=IF([.R$2]&gt;[.$A28];&quot;&quot;;ROUND(([.$B$1]/([.$A28]+1)))*[.R$2])" office:value-type="float" office:value="32" calcext:value-type="float">
            <text:p>32</text:p>
          </table:table-cell>
          <table:table-cell table:formula="of:=IF([.S$2]&gt;[.$A28];&quot;&quot;;ROUND(([.$B$1]/([.$A28]+1)))*[.S$2])" office:value-type="float" office:value="34" calcext:value-type="float">
            <text:p>34</text:p>
          </table:table-cell>
          <table:table-cell table:formula="of:=IF([.T$2]&gt;[.$A28];&quot;&quot;;ROUND(([.$B$1]/([.$A28]+1)))*[.T$2])" office:value-type="float" office:value="36" calcext:value-type="float">
            <text:p>36</text:p>
          </table:table-cell>
          <table:table-cell table:formula="of:=IF([.U$2]&gt;[.$A28];&quot;&quot;;ROUND(([.$B$1]/([.$A28]+1)))*[.U$2])" office:value-type="float" office:value="38" calcext:value-type="float">
            <text:p>38</text:p>
          </table:table-cell>
          <table:table-cell table:formula="of:=IF([.V$2]&gt;[.$A28];&quot;&quot;;ROUND(([.$B$1]/([.$A28]+1)))*[.V$2])" office:value-type="float" office:value="40" calcext:value-type="float">
            <text:p>40</text:p>
          </table:table-cell>
          <table:table-cell table:formula="of:=IF([.W$2]&gt;[.$A28];&quot;&quot;;ROUND(([.$B$1]/([.$A28]+1)))*[.W$2])" office:value-type="float" office:value="42" calcext:value-type="float">
            <text:p>42</text:p>
          </table:table-cell>
          <table:table-cell table:formula="of:=IF([.X$2]&gt;[.$A28];&quot;&quot;;ROUND(([.$B$1]/([.$A28]+1)))*[.X$2])" office:value-type="float" office:value="44" calcext:value-type="float">
            <text:p>44</text:p>
          </table:table-cell>
          <table:table-cell table:formula="of:=IF([.Y$2]&gt;[.$A28];&quot;&quot;;ROUND(([.$B$1]/([.$A28]+1)))*[.Y$2])" office:value-type="float" office:value="46" calcext:value-type="float">
            <text:p>46</text:p>
          </table:table-cell>
          <table:table-cell table:formula="of:=IF([.Z$2]&gt;[.$A28];&quot;&quot;;ROUND(([.$B$1]/([.$A28]+1)))*[.Z$2])" office:value-type="float" office:value="48" calcext:value-type="float">
            <text:p>48</text:p>
          </table:table-cell>
          <table:table-cell table:formula="of:=IF([.AA$2]&gt;[.$A28];&quot;&quot;;ROUND(([.$B$1]/([.$A28]+1)))*[.AA$2])" office:value-type="float" office:value="50" calcext:value-type="float">
            <text:p>50</text:p>
          </table:table-cell>
          <table:table-cell table:formula="of:=IF([.AB$2]&gt;[.$A28];&quot;&quot;;ROUND(([.$B$1]/([.$A28]+1)))*[.AB$2])" office:value-type="float" office:value="52" calcext:value-type="float">
            <text:p>52</text:p>
          </table:table-cell>
          <table:table-cell table:formula="of:=IF([.AC$2]&gt;[.$A28];&quot;&quot;;ROUND(([.$B$1]/([.$A28]+1)))*[.AC$2])">
            <text:p/>
          </table:table-cell>
          <table:table-cell table:formula="of:=IF([.AD$2]&gt;[.$A28];&quot;&quot;;ROUND(([.$B$1]/([.$A28]+1)))*[.AD$2])">
            <text:p/>
          </table:table-cell>
          <table:table-cell table:formula="of:=IF([.AE$2]&gt;[.$A28];&quot;&quot;;ROUND(([.$B$1]/([.$A28]+1)))*[.AE$2])">
            <text:p/>
          </table:table-cell>
          <table:table-cell table:formula="of:=IF([.AF$2]&gt;[.$A28];&quot;&quot;;ROUND(([.$B$1]/([.$A28]+1)))*[.AF$2])">
            <text:p/>
          </table:table-cell>
          <table:table-cell table:formula="of:=IF([.AG$2]&gt;[.$A28];&quot;&quot;;ROUND(([.$B$1]/([.$A28]+1)))*[.AG$2])">
            <text:p/>
          </table:table-cell>
          <table:table-cell table:formula="of:=IF([.AH$2]&gt;[.$A28];&quot;&quot;;ROUND(([.$B$1]/([.$A28]+1)))*[.AH$2])">
            <text:p/>
          </table:table-cell>
          <table:table-cell table:formula="of:=IF([.AI$2]&gt;[.$A28];&quot;&quot;;ROUND(([.$B$1]/([.$A28]+1)))*[.AI$2])">
            <text:p/>
          </table:table-cell>
          <table:table-cell table:formula="of:=IF([.AJ$2]&gt;[.$A28];&quot;&quot;;ROUND(([.$B$1]/([.$A28]+1)))*[.AJ$2])">
            <text:p/>
          </table:table-cell>
          <table:table-cell table:formula="of:=IF([.AK$2]&gt;[.$A28];&quot;&quot;;ROUND(([.$B$1]/([.$A28]+1)))*[.AK$2])">
            <text:p/>
          </table:table-cell>
          <table:table-cell table:formula="of:=IF([.AL$2]&gt;[.$A28];&quot;&quot;;ROUND(([.$B$1]/([.$A28]+1)))*[.AL$2])">
            <text:p/>
          </table:table-cell>
          <table:table-cell table:formula="of:=IF([.AM$2]&gt;[.$A28];&quot;&quot;;ROUND(([.$B$1]/([.$A28]+1)))*[.AM$2])">
            <text:p/>
          </table:table-cell>
          <table:table-cell table:formula="of:=IF([.AN$2]&gt;[.$A28];&quot;&quot;;ROUND(([.$B$1]/([.$A28]+1)))*[.AN$2])">
            <text:p/>
          </table:table-cell>
          <table:table-cell table:formula="of:=IF([.AO$2]&gt;[.$A28];&quot;&quot;;ROUND(([.$B$1]/([.$A28]+1)))*[.AO$2])">
            <text:p/>
          </table:table-cell>
          <table:table-cell table:formula="of:=IF([.AP$2]&gt;[.$A28];&quot;&quot;;ROUND(([.$B$1]/([.$A28]+1)))*[.AP$2])">
            <text:p/>
          </table:table-cell>
          <table:table-cell table:formula="of:=IF([.AQ$2]&gt;[.$A28];&quot;&quot;;ROUND(([.$B$1]/([.$A28]+1)))*[.AQ$2])">
            <text:p/>
          </table:table-cell>
          <table:table-cell table:formula="of:=IF([.AR$2]&gt;[.$A28];&quot;&quot;;ROUND(([.$B$1]/([.$A28]+1)))*[.AR$2])">
            <text:p/>
          </table:table-cell>
          <table:table-cell table:formula="of:=IF([.AS$2]&gt;[.$A28];&quot;&quot;;ROUND(([.$B$1]/([.$A28]+1)))*[.AS$2])">
            <text:p/>
          </table:table-cell>
          <table:table-cell table:formula="of:=IF([.AT$2]&gt;[.$A28];&quot;&quot;;ROUND(([.$B$1]/([.$A28]+1)))*[.AT$2])">
            <text:p/>
          </table:table-cell>
          <table:table-cell table:formula="of:=IF([.AU$2]&gt;[.$A28];&quot;&quot;;ROUND(([.$B$1]/([.$A28]+1)))*[.AU$2])">
            <text:p/>
          </table:table-cell>
          <table:table-cell table:formula="of:=IF([.AV$2]&gt;[.$A28];&quot;&quot;;ROUND(([.$B$1]/([.$A28]+1)))*[.AV$2])">
            <text:p/>
          </table:table-cell>
          <table:table-cell table:formula="of:=IF([.AW$2]&gt;[.$A28];&quot;&quot;;ROUND(([.$B$1]/([.$A28]+1)))*[.AW$2])">
            <text:p/>
          </table:table-cell>
          <table:table-cell table:formula="of:=IF([.AX$2]&gt;[.$A28];&quot;&quot;;ROUND(([.$B$1]/([.$A28]+1)))*[.AX$2])">
            <text:p/>
          </table:table-cell>
          <table:table-cell table:formula="of:=IF([.AY$2]&gt;[.$A28];&quot;&quot;;ROUND(([.$B$1]/([.$A28]+1)))*[.AY$2])">
            <text:p/>
          </table:table-cell>
          <table:table-cell table:formula="of:=IF([.AZ$2]&gt;[.$A28];&quot;&quot;;ROUND(([.$B$1]/([.$A28]+1)))*[.AZ$2])">
            <text:p/>
          </table:table-cell>
          <table:table-cell table:formula="of:=IF([.BA$2]&gt;[.$A28];&quot;&quot;;ROUND(([.$B$1]/([.$A28]+1)))*[.BA$2])">
            <text:p/>
          </table:table-cell>
          <table:table-cell table:formula="of:=IF([.BB$2]&gt;[.$A28];&quot;&quot;;ROUND(([.$B$1]/([.$A28]+1)))*[.BB$2])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IF([.C$2]&gt;[.$A29];&quot;&quot;;ROUND(([.$B$1]/([.$A29]+1)))*[.C$2])" office:value-type="float" office:value="2" calcext:value-type="float">
            <text:p>2</text:p>
          </table:table-cell>
          <table:table-cell table:formula="of:=IF([.D$2]&gt;[.$A29];&quot;&quot;;ROUND(([.$B$1]/([.$A29]+1)))*[.D$2])" office:value-type="float" office:value="4" calcext:value-type="float">
            <text:p>4</text:p>
          </table:table-cell>
          <table:table-cell table:formula="of:=IF([.E$2]&gt;[.$A29];&quot;&quot;;ROUND(([.$B$1]/([.$A29]+1)))*[.E$2])" office:value-type="float" office:value="6" calcext:value-type="float">
            <text:p>6</text:p>
          </table:table-cell>
          <table:table-cell table:formula="of:=IF([.F$2]&gt;[.$A29];&quot;&quot;;ROUND(([.$B$1]/([.$A29]+1)))*[.F$2])" office:value-type="float" office:value="8" calcext:value-type="float">
            <text:p>8</text:p>
          </table:table-cell>
          <table:table-cell table:formula="of:=IF([.G$2]&gt;[.$A29];&quot;&quot;;ROUND(([.$B$1]/([.$A29]+1)))*[.G$2])" office:value-type="float" office:value="10" calcext:value-type="float">
            <text:p>10</text:p>
          </table:table-cell>
          <table:table-cell table:formula="of:=IF([.H$2]&gt;[.$A29];&quot;&quot;;ROUND(([.$B$1]/([.$A29]+1)))*[.H$2])" office:value-type="float" office:value="12" calcext:value-type="float">
            <text:p>12</text:p>
          </table:table-cell>
          <table:table-cell table:formula="of:=IF([.I$2]&gt;[.$A29];&quot;&quot;;ROUND(([.$B$1]/([.$A29]+1)))*[.I$2])" office:value-type="float" office:value="14" calcext:value-type="float">
            <text:p>14</text:p>
          </table:table-cell>
          <table:table-cell table:formula="of:=IF([.J$2]&gt;[.$A29];&quot;&quot;;ROUND(([.$B$1]/([.$A29]+1)))*[.J$2])" office:value-type="float" office:value="16" calcext:value-type="float">
            <text:p>16</text:p>
          </table:table-cell>
          <table:table-cell table:formula="of:=IF([.K$2]&gt;[.$A29];&quot;&quot;;ROUND(([.$B$1]/([.$A29]+1)))*[.K$2])" office:value-type="float" office:value="18" calcext:value-type="float">
            <text:p>18</text:p>
          </table:table-cell>
          <table:table-cell table:formula="of:=IF([.L$2]&gt;[.$A29];&quot;&quot;;ROUND(([.$B$1]/([.$A29]+1)))*[.L$2])" office:value-type="float" office:value="20" calcext:value-type="float">
            <text:p>20</text:p>
          </table:table-cell>
          <table:table-cell table:formula="of:=IF([.M$2]&gt;[.$A29];&quot;&quot;;ROUND(([.$B$1]/([.$A29]+1)))*[.M$2])" office:value-type="float" office:value="22" calcext:value-type="float">
            <text:p>22</text:p>
          </table:table-cell>
          <table:table-cell table:formula="of:=IF([.N$2]&gt;[.$A29];&quot;&quot;;ROUND(([.$B$1]/([.$A29]+1)))*[.N$2])" office:value-type="float" office:value="24" calcext:value-type="float">
            <text:p>24</text:p>
          </table:table-cell>
          <table:table-cell table:formula="of:=IF([.O$2]&gt;[.$A29];&quot;&quot;;ROUND(([.$B$1]/([.$A29]+1)))*[.O$2])" office:value-type="float" office:value="26" calcext:value-type="float">
            <text:p>26</text:p>
          </table:table-cell>
          <table:table-cell table:formula="of:=IF([.P$2]&gt;[.$A29];&quot;&quot;;ROUND(([.$B$1]/([.$A29]+1)))*[.P$2])" office:value-type="float" office:value="28" calcext:value-type="float">
            <text:p>28</text:p>
          </table:table-cell>
          <table:table-cell table:formula="of:=IF([.Q$2]&gt;[.$A29];&quot;&quot;;ROUND(([.$B$1]/([.$A29]+1)))*[.Q$2])" office:value-type="float" office:value="30" calcext:value-type="float">
            <text:p>30</text:p>
          </table:table-cell>
          <table:table-cell table:formula="of:=IF([.R$2]&gt;[.$A29];&quot;&quot;;ROUND(([.$B$1]/([.$A29]+1)))*[.R$2])" office:value-type="float" office:value="32" calcext:value-type="float">
            <text:p>32</text:p>
          </table:table-cell>
          <table:table-cell table:formula="of:=IF([.S$2]&gt;[.$A29];&quot;&quot;;ROUND(([.$B$1]/([.$A29]+1)))*[.S$2])" office:value-type="float" office:value="34" calcext:value-type="float">
            <text:p>34</text:p>
          </table:table-cell>
          <table:table-cell table:formula="of:=IF([.T$2]&gt;[.$A29];&quot;&quot;;ROUND(([.$B$1]/([.$A29]+1)))*[.T$2])" office:value-type="float" office:value="36" calcext:value-type="float">
            <text:p>36</text:p>
          </table:table-cell>
          <table:table-cell table:formula="of:=IF([.U$2]&gt;[.$A29];&quot;&quot;;ROUND(([.$B$1]/([.$A29]+1)))*[.U$2])" office:value-type="float" office:value="38" calcext:value-type="float">
            <text:p>38</text:p>
          </table:table-cell>
          <table:table-cell table:formula="of:=IF([.V$2]&gt;[.$A29];&quot;&quot;;ROUND(([.$B$1]/([.$A29]+1)))*[.V$2])" office:value-type="float" office:value="40" calcext:value-type="float">
            <text:p>40</text:p>
          </table:table-cell>
          <table:table-cell table:formula="of:=IF([.W$2]&gt;[.$A29];&quot;&quot;;ROUND(([.$B$1]/([.$A29]+1)))*[.W$2])" office:value-type="float" office:value="42" calcext:value-type="float">
            <text:p>42</text:p>
          </table:table-cell>
          <table:table-cell table:formula="of:=IF([.X$2]&gt;[.$A29];&quot;&quot;;ROUND(([.$B$1]/([.$A29]+1)))*[.X$2])" office:value-type="float" office:value="44" calcext:value-type="float">
            <text:p>44</text:p>
          </table:table-cell>
          <table:table-cell table:formula="of:=IF([.Y$2]&gt;[.$A29];&quot;&quot;;ROUND(([.$B$1]/([.$A29]+1)))*[.Y$2])" office:value-type="float" office:value="46" calcext:value-type="float">
            <text:p>46</text:p>
          </table:table-cell>
          <table:table-cell table:formula="of:=IF([.Z$2]&gt;[.$A29];&quot;&quot;;ROUND(([.$B$1]/([.$A29]+1)))*[.Z$2])" office:value-type="float" office:value="48" calcext:value-type="float">
            <text:p>48</text:p>
          </table:table-cell>
          <table:table-cell table:formula="of:=IF([.AA$2]&gt;[.$A29];&quot;&quot;;ROUND(([.$B$1]/([.$A29]+1)))*[.AA$2])" office:value-type="float" office:value="50" calcext:value-type="float">
            <text:p>50</text:p>
          </table:table-cell>
          <table:table-cell table:formula="of:=IF([.AB$2]&gt;[.$A29];&quot;&quot;;ROUND(([.$B$1]/([.$A29]+1)))*[.AB$2])" office:value-type="float" office:value="52" calcext:value-type="float">
            <text:p>52</text:p>
          </table:table-cell>
          <table:table-cell table:formula="of:=IF([.AC$2]&gt;[.$A29];&quot;&quot;;ROUND(([.$B$1]/([.$A29]+1)))*[.AC$2])" office:value-type="float" office:value="54" calcext:value-type="float">
            <text:p>54</text:p>
          </table:table-cell>
          <table:table-cell table:formula="of:=IF([.AD$2]&gt;[.$A29];&quot;&quot;;ROUND(([.$B$1]/([.$A29]+1)))*[.AD$2])">
            <text:p/>
          </table:table-cell>
          <table:table-cell table:formula="of:=IF([.AE$2]&gt;[.$A29];&quot;&quot;;ROUND(([.$B$1]/([.$A29]+1)))*[.AE$2])">
            <text:p/>
          </table:table-cell>
          <table:table-cell table:formula="of:=IF([.AF$2]&gt;[.$A29];&quot;&quot;;ROUND(([.$B$1]/([.$A29]+1)))*[.AF$2])">
            <text:p/>
          </table:table-cell>
          <table:table-cell table:formula="of:=IF([.AG$2]&gt;[.$A29];&quot;&quot;;ROUND(([.$B$1]/([.$A29]+1)))*[.AG$2])">
            <text:p/>
          </table:table-cell>
          <table:table-cell table:formula="of:=IF([.AH$2]&gt;[.$A29];&quot;&quot;;ROUND(([.$B$1]/([.$A29]+1)))*[.AH$2])">
            <text:p/>
          </table:table-cell>
          <table:table-cell table:formula="of:=IF([.AI$2]&gt;[.$A29];&quot;&quot;;ROUND(([.$B$1]/([.$A29]+1)))*[.AI$2])">
            <text:p/>
          </table:table-cell>
          <table:table-cell table:formula="of:=IF([.AJ$2]&gt;[.$A29];&quot;&quot;;ROUND(([.$B$1]/([.$A29]+1)))*[.AJ$2])">
            <text:p/>
          </table:table-cell>
          <table:table-cell table:formula="of:=IF([.AK$2]&gt;[.$A29];&quot;&quot;;ROUND(([.$B$1]/([.$A29]+1)))*[.AK$2])">
            <text:p/>
          </table:table-cell>
          <table:table-cell table:formula="of:=IF([.AL$2]&gt;[.$A29];&quot;&quot;;ROUND(([.$B$1]/([.$A29]+1)))*[.AL$2])">
            <text:p/>
          </table:table-cell>
          <table:table-cell table:formula="of:=IF([.AM$2]&gt;[.$A29];&quot;&quot;;ROUND(([.$B$1]/([.$A29]+1)))*[.AM$2])">
            <text:p/>
          </table:table-cell>
          <table:table-cell table:formula="of:=IF([.AN$2]&gt;[.$A29];&quot;&quot;;ROUND(([.$B$1]/([.$A29]+1)))*[.AN$2])">
            <text:p/>
          </table:table-cell>
          <table:table-cell table:formula="of:=IF([.AO$2]&gt;[.$A29];&quot;&quot;;ROUND(([.$B$1]/([.$A29]+1)))*[.AO$2])">
            <text:p/>
          </table:table-cell>
          <table:table-cell table:formula="of:=IF([.AP$2]&gt;[.$A29];&quot;&quot;;ROUND(([.$B$1]/([.$A29]+1)))*[.AP$2])">
            <text:p/>
          </table:table-cell>
          <table:table-cell table:formula="of:=IF([.AQ$2]&gt;[.$A29];&quot;&quot;;ROUND(([.$B$1]/([.$A29]+1)))*[.AQ$2])">
            <text:p/>
          </table:table-cell>
          <table:table-cell table:formula="of:=IF([.AR$2]&gt;[.$A29];&quot;&quot;;ROUND(([.$B$1]/([.$A29]+1)))*[.AR$2])">
            <text:p/>
          </table:table-cell>
          <table:table-cell table:formula="of:=IF([.AS$2]&gt;[.$A29];&quot;&quot;;ROUND(([.$B$1]/([.$A29]+1)))*[.AS$2])">
            <text:p/>
          </table:table-cell>
          <table:table-cell table:formula="of:=IF([.AT$2]&gt;[.$A29];&quot;&quot;;ROUND(([.$B$1]/([.$A29]+1)))*[.AT$2])">
            <text:p/>
          </table:table-cell>
          <table:table-cell table:formula="of:=IF([.AU$2]&gt;[.$A29];&quot;&quot;;ROUND(([.$B$1]/([.$A29]+1)))*[.AU$2])">
            <text:p/>
          </table:table-cell>
          <table:table-cell table:formula="of:=IF([.AV$2]&gt;[.$A29];&quot;&quot;;ROUND(([.$B$1]/([.$A29]+1)))*[.AV$2])">
            <text:p/>
          </table:table-cell>
          <table:table-cell table:formula="of:=IF([.AW$2]&gt;[.$A29];&quot;&quot;;ROUND(([.$B$1]/([.$A29]+1)))*[.AW$2])">
            <text:p/>
          </table:table-cell>
          <table:table-cell table:formula="of:=IF([.AX$2]&gt;[.$A29];&quot;&quot;;ROUND(([.$B$1]/([.$A29]+1)))*[.AX$2])">
            <text:p/>
          </table:table-cell>
          <table:table-cell table:formula="of:=IF([.AY$2]&gt;[.$A29];&quot;&quot;;ROUND(([.$B$1]/([.$A29]+1)))*[.AY$2])">
            <text:p/>
          </table:table-cell>
          <table:table-cell table:formula="of:=IF([.AZ$2]&gt;[.$A29];&quot;&quot;;ROUND(([.$B$1]/([.$A29]+1)))*[.AZ$2])">
            <text:p/>
          </table:table-cell>
          <table:table-cell table:formula="of:=IF([.BA$2]&gt;[.$A29];&quot;&quot;;ROUND(([.$B$1]/([.$A29]+1)))*[.BA$2])">
            <text:p/>
          </table:table-cell>
          <table:table-cell table:formula="of:=IF([.BB$2]&gt;[.$A29];&quot;&quot;;ROUND(([.$B$1]/([.$A29]+1)))*[.BB$2])"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IF([.C$2]&gt;[.$A30];&quot;&quot;;ROUND(([.$B$1]/([.$A30]+1)))*[.C$2])" office:value-type="float" office:value="2" calcext:value-type="float">
            <text:p>2</text:p>
          </table:table-cell>
          <table:table-cell table:formula="of:=IF([.D$2]&gt;[.$A30];&quot;&quot;;ROUND(([.$B$1]/([.$A30]+1)))*[.D$2])" office:value-type="float" office:value="4" calcext:value-type="float">
            <text:p>4</text:p>
          </table:table-cell>
          <table:table-cell table:formula="of:=IF([.E$2]&gt;[.$A30];&quot;&quot;;ROUND(([.$B$1]/([.$A30]+1)))*[.E$2])" office:value-type="float" office:value="6" calcext:value-type="float">
            <text:p>6</text:p>
          </table:table-cell>
          <table:table-cell table:formula="of:=IF([.F$2]&gt;[.$A30];&quot;&quot;;ROUND(([.$B$1]/([.$A30]+1)))*[.F$2])" office:value-type="float" office:value="8" calcext:value-type="float">
            <text:p>8</text:p>
          </table:table-cell>
          <table:table-cell table:formula="of:=IF([.G$2]&gt;[.$A30];&quot;&quot;;ROUND(([.$B$1]/([.$A30]+1)))*[.G$2])" office:value-type="float" office:value="10" calcext:value-type="float">
            <text:p>10</text:p>
          </table:table-cell>
          <table:table-cell table:formula="of:=IF([.H$2]&gt;[.$A30];&quot;&quot;;ROUND(([.$B$1]/([.$A30]+1)))*[.H$2])" office:value-type="float" office:value="12" calcext:value-type="float">
            <text:p>12</text:p>
          </table:table-cell>
          <table:table-cell table:formula="of:=IF([.I$2]&gt;[.$A30];&quot;&quot;;ROUND(([.$B$1]/([.$A30]+1)))*[.I$2])" office:value-type="float" office:value="14" calcext:value-type="float">
            <text:p>14</text:p>
          </table:table-cell>
          <table:table-cell table:formula="of:=IF([.J$2]&gt;[.$A30];&quot;&quot;;ROUND(([.$B$1]/([.$A30]+1)))*[.J$2])" office:value-type="float" office:value="16" calcext:value-type="float">
            <text:p>16</text:p>
          </table:table-cell>
          <table:table-cell table:formula="of:=IF([.K$2]&gt;[.$A30];&quot;&quot;;ROUND(([.$B$1]/([.$A30]+1)))*[.K$2])" office:value-type="float" office:value="18" calcext:value-type="float">
            <text:p>18</text:p>
          </table:table-cell>
          <table:table-cell table:formula="of:=IF([.L$2]&gt;[.$A30];&quot;&quot;;ROUND(([.$B$1]/([.$A30]+1)))*[.L$2])" office:value-type="float" office:value="20" calcext:value-type="float">
            <text:p>20</text:p>
          </table:table-cell>
          <table:table-cell table:formula="of:=IF([.M$2]&gt;[.$A30];&quot;&quot;;ROUND(([.$B$1]/([.$A30]+1)))*[.M$2])" office:value-type="float" office:value="22" calcext:value-type="float">
            <text:p>22</text:p>
          </table:table-cell>
          <table:table-cell table:formula="of:=IF([.N$2]&gt;[.$A30];&quot;&quot;;ROUND(([.$B$1]/([.$A30]+1)))*[.N$2])" office:value-type="float" office:value="24" calcext:value-type="float">
            <text:p>24</text:p>
          </table:table-cell>
          <table:table-cell table:formula="of:=IF([.O$2]&gt;[.$A30];&quot;&quot;;ROUND(([.$B$1]/([.$A30]+1)))*[.O$2])" office:value-type="float" office:value="26" calcext:value-type="float">
            <text:p>26</text:p>
          </table:table-cell>
          <table:table-cell table:formula="of:=IF([.P$2]&gt;[.$A30];&quot;&quot;;ROUND(([.$B$1]/([.$A30]+1)))*[.P$2])" office:value-type="float" office:value="28" calcext:value-type="float">
            <text:p>28</text:p>
          </table:table-cell>
          <table:table-cell table:formula="of:=IF([.Q$2]&gt;[.$A30];&quot;&quot;;ROUND(([.$B$1]/([.$A30]+1)))*[.Q$2])" office:value-type="float" office:value="30" calcext:value-type="float">
            <text:p>30</text:p>
          </table:table-cell>
          <table:table-cell table:formula="of:=IF([.R$2]&gt;[.$A30];&quot;&quot;;ROUND(([.$B$1]/([.$A30]+1)))*[.R$2])" office:value-type="float" office:value="32" calcext:value-type="float">
            <text:p>32</text:p>
          </table:table-cell>
          <table:table-cell table:formula="of:=IF([.S$2]&gt;[.$A30];&quot;&quot;;ROUND(([.$B$1]/([.$A30]+1)))*[.S$2])" office:value-type="float" office:value="34" calcext:value-type="float">
            <text:p>34</text:p>
          </table:table-cell>
          <table:table-cell table:formula="of:=IF([.T$2]&gt;[.$A30];&quot;&quot;;ROUND(([.$B$1]/([.$A30]+1)))*[.T$2])" office:value-type="float" office:value="36" calcext:value-type="float">
            <text:p>36</text:p>
          </table:table-cell>
          <table:table-cell table:formula="of:=IF([.U$2]&gt;[.$A30];&quot;&quot;;ROUND(([.$B$1]/([.$A30]+1)))*[.U$2])" office:value-type="float" office:value="38" calcext:value-type="float">
            <text:p>38</text:p>
          </table:table-cell>
          <table:table-cell table:formula="of:=IF([.V$2]&gt;[.$A30];&quot;&quot;;ROUND(([.$B$1]/([.$A30]+1)))*[.V$2])" office:value-type="float" office:value="40" calcext:value-type="float">
            <text:p>40</text:p>
          </table:table-cell>
          <table:table-cell table:formula="of:=IF([.W$2]&gt;[.$A30];&quot;&quot;;ROUND(([.$B$1]/([.$A30]+1)))*[.W$2])" office:value-type="float" office:value="42" calcext:value-type="float">
            <text:p>42</text:p>
          </table:table-cell>
          <table:table-cell table:formula="of:=IF([.X$2]&gt;[.$A30];&quot;&quot;;ROUND(([.$B$1]/([.$A30]+1)))*[.X$2])" office:value-type="float" office:value="44" calcext:value-type="float">
            <text:p>44</text:p>
          </table:table-cell>
          <table:table-cell table:formula="of:=IF([.Y$2]&gt;[.$A30];&quot;&quot;;ROUND(([.$B$1]/([.$A30]+1)))*[.Y$2])" office:value-type="float" office:value="46" calcext:value-type="float">
            <text:p>46</text:p>
          </table:table-cell>
          <table:table-cell table:formula="of:=IF([.Z$2]&gt;[.$A30];&quot;&quot;;ROUND(([.$B$1]/([.$A30]+1)))*[.Z$2])" office:value-type="float" office:value="48" calcext:value-type="float">
            <text:p>48</text:p>
          </table:table-cell>
          <table:table-cell table:formula="of:=IF([.AA$2]&gt;[.$A30];&quot;&quot;;ROUND(([.$B$1]/([.$A30]+1)))*[.AA$2])" office:value-type="float" office:value="50" calcext:value-type="float">
            <text:p>50</text:p>
          </table:table-cell>
          <table:table-cell table:formula="of:=IF([.AB$2]&gt;[.$A30];&quot;&quot;;ROUND(([.$B$1]/([.$A30]+1)))*[.AB$2])" office:value-type="float" office:value="52" calcext:value-type="float">
            <text:p>52</text:p>
          </table:table-cell>
          <table:table-cell table:formula="of:=IF([.AC$2]&gt;[.$A30];&quot;&quot;;ROUND(([.$B$1]/([.$A30]+1)))*[.AC$2])" office:value-type="float" office:value="54" calcext:value-type="float">
            <text:p>54</text:p>
          </table:table-cell>
          <table:table-cell table:formula="of:=IF([.AD$2]&gt;[.$A30];&quot;&quot;;ROUND(([.$B$1]/([.$A30]+1)))*[.AD$2])" office:value-type="float" office:value="56" calcext:value-type="float">
            <text:p>56</text:p>
          </table:table-cell>
          <table:table-cell table:formula="of:=IF([.AE$2]&gt;[.$A30];&quot;&quot;;ROUND(([.$B$1]/([.$A30]+1)))*[.AE$2])">
            <text:p/>
          </table:table-cell>
          <table:table-cell table:formula="of:=IF([.AF$2]&gt;[.$A30];&quot;&quot;;ROUND(([.$B$1]/([.$A30]+1)))*[.AF$2])">
            <text:p/>
          </table:table-cell>
          <table:table-cell table:formula="of:=IF([.AG$2]&gt;[.$A30];&quot;&quot;;ROUND(([.$B$1]/([.$A30]+1)))*[.AG$2])">
            <text:p/>
          </table:table-cell>
          <table:table-cell table:formula="of:=IF([.AH$2]&gt;[.$A30];&quot;&quot;;ROUND(([.$B$1]/([.$A30]+1)))*[.AH$2])">
            <text:p/>
          </table:table-cell>
          <table:table-cell table:formula="of:=IF([.AI$2]&gt;[.$A30];&quot;&quot;;ROUND(([.$B$1]/([.$A30]+1)))*[.AI$2])">
            <text:p/>
          </table:table-cell>
          <table:table-cell table:formula="of:=IF([.AJ$2]&gt;[.$A30];&quot;&quot;;ROUND(([.$B$1]/([.$A30]+1)))*[.AJ$2])">
            <text:p/>
          </table:table-cell>
          <table:table-cell table:formula="of:=IF([.AK$2]&gt;[.$A30];&quot;&quot;;ROUND(([.$B$1]/([.$A30]+1)))*[.AK$2])">
            <text:p/>
          </table:table-cell>
          <table:table-cell table:formula="of:=IF([.AL$2]&gt;[.$A30];&quot;&quot;;ROUND(([.$B$1]/([.$A30]+1)))*[.AL$2])">
            <text:p/>
          </table:table-cell>
          <table:table-cell table:formula="of:=IF([.AM$2]&gt;[.$A30];&quot;&quot;;ROUND(([.$B$1]/([.$A30]+1)))*[.AM$2])">
            <text:p/>
          </table:table-cell>
          <table:table-cell table:formula="of:=IF([.AN$2]&gt;[.$A30];&quot;&quot;;ROUND(([.$B$1]/([.$A30]+1)))*[.AN$2])">
            <text:p/>
          </table:table-cell>
          <table:table-cell table:formula="of:=IF([.AO$2]&gt;[.$A30];&quot;&quot;;ROUND(([.$B$1]/([.$A30]+1)))*[.AO$2])">
            <text:p/>
          </table:table-cell>
          <table:table-cell table:formula="of:=IF([.AP$2]&gt;[.$A30];&quot;&quot;;ROUND(([.$B$1]/([.$A30]+1)))*[.AP$2])">
            <text:p/>
          </table:table-cell>
          <table:table-cell table:formula="of:=IF([.AQ$2]&gt;[.$A30];&quot;&quot;;ROUND(([.$B$1]/([.$A30]+1)))*[.AQ$2])">
            <text:p/>
          </table:table-cell>
          <table:table-cell table:formula="of:=IF([.AR$2]&gt;[.$A30];&quot;&quot;;ROUND(([.$B$1]/([.$A30]+1)))*[.AR$2])">
            <text:p/>
          </table:table-cell>
          <table:table-cell table:formula="of:=IF([.AS$2]&gt;[.$A30];&quot;&quot;;ROUND(([.$B$1]/([.$A30]+1)))*[.AS$2])">
            <text:p/>
          </table:table-cell>
          <table:table-cell table:formula="of:=IF([.AT$2]&gt;[.$A30];&quot;&quot;;ROUND(([.$B$1]/([.$A30]+1)))*[.AT$2])">
            <text:p/>
          </table:table-cell>
          <table:table-cell table:formula="of:=IF([.AU$2]&gt;[.$A30];&quot;&quot;;ROUND(([.$B$1]/([.$A30]+1)))*[.AU$2])">
            <text:p/>
          </table:table-cell>
          <table:table-cell table:formula="of:=IF([.AV$2]&gt;[.$A30];&quot;&quot;;ROUND(([.$B$1]/([.$A30]+1)))*[.AV$2])">
            <text:p/>
          </table:table-cell>
          <table:table-cell table:formula="of:=IF([.AW$2]&gt;[.$A30];&quot;&quot;;ROUND(([.$B$1]/([.$A30]+1)))*[.AW$2])">
            <text:p/>
          </table:table-cell>
          <table:table-cell table:formula="of:=IF([.AX$2]&gt;[.$A30];&quot;&quot;;ROUND(([.$B$1]/([.$A30]+1)))*[.AX$2])">
            <text:p/>
          </table:table-cell>
          <table:table-cell table:formula="of:=IF([.AY$2]&gt;[.$A30];&quot;&quot;;ROUND(([.$B$1]/([.$A30]+1)))*[.AY$2])">
            <text:p/>
          </table:table-cell>
          <table:table-cell table:formula="of:=IF([.AZ$2]&gt;[.$A30];&quot;&quot;;ROUND(([.$B$1]/([.$A30]+1)))*[.AZ$2])">
            <text:p/>
          </table:table-cell>
          <table:table-cell table:formula="of:=IF([.BA$2]&gt;[.$A30];&quot;&quot;;ROUND(([.$B$1]/([.$A30]+1)))*[.BA$2])">
            <text:p/>
          </table:table-cell>
          <table:table-cell table:formula="of:=IF([.BB$2]&gt;[.$A30];&quot;&quot;;ROUND(([.$B$1]/([.$A30]+1)))*[.BB$2])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IF([.C$2]&gt;[.$A31];&quot;&quot;;ROUND(([.$B$1]/([.$A31]+1)))*[.C$2])" office:value-type="float" office:value="2" calcext:value-type="float">
            <text:p>2</text:p>
          </table:table-cell>
          <table:table-cell table:formula="of:=IF([.D$2]&gt;[.$A31];&quot;&quot;;ROUND(([.$B$1]/([.$A31]+1)))*[.D$2])" office:value-type="float" office:value="4" calcext:value-type="float">
            <text:p>4</text:p>
          </table:table-cell>
          <table:table-cell table:formula="of:=IF([.E$2]&gt;[.$A31];&quot;&quot;;ROUND(([.$B$1]/([.$A31]+1)))*[.E$2])" office:value-type="float" office:value="6" calcext:value-type="float">
            <text:p>6</text:p>
          </table:table-cell>
          <table:table-cell table:formula="of:=IF([.F$2]&gt;[.$A31];&quot;&quot;;ROUND(([.$B$1]/([.$A31]+1)))*[.F$2])" office:value-type="float" office:value="8" calcext:value-type="float">
            <text:p>8</text:p>
          </table:table-cell>
          <table:table-cell table:formula="of:=IF([.G$2]&gt;[.$A31];&quot;&quot;;ROUND(([.$B$1]/([.$A31]+1)))*[.G$2])" office:value-type="float" office:value="10" calcext:value-type="float">
            <text:p>10</text:p>
          </table:table-cell>
          <table:table-cell table:formula="of:=IF([.H$2]&gt;[.$A31];&quot;&quot;;ROUND(([.$B$1]/([.$A31]+1)))*[.H$2])" office:value-type="float" office:value="12" calcext:value-type="float">
            <text:p>12</text:p>
          </table:table-cell>
          <table:table-cell table:formula="of:=IF([.I$2]&gt;[.$A31];&quot;&quot;;ROUND(([.$B$1]/([.$A31]+1)))*[.I$2])" office:value-type="float" office:value="14" calcext:value-type="float">
            <text:p>14</text:p>
          </table:table-cell>
          <table:table-cell table:formula="of:=IF([.J$2]&gt;[.$A31];&quot;&quot;;ROUND(([.$B$1]/([.$A31]+1)))*[.J$2])" office:value-type="float" office:value="16" calcext:value-type="float">
            <text:p>16</text:p>
          </table:table-cell>
          <table:table-cell table:formula="of:=IF([.K$2]&gt;[.$A31];&quot;&quot;;ROUND(([.$B$1]/([.$A31]+1)))*[.K$2])" office:value-type="float" office:value="18" calcext:value-type="float">
            <text:p>18</text:p>
          </table:table-cell>
          <table:table-cell table:formula="of:=IF([.L$2]&gt;[.$A31];&quot;&quot;;ROUND(([.$B$1]/([.$A31]+1)))*[.L$2])" office:value-type="float" office:value="20" calcext:value-type="float">
            <text:p>20</text:p>
          </table:table-cell>
          <table:table-cell table:formula="of:=IF([.M$2]&gt;[.$A31];&quot;&quot;;ROUND(([.$B$1]/([.$A31]+1)))*[.M$2])" office:value-type="float" office:value="22" calcext:value-type="float">
            <text:p>22</text:p>
          </table:table-cell>
          <table:table-cell table:formula="of:=IF([.N$2]&gt;[.$A31];&quot;&quot;;ROUND(([.$B$1]/([.$A31]+1)))*[.N$2])" office:value-type="float" office:value="24" calcext:value-type="float">
            <text:p>24</text:p>
          </table:table-cell>
          <table:table-cell table:formula="of:=IF([.O$2]&gt;[.$A31];&quot;&quot;;ROUND(([.$B$1]/([.$A31]+1)))*[.O$2])" office:value-type="float" office:value="26" calcext:value-type="float">
            <text:p>26</text:p>
          </table:table-cell>
          <table:table-cell table:formula="of:=IF([.P$2]&gt;[.$A31];&quot;&quot;;ROUND(([.$B$1]/([.$A31]+1)))*[.P$2])" office:value-type="float" office:value="28" calcext:value-type="float">
            <text:p>28</text:p>
          </table:table-cell>
          <table:table-cell table:formula="of:=IF([.Q$2]&gt;[.$A31];&quot;&quot;;ROUND(([.$B$1]/([.$A31]+1)))*[.Q$2])" office:value-type="float" office:value="30" calcext:value-type="float">
            <text:p>30</text:p>
          </table:table-cell>
          <table:table-cell table:formula="of:=IF([.R$2]&gt;[.$A31];&quot;&quot;;ROUND(([.$B$1]/([.$A31]+1)))*[.R$2])" office:value-type="float" office:value="32" calcext:value-type="float">
            <text:p>32</text:p>
          </table:table-cell>
          <table:table-cell table:formula="of:=IF([.S$2]&gt;[.$A31];&quot;&quot;;ROUND(([.$B$1]/([.$A31]+1)))*[.S$2])" office:value-type="float" office:value="34" calcext:value-type="float">
            <text:p>34</text:p>
          </table:table-cell>
          <table:table-cell table:formula="of:=IF([.T$2]&gt;[.$A31];&quot;&quot;;ROUND(([.$B$1]/([.$A31]+1)))*[.T$2])" office:value-type="float" office:value="36" calcext:value-type="float">
            <text:p>36</text:p>
          </table:table-cell>
          <table:table-cell table:formula="of:=IF([.U$2]&gt;[.$A31];&quot;&quot;;ROUND(([.$B$1]/([.$A31]+1)))*[.U$2])" office:value-type="float" office:value="38" calcext:value-type="float">
            <text:p>38</text:p>
          </table:table-cell>
          <table:table-cell table:formula="of:=IF([.V$2]&gt;[.$A31];&quot;&quot;;ROUND(([.$B$1]/([.$A31]+1)))*[.V$2])" office:value-type="float" office:value="40" calcext:value-type="float">
            <text:p>40</text:p>
          </table:table-cell>
          <table:table-cell table:formula="of:=IF([.W$2]&gt;[.$A31];&quot;&quot;;ROUND(([.$B$1]/([.$A31]+1)))*[.W$2])" office:value-type="float" office:value="42" calcext:value-type="float">
            <text:p>42</text:p>
          </table:table-cell>
          <table:table-cell table:formula="of:=IF([.X$2]&gt;[.$A31];&quot;&quot;;ROUND(([.$B$1]/([.$A31]+1)))*[.X$2])" office:value-type="float" office:value="44" calcext:value-type="float">
            <text:p>44</text:p>
          </table:table-cell>
          <table:table-cell table:formula="of:=IF([.Y$2]&gt;[.$A31];&quot;&quot;;ROUND(([.$B$1]/([.$A31]+1)))*[.Y$2])" office:value-type="float" office:value="46" calcext:value-type="float">
            <text:p>46</text:p>
          </table:table-cell>
          <table:table-cell table:formula="of:=IF([.Z$2]&gt;[.$A31];&quot;&quot;;ROUND(([.$B$1]/([.$A31]+1)))*[.Z$2])" office:value-type="float" office:value="48" calcext:value-type="float">
            <text:p>48</text:p>
          </table:table-cell>
          <table:table-cell table:formula="of:=IF([.AA$2]&gt;[.$A31];&quot;&quot;;ROUND(([.$B$1]/([.$A31]+1)))*[.AA$2])" office:value-type="float" office:value="50" calcext:value-type="float">
            <text:p>50</text:p>
          </table:table-cell>
          <table:table-cell table:formula="of:=IF([.AB$2]&gt;[.$A31];&quot;&quot;;ROUND(([.$B$1]/([.$A31]+1)))*[.AB$2])" office:value-type="float" office:value="52" calcext:value-type="float">
            <text:p>52</text:p>
          </table:table-cell>
          <table:table-cell table:formula="of:=IF([.AC$2]&gt;[.$A31];&quot;&quot;;ROUND(([.$B$1]/([.$A31]+1)))*[.AC$2])" office:value-type="float" office:value="54" calcext:value-type="float">
            <text:p>54</text:p>
          </table:table-cell>
          <table:table-cell table:formula="of:=IF([.AD$2]&gt;[.$A31];&quot;&quot;;ROUND(([.$B$1]/([.$A31]+1)))*[.AD$2])" office:value-type="float" office:value="56" calcext:value-type="float">
            <text:p>56</text:p>
          </table:table-cell>
          <table:table-cell table:formula="of:=IF([.AE$2]&gt;[.$A31];&quot;&quot;;ROUND(([.$B$1]/([.$A31]+1)))*[.AE$2])" office:value-type="float" office:value="58" calcext:value-type="float">
            <text:p>58</text:p>
          </table:table-cell>
          <table:table-cell table:formula="of:=IF([.AF$2]&gt;[.$A31];&quot;&quot;;ROUND(([.$B$1]/([.$A31]+1)))*[.AF$2])">
            <text:p/>
          </table:table-cell>
          <table:table-cell table:formula="of:=IF([.AG$2]&gt;[.$A31];&quot;&quot;;ROUND(([.$B$1]/([.$A31]+1)))*[.AG$2])">
            <text:p/>
          </table:table-cell>
          <table:table-cell table:formula="of:=IF([.AH$2]&gt;[.$A31];&quot;&quot;;ROUND(([.$B$1]/([.$A31]+1)))*[.AH$2])">
            <text:p/>
          </table:table-cell>
          <table:table-cell table:formula="of:=IF([.AI$2]&gt;[.$A31];&quot;&quot;;ROUND(([.$B$1]/([.$A31]+1)))*[.AI$2])">
            <text:p/>
          </table:table-cell>
          <table:table-cell table:formula="of:=IF([.AJ$2]&gt;[.$A31];&quot;&quot;;ROUND(([.$B$1]/([.$A31]+1)))*[.AJ$2])">
            <text:p/>
          </table:table-cell>
          <table:table-cell table:formula="of:=IF([.AK$2]&gt;[.$A31];&quot;&quot;;ROUND(([.$B$1]/([.$A31]+1)))*[.AK$2])">
            <text:p/>
          </table:table-cell>
          <table:table-cell table:formula="of:=IF([.AL$2]&gt;[.$A31];&quot;&quot;;ROUND(([.$B$1]/([.$A31]+1)))*[.AL$2])">
            <text:p/>
          </table:table-cell>
          <table:table-cell table:formula="of:=IF([.AM$2]&gt;[.$A31];&quot;&quot;;ROUND(([.$B$1]/([.$A31]+1)))*[.AM$2])">
            <text:p/>
          </table:table-cell>
          <table:table-cell table:formula="of:=IF([.AN$2]&gt;[.$A31];&quot;&quot;;ROUND(([.$B$1]/([.$A31]+1)))*[.AN$2])">
            <text:p/>
          </table:table-cell>
          <table:table-cell table:formula="of:=IF([.AO$2]&gt;[.$A31];&quot;&quot;;ROUND(([.$B$1]/([.$A31]+1)))*[.AO$2])">
            <text:p/>
          </table:table-cell>
          <table:table-cell table:formula="of:=IF([.AP$2]&gt;[.$A31];&quot;&quot;;ROUND(([.$B$1]/([.$A31]+1)))*[.AP$2])">
            <text:p/>
          </table:table-cell>
          <table:table-cell table:formula="of:=IF([.AQ$2]&gt;[.$A31];&quot;&quot;;ROUND(([.$B$1]/([.$A31]+1)))*[.AQ$2])">
            <text:p/>
          </table:table-cell>
          <table:table-cell table:formula="of:=IF([.AR$2]&gt;[.$A31];&quot;&quot;;ROUND(([.$B$1]/([.$A31]+1)))*[.AR$2])">
            <text:p/>
          </table:table-cell>
          <table:table-cell table:formula="of:=IF([.AS$2]&gt;[.$A31];&quot;&quot;;ROUND(([.$B$1]/([.$A31]+1)))*[.AS$2])">
            <text:p/>
          </table:table-cell>
          <table:table-cell table:formula="of:=IF([.AT$2]&gt;[.$A31];&quot;&quot;;ROUND(([.$B$1]/([.$A31]+1)))*[.AT$2])">
            <text:p/>
          </table:table-cell>
          <table:table-cell table:formula="of:=IF([.AU$2]&gt;[.$A31];&quot;&quot;;ROUND(([.$B$1]/([.$A31]+1)))*[.AU$2])">
            <text:p/>
          </table:table-cell>
          <table:table-cell table:formula="of:=IF([.AV$2]&gt;[.$A31];&quot;&quot;;ROUND(([.$B$1]/([.$A31]+1)))*[.AV$2])">
            <text:p/>
          </table:table-cell>
          <table:table-cell table:formula="of:=IF([.AW$2]&gt;[.$A31];&quot;&quot;;ROUND(([.$B$1]/([.$A31]+1)))*[.AW$2])">
            <text:p/>
          </table:table-cell>
          <table:table-cell table:formula="of:=IF([.AX$2]&gt;[.$A31];&quot;&quot;;ROUND(([.$B$1]/([.$A31]+1)))*[.AX$2])">
            <text:p/>
          </table:table-cell>
          <table:table-cell table:formula="of:=IF([.AY$2]&gt;[.$A31];&quot;&quot;;ROUND(([.$B$1]/([.$A31]+1)))*[.AY$2])">
            <text:p/>
          </table:table-cell>
          <table:table-cell table:formula="of:=IF([.AZ$2]&gt;[.$A31];&quot;&quot;;ROUND(([.$B$1]/([.$A31]+1)))*[.AZ$2])">
            <text:p/>
          </table:table-cell>
          <table:table-cell table:formula="of:=IF([.BA$2]&gt;[.$A31];&quot;&quot;;ROUND(([.$B$1]/([.$A31]+1)))*[.BA$2])">
            <text:p/>
          </table:table-cell>
          <table:table-cell table:formula="of:=IF([.BB$2]&gt;[.$A31];&quot;&quot;;ROUND(([.$B$1]/([.$A31]+1)))*[.BB$2])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IF([.C$2]&gt;[.$A32];&quot;&quot;;ROUND(([.$B$1]/([.$A32]+1)))*[.C$2])" office:value-type="float" office:value="2" calcext:value-type="float">
            <text:p>2</text:p>
          </table:table-cell>
          <table:table-cell table:formula="of:=IF([.D$2]&gt;[.$A32];&quot;&quot;;ROUND(([.$B$1]/([.$A32]+1)))*[.D$2])" office:value-type="float" office:value="4" calcext:value-type="float">
            <text:p>4</text:p>
          </table:table-cell>
          <table:table-cell table:formula="of:=IF([.E$2]&gt;[.$A32];&quot;&quot;;ROUND(([.$B$1]/([.$A32]+1)))*[.E$2])" office:value-type="float" office:value="6" calcext:value-type="float">
            <text:p>6</text:p>
          </table:table-cell>
          <table:table-cell table:formula="of:=IF([.F$2]&gt;[.$A32];&quot;&quot;;ROUND(([.$B$1]/([.$A32]+1)))*[.F$2])" office:value-type="float" office:value="8" calcext:value-type="float">
            <text:p>8</text:p>
          </table:table-cell>
          <table:table-cell table:formula="of:=IF([.G$2]&gt;[.$A32];&quot;&quot;;ROUND(([.$B$1]/([.$A32]+1)))*[.G$2])" office:value-type="float" office:value="10" calcext:value-type="float">
            <text:p>10</text:p>
          </table:table-cell>
          <table:table-cell table:formula="of:=IF([.H$2]&gt;[.$A32];&quot;&quot;;ROUND(([.$B$1]/([.$A32]+1)))*[.H$2])" office:value-type="float" office:value="12" calcext:value-type="float">
            <text:p>12</text:p>
          </table:table-cell>
          <table:table-cell table:formula="of:=IF([.I$2]&gt;[.$A32];&quot;&quot;;ROUND(([.$B$1]/([.$A32]+1)))*[.I$2])" office:value-type="float" office:value="14" calcext:value-type="float">
            <text:p>14</text:p>
          </table:table-cell>
          <table:table-cell table:formula="of:=IF([.J$2]&gt;[.$A32];&quot;&quot;;ROUND(([.$B$1]/([.$A32]+1)))*[.J$2])" office:value-type="float" office:value="16" calcext:value-type="float">
            <text:p>16</text:p>
          </table:table-cell>
          <table:table-cell table:formula="of:=IF([.K$2]&gt;[.$A32];&quot;&quot;;ROUND(([.$B$1]/([.$A32]+1)))*[.K$2])" office:value-type="float" office:value="18" calcext:value-type="float">
            <text:p>18</text:p>
          </table:table-cell>
          <table:table-cell table:formula="of:=IF([.L$2]&gt;[.$A32];&quot;&quot;;ROUND(([.$B$1]/([.$A32]+1)))*[.L$2])" office:value-type="float" office:value="20" calcext:value-type="float">
            <text:p>20</text:p>
          </table:table-cell>
          <table:table-cell table:formula="of:=IF([.M$2]&gt;[.$A32];&quot;&quot;;ROUND(([.$B$1]/([.$A32]+1)))*[.M$2])" office:value-type="float" office:value="22" calcext:value-type="float">
            <text:p>22</text:p>
          </table:table-cell>
          <table:table-cell table:formula="of:=IF([.N$2]&gt;[.$A32];&quot;&quot;;ROUND(([.$B$1]/([.$A32]+1)))*[.N$2])" office:value-type="float" office:value="24" calcext:value-type="float">
            <text:p>24</text:p>
          </table:table-cell>
          <table:table-cell table:formula="of:=IF([.O$2]&gt;[.$A32];&quot;&quot;;ROUND(([.$B$1]/([.$A32]+1)))*[.O$2])" office:value-type="float" office:value="26" calcext:value-type="float">
            <text:p>26</text:p>
          </table:table-cell>
          <table:table-cell table:formula="of:=IF([.P$2]&gt;[.$A32];&quot;&quot;;ROUND(([.$B$1]/([.$A32]+1)))*[.P$2])" office:value-type="float" office:value="28" calcext:value-type="float">
            <text:p>28</text:p>
          </table:table-cell>
          <table:table-cell table:formula="of:=IF([.Q$2]&gt;[.$A32];&quot;&quot;;ROUND(([.$B$1]/([.$A32]+1)))*[.Q$2])" office:value-type="float" office:value="30" calcext:value-type="float">
            <text:p>30</text:p>
          </table:table-cell>
          <table:table-cell table:formula="of:=IF([.R$2]&gt;[.$A32];&quot;&quot;;ROUND(([.$B$1]/([.$A32]+1)))*[.R$2])" office:value-type="float" office:value="32" calcext:value-type="float">
            <text:p>32</text:p>
          </table:table-cell>
          <table:table-cell table:formula="of:=IF([.S$2]&gt;[.$A32];&quot;&quot;;ROUND(([.$B$1]/([.$A32]+1)))*[.S$2])" office:value-type="float" office:value="34" calcext:value-type="float">
            <text:p>34</text:p>
          </table:table-cell>
          <table:table-cell table:formula="of:=IF([.T$2]&gt;[.$A32];&quot;&quot;;ROUND(([.$B$1]/([.$A32]+1)))*[.T$2])" office:value-type="float" office:value="36" calcext:value-type="float">
            <text:p>36</text:p>
          </table:table-cell>
          <table:table-cell table:formula="of:=IF([.U$2]&gt;[.$A32];&quot;&quot;;ROUND(([.$B$1]/([.$A32]+1)))*[.U$2])" office:value-type="float" office:value="38" calcext:value-type="float">
            <text:p>38</text:p>
          </table:table-cell>
          <table:table-cell table:formula="of:=IF([.V$2]&gt;[.$A32];&quot;&quot;;ROUND(([.$B$1]/([.$A32]+1)))*[.V$2])" office:value-type="float" office:value="40" calcext:value-type="float">
            <text:p>40</text:p>
          </table:table-cell>
          <table:table-cell table:formula="of:=IF([.W$2]&gt;[.$A32];&quot;&quot;;ROUND(([.$B$1]/([.$A32]+1)))*[.W$2])" office:value-type="float" office:value="42" calcext:value-type="float">
            <text:p>42</text:p>
          </table:table-cell>
          <table:table-cell table:formula="of:=IF([.X$2]&gt;[.$A32];&quot;&quot;;ROUND(([.$B$1]/([.$A32]+1)))*[.X$2])" office:value-type="float" office:value="44" calcext:value-type="float">
            <text:p>44</text:p>
          </table:table-cell>
          <table:table-cell table:formula="of:=IF([.Y$2]&gt;[.$A32];&quot;&quot;;ROUND(([.$B$1]/([.$A32]+1)))*[.Y$2])" office:value-type="float" office:value="46" calcext:value-type="float">
            <text:p>46</text:p>
          </table:table-cell>
          <table:table-cell table:formula="of:=IF([.Z$2]&gt;[.$A32];&quot;&quot;;ROUND(([.$B$1]/([.$A32]+1)))*[.Z$2])" office:value-type="float" office:value="48" calcext:value-type="float">
            <text:p>48</text:p>
          </table:table-cell>
          <table:table-cell table:formula="of:=IF([.AA$2]&gt;[.$A32];&quot;&quot;;ROUND(([.$B$1]/([.$A32]+1)))*[.AA$2])" office:value-type="float" office:value="50" calcext:value-type="float">
            <text:p>50</text:p>
          </table:table-cell>
          <table:table-cell table:formula="of:=IF([.AB$2]&gt;[.$A32];&quot;&quot;;ROUND(([.$B$1]/([.$A32]+1)))*[.AB$2])" office:value-type="float" office:value="52" calcext:value-type="float">
            <text:p>52</text:p>
          </table:table-cell>
          <table:table-cell table:formula="of:=IF([.AC$2]&gt;[.$A32];&quot;&quot;;ROUND(([.$B$1]/([.$A32]+1)))*[.AC$2])" office:value-type="float" office:value="54" calcext:value-type="float">
            <text:p>54</text:p>
          </table:table-cell>
          <table:table-cell table:formula="of:=IF([.AD$2]&gt;[.$A32];&quot;&quot;;ROUND(([.$B$1]/([.$A32]+1)))*[.AD$2])" office:value-type="float" office:value="56" calcext:value-type="float">
            <text:p>56</text:p>
          </table:table-cell>
          <table:table-cell table:formula="of:=IF([.AE$2]&gt;[.$A32];&quot;&quot;;ROUND(([.$B$1]/([.$A32]+1)))*[.AE$2])" office:value-type="float" office:value="58" calcext:value-type="float">
            <text:p>58</text:p>
          </table:table-cell>
          <table:table-cell table:formula="of:=IF([.AF$2]&gt;[.$A32];&quot;&quot;;ROUND(([.$B$1]/([.$A32]+1)))*[.AF$2])" office:value-type="float" office:value="60" calcext:value-type="float">
            <text:p>60</text:p>
          </table:table-cell>
          <table:table-cell table:formula="of:=IF([.AG$2]&gt;[.$A32];&quot;&quot;;ROUND(([.$B$1]/([.$A32]+1)))*[.AG$2])">
            <text:p/>
          </table:table-cell>
          <table:table-cell table:formula="of:=IF([.AH$2]&gt;[.$A32];&quot;&quot;;ROUND(([.$B$1]/([.$A32]+1)))*[.AH$2])">
            <text:p/>
          </table:table-cell>
          <table:table-cell table:formula="of:=IF([.AI$2]&gt;[.$A32];&quot;&quot;;ROUND(([.$B$1]/([.$A32]+1)))*[.AI$2])">
            <text:p/>
          </table:table-cell>
          <table:table-cell table:formula="of:=IF([.AJ$2]&gt;[.$A32];&quot;&quot;;ROUND(([.$B$1]/([.$A32]+1)))*[.AJ$2])">
            <text:p/>
          </table:table-cell>
          <table:table-cell table:formula="of:=IF([.AK$2]&gt;[.$A32];&quot;&quot;;ROUND(([.$B$1]/([.$A32]+1)))*[.AK$2])">
            <text:p/>
          </table:table-cell>
          <table:table-cell table:formula="of:=IF([.AL$2]&gt;[.$A32];&quot;&quot;;ROUND(([.$B$1]/([.$A32]+1)))*[.AL$2])">
            <text:p/>
          </table:table-cell>
          <table:table-cell table:formula="of:=IF([.AM$2]&gt;[.$A32];&quot;&quot;;ROUND(([.$B$1]/([.$A32]+1)))*[.AM$2])">
            <text:p/>
          </table:table-cell>
          <table:table-cell table:formula="of:=IF([.AN$2]&gt;[.$A32];&quot;&quot;;ROUND(([.$B$1]/([.$A32]+1)))*[.AN$2])">
            <text:p/>
          </table:table-cell>
          <table:table-cell table:formula="of:=IF([.AO$2]&gt;[.$A32];&quot;&quot;;ROUND(([.$B$1]/([.$A32]+1)))*[.AO$2])">
            <text:p/>
          </table:table-cell>
          <table:table-cell table:formula="of:=IF([.AP$2]&gt;[.$A32];&quot;&quot;;ROUND(([.$B$1]/([.$A32]+1)))*[.AP$2])">
            <text:p/>
          </table:table-cell>
          <table:table-cell table:formula="of:=IF([.AQ$2]&gt;[.$A32];&quot;&quot;;ROUND(([.$B$1]/([.$A32]+1)))*[.AQ$2])">
            <text:p/>
          </table:table-cell>
          <table:table-cell table:formula="of:=IF([.AR$2]&gt;[.$A32];&quot;&quot;;ROUND(([.$B$1]/([.$A32]+1)))*[.AR$2])">
            <text:p/>
          </table:table-cell>
          <table:table-cell table:formula="of:=IF([.AS$2]&gt;[.$A32];&quot;&quot;;ROUND(([.$B$1]/([.$A32]+1)))*[.AS$2])">
            <text:p/>
          </table:table-cell>
          <table:table-cell table:formula="of:=IF([.AT$2]&gt;[.$A32];&quot;&quot;;ROUND(([.$B$1]/([.$A32]+1)))*[.AT$2])">
            <text:p/>
          </table:table-cell>
          <table:table-cell table:formula="of:=IF([.AU$2]&gt;[.$A32];&quot;&quot;;ROUND(([.$B$1]/([.$A32]+1)))*[.AU$2])">
            <text:p/>
          </table:table-cell>
          <table:table-cell table:formula="of:=IF([.AV$2]&gt;[.$A32];&quot;&quot;;ROUND(([.$B$1]/([.$A32]+1)))*[.AV$2])">
            <text:p/>
          </table:table-cell>
          <table:table-cell table:formula="of:=IF([.AW$2]&gt;[.$A32];&quot;&quot;;ROUND(([.$B$1]/([.$A32]+1)))*[.AW$2])">
            <text:p/>
          </table:table-cell>
          <table:table-cell table:formula="of:=IF([.AX$2]&gt;[.$A32];&quot;&quot;;ROUND(([.$B$1]/([.$A32]+1)))*[.AX$2])">
            <text:p/>
          </table:table-cell>
          <table:table-cell table:formula="of:=IF([.AY$2]&gt;[.$A32];&quot;&quot;;ROUND(([.$B$1]/([.$A32]+1)))*[.AY$2])">
            <text:p/>
          </table:table-cell>
          <table:table-cell table:formula="of:=IF([.AZ$2]&gt;[.$A32];&quot;&quot;;ROUND(([.$B$1]/([.$A32]+1)))*[.AZ$2])">
            <text:p/>
          </table:table-cell>
          <table:table-cell table:formula="of:=IF([.BA$2]&gt;[.$A32];&quot;&quot;;ROUND(([.$B$1]/([.$A32]+1)))*[.BA$2])">
            <text:p/>
          </table:table-cell>
          <table:table-cell table:formula="of:=IF([.BB$2]&gt;[.$A32];&quot;&quot;;ROUND(([.$B$1]/([.$A32]+1)))*[.BB$2])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IF([.C$2]&gt;[.$A33];&quot;&quot;;ROUND(([.$B$1]/([.$A33]+1)))*[.C$2])" office:value-type="float" office:value="2" calcext:value-type="float">
            <text:p>2</text:p>
          </table:table-cell>
          <table:table-cell table:formula="of:=IF([.D$2]&gt;[.$A33];&quot;&quot;;ROUND(([.$B$1]/([.$A33]+1)))*[.D$2])" office:value-type="float" office:value="4" calcext:value-type="float">
            <text:p>4</text:p>
          </table:table-cell>
          <table:table-cell table:formula="of:=IF([.E$2]&gt;[.$A33];&quot;&quot;;ROUND(([.$B$1]/([.$A33]+1)))*[.E$2])" office:value-type="float" office:value="6" calcext:value-type="float">
            <text:p>6</text:p>
          </table:table-cell>
          <table:table-cell table:formula="of:=IF([.F$2]&gt;[.$A33];&quot;&quot;;ROUND(([.$B$1]/([.$A33]+1)))*[.F$2])" office:value-type="float" office:value="8" calcext:value-type="float">
            <text:p>8</text:p>
          </table:table-cell>
          <table:table-cell table:formula="of:=IF([.G$2]&gt;[.$A33];&quot;&quot;;ROUND(([.$B$1]/([.$A33]+1)))*[.G$2])" office:value-type="float" office:value="10" calcext:value-type="float">
            <text:p>10</text:p>
          </table:table-cell>
          <table:table-cell table:formula="of:=IF([.H$2]&gt;[.$A33];&quot;&quot;;ROUND(([.$B$1]/([.$A33]+1)))*[.H$2])" office:value-type="float" office:value="12" calcext:value-type="float">
            <text:p>12</text:p>
          </table:table-cell>
          <table:table-cell table:formula="of:=IF([.I$2]&gt;[.$A33];&quot;&quot;;ROUND(([.$B$1]/([.$A33]+1)))*[.I$2])" office:value-type="float" office:value="14" calcext:value-type="float">
            <text:p>14</text:p>
          </table:table-cell>
          <table:table-cell table:formula="of:=IF([.J$2]&gt;[.$A33];&quot;&quot;;ROUND(([.$B$1]/([.$A33]+1)))*[.J$2])" office:value-type="float" office:value="16" calcext:value-type="float">
            <text:p>16</text:p>
          </table:table-cell>
          <table:table-cell table:formula="of:=IF([.K$2]&gt;[.$A33];&quot;&quot;;ROUND(([.$B$1]/([.$A33]+1)))*[.K$2])" office:value-type="float" office:value="18" calcext:value-type="float">
            <text:p>18</text:p>
          </table:table-cell>
          <table:table-cell table:formula="of:=IF([.L$2]&gt;[.$A33];&quot;&quot;;ROUND(([.$B$1]/([.$A33]+1)))*[.L$2])" office:value-type="float" office:value="20" calcext:value-type="float">
            <text:p>20</text:p>
          </table:table-cell>
          <table:table-cell table:formula="of:=IF([.M$2]&gt;[.$A33];&quot;&quot;;ROUND(([.$B$1]/([.$A33]+1)))*[.M$2])" office:value-type="float" office:value="22" calcext:value-type="float">
            <text:p>22</text:p>
          </table:table-cell>
          <table:table-cell table:formula="of:=IF([.N$2]&gt;[.$A33];&quot;&quot;;ROUND(([.$B$1]/([.$A33]+1)))*[.N$2])" office:value-type="float" office:value="24" calcext:value-type="float">
            <text:p>24</text:p>
          </table:table-cell>
          <table:table-cell table:formula="of:=IF([.O$2]&gt;[.$A33];&quot;&quot;;ROUND(([.$B$1]/([.$A33]+1)))*[.O$2])" office:value-type="float" office:value="26" calcext:value-type="float">
            <text:p>26</text:p>
          </table:table-cell>
          <table:table-cell table:formula="of:=IF([.P$2]&gt;[.$A33];&quot;&quot;;ROUND(([.$B$1]/([.$A33]+1)))*[.P$2])" office:value-type="float" office:value="28" calcext:value-type="float">
            <text:p>28</text:p>
          </table:table-cell>
          <table:table-cell table:formula="of:=IF([.Q$2]&gt;[.$A33];&quot;&quot;;ROUND(([.$B$1]/([.$A33]+1)))*[.Q$2])" office:value-type="float" office:value="30" calcext:value-type="float">
            <text:p>30</text:p>
          </table:table-cell>
          <table:table-cell table:formula="of:=IF([.R$2]&gt;[.$A33];&quot;&quot;;ROUND(([.$B$1]/([.$A33]+1)))*[.R$2])" office:value-type="float" office:value="32" calcext:value-type="float">
            <text:p>32</text:p>
          </table:table-cell>
          <table:table-cell table:formula="of:=IF([.S$2]&gt;[.$A33];&quot;&quot;;ROUND(([.$B$1]/([.$A33]+1)))*[.S$2])" office:value-type="float" office:value="34" calcext:value-type="float">
            <text:p>34</text:p>
          </table:table-cell>
          <table:table-cell table:formula="of:=IF([.T$2]&gt;[.$A33];&quot;&quot;;ROUND(([.$B$1]/([.$A33]+1)))*[.T$2])" office:value-type="float" office:value="36" calcext:value-type="float">
            <text:p>36</text:p>
          </table:table-cell>
          <table:table-cell table:formula="of:=IF([.U$2]&gt;[.$A33];&quot;&quot;;ROUND(([.$B$1]/([.$A33]+1)))*[.U$2])" office:value-type="float" office:value="38" calcext:value-type="float">
            <text:p>38</text:p>
          </table:table-cell>
          <table:table-cell table:formula="of:=IF([.V$2]&gt;[.$A33];&quot;&quot;;ROUND(([.$B$1]/([.$A33]+1)))*[.V$2])" office:value-type="float" office:value="40" calcext:value-type="float">
            <text:p>40</text:p>
          </table:table-cell>
          <table:table-cell table:formula="of:=IF([.W$2]&gt;[.$A33];&quot;&quot;;ROUND(([.$B$1]/([.$A33]+1)))*[.W$2])" office:value-type="float" office:value="42" calcext:value-type="float">
            <text:p>42</text:p>
          </table:table-cell>
          <table:table-cell table:formula="of:=IF([.X$2]&gt;[.$A33];&quot;&quot;;ROUND(([.$B$1]/([.$A33]+1)))*[.X$2])" office:value-type="float" office:value="44" calcext:value-type="float">
            <text:p>44</text:p>
          </table:table-cell>
          <table:table-cell table:formula="of:=IF([.Y$2]&gt;[.$A33];&quot;&quot;;ROUND(([.$B$1]/([.$A33]+1)))*[.Y$2])" office:value-type="float" office:value="46" calcext:value-type="float">
            <text:p>46</text:p>
          </table:table-cell>
          <table:table-cell table:formula="of:=IF([.Z$2]&gt;[.$A33];&quot;&quot;;ROUND(([.$B$1]/([.$A33]+1)))*[.Z$2])" office:value-type="float" office:value="48" calcext:value-type="float">
            <text:p>48</text:p>
          </table:table-cell>
          <table:table-cell table:formula="of:=IF([.AA$2]&gt;[.$A33];&quot;&quot;;ROUND(([.$B$1]/([.$A33]+1)))*[.AA$2])" office:value-type="float" office:value="50" calcext:value-type="float">
            <text:p>50</text:p>
          </table:table-cell>
          <table:table-cell table:formula="of:=IF([.AB$2]&gt;[.$A33];&quot;&quot;;ROUND(([.$B$1]/([.$A33]+1)))*[.AB$2])" office:value-type="float" office:value="52" calcext:value-type="float">
            <text:p>52</text:p>
          </table:table-cell>
          <table:table-cell table:formula="of:=IF([.AC$2]&gt;[.$A33];&quot;&quot;;ROUND(([.$B$1]/([.$A33]+1)))*[.AC$2])" office:value-type="float" office:value="54" calcext:value-type="float">
            <text:p>54</text:p>
          </table:table-cell>
          <table:table-cell table:formula="of:=IF([.AD$2]&gt;[.$A33];&quot;&quot;;ROUND(([.$B$1]/([.$A33]+1)))*[.AD$2])" office:value-type="float" office:value="56" calcext:value-type="float">
            <text:p>56</text:p>
          </table:table-cell>
          <table:table-cell table:formula="of:=IF([.AE$2]&gt;[.$A33];&quot;&quot;;ROUND(([.$B$1]/([.$A33]+1)))*[.AE$2])" office:value-type="float" office:value="58" calcext:value-type="float">
            <text:p>58</text:p>
          </table:table-cell>
          <table:table-cell table:formula="of:=IF([.AF$2]&gt;[.$A33];&quot;&quot;;ROUND(([.$B$1]/([.$A33]+1)))*[.AF$2])" office:value-type="float" office:value="60" calcext:value-type="float">
            <text:p>60</text:p>
          </table:table-cell>
          <table:table-cell table:formula="of:=IF([.AG$2]&gt;[.$A33];&quot;&quot;;ROUND(([.$B$1]/([.$A33]+1)))*[.AG$2])" office:value-type="float" office:value="62" calcext:value-type="float">
            <text:p>62</text:p>
          </table:table-cell>
          <table:table-cell table:formula="of:=IF([.AH$2]&gt;[.$A33];&quot;&quot;;ROUND(([.$B$1]/([.$A33]+1)))*[.AH$2])">
            <text:p/>
          </table:table-cell>
          <table:table-cell table:formula="of:=IF([.AI$2]&gt;[.$A33];&quot;&quot;;ROUND(([.$B$1]/([.$A33]+1)))*[.AI$2])">
            <text:p/>
          </table:table-cell>
          <table:table-cell table:formula="of:=IF([.AJ$2]&gt;[.$A33];&quot;&quot;;ROUND(([.$B$1]/([.$A33]+1)))*[.AJ$2])">
            <text:p/>
          </table:table-cell>
          <table:table-cell table:formula="of:=IF([.AK$2]&gt;[.$A33];&quot;&quot;;ROUND(([.$B$1]/([.$A33]+1)))*[.AK$2])">
            <text:p/>
          </table:table-cell>
          <table:table-cell table:formula="of:=IF([.AL$2]&gt;[.$A33];&quot;&quot;;ROUND(([.$B$1]/([.$A33]+1)))*[.AL$2])">
            <text:p/>
          </table:table-cell>
          <table:table-cell table:formula="of:=IF([.AM$2]&gt;[.$A33];&quot;&quot;;ROUND(([.$B$1]/([.$A33]+1)))*[.AM$2])">
            <text:p/>
          </table:table-cell>
          <table:table-cell table:formula="of:=IF([.AN$2]&gt;[.$A33];&quot;&quot;;ROUND(([.$B$1]/([.$A33]+1)))*[.AN$2])">
            <text:p/>
          </table:table-cell>
          <table:table-cell table:formula="of:=IF([.AO$2]&gt;[.$A33];&quot;&quot;;ROUND(([.$B$1]/([.$A33]+1)))*[.AO$2])">
            <text:p/>
          </table:table-cell>
          <table:table-cell table:formula="of:=IF([.AP$2]&gt;[.$A33];&quot;&quot;;ROUND(([.$B$1]/([.$A33]+1)))*[.AP$2])">
            <text:p/>
          </table:table-cell>
          <table:table-cell table:formula="of:=IF([.AQ$2]&gt;[.$A33];&quot;&quot;;ROUND(([.$B$1]/([.$A33]+1)))*[.AQ$2])">
            <text:p/>
          </table:table-cell>
          <table:table-cell table:formula="of:=IF([.AR$2]&gt;[.$A33];&quot;&quot;;ROUND(([.$B$1]/([.$A33]+1)))*[.AR$2])">
            <text:p/>
          </table:table-cell>
          <table:table-cell table:formula="of:=IF([.AS$2]&gt;[.$A33];&quot;&quot;;ROUND(([.$B$1]/([.$A33]+1)))*[.AS$2])">
            <text:p/>
          </table:table-cell>
          <table:table-cell table:formula="of:=IF([.AT$2]&gt;[.$A33];&quot;&quot;;ROUND(([.$B$1]/([.$A33]+1)))*[.AT$2])">
            <text:p/>
          </table:table-cell>
          <table:table-cell table:formula="of:=IF([.AU$2]&gt;[.$A33];&quot;&quot;;ROUND(([.$B$1]/([.$A33]+1)))*[.AU$2])">
            <text:p/>
          </table:table-cell>
          <table:table-cell table:formula="of:=IF([.AV$2]&gt;[.$A33];&quot;&quot;;ROUND(([.$B$1]/([.$A33]+1)))*[.AV$2])">
            <text:p/>
          </table:table-cell>
          <table:table-cell table:formula="of:=IF([.AW$2]&gt;[.$A33];&quot;&quot;;ROUND(([.$B$1]/([.$A33]+1)))*[.AW$2])">
            <text:p/>
          </table:table-cell>
          <table:table-cell table:formula="of:=IF([.AX$2]&gt;[.$A33];&quot;&quot;;ROUND(([.$B$1]/([.$A33]+1)))*[.AX$2])">
            <text:p/>
          </table:table-cell>
          <table:table-cell table:formula="of:=IF([.AY$2]&gt;[.$A33];&quot;&quot;;ROUND(([.$B$1]/([.$A33]+1)))*[.AY$2])">
            <text:p/>
          </table:table-cell>
          <table:table-cell table:formula="of:=IF([.AZ$2]&gt;[.$A33];&quot;&quot;;ROUND(([.$B$1]/([.$A33]+1)))*[.AZ$2])">
            <text:p/>
          </table:table-cell>
          <table:table-cell table:formula="of:=IF([.BA$2]&gt;[.$A33];&quot;&quot;;ROUND(([.$B$1]/([.$A33]+1)))*[.BA$2])">
            <text:p/>
          </table:table-cell>
          <table:table-cell table:formula="of:=IF([.BB$2]&gt;[.$A33];&quot;&quot;;ROUND(([.$B$1]/([.$A33]+1)))*[.BB$2])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IF([.C$2]&gt;[.$A34];&quot;&quot;;ROUND(([.$B$1]/([.$A34]+1)))*[.C$2])" office:value-type="float" office:value="2" calcext:value-type="float">
            <text:p>2</text:p>
          </table:table-cell>
          <table:table-cell table:formula="of:=IF([.D$2]&gt;[.$A34];&quot;&quot;;ROUND(([.$B$1]/([.$A34]+1)))*[.D$2])" office:value-type="float" office:value="4" calcext:value-type="float">
            <text:p>4</text:p>
          </table:table-cell>
          <table:table-cell table:formula="of:=IF([.E$2]&gt;[.$A34];&quot;&quot;;ROUND(([.$B$1]/([.$A34]+1)))*[.E$2])" office:value-type="float" office:value="6" calcext:value-type="float">
            <text:p>6</text:p>
          </table:table-cell>
          <table:table-cell table:formula="of:=IF([.F$2]&gt;[.$A34];&quot;&quot;;ROUND(([.$B$1]/([.$A34]+1)))*[.F$2])" office:value-type="float" office:value="8" calcext:value-type="float">
            <text:p>8</text:p>
          </table:table-cell>
          <table:table-cell table:formula="of:=IF([.G$2]&gt;[.$A34];&quot;&quot;;ROUND(([.$B$1]/([.$A34]+1)))*[.G$2])" office:value-type="float" office:value="10" calcext:value-type="float">
            <text:p>10</text:p>
          </table:table-cell>
          <table:table-cell table:formula="of:=IF([.H$2]&gt;[.$A34];&quot;&quot;;ROUND(([.$B$1]/([.$A34]+1)))*[.H$2])" office:value-type="float" office:value="12" calcext:value-type="float">
            <text:p>12</text:p>
          </table:table-cell>
          <table:table-cell table:formula="of:=IF([.I$2]&gt;[.$A34];&quot;&quot;;ROUND(([.$B$1]/([.$A34]+1)))*[.I$2])" office:value-type="float" office:value="14" calcext:value-type="float">
            <text:p>14</text:p>
          </table:table-cell>
          <table:table-cell table:formula="of:=IF([.J$2]&gt;[.$A34];&quot;&quot;;ROUND(([.$B$1]/([.$A34]+1)))*[.J$2])" office:value-type="float" office:value="16" calcext:value-type="float">
            <text:p>16</text:p>
          </table:table-cell>
          <table:table-cell table:formula="of:=IF([.K$2]&gt;[.$A34];&quot;&quot;;ROUND(([.$B$1]/([.$A34]+1)))*[.K$2])" office:value-type="float" office:value="18" calcext:value-type="float">
            <text:p>18</text:p>
          </table:table-cell>
          <table:table-cell table:formula="of:=IF([.L$2]&gt;[.$A34];&quot;&quot;;ROUND(([.$B$1]/([.$A34]+1)))*[.L$2])" office:value-type="float" office:value="20" calcext:value-type="float">
            <text:p>20</text:p>
          </table:table-cell>
          <table:table-cell table:formula="of:=IF([.M$2]&gt;[.$A34];&quot;&quot;;ROUND(([.$B$1]/([.$A34]+1)))*[.M$2])" office:value-type="float" office:value="22" calcext:value-type="float">
            <text:p>22</text:p>
          </table:table-cell>
          <table:table-cell table:formula="of:=IF([.N$2]&gt;[.$A34];&quot;&quot;;ROUND(([.$B$1]/([.$A34]+1)))*[.N$2])" office:value-type="float" office:value="24" calcext:value-type="float">
            <text:p>24</text:p>
          </table:table-cell>
          <table:table-cell table:formula="of:=IF([.O$2]&gt;[.$A34];&quot;&quot;;ROUND(([.$B$1]/([.$A34]+1)))*[.O$2])" office:value-type="float" office:value="26" calcext:value-type="float">
            <text:p>26</text:p>
          </table:table-cell>
          <table:table-cell table:formula="of:=IF([.P$2]&gt;[.$A34];&quot;&quot;;ROUND(([.$B$1]/([.$A34]+1)))*[.P$2])" office:value-type="float" office:value="28" calcext:value-type="float">
            <text:p>28</text:p>
          </table:table-cell>
          <table:table-cell table:formula="of:=IF([.Q$2]&gt;[.$A34];&quot;&quot;;ROUND(([.$B$1]/([.$A34]+1)))*[.Q$2])" office:value-type="float" office:value="30" calcext:value-type="float">
            <text:p>30</text:p>
          </table:table-cell>
          <table:table-cell table:formula="of:=IF([.R$2]&gt;[.$A34];&quot;&quot;;ROUND(([.$B$1]/([.$A34]+1)))*[.R$2])" office:value-type="float" office:value="32" calcext:value-type="float">
            <text:p>32</text:p>
          </table:table-cell>
          <table:table-cell table:formula="of:=IF([.S$2]&gt;[.$A34];&quot;&quot;;ROUND(([.$B$1]/([.$A34]+1)))*[.S$2])" office:value-type="float" office:value="34" calcext:value-type="float">
            <text:p>34</text:p>
          </table:table-cell>
          <table:table-cell table:formula="of:=IF([.T$2]&gt;[.$A34];&quot;&quot;;ROUND(([.$B$1]/([.$A34]+1)))*[.T$2])" office:value-type="float" office:value="36" calcext:value-type="float">
            <text:p>36</text:p>
          </table:table-cell>
          <table:table-cell table:formula="of:=IF([.U$2]&gt;[.$A34];&quot;&quot;;ROUND(([.$B$1]/([.$A34]+1)))*[.U$2])" office:value-type="float" office:value="38" calcext:value-type="float">
            <text:p>38</text:p>
          </table:table-cell>
          <table:table-cell table:formula="of:=IF([.V$2]&gt;[.$A34];&quot;&quot;;ROUND(([.$B$1]/([.$A34]+1)))*[.V$2])" office:value-type="float" office:value="40" calcext:value-type="float">
            <text:p>40</text:p>
          </table:table-cell>
          <table:table-cell table:formula="of:=IF([.W$2]&gt;[.$A34];&quot;&quot;;ROUND(([.$B$1]/([.$A34]+1)))*[.W$2])" office:value-type="float" office:value="42" calcext:value-type="float">
            <text:p>42</text:p>
          </table:table-cell>
          <table:table-cell table:formula="of:=IF([.X$2]&gt;[.$A34];&quot;&quot;;ROUND(([.$B$1]/([.$A34]+1)))*[.X$2])" office:value-type="float" office:value="44" calcext:value-type="float">
            <text:p>44</text:p>
          </table:table-cell>
          <table:table-cell table:formula="of:=IF([.Y$2]&gt;[.$A34];&quot;&quot;;ROUND(([.$B$1]/([.$A34]+1)))*[.Y$2])" office:value-type="float" office:value="46" calcext:value-type="float">
            <text:p>46</text:p>
          </table:table-cell>
          <table:table-cell table:formula="of:=IF([.Z$2]&gt;[.$A34];&quot;&quot;;ROUND(([.$B$1]/([.$A34]+1)))*[.Z$2])" office:value-type="float" office:value="48" calcext:value-type="float">
            <text:p>48</text:p>
          </table:table-cell>
          <table:table-cell table:formula="of:=IF([.AA$2]&gt;[.$A34];&quot;&quot;;ROUND(([.$B$1]/([.$A34]+1)))*[.AA$2])" office:value-type="float" office:value="50" calcext:value-type="float">
            <text:p>50</text:p>
          </table:table-cell>
          <table:table-cell table:formula="of:=IF([.AB$2]&gt;[.$A34];&quot;&quot;;ROUND(([.$B$1]/([.$A34]+1)))*[.AB$2])" office:value-type="float" office:value="52" calcext:value-type="float">
            <text:p>52</text:p>
          </table:table-cell>
          <table:table-cell table:formula="of:=IF([.AC$2]&gt;[.$A34];&quot;&quot;;ROUND(([.$B$1]/([.$A34]+1)))*[.AC$2])" office:value-type="float" office:value="54" calcext:value-type="float">
            <text:p>54</text:p>
          </table:table-cell>
          <table:table-cell table:formula="of:=IF([.AD$2]&gt;[.$A34];&quot;&quot;;ROUND(([.$B$1]/([.$A34]+1)))*[.AD$2])" office:value-type="float" office:value="56" calcext:value-type="float">
            <text:p>56</text:p>
          </table:table-cell>
          <table:table-cell table:formula="of:=IF([.AE$2]&gt;[.$A34];&quot;&quot;;ROUND(([.$B$1]/([.$A34]+1)))*[.AE$2])" office:value-type="float" office:value="58" calcext:value-type="float">
            <text:p>58</text:p>
          </table:table-cell>
          <table:table-cell table:formula="of:=IF([.AF$2]&gt;[.$A34];&quot;&quot;;ROUND(([.$B$1]/([.$A34]+1)))*[.AF$2])" office:value-type="float" office:value="60" calcext:value-type="float">
            <text:p>60</text:p>
          </table:table-cell>
          <table:table-cell table:formula="of:=IF([.AG$2]&gt;[.$A34];&quot;&quot;;ROUND(([.$B$1]/([.$A34]+1)))*[.AG$2])" office:value-type="float" office:value="62" calcext:value-type="float">
            <text:p>62</text:p>
          </table:table-cell>
          <table:table-cell table:formula="of:=IF([.AH$2]&gt;[.$A34];&quot;&quot;;ROUND(([.$B$1]/([.$A34]+1)))*[.AH$2])" office:value-type="float" office:value="64" calcext:value-type="float">
            <text:p>64</text:p>
          </table:table-cell>
          <table:table-cell table:formula="of:=IF([.AI$2]&gt;[.$A34];&quot;&quot;;ROUND(([.$B$1]/([.$A34]+1)))*[.AI$2])">
            <text:p/>
          </table:table-cell>
          <table:table-cell table:formula="of:=IF([.AJ$2]&gt;[.$A34];&quot;&quot;;ROUND(([.$B$1]/([.$A34]+1)))*[.AJ$2])">
            <text:p/>
          </table:table-cell>
          <table:table-cell table:formula="of:=IF([.AK$2]&gt;[.$A34];&quot;&quot;;ROUND(([.$B$1]/([.$A34]+1)))*[.AK$2])">
            <text:p/>
          </table:table-cell>
          <table:table-cell table:formula="of:=IF([.AL$2]&gt;[.$A34];&quot;&quot;;ROUND(([.$B$1]/([.$A34]+1)))*[.AL$2])">
            <text:p/>
          </table:table-cell>
          <table:table-cell table:formula="of:=IF([.AM$2]&gt;[.$A34];&quot;&quot;;ROUND(([.$B$1]/([.$A34]+1)))*[.AM$2])">
            <text:p/>
          </table:table-cell>
          <table:table-cell table:formula="of:=IF([.AN$2]&gt;[.$A34];&quot;&quot;;ROUND(([.$B$1]/([.$A34]+1)))*[.AN$2])">
            <text:p/>
          </table:table-cell>
          <table:table-cell table:formula="of:=IF([.AO$2]&gt;[.$A34];&quot;&quot;;ROUND(([.$B$1]/([.$A34]+1)))*[.AO$2])">
            <text:p/>
          </table:table-cell>
          <table:table-cell table:formula="of:=IF([.AP$2]&gt;[.$A34];&quot;&quot;;ROUND(([.$B$1]/([.$A34]+1)))*[.AP$2])">
            <text:p/>
          </table:table-cell>
          <table:table-cell table:formula="of:=IF([.AQ$2]&gt;[.$A34];&quot;&quot;;ROUND(([.$B$1]/([.$A34]+1)))*[.AQ$2])">
            <text:p/>
          </table:table-cell>
          <table:table-cell table:formula="of:=IF([.AR$2]&gt;[.$A34];&quot;&quot;;ROUND(([.$B$1]/([.$A34]+1)))*[.AR$2])">
            <text:p/>
          </table:table-cell>
          <table:table-cell table:formula="of:=IF([.AS$2]&gt;[.$A34];&quot;&quot;;ROUND(([.$B$1]/([.$A34]+1)))*[.AS$2])">
            <text:p/>
          </table:table-cell>
          <table:table-cell table:formula="of:=IF([.AT$2]&gt;[.$A34];&quot;&quot;;ROUND(([.$B$1]/([.$A34]+1)))*[.AT$2])">
            <text:p/>
          </table:table-cell>
          <table:table-cell table:formula="of:=IF([.AU$2]&gt;[.$A34];&quot;&quot;;ROUND(([.$B$1]/([.$A34]+1)))*[.AU$2])">
            <text:p/>
          </table:table-cell>
          <table:table-cell table:formula="of:=IF([.AV$2]&gt;[.$A34];&quot;&quot;;ROUND(([.$B$1]/([.$A34]+1)))*[.AV$2])">
            <text:p/>
          </table:table-cell>
          <table:table-cell table:formula="of:=IF([.AW$2]&gt;[.$A34];&quot;&quot;;ROUND(([.$B$1]/([.$A34]+1)))*[.AW$2])">
            <text:p/>
          </table:table-cell>
          <table:table-cell table:formula="of:=IF([.AX$2]&gt;[.$A34];&quot;&quot;;ROUND(([.$B$1]/([.$A34]+1)))*[.AX$2])">
            <text:p/>
          </table:table-cell>
          <table:table-cell table:formula="of:=IF([.AY$2]&gt;[.$A34];&quot;&quot;;ROUND(([.$B$1]/([.$A34]+1)))*[.AY$2])">
            <text:p/>
          </table:table-cell>
          <table:table-cell table:formula="of:=IF([.AZ$2]&gt;[.$A34];&quot;&quot;;ROUND(([.$B$1]/([.$A34]+1)))*[.AZ$2])">
            <text:p/>
          </table:table-cell>
          <table:table-cell table:formula="of:=IF([.BA$2]&gt;[.$A34];&quot;&quot;;ROUND(([.$B$1]/([.$A34]+1)))*[.BA$2])">
            <text:p/>
          </table:table-cell>
          <table:table-cell table:formula="of:=IF([.BB$2]&gt;[.$A34];&quot;&quot;;ROUND(([.$B$1]/([.$A34]+1)))*[.BB$2])">
            <text:p/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IF([.C$2]&gt;[.$A35];&quot;&quot;;ROUND(([.$B$1]/([.$A35]+1)))*[.C$2])" office:value-type="float" office:value="2" calcext:value-type="float">
            <text:p>2</text:p>
          </table:table-cell>
          <table:table-cell table:formula="of:=IF([.D$2]&gt;[.$A35];&quot;&quot;;ROUND(([.$B$1]/([.$A35]+1)))*[.D$2])" office:value-type="float" office:value="4" calcext:value-type="float">
            <text:p>4</text:p>
          </table:table-cell>
          <table:table-cell table:formula="of:=IF([.E$2]&gt;[.$A35];&quot;&quot;;ROUND(([.$B$1]/([.$A35]+1)))*[.E$2])" office:value-type="float" office:value="6" calcext:value-type="float">
            <text:p>6</text:p>
          </table:table-cell>
          <table:table-cell table:formula="of:=IF([.F$2]&gt;[.$A35];&quot;&quot;;ROUND(([.$B$1]/([.$A35]+1)))*[.F$2])" office:value-type="float" office:value="8" calcext:value-type="float">
            <text:p>8</text:p>
          </table:table-cell>
          <table:table-cell table:formula="of:=IF([.G$2]&gt;[.$A35];&quot;&quot;;ROUND(([.$B$1]/([.$A35]+1)))*[.G$2])" office:value-type="float" office:value="10" calcext:value-type="float">
            <text:p>10</text:p>
          </table:table-cell>
          <table:table-cell table:formula="of:=IF([.H$2]&gt;[.$A35];&quot;&quot;;ROUND(([.$B$1]/([.$A35]+1)))*[.H$2])" office:value-type="float" office:value="12" calcext:value-type="float">
            <text:p>12</text:p>
          </table:table-cell>
          <table:table-cell table:formula="of:=IF([.I$2]&gt;[.$A35];&quot;&quot;;ROUND(([.$B$1]/([.$A35]+1)))*[.I$2])" office:value-type="float" office:value="14" calcext:value-type="float">
            <text:p>14</text:p>
          </table:table-cell>
          <table:table-cell table:formula="of:=IF([.J$2]&gt;[.$A35];&quot;&quot;;ROUND(([.$B$1]/([.$A35]+1)))*[.J$2])" office:value-type="float" office:value="16" calcext:value-type="float">
            <text:p>16</text:p>
          </table:table-cell>
          <table:table-cell table:formula="of:=IF([.K$2]&gt;[.$A35];&quot;&quot;;ROUND(([.$B$1]/([.$A35]+1)))*[.K$2])" office:value-type="float" office:value="18" calcext:value-type="float">
            <text:p>18</text:p>
          </table:table-cell>
          <table:table-cell table:formula="of:=IF([.L$2]&gt;[.$A35];&quot;&quot;;ROUND(([.$B$1]/([.$A35]+1)))*[.L$2])" office:value-type="float" office:value="20" calcext:value-type="float">
            <text:p>20</text:p>
          </table:table-cell>
          <table:table-cell table:formula="of:=IF([.M$2]&gt;[.$A35];&quot;&quot;;ROUND(([.$B$1]/([.$A35]+1)))*[.M$2])" office:value-type="float" office:value="22" calcext:value-type="float">
            <text:p>22</text:p>
          </table:table-cell>
          <table:table-cell table:formula="of:=IF([.N$2]&gt;[.$A35];&quot;&quot;;ROUND(([.$B$1]/([.$A35]+1)))*[.N$2])" office:value-type="float" office:value="24" calcext:value-type="float">
            <text:p>24</text:p>
          </table:table-cell>
          <table:table-cell table:formula="of:=IF([.O$2]&gt;[.$A35];&quot;&quot;;ROUND(([.$B$1]/([.$A35]+1)))*[.O$2])" office:value-type="float" office:value="26" calcext:value-type="float">
            <text:p>26</text:p>
          </table:table-cell>
          <table:table-cell table:formula="of:=IF([.P$2]&gt;[.$A35];&quot;&quot;;ROUND(([.$B$1]/([.$A35]+1)))*[.P$2])" office:value-type="float" office:value="28" calcext:value-type="float">
            <text:p>28</text:p>
          </table:table-cell>
          <table:table-cell table:formula="of:=IF([.Q$2]&gt;[.$A35];&quot;&quot;;ROUND(([.$B$1]/([.$A35]+1)))*[.Q$2])" office:value-type="float" office:value="30" calcext:value-type="float">
            <text:p>30</text:p>
          </table:table-cell>
          <table:table-cell table:formula="of:=IF([.R$2]&gt;[.$A35];&quot;&quot;;ROUND(([.$B$1]/([.$A35]+1)))*[.R$2])" office:value-type="float" office:value="32" calcext:value-type="float">
            <text:p>32</text:p>
          </table:table-cell>
          <table:table-cell table:formula="of:=IF([.S$2]&gt;[.$A35];&quot;&quot;;ROUND(([.$B$1]/([.$A35]+1)))*[.S$2])" office:value-type="float" office:value="34" calcext:value-type="float">
            <text:p>34</text:p>
          </table:table-cell>
          <table:table-cell table:formula="of:=IF([.T$2]&gt;[.$A35];&quot;&quot;;ROUND(([.$B$1]/([.$A35]+1)))*[.T$2])" office:value-type="float" office:value="36" calcext:value-type="float">
            <text:p>36</text:p>
          </table:table-cell>
          <table:table-cell table:formula="of:=IF([.U$2]&gt;[.$A35];&quot;&quot;;ROUND(([.$B$1]/([.$A35]+1)))*[.U$2])" office:value-type="float" office:value="38" calcext:value-type="float">
            <text:p>38</text:p>
          </table:table-cell>
          <table:table-cell table:formula="of:=IF([.V$2]&gt;[.$A35];&quot;&quot;;ROUND(([.$B$1]/([.$A35]+1)))*[.V$2])" office:value-type="float" office:value="40" calcext:value-type="float">
            <text:p>40</text:p>
          </table:table-cell>
          <table:table-cell table:formula="of:=IF([.W$2]&gt;[.$A35];&quot;&quot;;ROUND(([.$B$1]/([.$A35]+1)))*[.W$2])" office:value-type="float" office:value="42" calcext:value-type="float">
            <text:p>42</text:p>
          </table:table-cell>
          <table:table-cell table:formula="of:=IF([.X$2]&gt;[.$A35];&quot;&quot;;ROUND(([.$B$1]/([.$A35]+1)))*[.X$2])" office:value-type="float" office:value="44" calcext:value-type="float">
            <text:p>44</text:p>
          </table:table-cell>
          <table:table-cell table:formula="of:=IF([.Y$2]&gt;[.$A35];&quot;&quot;;ROUND(([.$B$1]/([.$A35]+1)))*[.Y$2])" office:value-type="float" office:value="46" calcext:value-type="float">
            <text:p>46</text:p>
          </table:table-cell>
          <table:table-cell table:formula="of:=IF([.Z$2]&gt;[.$A35];&quot;&quot;;ROUND(([.$B$1]/([.$A35]+1)))*[.Z$2])" office:value-type="float" office:value="48" calcext:value-type="float">
            <text:p>48</text:p>
          </table:table-cell>
          <table:table-cell table:formula="of:=IF([.AA$2]&gt;[.$A35];&quot;&quot;;ROUND(([.$B$1]/([.$A35]+1)))*[.AA$2])" office:value-type="float" office:value="50" calcext:value-type="float">
            <text:p>50</text:p>
          </table:table-cell>
          <table:table-cell table:formula="of:=IF([.AB$2]&gt;[.$A35];&quot;&quot;;ROUND(([.$B$1]/([.$A35]+1)))*[.AB$2])" office:value-type="float" office:value="52" calcext:value-type="float">
            <text:p>52</text:p>
          </table:table-cell>
          <table:table-cell table:formula="of:=IF([.AC$2]&gt;[.$A35];&quot;&quot;;ROUND(([.$B$1]/([.$A35]+1)))*[.AC$2])" office:value-type="float" office:value="54" calcext:value-type="float">
            <text:p>54</text:p>
          </table:table-cell>
          <table:table-cell table:formula="of:=IF([.AD$2]&gt;[.$A35];&quot;&quot;;ROUND(([.$B$1]/([.$A35]+1)))*[.AD$2])" office:value-type="float" office:value="56" calcext:value-type="float">
            <text:p>56</text:p>
          </table:table-cell>
          <table:table-cell table:formula="of:=IF([.AE$2]&gt;[.$A35];&quot;&quot;;ROUND(([.$B$1]/([.$A35]+1)))*[.AE$2])" office:value-type="float" office:value="58" calcext:value-type="float">
            <text:p>58</text:p>
          </table:table-cell>
          <table:table-cell table:formula="of:=IF([.AF$2]&gt;[.$A35];&quot;&quot;;ROUND(([.$B$1]/([.$A35]+1)))*[.AF$2])" office:value-type="float" office:value="60" calcext:value-type="float">
            <text:p>60</text:p>
          </table:table-cell>
          <table:table-cell table:formula="of:=IF([.AG$2]&gt;[.$A35];&quot;&quot;;ROUND(([.$B$1]/([.$A35]+1)))*[.AG$2])" office:value-type="float" office:value="62" calcext:value-type="float">
            <text:p>62</text:p>
          </table:table-cell>
          <table:table-cell table:formula="of:=IF([.AH$2]&gt;[.$A35];&quot;&quot;;ROUND(([.$B$1]/([.$A35]+1)))*[.AH$2])" office:value-type="float" office:value="64" calcext:value-type="float">
            <text:p>64</text:p>
          </table:table-cell>
          <table:table-cell table:formula="of:=IF([.AI$2]&gt;[.$A35];&quot;&quot;;ROUND(([.$B$1]/([.$A35]+1)))*[.AI$2])" office:value-type="float" office:value="66" calcext:value-type="float">
            <text:p>66</text:p>
          </table:table-cell>
          <table:table-cell table:formula="of:=IF([.AJ$2]&gt;[.$A35];&quot;&quot;;ROUND(([.$B$1]/([.$A35]+1)))*[.AJ$2])">
            <text:p/>
          </table:table-cell>
          <table:table-cell table:formula="of:=IF([.AK$2]&gt;[.$A35];&quot;&quot;;ROUND(([.$B$1]/([.$A35]+1)))*[.AK$2])">
            <text:p/>
          </table:table-cell>
          <table:table-cell table:formula="of:=IF([.AL$2]&gt;[.$A35];&quot;&quot;;ROUND(([.$B$1]/([.$A35]+1)))*[.AL$2])">
            <text:p/>
          </table:table-cell>
          <table:table-cell table:formula="of:=IF([.AM$2]&gt;[.$A35];&quot;&quot;;ROUND(([.$B$1]/([.$A35]+1)))*[.AM$2])">
            <text:p/>
          </table:table-cell>
          <table:table-cell table:formula="of:=IF([.AN$2]&gt;[.$A35];&quot;&quot;;ROUND(([.$B$1]/([.$A35]+1)))*[.AN$2])">
            <text:p/>
          </table:table-cell>
          <table:table-cell table:formula="of:=IF([.AO$2]&gt;[.$A35];&quot;&quot;;ROUND(([.$B$1]/([.$A35]+1)))*[.AO$2])">
            <text:p/>
          </table:table-cell>
          <table:table-cell table:formula="of:=IF([.AP$2]&gt;[.$A35];&quot;&quot;;ROUND(([.$B$1]/([.$A35]+1)))*[.AP$2])">
            <text:p/>
          </table:table-cell>
          <table:table-cell table:formula="of:=IF([.AQ$2]&gt;[.$A35];&quot;&quot;;ROUND(([.$B$1]/([.$A35]+1)))*[.AQ$2])">
            <text:p/>
          </table:table-cell>
          <table:table-cell table:formula="of:=IF([.AR$2]&gt;[.$A35];&quot;&quot;;ROUND(([.$B$1]/([.$A35]+1)))*[.AR$2])">
            <text:p/>
          </table:table-cell>
          <table:table-cell table:formula="of:=IF([.AS$2]&gt;[.$A35];&quot;&quot;;ROUND(([.$B$1]/([.$A35]+1)))*[.AS$2])">
            <text:p/>
          </table:table-cell>
          <table:table-cell table:formula="of:=IF([.AT$2]&gt;[.$A35];&quot;&quot;;ROUND(([.$B$1]/([.$A35]+1)))*[.AT$2])">
            <text:p/>
          </table:table-cell>
          <table:table-cell table:formula="of:=IF([.AU$2]&gt;[.$A35];&quot;&quot;;ROUND(([.$B$1]/([.$A35]+1)))*[.AU$2])">
            <text:p/>
          </table:table-cell>
          <table:table-cell table:formula="of:=IF([.AV$2]&gt;[.$A35];&quot;&quot;;ROUND(([.$B$1]/([.$A35]+1)))*[.AV$2])">
            <text:p/>
          </table:table-cell>
          <table:table-cell table:formula="of:=IF([.AW$2]&gt;[.$A35];&quot;&quot;;ROUND(([.$B$1]/([.$A35]+1)))*[.AW$2])">
            <text:p/>
          </table:table-cell>
          <table:table-cell table:formula="of:=IF([.AX$2]&gt;[.$A35];&quot;&quot;;ROUND(([.$B$1]/([.$A35]+1)))*[.AX$2])">
            <text:p/>
          </table:table-cell>
          <table:table-cell table:formula="of:=IF([.AY$2]&gt;[.$A35];&quot;&quot;;ROUND(([.$B$1]/([.$A35]+1)))*[.AY$2])">
            <text:p/>
          </table:table-cell>
          <table:table-cell table:formula="of:=IF([.AZ$2]&gt;[.$A35];&quot;&quot;;ROUND(([.$B$1]/([.$A35]+1)))*[.AZ$2])">
            <text:p/>
          </table:table-cell>
          <table:table-cell table:formula="of:=IF([.BA$2]&gt;[.$A35];&quot;&quot;;ROUND(([.$B$1]/([.$A35]+1)))*[.BA$2])">
            <text:p/>
          </table:table-cell>
          <table:table-cell table:formula="of:=IF([.BB$2]&gt;[.$A35];&quot;&quot;;ROUND(([.$B$1]/([.$A35]+1)))*[.BB$2])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IF([.C$2]&gt;[.$A36];&quot;&quot;;ROUND(([.$B$1]/([.$A36]+1)))*[.C$2])" office:value-type="float" office:value="1" calcext:value-type="float">
            <text:p>1</text:p>
          </table:table-cell>
          <table:table-cell table:formula="of:=IF([.D$2]&gt;[.$A36];&quot;&quot;;ROUND(([.$B$1]/([.$A36]+1)))*[.D$2])" office:value-type="float" office:value="2" calcext:value-type="float">
            <text:p>2</text:p>
          </table:table-cell>
          <table:table-cell table:formula="of:=IF([.E$2]&gt;[.$A36];&quot;&quot;;ROUND(([.$B$1]/([.$A36]+1)))*[.E$2])" office:value-type="float" office:value="3" calcext:value-type="float">
            <text:p>3</text:p>
          </table:table-cell>
          <table:table-cell table:formula="of:=IF([.F$2]&gt;[.$A36];&quot;&quot;;ROUND(([.$B$1]/([.$A36]+1)))*[.F$2])" office:value-type="float" office:value="4" calcext:value-type="float">
            <text:p>4</text:p>
          </table:table-cell>
          <table:table-cell table:formula="of:=IF([.G$2]&gt;[.$A36];&quot;&quot;;ROUND(([.$B$1]/([.$A36]+1)))*[.G$2])" office:value-type="float" office:value="5" calcext:value-type="float">
            <text:p>5</text:p>
          </table:table-cell>
          <table:table-cell table:formula="of:=IF([.H$2]&gt;[.$A36];&quot;&quot;;ROUND(([.$B$1]/([.$A36]+1)))*[.H$2])" office:value-type="float" office:value="6" calcext:value-type="float">
            <text:p>6</text:p>
          </table:table-cell>
          <table:table-cell table:formula="of:=IF([.I$2]&gt;[.$A36];&quot;&quot;;ROUND(([.$B$1]/([.$A36]+1)))*[.I$2])" office:value-type="float" office:value="7" calcext:value-type="float">
            <text:p>7</text:p>
          </table:table-cell>
          <table:table-cell table:formula="of:=IF([.J$2]&gt;[.$A36];&quot;&quot;;ROUND(([.$B$1]/([.$A36]+1)))*[.J$2])" office:value-type="float" office:value="8" calcext:value-type="float">
            <text:p>8</text:p>
          </table:table-cell>
          <table:table-cell table:formula="of:=IF([.K$2]&gt;[.$A36];&quot;&quot;;ROUND(([.$B$1]/([.$A36]+1)))*[.K$2])" office:value-type="float" office:value="9" calcext:value-type="float">
            <text:p>9</text:p>
          </table:table-cell>
          <table:table-cell table:formula="of:=IF([.L$2]&gt;[.$A36];&quot;&quot;;ROUND(([.$B$1]/([.$A36]+1)))*[.L$2])" office:value-type="float" office:value="10" calcext:value-type="float">
            <text:p>10</text:p>
          </table:table-cell>
          <table:table-cell table:formula="of:=IF([.M$2]&gt;[.$A36];&quot;&quot;;ROUND(([.$B$1]/([.$A36]+1)))*[.M$2])" office:value-type="float" office:value="11" calcext:value-type="float">
            <text:p>11</text:p>
          </table:table-cell>
          <table:table-cell table:formula="of:=IF([.N$2]&gt;[.$A36];&quot;&quot;;ROUND(([.$B$1]/([.$A36]+1)))*[.N$2])" office:value-type="float" office:value="12" calcext:value-type="float">
            <text:p>12</text:p>
          </table:table-cell>
          <table:table-cell table:formula="of:=IF([.O$2]&gt;[.$A36];&quot;&quot;;ROUND(([.$B$1]/([.$A36]+1)))*[.O$2])" office:value-type="float" office:value="13" calcext:value-type="float">
            <text:p>13</text:p>
          </table:table-cell>
          <table:table-cell table:formula="of:=IF([.P$2]&gt;[.$A36];&quot;&quot;;ROUND(([.$B$1]/([.$A36]+1)))*[.P$2])" office:value-type="float" office:value="14" calcext:value-type="float">
            <text:p>14</text:p>
          </table:table-cell>
          <table:table-cell table:formula="of:=IF([.Q$2]&gt;[.$A36];&quot;&quot;;ROUND(([.$B$1]/([.$A36]+1)))*[.Q$2])" office:value-type="float" office:value="15" calcext:value-type="float">
            <text:p>15</text:p>
          </table:table-cell>
          <table:table-cell table:formula="of:=IF([.R$2]&gt;[.$A36];&quot;&quot;;ROUND(([.$B$1]/([.$A36]+1)))*[.R$2])" office:value-type="float" office:value="16" calcext:value-type="float">
            <text:p>16</text:p>
          </table:table-cell>
          <table:table-cell table:formula="of:=IF([.S$2]&gt;[.$A36];&quot;&quot;;ROUND(([.$B$1]/([.$A36]+1)))*[.S$2])" office:value-type="float" office:value="17" calcext:value-type="float">
            <text:p>17</text:p>
          </table:table-cell>
          <table:table-cell table:formula="of:=IF([.T$2]&gt;[.$A36];&quot;&quot;;ROUND(([.$B$1]/([.$A36]+1)))*[.T$2])" office:value-type="float" office:value="18" calcext:value-type="float">
            <text:p>18</text:p>
          </table:table-cell>
          <table:table-cell table:formula="of:=IF([.U$2]&gt;[.$A36];&quot;&quot;;ROUND(([.$B$1]/([.$A36]+1)))*[.U$2])" office:value-type="float" office:value="19" calcext:value-type="float">
            <text:p>19</text:p>
          </table:table-cell>
          <table:table-cell table:formula="of:=IF([.V$2]&gt;[.$A36];&quot;&quot;;ROUND(([.$B$1]/([.$A36]+1)))*[.V$2])" office:value-type="float" office:value="20" calcext:value-type="float">
            <text:p>20</text:p>
          </table:table-cell>
          <table:table-cell table:formula="of:=IF([.W$2]&gt;[.$A36];&quot;&quot;;ROUND(([.$B$1]/([.$A36]+1)))*[.W$2])" office:value-type="float" office:value="21" calcext:value-type="float">
            <text:p>21</text:p>
          </table:table-cell>
          <table:table-cell table:formula="of:=IF([.X$2]&gt;[.$A36];&quot;&quot;;ROUND(([.$B$1]/([.$A36]+1)))*[.X$2])" office:value-type="float" office:value="22" calcext:value-type="float">
            <text:p>22</text:p>
          </table:table-cell>
          <table:table-cell table:formula="of:=IF([.Y$2]&gt;[.$A36];&quot;&quot;;ROUND(([.$B$1]/([.$A36]+1)))*[.Y$2])" office:value-type="float" office:value="23" calcext:value-type="float">
            <text:p>23</text:p>
          </table:table-cell>
          <table:table-cell table:formula="of:=IF([.Z$2]&gt;[.$A36];&quot;&quot;;ROUND(([.$B$1]/([.$A36]+1)))*[.Z$2])" office:value-type="float" office:value="24" calcext:value-type="float">
            <text:p>24</text:p>
          </table:table-cell>
          <table:table-cell table:formula="of:=IF([.AA$2]&gt;[.$A36];&quot;&quot;;ROUND(([.$B$1]/([.$A36]+1)))*[.AA$2])" office:value-type="float" office:value="25" calcext:value-type="float">
            <text:p>25</text:p>
          </table:table-cell>
          <table:table-cell table:formula="of:=IF([.AB$2]&gt;[.$A36];&quot;&quot;;ROUND(([.$B$1]/([.$A36]+1)))*[.AB$2])" office:value-type="float" office:value="26" calcext:value-type="float">
            <text:p>26</text:p>
          </table:table-cell>
          <table:table-cell table:formula="of:=IF([.AC$2]&gt;[.$A36];&quot;&quot;;ROUND(([.$B$1]/([.$A36]+1)))*[.AC$2])" office:value-type="float" office:value="27" calcext:value-type="float">
            <text:p>27</text:p>
          </table:table-cell>
          <table:table-cell table:formula="of:=IF([.AD$2]&gt;[.$A36];&quot;&quot;;ROUND(([.$B$1]/([.$A36]+1)))*[.AD$2])" office:value-type="float" office:value="28" calcext:value-type="float">
            <text:p>28</text:p>
          </table:table-cell>
          <table:table-cell table:formula="of:=IF([.AE$2]&gt;[.$A36];&quot;&quot;;ROUND(([.$B$1]/([.$A36]+1)))*[.AE$2])" office:value-type="float" office:value="29" calcext:value-type="float">
            <text:p>29</text:p>
          </table:table-cell>
          <table:table-cell table:formula="of:=IF([.AF$2]&gt;[.$A36];&quot;&quot;;ROUND(([.$B$1]/([.$A36]+1)))*[.AF$2])" office:value-type="float" office:value="30" calcext:value-type="float">
            <text:p>30</text:p>
          </table:table-cell>
          <table:table-cell table:formula="of:=IF([.AG$2]&gt;[.$A36];&quot;&quot;;ROUND(([.$B$1]/([.$A36]+1)))*[.AG$2])" office:value-type="float" office:value="31" calcext:value-type="float">
            <text:p>31</text:p>
          </table:table-cell>
          <table:table-cell table:formula="of:=IF([.AH$2]&gt;[.$A36];&quot;&quot;;ROUND(([.$B$1]/([.$A36]+1)))*[.AH$2])" office:value-type="float" office:value="32" calcext:value-type="float">
            <text:p>32</text:p>
          </table:table-cell>
          <table:table-cell table:formula="of:=IF([.AI$2]&gt;[.$A36];&quot;&quot;;ROUND(([.$B$1]/([.$A36]+1)))*[.AI$2])" office:value-type="float" office:value="33" calcext:value-type="float">
            <text:p>33</text:p>
          </table:table-cell>
          <table:table-cell table:formula="of:=IF([.AJ$2]&gt;[.$A36];&quot;&quot;;ROUND(([.$B$1]/([.$A36]+1)))*[.AJ$2])" office:value-type="float" office:value="34" calcext:value-type="float">
            <text:p>34</text:p>
          </table:table-cell>
          <table:table-cell table:formula="of:=IF([.AK$2]&gt;[.$A36];&quot;&quot;;ROUND(([.$B$1]/([.$A36]+1)))*[.AK$2])">
            <text:p/>
          </table:table-cell>
          <table:table-cell table:formula="of:=IF([.AL$2]&gt;[.$A36];&quot;&quot;;ROUND(([.$B$1]/([.$A36]+1)))*[.AL$2])">
            <text:p/>
          </table:table-cell>
          <table:table-cell table:formula="of:=IF([.AM$2]&gt;[.$A36];&quot;&quot;;ROUND(([.$B$1]/([.$A36]+1)))*[.AM$2])">
            <text:p/>
          </table:table-cell>
          <table:table-cell table:formula="of:=IF([.AN$2]&gt;[.$A36];&quot;&quot;;ROUND(([.$B$1]/([.$A36]+1)))*[.AN$2])">
            <text:p/>
          </table:table-cell>
          <table:table-cell table:formula="of:=IF([.AO$2]&gt;[.$A36];&quot;&quot;;ROUND(([.$B$1]/([.$A36]+1)))*[.AO$2])">
            <text:p/>
          </table:table-cell>
          <table:table-cell table:formula="of:=IF([.AP$2]&gt;[.$A36];&quot;&quot;;ROUND(([.$B$1]/([.$A36]+1)))*[.AP$2])">
            <text:p/>
          </table:table-cell>
          <table:table-cell table:formula="of:=IF([.AQ$2]&gt;[.$A36];&quot;&quot;;ROUND(([.$B$1]/([.$A36]+1)))*[.AQ$2])">
            <text:p/>
          </table:table-cell>
          <table:table-cell table:formula="of:=IF([.AR$2]&gt;[.$A36];&quot;&quot;;ROUND(([.$B$1]/([.$A36]+1)))*[.AR$2])">
            <text:p/>
          </table:table-cell>
          <table:table-cell table:formula="of:=IF([.AS$2]&gt;[.$A36];&quot;&quot;;ROUND(([.$B$1]/([.$A36]+1)))*[.AS$2])">
            <text:p/>
          </table:table-cell>
          <table:table-cell table:formula="of:=IF([.AT$2]&gt;[.$A36];&quot;&quot;;ROUND(([.$B$1]/([.$A36]+1)))*[.AT$2])">
            <text:p/>
          </table:table-cell>
          <table:table-cell table:formula="of:=IF([.AU$2]&gt;[.$A36];&quot;&quot;;ROUND(([.$B$1]/([.$A36]+1)))*[.AU$2])">
            <text:p/>
          </table:table-cell>
          <table:table-cell table:formula="of:=IF([.AV$2]&gt;[.$A36];&quot;&quot;;ROUND(([.$B$1]/([.$A36]+1)))*[.AV$2])">
            <text:p/>
          </table:table-cell>
          <table:table-cell table:formula="of:=IF([.AW$2]&gt;[.$A36];&quot;&quot;;ROUND(([.$B$1]/([.$A36]+1)))*[.AW$2])">
            <text:p/>
          </table:table-cell>
          <table:table-cell table:formula="of:=IF([.AX$2]&gt;[.$A36];&quot;&quot;;ROUND(([.$B$1]/([.$A36]+1)))*[.AX$2])">
            <text:p/>
          </table:table-cell>
          <table:table-cell table:formula="of:=IF([.AY$2]&gt;[.$A36];&quot;&quot;;ROUND(([.$B$1]/([.$A36]+1)))*[.AY$2])">
            <text:p/>
          </table:table-cell>
          <table:table-cell table:formula="of:=IF([.AZ$2]&gt;[.$A36];&quot;&quot;;ROUND(([.$B$1]/([.$A36]+1)))*[.AZ$2])">
            <text:p/>
          </table:table-cell>
          <table:table-cell table:formula="of:=IF([.BA$2]&gt;[.$A36];&quot;&quot;;ROUND(([.$B$1]/([.$A36]+1)))*[.BA$2])">
            <text:p/>
          </table:table-cell>
          <table:table-cell table:formula="of:=IF([.BB$2]&gt;[.$A36];&quot;&quot;;ROUND(([.$B$1]/([.$A36]+1)))*[.BB$2])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IF([.C$2]&gt;[.$A37];&quot;&quot;;ROUND(([.$B$1]/([.$A37]+1)))*[.C$2])" office:value-type="float" office:value="1" calcext:value-type="float">
            <text:p>1</text:p>
          </table:table-cell>
          <table:table-cell table:formula="of:=IF([.D$2]&gt;[.$A37];&quot;&quot;;ROUND(([.$B$1]/([.$A37]+1)))*[.D$2])" office:value-type="float" office:value="2" calcext:value-type="float">
            <text:p>2</text:p>
          </table:table-cell>
          <table:table-cell table:formula="of:=IF([.E$2]&gt;[.$A37];&quot;&quot;;ROUND(([.$B$1]/([.$A37]+1)))*[.E$2])" office:value-type="float" office:value="3" calcext:value-type="float">
            <text:p>3</text:p>
          </table:table-cell>
          <table:table-cell table:formula="of:=IF([.F$2]&gt;[.$A37];&quot;&quot;;ROUND(([.$B$1]/([.$A37]+1)))*[.F$2])" office:value-type="float" office:value="4" calcext:value-type="float">
            <text:p>4</text:p>
          </table:table-cell>
          <table:table-cell table:formula="of:=IF([.G$2]&gt;[.$A37];&quot;&quot;;ROUND(([.$B$1]/([.$A37]+1)))*[.G$2])" office:value-type="float" office:value="5" calcext:value-type="float">
            <text:p>5</text:p>
          </table:table-cell>
          <table:table-cell table:formula="of:=IF([.H$2]&gt;[.$A37];&quot;&quot;;ROUND(([.$B$1]/([.$A37]+1)))*[.H$2])" office:value-type="float" office:value="6" calcext:value-type="float">
            <text:p>6</text:p>
          </table:table-cell>
          <table:table-cell table:formula="of:=IF([.I$2]&gt;[.$A37];&quot;&quot;;ROUND(([.$B$1]/([.$A37]+1)))*[.I$2])" office:value-type="float" office:value="7" calcext:value-type="float">
            <text:p>7</text:p>
          </table:table-cell>
          <table:table-cell table:formula="of:=IF([.J$2]&gt;[.$A37];&quot;&quot;;ROUND(([.$B$1]/([.$A37]+1)))*[.J$2])" office:value-type="float" office:value="8" calcext:value-type="float">
            <text:p>8</text:p>
          </table:table-cell>
          <table:table-cell table:formula="of:=IF([.K$2]&gt;[.$A37];&quot;&quot;;ROUND(([.$B$1]/([.$A37]+1)))*[.K$2])" office:value-type="float" office:value="9" calcext:value-type="float">
            <text:p>9</text:p>
          </table:table-cell>
          <table:table-cell table:formula="of:=IF([.L$2]&gt;[.$A37];&quot;&quot;;ROUND(([.$B$1]/([.$A37]+1)))*[.L$2])" office:value-type="float" office:value="10" calcext:value-type="float">
            <text:p>10</text:p>
          </table:table-cell>
          <table:table-cell table:formula="of:=IF([.M$2]&gt;[.$A37];&quot;&quot;;ROUND(([.$B$1]/([.$A37]+1)))*[.M$2])" office:value-type="float" office:value="11" calcext:value-type="float">
            <text:p>11</text:p>
          </table:table-cell>
          <table:table-cell table:formula="of:=IF([.N$2]&gt;[.$A37];&quot;&quot;;ROUND(([.$B$1]/([.$A37]+1)))*[.N$2])" office:value-type="float" office:value="12" calcext:value-type="float">
            <text:p>12</text:p>
          </table:table-cell>
          <table:table-cell table:formula="of:=IF([.O$2]&gt;[.$A37];&quot;&quot;;ROUND(([.$B$1]/([.$A37]+1)))*[.O$2])" office:value-type="float" office:value="13" calcext:value-type="float">
            <text:p>13</text:p>
          </table:table-cell>
          <table:table-cell table:formula="of:=IF([.P$2]&gt;[.$A37];&quot;&quot;;ROUND(([.$B$1]/([.$A37]+1)))*[.P$2])" office:value-type="float" office:value="14" calcext:value-type="float">
            <text:p>14</text:p>
          </table:table-cell>
          <table:table-cell table:formula="of:=IF([.Q$2]&gt;[.$A37];&quot;&quot;;ROUND(([.$B$1]/([.$A37]+1)))*[.Q$2])" office:value-type="float" office:value="15" calcext:value-type="float">
            <text:p>15</text:p>
          </table:table-cell>
          <table:table-cell table:formula="of:=IF([.R$2]&gt;[.$A37];&quot;&quot;;ROUND(([.$B$1]/([.$A37]+1)))*[.R$2])" office:value-type="float" office:value="16" calcext:value-type="float">
            <text:p>16</text:p>
          </table:table-cell>
          <table:table-cell table:formula="of:=IF([.S$2]&gt;[.$A37];&quot;&quot;;ROUND(([.$B$1]/([.$A37]+1)))*[.S$2])" office:value-type="float" office:value="17" calcext:value-type="float">
            <text:p>17</text:p>
          </table:table-cell>
          <table:table-cell table:formula="of:=IF([.T$2]&gt;[.$A37];&quot;&quot;;ROUND(([.$B$1]/([.$A37]+1)))*[.T$2])" office:value-type="float" office:value="18" calcext:value-type="float">
            <text:p>18</text:p>
          </table:table-cell>
          <table:table-cell table:formula="of:=IF([.U$2]&gt;[.$A37];&quot;&quot;;ROUND(([.$B$1]/([.$A37]+1)))*[.U$2])" office:value-type="float" office:value="19" calcext:value-type="float">
            <text:p>19</text:p>
          </table:table-cell>
          <table:table-cell table:formula="of:=IF([.V$2]&gt;[.$A37];&quot;&quot;;ROUND(([.$B$1]/([.$A37]+1)))*[.V$2])" office:value-type="float" office:value="20" calcext:value-type="float">
            <text:p>20</text:p>
          </table:table-cell>
          <table:table-cell table:formula="of:=IF([.W$2]&gt;[.$A37];&quot;&quot;;ROUND(([.$B$1]/([.$A37]+1)))*[.W$2])" office:value-type="float" office:value="21" calcext:value-type="float">
            <text:p>21</text:p>
          </table:table-cell>
          <table:table-cell table:formula="of:=IF([.X$2]&gt;[.$A37];&quot;&quot;;ROUND(([.$B$1]/([.$A37]+1)))*[.X$2])" office:value-type="float" office:value="22" calcext:value-type="float">
            <text:p>22</text:p>
          </table:table-cell>
          <table:table-cell table:formula="of:=IF([.Y$2]&gt;[.$A37];&quot;&quot;;ROUND(([.$B$1]/([.$A37]+1)))*[.Y$2])" office:value-type="float" office:value="23" calcext:value-type="float">
            <text:p>23</text:p>
          </table:table-cell>
          <table:table-cell table:formula="of:=IF([.Z$2]&gt;[.$A37];&quot;&quot;;ROUND(([.$B$1]/([.$A37]+1)))*[.Z$2])" office:value-type="float" office:value="24" calcext:value-type="float">
            <text:p>24</text:p>
          </table:table-cell>
          <table:table-cell table:formula="of:=IF([.AA$2]&gt;[.$A37];&quot;&quot;;ROUND(([.$B$1]/([.$A37]+1)))*[.AA$2])" office:value-type="float" office:value="25" calcext:value-type="float">
            <text:p>25</text:p>
          </table:table-cell>
          <table:table-cell table:formula="of:=IF([.AB$2]&gt;[.$A37];&quot;&quot;;ROUND(([.$B$1]/([.$A37]+1)))*[.AB$2])" office:value-type="float" office:value="26" calcext:value-type="float">
            <text:p>26</text:p>
          </table:table-cell>
          <table:table-cell table:formula="of:=IF([.AC$2]&gt;[.$A37];&quot;&quot;;ROUND(([.$B$1]/([.$A37]+1)))*[.AC$2])" office:value-type="float" office:value="27" calcext:value-type="float">
            <text:p>27</text:p>
          </table:table-cell>
          <table:table-cell table:formula="of:=IF([.AD$2]&gt;[.$A37];&quot;&quot;;ROUND(([.$B$1]/([.$A37]+1)))*[.AD$2])" office:value-type="float" office:value="28" calcext:value-type="float">
            <text:p>28</text:p>
          </table:table-cell>
          <table:table-cell table:formula="of:=IF([.AE$2]&gt;[.$A37];&quot;&quot;;ROUND(([.$B$1]/([.$A37]+1)))*[.AE$2])" office:value-type="float" office:value="29" calcext:value-type="float">
            <text:p>29</text:p>
          </table:table-cell>
          <table:table-cell table:formula="of:=IF([.AF$2]&gt;[.$A37];&quot;&quot;;ROUND(([.$B$1]/([.$A37]+1)))*[.AF$2])" office:value-type="float" office:value="30" calcext:value-type="float">
            <text:p>30</text:p>
          </table:table-cell>
          <table:table-cell table:formula="of:=IF([.AG$2]&gt;[.$A37];&quot;&quot;;ROUND(([.$B$1]/([.$A37]+1)))*[.AG$2])" office:value-type="float" office:value="31" calcext:value-type="float">
            <text:p>31</text:p>
          </table:table-cell>
          <table:table-cell table:formula="of:=IF([.AH$2]&gt;[.$A37];&quot;&quot;;ROUND(([.$B$1]/([.$A37]+1)))*[.AH$2])" office:value-type="float" office:value="32" calcext:value-type="float">
            <text:p>32</text:p>
          </table:table-cell>
          <table:table-cell table:formula="of:=IF([.AI$2]&gt;[.$A37];&quot;&quot;;ROUND(([.$B$1]/([.$A37]+1)))*[.AI$2])" office:value-type="float" office:value="33" calcext:value-type="float">
            <text:p>33</text:p>
          </table:table-cell>
          <table:table-cell table:formula="of:=IF([.AJ$2]&gt;[.$A37];&quot;&quot;;ROUND(([.$B$1]/([.$A37]+1)))*[.AJ$2])" office:value-type="float" office:value="34" calcext:value-type="float">
            <text:p>34</text:p>
          </table:table-cell>
          <table:table-cell table:formula="of:=IF([.AK$2]&gt;[.$A37];&quot;&quot;;ROUND(([.$B$1]/([.$A37]+1)))*[.AK$2])" office:value-type="float" office:value="35" calcext:value-type="float">
            <text:p>35</text:p>
          </table:table-cell>
          <table:table-cell table:formula="of:=IF([.AL$2]&gt;[.$A37];&quot;&quot;;ROUND(([.$B$1]/([.$A37]+1)))*[.AL$2])">
            <text:p/>
          </table:table-cell>
          <table:table-cell table:formula="of:=IF([.AM$2]&gt;[.$A37];&quot;&quot;;ROUND(([.$B$1]/([.$A37]+1)))*[.AM$2])">
            <text:p/>
          </table:table-cell>
          <table:table-cell table:formula="of:=IF([.AN$2]&gt;[.$A37];&quot;&quot;;ROUND(([.$B$1]/([.$A37]+1)))*[.AN$2])">
            <text:p/>
          </table:table-cell>
          <table:table-cell table:formula="of:=IF([.AO$2]&gt;[.$A37];&quot;&quot;;ROUND(([.$B$1]/([.$A37]+1)))*[.AO$2])">
            <text:p/>
          </table:table-cell>
          <table:table-cell table:formula="of:=IF([.AP$2]&gt;[.$A37];&quot;&quot;;ROUND(([.$B$1]/([.$A37]+1)))*[.AP$2])">
            <text:p/>
          </table:table-cell>
          <table:table-cell table:formula="of:=IF([.AQ$2]&gt;[.$A37];&quot;&quot;;ROUND(([.$B$1]/([.$A37]+1)))*[.AQ$2])">
            <text:p/>
          </table:table-cell>
          <table:table-cell table:formula="of:=IF([.AR$2]&gt;[.$A37];&quot;&quot;;ROUND(([.$B$1]/([.$A37]+1)))*[.AR$2])">
            <text:p/>
          </table:table-cell>
          <table:table-cell table:formula="of:=IF([.AS$2]&gt;[.$A37];&quot;&quot;;ROUND(([.$B$1]/([.$A37]+1)))*[.AS$2])">
            <text:p/>
          </table:table-cell>
          <table:table-cell table:formula="of:=IF([.AT$2]&gt;[.$A37];&quot;&quot;;ROUND(([.$B$1]/([.$A37]+1)))*[.AT$2])">
            <text:p/>
          </table:table-cell>
          <table:table-cell table:formula="of:=IF([.AU$2]&gt;[.$A37];&quot;&quot;;ROUND(([.$B$1]/([.$A37]+1)))*[.AU$2])">
            <text:p/>
          </table:table-cell>
          <table:table-cell table:formula="of:=IF([.AV$2]&gt;[.$A37];&quot;&quot;;ROUND(([.$B$1]/([.$A37]+1)))*[.AV$2])">
            <text:p/>
          </table:table-cell>
          <table:table-cell table:formula="of:=IF([.AW$2]&gt;[.$A37];&quot;&quot;;ROUND(([.$B$1]/([.$A37]+1)))*[.AW$2])">
            <text:p/>
          </table:table-cell>
          <table:table-cell table:formula="of:=IF([.AX$2]&gt;[.$A37];&quot;&quot;;ROUND(([.$B$1]/([.$A37]+1)))*[.AX$2])">
            <text:p/>
          </table:table-cell>
          <table:table-cell table:formula="of:=IF([.AY$2]&gt;[.$A37];&quot;&quot;;ROUND(([.$B$1]/([.$A37]+1)))*[.AY$2])">
            <text:p/>
          </table:table-cell>
          <table:table-cell table:formula="of:=IF([.AZ$2]&gt;[.$A37];&quot;&quot;;ROUND(([.$B$1]/([.$A37]+1)))*[.AZ$2])">
            <text:p/>
          </table:table-cell>
          <table:table-cell table:formula="of:=IF([.BA$2]&gt;[.$A37];&quot;&quot;;ROUND(([.$B$1]/([.$A37]+1)))*[.BA$2])">
            <text:p/>
          </table:table-cell>
          <table:table-cell table:formula="of:=IF([.BB$2]&gt;[.$A37];&quot;&quot;;ROUND(([.$B$1]/([.$A37]+1)))*[.BB$2])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IF([.C$2]&gt;[.$A38];&quot;&quot;;ROUND(([.$B$1]/([.$A38]+1)))*[.C$2])" office:value-type="float" office:value="1" calcext:value-type="float">
            <text:p>1</text:p>
          </table:table-cell>
          <table:table-cell table:formula="of:=IF([.D$2]&gt;[.$A38];&quot;&quot;;ROUND(([.$B$1]/([.$A38]+1)))*[.D$2])" office:value-type="float" office:value="2" calcext:value-type="float">
            <text:p>2</text:p>
          </table:table-cell>
          <table:table-cell table:formula="of:=IF([.E$2]&gt;[.$A38];&quot;&quot;;ROUND(([.$B$1]/([.$A38]+1)))*[.E$2])" office:value-type="float" office:value="3" calcext:value-type="float">
            <text:p>3</text:p>
          </table:table-cell>
          <table:table-cell table:formula="of:=IF([.F$2]&gt;[.$A38];&quot;&quot;;ROUND(([.$B$1]/([.$A38]+1)))*[.F$2])" office:value-type="float" office:value="4" calcext:value-type="float">
            <text:p>4</text:p>
          </table:table-cell>
          <table:table-cell table:formula="of:=IF([.G$2]&gt;[.$A38];&quot;&quot;;ROUND(([.$B$1]/([.$A38]+1)))*[.G$2])" office:value-type="float" office:value="5" calcext:value-type="float">
            <text:p>5</text:p>
          </table:table-cell>
          <table:table-cell table:formula="of:=IF([.H$2]&gt;[.$A38];&quot;&quot;;ROUND(([.$B$1]/([.$A38]+1)))*[.H$2])" office:value-type="float" office:value="6" calcext:value-type="float">
            <text:p>6</text:p>
          </table:table-cell>
          <table:table-cell table:formula="of:=IF([.I$2]&gt;[.$A38];&quot;&quot;;ROUND(([.$B$1]/([.$A38]+1)))*[.I$2])" office:value-type="float" office:value="7" calcext:value-type="float">
            <text:p>7</text:p>
          </table:table-cell>
          <table:table-cell table:formula="of:=IF([.J$2]&gt;[.$A38];&quot;&quot;;ROUND(([.$B$1]/([.$A38]+1)))*[.J$2])" office:value-type="float" office:value="8" calcext:value-type="float">
            <text:p>8</text:p>
          </table:table-cell>
          <table:table-cell table:formula="of:=IF([.K$2]&gt;[.$A38];&quot;&quot;;ROUND(([.$B$1]/([.$A38]+1)))*[.K$2])" office:value-type="float" office:value="9" calcext:value-type="float">
            <text:p>9</text:p>
          </table:table-cell>
          <table:table-cell table:formula="of:=IF([.L$2]&gt;[.$A38];&quot;&quot;;ROUND(([.$B$1]/([.$A38]+1)))*[.L$2])" office:value-type="float" office:value="10" calcext:value-type="float">
            <text:p>10</text:p>
          </table:table-cell>
          <table:table-cell table:formula="of:=IF([.M$2]&gt;[.$A38];&quot;&quot;;ROUND(([.$B$1]/([.$A38]+1)))*[.M$2])" office:value-type="float" office:value="11" calcext:value-type="float">
            <text:p>11</text:p>
          </table:table-cell>
          <table:table-cell table:formula="of:=IF([.N$2]&gt;[.$A38];&quot;&quot;;ROUND(([.$B$1]/([.$A38]+1)))*[.N$2])" office:value-type="float" office:value="12" calcext:value-type="float">
            <text:p>12</text:p>
          </table:table-cell>
          <table:table-cell table:formula="of:=IF([.O$2]&gt;[.$A38];&quot;&quot;;ROUND(([.$B$1]/([.$A38]+1)))*[.O$2])" office:value-type="float" office:value="13" calcext:value-type="float">
            <text:p>13</text:p>
          </table:table-cell>
          <table:table-cell table:formula="of:=IF([.P$2]&gt;[.$A38];&quot;&quot;;ROUND(([.$B$1]/([.$A38]+1)))*[.P$2])" office:value-type="float" office:value="14" calcext:value-type="float">
            <text:p>14</text:p>
          </table:table-cell>
          <table:table-cell table:formula="of:=IF([.Q$2]&gt;[.$A38];&quot;&quot;;ROUND(([.$B$1]/([.$A38]+1)))*[.Q$2])" office:value-type="float" office:value="15" calcext:value-type="float">
            <text:p>15</text:p>
          </table:table-cell>
          <table:table-cell table:formula="of:=IF([.R$2]&gt;[.$A38];&quot;&quot;;ROUND(([.$B$1]/([.$A38]+1)))*[.R$2])" office:value-type="float" office:value="16" calcext:value-type="float">
            <text:p>16</text:p>
          </table:table-cell>
          <table:table-cell table:formula="of:=IF([.S$2]&gt;[.$A38];&quot;&quot;;ROUND(([.$B$1]/([.$A38]+1)))*[.S$2])" office:value-type="float" office:value="17" calcext:value-type="float">
            <text:p>17</text:p>
          </table:table-cell>
          <table:table-cell table:formula="of:=IF([.T$2]&gt;[.$A38];&quot;&quot;;ROUND(([.$B$1]/([.$A38]+1)))*[.T$2])" office:value-type="float" office:value="18" calcext:value-type="float">
            <text:p>18</text:p>
          </table:table-cell>
          <table:table-cell table:formula="of:=IF([.U$2]&gt;[.$A38];&quot;&quot;;ROUND(([.$B$1]/([.$A38]+1)))*[.U$2])" office:value-type="float" office:value="19" calcext:value-type="float">
            <text:p>19</text:p>
          </table:table-cell>
          <table:table-cell table:formula="of:=IF([.V$2]&gt;[.$A38];&quot;&quot;;ROUND(([.$B$1]/([.$A38]+1)))*[.V$2])" office:value-type="float" office:value="20" calcext:value-type="float">
            <text:p>20</text:p>
          </table:table-cell>
          <table:table-cell table:formula="of:=IF([.W$2]&gt;[.$A38];&quot;&quot;;ROUND(([.$B$1]/([.$A38]+1)))*[.W$2])" office:value-type="float" office:value="21" calcext:value-type="float">
            <text:p>21</text:p>
          </table:table-cell>
          <table:table-cell table:formula="of:=IF([.X$2]&gt;[.$A38];&quot;&quot;;ROUND(([.$B$1]/([.$A38]+1)))*[.X$2])" office:value-type="float" office:value="22" calcext:value-type="float">
            <text:p>22</text:p>
          </table:table-cell>
          <table:table-cell table:formula="of:=IF([.Y$2]&gt;[.$A38];&quot;&quot;;ROUND(([.$B$1]/([.$A38]+1)))*[.Y$2])" office:value-type="float" office:value="23" calcext:value-type="float">
            <text:p>23</text:p>
          </table:table-cell>
          <table:table-cell table:formula="of:=IF([.Z$2]&gt;[.$A38];&quot;&quot;;ROUND(([.$B$1]/([.$A38]+1)))*[.Z$2])" office:value-type="float" office:value="24" calcext:value-type="float">
            <text:p>24</text:p>
          </table:table-cell>
          <table:table-cell table:formula="of:=IF([.AA$2]&gt;[.$A38];&quot;&quot;;ROUND(([.$B$1]/([.$A38]+1)))*[.AA$2])" office:value-type="float" office:value="25" calcext:value-type="float">
            <text:p>25</text:p>
          </table:table-cell>
          <table:table-cell table:formula="of:=IF([.AB$2]&gt;[.$A38];&quot;&quot;;ROUND(([.$B$1]/([.$A38]+1)))*[.AB$2])" office:value-type="float" office:value="26" calcext:value-type="float">
            <text:p>26</text:p>
          </table:table-cell>
          <table:table-cell table:formula="of:=IF([.AC$2]&gt;[.$A38];&quot;&quot;;ROUND(([.$B$1]/([.$A38]+1)))*[.AC$2])" office:value-type="float" office:value="27" calcext:value-type="float">
            <text:p>27</text:p>
          </table:table-cell>
          <table:table-cell table:formula="of:=IF([.AD$2]&gt;[.$A38];&quot;&quot;;ROUND(([.$B$1]/([.$A38]+1)))*[.AD$2])" office:value-type="float" office:value="28" calcext:value-type="float">
            <text:p>28</text:p>
          </table:table-cell>
          <table:table-cell table:formula="of:=IF([.AE$2]&gt;[.$A38];&quot;&quot;;ROUND(([.$B$1]/([.$A38]+1)))*[.AE$2])" office:value-type="float" office:value="29" calcext:value-type="float">
            <text:p>29</text:p>
          </table:table-cell>
          <table:table-cell table:formula="of:=IF([.AF$2]&gt;[.$A38];&quot;&quot;;ROUND(([.$B$1]/([.$A38]+1)))*[.AF$2])" office:value-type="float" office:value="30" calcext:value-type="float">
            <text:p>30</text:p>
          </table:table-cell>
          <table:table-cell table:formula="of:=IF([.AG$2]&gt;[.$A38];&quot;&quot;;ROUND(([.$B$1]/([.$A38]+1)))*[.AG$2])" office:value-type="float" office:value="31" calcext:value-type="float">
            <text:p>31</text:p>
          </table:table-cell>
          <table:table-cell table:formula="of:=IF([.AH$2]&gt;[.$A38];&quot;&quot;;ROUND(([.$B$1]/([.$A38]+1)))*[.AH$2])" office:value-type="float" office:value="32" calcext:value-type="float">
            <text:p>32</text:p>
          </table:table-cell>
          <table:table-cell table:formula="of:=IF([.AI$2]&gt;[.$A38];&quot;&quot;;ROUND(([.$B$1]/([.$A38]+1)))*[.AI$2])" office:value-type="float" office:value="33" calcext:value-type="float">
            <text:p>33</text:p>
          </table:table-cell>
          <table:table-cell table:formula="of:=IF([.AJ$2]&gt;[.$A38];&quot;&quot;;ROUND(([.$B$1]/([.$A38]+1)))*[.AJ$2])" office:value-type="float" office:value="34" calcext:value-type="float">
            <text:p>34</text:p>
          </table:table-cell>
          <table:table-cell table:formula="of:=IF([.AK$2]&gt;[.$A38];&quot;&quot;;ROUND(([.$B$1]/([.$A38]+1)))*[.AK$2])" office:value-type="float" office:value="35" calcext:value-type="float">
            <text:p>35</text:p>
          </table:table-cell>
          <table:table-cell table:formula="of:=IF([.AL$2]&gt;[.$A38];&quot;&quot;;ROUND(([.$B$1]/([.$A38]+1)))*[.AL$2])" office:value-type="float" office:value="36" calcext:value-type="float">
            <text:p>36</text:p>
          </table:table-cell>
          <table:table-cell table:formula="of:=IF([.AM$2]&gt;[.$A38];&quot;&quot;;ROUND(([.$B$1]/([.$A38]+1)))*[.AM$2])">
            <text:p/>
          </table:table-cell>
          <table:table-cell table:formula="of:=IF([.AN$2]&gt;[.$A38];&quot;&quot;;ROUND(([.$B$1]/([.$A38]+1)))*[.AN$2])">
            <text:p/>
          </table:table-cell>
          <table:table-cell table:formula="of:=IF([.AO$2]&gt;[.$A38];&quot;&quot;;ROUND(([.$B$1]/([.$A38]+1)))*[.AO$2])">
            <text:p/>
          </table:table-cell>
          <table:table-cell table:formula="of:=IF([.AP$2]&gt;[.$A38];&quot;&quot;;ROUND(([.$B$1]/([.$A38]+1)))*[.AP$2])">
            <text:p/>
          </table:table-cell>
          <table:table-cell table:formula="of:=IF([.AQ$2]&gt;[.$A38];&quot;&quot;;ROUND(([.$B$1]/([.$A38]+1)))*[.AQ$2])">
            <text:p/>
          </table:table-cell>
          <table:table-cell table:formula="of:=IF([.AR$2]&gt;[.$A38];&quot;&quot;;ROUND(([.$B$1]/([.$A38]+1)))*[.AR$2])">
            <text:p/>
          </table:table-cell>
          <table:table-cell table:formula="of:=IF([.AS$2]&gt;[.$A38];&quot;&quot;;ROUND(([.$B$1]/([.$A38]+1)))*[.AS$2])">
            <text:p/>
          </table:table-cell>
          <table:table-cell table:formula="of:=IF([.AT$2]&gt;[.$A38];&quot;&quot;;ROUND(([.$B$1]/([.$A38]+1)))*[.AT$2])">
            <text:p/>
          </table:table-cell>
          <table:table-cell table:formula="of:=IF([.AU$2]&gt;[.$A38];&quot;&quot;;ROUND(([.$B$1]/([.$A38]+1)))*[.AU$2])">
            <text:p/>
          </table:table-cell>
          <table:table-cell table:formula="of:=IF([.AV$2]&gt;[.$A38];&quot;&quot;;ROUND(([.$B$1]/([.$A38]+1)))*[.AV$2])">
            <text:p/>
          </table:table-cell>
          <table:table-cell table:formula="of:=IF([.AW$2]&gt;[.$A38];&quot;&quot;;ROUND(([.$B$1]/([.$A38]+1)))*[.AW$2])">
            <text:p/>
          </table:table-cell>
          <table:table-cell table:formula="of:=IF([.AX$2]&gt;[.$A38];&quot;&quot;;ROUND(([.$B$1]/([.$A38]+1)))*[.AX$2])">
            <text:p/>
          </table:table-cell>
          <table:table-cell table:formula="of:=IF([.AY$2]&gt;[.$A38];&quot;&quot;;ROUND(([.$B$1]/([.$A38]+1)))*[.AY$2])">
            <text:p/>
          </table:table-cell>
          <table:table-cell table:formula="of:=IF([.AZ$2]&gt;[.$A38];&quot;&quot;;ROUND(([.$B$1]/([.$A38]+1)))*[.AZ$2])">
            <text:p/>
          </table:table-cell>
          <table:table-cell table:formula="of:=IF([.BA$2]&gt;[.$A38];&quot;&quot;;ROUND(([.$B$1]/([.$A38]+1)))*[.BA$2])">
            <text:p/>
          </table:table-cell>
          <table:table-cell table:formula="of:=IF([.BB$2]&gt;[.$A38];&quot;&quot;;ROUND(([.$B$1]/([.$A38]+1)))*[.BB$2])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IF([.C$2]&gt;[.$A39];&quot;&quot;;ROUND(([.$B$1]/([.$A39]+1)))*[.C$2])" office:value-type="float" office:value="1" calcext:value-type="float">
            <text:p>1</text:p>
          </table:table-cell>
          <table:table-cell table:formula="of:=IF([.D$2]&gt;[.$A39];&quot;&quot;;ROUND(([.$B$1]/([.$A39]+1)))*[.D$2])" office:value-type="float" office:value="2" calcext:value-type="float">
            <text:p>2</text:p>
          </table:table-cell>
          <table:table-cell table:formula="of:=IF([.E$2]&gt;[.$A39];&quot;&quot;;ROUND(([.$B$1]/([.$A39]+1)))*[.E$2])" office:value-type="float" office:value="3" calcext:value-type="float">
            <text:p>3</text:p>
          </table:table-cell>
          <table:table-cell table:formula="of:=IF([.F$2]&gt;[.$A39];&quot;&quot;;ROUND(([.$B$1]/([.$A39]+1)))*[.F$2])" office:value-type="float" office:value="4" calcext:value-type="float">
            <text:p>4</text:p>
          </table:table-cell>
          <table:table-cell table:formula="of:=IF([.G$2]&gt;[.$A39];&quot;&quot;;ROUND(([.$B$1]/([.$A39]+1)))*[.G$2])" office:value-type="float" office:value="5" calcext:value-type="float">
            <text:p>5</text:p>
          </table:table-cell>
          <table:table-cell table:formula="of:=IF([.H$2]&gt;[.$A39];&quot;&quot;;ROUND(([.$B$1]/([.$A39]+1)))*[.H$2])" office:value-type="float" office:value="6" calcext:value-type="float">
            <text:p>6</text:p>
          </table:table-cell>
          <table:table-cell table:formula="of:=IF([.I$2]&gt;[.$A39];&quot;&quot;;ROUND(([.$B$1]/([.$A39]+1)))*[.I$2])" office:value-type="float" office:value="7" calcext:value-type="float">
            <text:p>7</text:p>
          </table:table-cell>
          <table:table-cell table:formula="of:=IF([.J$2]&gt;[.$A39];&quot;&quot;;ROUND(([.$B$1]/([.$A39]+1)))*[.J$2])" office:value-type="float" office:value="8" calcext:value-type="float">
            <text:p>8</text:p>
          </table:table-cell>
          <table:table-cell table:formula="of:=IF([.K$2]&gt;[.$A39];&quot;&quot;;ROUND(([.$B$1]/([.$A39]+1)))*[.K$2])" office:value-type="float" office:value="9" calcext:value-type="float">
            <text:p>9</text:p>
          </table:table-cell>
          <table:table-cell table:formula="of:=IF([.L$2]&gt;[.$A39];&quot;&quot;;ROUND(([.$B$1]/([.$A39]+1)))*[.L$2])" office:value-type="float" office:value="10" calcext:value-type="float">
            <text:p>10</text:p>
          </table:table-cell>
          <table:table-cell table:formula="of:=IF([.M$2]&gt;[.$A39];&quot;&quot;;ROUND(([.$B$1]/([.$A39]+1)))*[.M$2])" office:value-type="float" office:value="11" calcext:value-type="float">
            <text:p>11</text:p>
          </table:table-cell>
          <table:table-cell table:formula="of:=IF([.N$2]&gt;[.$A39];&quot;&quot;;ROUND(([.$B$1]/([.$A39]+1)))*[.N$2])" office:value-type="float" office:value="12" calcext:value-type="float">
            <text:p>12</text:p>
          </table:table-cell>
          <table:table-cell table:formula="of:=IF([.O$2]&gt;[.$A39];&quot;&quot;;ROUND(([.$B$1]/([.$A39]+1)))*[.O$2])" office:value-type="float" office:value="13" calcext:value-type="float">
            <text:p>13</text:p>
          </table:table-cell>
          <table:table-cell table:formula="of:=IF([.P$2]&gt;[.$A39];&quot;&quot;;ROUND(([.$B$1]/([.$A39]+1)))*[.P$2])" office:value-type="float" office:value="14" calcext:value-type="float">
            <text:p>14</text:p>
          </table:table-cell>
          <table:table-cell table:formula="of:=IF([.Q$2]&gt;[.$A39];&quot;&quot;;ROUND(([.$B$1]/([.$A39]+1)))*[.Q$2])" office:value-type="float" office:value="15" calcext:value-type="float">
            <text:p>15</text:p>
          </table:table-cell>
          <table:table-cell table:formula="of:=IF([.R$2]&gt;[.$A39];&quot;&quot;;ROUND(([.$B$1]/([.$A39]+1)))*[.R$2])" office:value-type="float" office:value="16" calcext:value-type="float">
            <text:p>16</text:p>
          </table:table-cell>
          <table:table-cell table:formula="of:=IF([.S$2]&gt;[.$A39];&quot;&quot;;ROUND(([.$B$1]/([.$A39]+1)))*[.S$2])" office:value-type="float" office:value="17" calcext:value-type="float">
            <text:p>17</text:p>
          </table:table-cell>
          <table:table-cell table:formula="of:=IF([.T$2]&gt;[.$A39];&quot;&quot;;ROUND(([.$B$1]/([.$A39]+1)))*[.T$2])" office:value-type="float" office:value="18" calcext:value-type="float">
            <text:p>18</text:p>
          </table:table-cell>
          <table:table-cell table:formula="of:=IF([.U$2]&gt;[.$A39];&quot;&quot;;ROUND(([.$B$1]/([.$A39]+1)))*[.U$2])" office:value-type="float" office:value="19" calcext:value-type="float">
            <text:p>19</text:p>
          </table:table-cell>
          <table:table-cell table:formula="of:=IF([.V$2]&gt;[.$A39];&quot;&quot;;ROUND(([.$B$1]/([.$A39]+1)))*[.V$2])" office:value-type="float" office:value="20" calcext:value-type="float">
            <text:p>20</text:p>
          </table:table-cell>
          <table:table-cell table:formula="of:=IF([.W$2]&gt;[.$A39];&quot;&quot;;ROUND(([.$B$1]/([.$A39]+1)))*[.W$2])" office:value-type="float" office:value="21" calcext:value-type="float">
            <text:p>21</text:p>
          </table:table-cell>
          <table:table-cell table:formula="of:=IF([.X$2]&gt;[.$A39];&quot;&quot;;ROUND(([.$B$1]/([.$A39]+1)))*[.X$2])" office:value-type="float" office:value="22" calcext:value-type="float">
            <text:p>22</text:p>
          </table:table-cell>
          <table:table-cell table:formula="of:=IF([.Y$2]&gt;[.$A39];&quot;&quot;;ROUND(([.$B$1]/([.$A39]+1)))*[.Y$2])" office:value-type="float" office:value="23" calcext:value-type="float">
            <text:p>23</text:p>
          </table:table-cell>
          <table:table-cell table:formula="of:=IF([.Z$2]&gt;[.$A39];&quot;&quot;;ROUND(([.$B$1]/([.$A39]+1)))*[.Z$2])" office:value-type="float" office:value="24" calcext:value-type="float">
            <text:p>24</text:p>
          </table:table-cell>
          <table:table-cell table:formula="of:=IF([.AA$2]&gt;[.$A39];&quot;&quot;;ROUND(([.$B$1]/([.$A39]+1)))*[.AA$2])" office:value-type="float" office:value="25" calcext:value-type="float">
            <text:p>25</text:p>
          </table:table-cell>
          <table:table-cell table:formula="of:=IF([.AB$2]&gt;[.$A39];&quot;&quot;;ROUND(([.$B$1]/([.$A39]+1)))*[.AB$2])" office:value-type="float" office:value="26" calcext:value-type="float">
            <text:p>26</text:p>
          </table:table-cell>
          <table:table-cell table:formula="of:=IF([.AC$2]&gt;[.$A39];&quot;&quot;;ROUND(([.$B$1]/([.$A39]+1)))*[.AC$2])" office:value-type="float" office:value="27" calcext:value-type="float">
            <text:p>27</text:p>
          </table:table-cell>
          <table:table-cell table:formula="of:=IF([.AD$2]&gt;[.$A39];&quot;&quot;;ROUND(([.$B$1]/([.$A39]+1)))*[.AD$2])" office:value-type="float" office:value="28" calcext:value-type="float">
            <text:p>28</text:p>
          </table:table-cell>
          <table:table-cell table:formula="of:=IF([.AE$2]&gt;[.$A39];&quot;&quot;;ROUND(([.$B$1]/([.$A39]+1)))*[.AE$2])" office:value-type="float" office:value="29" calcext:value-type="float">
            <text:p>29</text:p>
          </table:table-cell>
          <table:table-cell table:formula="of:=IF([.AF$2]&gt;[.$A39];&quot;&quot;;ROUND(([.$B$1]/([.$A39]+1)))*[.AF$2])" office:value-type="float" office:value="30" calcext:value-type="float">
            <text:p>30</text:p>
          </table:table-cell>
          <table:table-cell table:formula="of:=IF([.AG$2]&gt;[.$A39];&quot;&quot;;ROUND(([.$B$1]/([.$A39]+1)))*[.AG$2])" office:value-type="float" office:value="31" calcext:value-type="float">
            <text:p>31</text:p>
          </table:table-cell>
          <table:table-cell table:formula="of:=IF([.AH$2]&gt;[.$A39];&quot;&quot;;ROUND(([.$B$1]/([.$A39]+1)))*[.AH$2])" office:value-type="float" office:value="32" calcext:value-type="float">
            <text:p>32</text:p>
          </table:table-cell>
          <table:table-cell table:formula="of:=IF([.AI$2]&gt;[.$A39];&quot;&quot;;ROUND(([.$B$1]/([.$A39]+1)))*[.AI$2])" office:value-type="float" office:value="33" calcext:value-type="float">
            <text:p>33</text:p>
          </table:table-cell>
          <table:table-cell table:formula="of:=IF([.AJ$2]&gt;[.$A39];&quot;&quot;;ROUND(([.$B$1]/([.$A39]+1)))*[.AJ$2])" office:value-type="float" office:value="34" calcext:value-type="float">
            <text:p>34</text:p>
          </table:table-cell>
          <table:table-cell table:formula="of:=IF([.AK$2]&gt;[.$A39];&quot;&quot;;ROUND(([.$B$1]/([.$A39]+1)))*[.AK$2])" office:value-type="float" office:value="35" calcext:value-type="float">
            <text:p>35</text:p>
          </table:table-cell>
          <table:table-cell table:formula="of:=IF([.AL$2]&gt;[.$A39];&quot;&quot;;ROUND(([.$B$1]/([.$A39]+1)))*[.AL$2])" office:value-type="float" office:value="36" calcext:value-type="float">
            <text:p>36</text:p>
          </table:table-cell>
          <table:table-cell table:formula="of:=IF([.AM$2]&gt;[.$A39];&quot;&quot;;ROUND(([.$B$1]/([.$A39]+1)))*[.AM$2])" office:value-type="float" office:value="37" calcext:value-type="float">
            <text:p>37</text:p>
          </table:table-cell>
          <table:table-cell table:formula="of:=IF([.AN$2]&gt;[.$A39];&quot;&quot;;ROUND(([.$B$1]/([.$A39]+1)))*[.AN$2])">
            <text:p/>
          </table:table-cell>
          <table:table-cell table:formula="of:=IF([.AO$2]&gt;[.$A39];&quot;&quot;;ROUND(([.$B$1]/([.$A39]+1)))*[.AO$2])">
            <text:p/>
          </table:table-cell>
          <table:table-cell table:formula="of:=IF([.AP$2]&gt;[.$A39];&quot;&quot;;ROUND(([.$B$1]/([.$A39]+1)))*[.AP$2])">
            <text:p/>
          </table:table-cell>
          <table:table-cell table:formula="of:=IF([.AQ$2]&gt;[.$A39];&quot;&quot;;ROUND(([.$B$1]/([.$A39]+1)))*[.AQ$2])">
            <text:p/>
          </table:table-cell>
          <table:table-cell table:formula="of:=IF([.AR$2]&gt;[.$A39];&quot;&quot;;ROUND(([.$B$1]/([.$A39]+1)))*[.AR$2])">
            <text:p/>
          </table:table-cell>
          <table:table-cell table:formula="of:=IF([.AS$2]&gt;[.$A39];&quot;&quot;;ROUND(([.$B$1]/([.$A39]+1)))*[.AS$2])">
            <text:p/>
          </table:table-cell>
          <table:table-cell table:formula="of:=IF([.AT$2]&gt;[.$A39];&quot;&quot;;ROUND(([.$B$1]/([.$A39]+1)))*[.AT$2])">
            <text:p/>
          </table:table-cell>
          <table:table-cell table:formula="of:=IF([.AU$2]&gt;[.$A39];&quot;&quot;;ROUND(([.$B$1]/([.$A39]+1)))*[.AU$2])">
            <text:p/>
          </table:table-cell>
          <table:table-cell table:formula="of:=IF([.AV$2]&gt;[.$A39];&quot;&quot;;ROUND(([.$B$1]/([.$A39]+1)))*[.AV$2])">
            <text:p/>
          </table:table-cell>
          <table:table-cell table:formula="of:=IF([.AW$2]&gt;[.$A39];&quot;&quot;;ROUND(([.$B$1]/([.$A39]+1)))*[.AW$2])">
            <text:p/>
          </table:table-cell>
          <table:table-cell table:formula="of:=IF([.AX$2]&gt;[.$A39];&quot;&quot;;ROUND(([.$B$1]/([.$A39]+1)))*[.AX$2])">
            <text:p/>
          </table:table-cell>
          <table:table-cell table:formula="of:=IF([.AY$2]&gt;[.$A39];&quot;&quot;;ROUND(([.$B$1]/([.$A39]+1)))*[.AY$2])">
            <text:p/>
          </table:table-cell>
          <table:table-cell table:formula="of:=IF([.AZ$2]&gt;[.$A39];&quot;&quot;;ROUND(([.$B$1]/([.$A39]+1)))*[.AZ$2])">
            <text:p/>
          </table:table-cell>
          <table:table-cell table:formula="of:=IF([.BA$2]&gt;[.$A39];&quot;&quot;;ROUND(([.$B$1]/([.$A39]+1)))*[.BA$2])">
            <text:p/>
          </table:table-cell>
          <table:table-cell table:formula="of:=IF([.BB$2]&gt;[.$A39];&quot;&quot;;ROUND(([.$B$1]/([.$A39]+1)))*[.BB$2])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IF([.C$2]&gt;[.$A40];&quot;&quot;;ROUND(([.$B$1]/([.$A40]+1)))*[.C$2])" office:value-type="float" office:value="1" calcext:value-type="float">
            <text:p>1</text:p>
          </table:table-cell>
          <table:table-cell table:formula="of:=IF([.D$2]&gt;[.$A40];&quot;&quot;;ROUND(([.$B$1]/([.$A40]+1)))*[.D$2])" office:value-type="float" office:value="2" calcext:value-type="float">
            <text:p>2</text:p>
          </table:table-cell>
          <table:table-cell table:formula="of:=IF([.E$2]&gt;[.$A40];&quot;&quot;;ROUND(([.$B$1]/([.$A40]+1)))*[.E$2])" office:value-type="float" office:value="3" calcext:value-type="float">
            <text:p>3</text:p>
          </table:table-cell>
          <table:table-cell table:formula="of:=IF([.F$2]&gt;[.$A40];&quot;&quot;;ROUND(([.$B$1]/([.$A40]+1)))*[.F$2])" office:value-type="float" office:value="4" calcext:value-type="float">
            <text:p>4</text:p>
          </table:table-cell>
          <table:table-cell table:formula="of:=IF([.G$2]&gt;[.$A40];&quot;&quot;;ROUND(([.$B$1]/([.$A40]+1)))*[.G$2])" office:value-type="float" office:value="5" calcext:value-type="float">
            <text:p>5</text:p>
          </table:table-cell>
          <table:table-cell table:formula="of:=IF([.H$2]&gt;[.$A40];&quot;&quot;;ROUND(([.$B$1]/([.$A40]+1)))*[.H$2])" office:value-type="float" office:value="6" calcext:value-type="float">
            <text:p>6</text:p>
          </table:table-cell>
          <table:table-cell table:formula="of:=IF([.I$2]&gt;[.$A40];&quot;&quot;;ROUND(([.$B$1]/([.$A40]+1)))*[.I$2])" office:value-type="float" office:value="7" calcext:value-type="float">
            <text:p>7</text:p>
          </table:table-cell>
          <table:table-cell table:formula="of:=IF([.J$2]&gt;[.$A40];&quot;&quot;;ROUND(([.$B$1]/([.$A40]+1)))*[.J$2])" office:value-type="float" office:value="8" calcext:value-type="float">
            <text:p>8</text:p>
          </table:table-cell>
          <table:table-cell table:formula="of:=IF([.K$2]&gt;[.$A40];&quot;&quot;;ROUND(([.$B$1]/([.$A40]+1)))*[.K$2])" office:value-type="float" office:value="9" calcext:value-type="float">
            <text:p>9</text:p>
          </table:table-cell>
          <table:table-cell table:formula="of:=IF([.L$2]&gt;[.$A40];&quot;&quot;;ROUND(([.$B$1]/([.$A40]+1)))*[.L$2])" office:value-type="float" office:value="10" calcext:value-type="float">
            <text:p>10</text:p>
          </table:table-cell>
          <table:table-cell table:formula="of:=IF([.M$2]&gt;[.$A40];&quot;&quot;;ROUND(([.$B$1]/([.$A40]+1)))*[.M$2])" office:value-type="float" office:value="11" calcext:value-type="float">
            <text:p>11</text:p>
          </table:table-cell>
          <table:table-cell table:formula="of:=IF([.N$2]&gt;[.$A40];&quot;&quot;;ROUND(([.$B$1]/([.$A40]+1)))*[.N$2])" office:value-type="float" office:value="12" calcext:value-type="float">
            <text:p>12</text:p>
          </table:table-cell>
          <table:table-cell table:formula="of:=IF([.O$2]&gt;[.$A40];&quot;&quot;;ROUND(([.$B$1]/([.$A40]+1)))*[.O$2])" office:value-type="float" office:value="13" calcext:value-type="float">
            <text:p>13</text:p>
          </table:table-cell>
          <table:table-cell table:formula="of:=IF([.P$2]&gt;[.$A40];&quot;&quot;;ROUND(([.$B$1]/([.$A40]+1)))*[.P$2])" office:value-type="float" office:value="14" calcext:value-type="float">
            <text:p>14</text:p>
          </table:table-cell>
          <table:table-cell table:formula="of:=IF([.Q$2]&gt;[.$A40];&quot;&quot;;ROUND(([.$B$1]/([.$A40]+1)))*[.Q$2])" office:value-type="float" office:value="15" calcext:value-type="float">
            <text:p>15</text:p>
          </table:table-cell>
          <table:table-cell table:formula="of:=IF([.R$2]&gt;[.$A40];&quot;&quot;;ROUND(([.$B$1]/([.$A40]+1)))*[.R$2])" office:value-type="float" office:value="16" calcext:value-type="float">
            <text:p>16</text:p>
          </table:table-cell>
          <table:table-cell table:formula="of:=IF([.S$2]&gt;[.$A40];&quot;&quot;;ROUND(([.$B$1]/([.$A40]+1)))*[.S$2])" office:value-type="float" office:value="17" calcext:value-type="float">
            <text:p>17</text:p>
          </table:table-cell>
          <table:table-cell table:formula="of:=IF([.T$2]&gt;[.$A40];&quot;&quot;;ROUND(([.$B$1]/([.$A40]+1)))*[.T$2])" office:value-type="float" office:value="18" calcext:value-type="float">
            <text:p>18</text:p>
          </table:table-cell>
          <table:table-cell table:formula="of:=IF([.U$2]&gt;[.$A40];&quot;&quot;;ROUND(([.$B$1]/([.$A40]+1)))*[.U$2])" office:value-type="float" office:value="19" calcext:value-type="float">
            <text:p>19</text:p>
          </table:table-cell>
          <table:table-cell table:formula="of:=IF([.V$2]&gt;[.$A40];&quot;&quot;;ROUND(([.$B$1]/([.$A40]+1)))*[.V$2])" office:value-type="float" office:value="20" calcext:value-type="float">
            <text:p>20</text:p>
          </table:table-cell>
          <table:table-cell table:formula="of:=IF([.W$2]&gt;[.$A40];&quot;&quot;;ROUND(([.$B$1]/([.$A40]+1)))*[.W$2])" office:value-type="float" office:value="21" calcext:value-type="float">
            <text:p>21</text:p>
          </table:table-cell>
          <table:table-cell table:formula="of:=IF([.X$2]&gt;[.$A40];&quot;&quot;;ROUND(([.$B$1]/([.$A40]+1)))*[.X$2])" office:value-type="float" office:value="22" calcext:value-type="float">
            <text:p>22</text:p>
          </table:table-cell>
          <table:table-cell table:formula="of:=IF([.Y$2]&gt;[.$A40];&quot;&quot;;ROUND(([.$B$1]/([.$A40]+1)))*[.Y$2])" office:value-type="float" office:value="23" calcext:value-type="float">
            <text:p>23</text:p>
          </table:table-cell>
          <table:table-cell table:formula="of:=IF([.Z$2]&gt;[.$A40];&quot;&quot;;ROUND(([.$B$1]/([.$A40]+1)))*[.Z$2])" office:value-type="float" office:value="24" calcext:value-type="float">
            <text:p>24</text:p>
          </table:table-cell>
          <table:table-cell table:formula="of:=IF([.AA$2]&gt;[.$A40];&quot;&quot;;ROUND(([.$B$1]/([.$A40]+1)))*[.AA$2])" office:value-type="float" office:value="25" calcext:value-type="float">
            <text:p>25</text:p>
          </table:table-cell>
          <table:table-cell table:formula="of:=IF([.AB$2]&gt;[.$A40];&quot;&quot;;ROUND(([.$B$1]/([.$A40]+1)))*[.AB$2])" office:value-type="float" office:value="26" calcext:value-type="float">
            <text:p>26</text:p>
          </table:table-cell>
          <table:table-cell table:formula="of:=IF([.AC$2]&gt;[.$A40];&quot;&quot;;ROUND(([.$B$1]/([.$A40]+1)))*[.AC$2])" office:value-type="float" office:value="27" calcext:value-type="float">
            <text:p>27</text:p>
          </table:table-cell>
          <table:table-cell table:formula="of:=IF([.AD$2]&gt;[.$A40];&quot;&quot;;ROUND(([.$B$1]/([.$A40]+1)))*[.AD$2])" office:value-type="float" office:value="28" calcext:value-type="float">
            <text:p>28</text:p>
          </table:table-cell>
          <table:table-cell table:formula="of:=IF([.AE$2]&gt;[.$A40];&quot;&quot;;ROUND(([.$B$1]/([.$A40]+1)))*[.AE$2])" office:value-type="float" office:value="29" calcext:value-type="float">
            <text:p>29</text:p>
          </table:table-cell>
          <table:table-cell table:formula="of:=IF([.AF$2]&gt;[.$A40];&quot;&quot;;ROUND(([.$B$1]/([.$A40]+1)))*[.AF$2])" office:value-type="float" office:value="30" calcext:value-type="float">
            <text:p>30</text:p>
          </table:table-cell>
          <table:table-cell table:formula="of:=IF([.AG$2]&gt;[.$A40];&quot;&quot;;ROUND(([.$B$1]/([.$A40]+1)))*[.AG$2])" office:value-type="float" office:value="31" calcext:value-type="float">
            <text:p>31</text:p>
          </table:table-cell>
          <table:table-cell table:formula="of:=IF([.AH$2]&gt;[.$A40];&quot;&quot;;ROUND(([.$B$1]/([.$A40]+1)))*[.AH$2])" office:value-type="float" office:value="32" calcext:value-type="float">
            <text:p>32</text:p>
          </table:table-cell>
          <table:table-cell table:formula="of:=IF([.AI$2]&gt;[.$A40];&quot;&quot;;ROUND(([.$B$1]/([.$A40]+1)))*[.AI$2])" office:value-type="float" office:value="33" calcext:value-type="float">
            <text:p>33</text:p>
          </table:table-cell>
          <table:table-cell table:formula="of:=IF([.AJ$2]&gt;[.$A40];&quot;&quot;;ROUND(([.$B$1]/([.$A40]+1)))*[.AJ$2])" office:value-type="float" office:value="34" calcext:value-type="float">
            <text:p>34</text:p>
          </table:table-cell>
          <table:table-cell table:formula="of:=IF([.AK$2]&gt;[.$A40];&quot;&quot;;ROUND(([.$B$1]/([.$A40]+1)))*[.AK$2])" office:value-type="float" office:value="35" calcext:value-type="float">
            <text:p>35</text:p>
          </table:table-cell>
          <table:table-cell table:formula="of:=IF([.AL$2]&gt;[.$A40];&quot;&quot;;ROUND(([.$B$1]/([.$A40]+1)))*[.AL$2])" office:value-type="float" office:value="36" calcext:value-type="float">
            <text:p>36</text:p>
          </table:table-cell>
          <table:table-cell table:formula="of:=IF([.AM$2]&gt;[.$A40];&quot;&quot;;ROUND(([.$B$1]/([.$A40]+1)))*[.AM$2])" office:value-type="float" office:value="37" calcext:value-type="float">
            <text:p>37</text:p>
          </table:table-cell>
          <table:table-cell table:formula="of:=IF([.AN$2]&gt;[.$A40];&quot;&quot;;ROUND(([.$B$1]/([.$A40]+1)))*[.AN$2])" office:value-type="float" office:value="38" calcext:value-type="float">
            <text:p>38</text:p>
          </table:table-cell>
          <table:table-cell table:formula="of:=IF([.AO$2]&gt;[.$A40];&quot;&quot;;ROUND(([.$B$1]/([.$A40]+1)))*[.AO$2])">
            <text:p/>
          </table:table-cell>
          <table:table-cell table:formula="of:=IF([.AP$2]&gt;[.$A40];&quot;&quot;;ROUND(([.$B$1]/([.$A40]+1)))*[.AP$2])">
            <text:p/>
          </table:table-cell>
          <table:table-cell table:formula="of:=IF([.AQ$2]&gt;[.$A40];&quot;&quot;;ROUND(([.$B$1]/([.$A40]+1)))*[.AQ$2])">
            <text:p/>
          </table:table-cell>
          <table:table-cell table:formula="of:=IF([.AR$2]&gt;[.$A40];&quot;&quot;;ROUND(([.$B$1]/([.$A40]+1)))*[.AR$2])">
            <text:p/>
          </table:table-cell>
          <table:table-cell table:formula="of:=IF([.AS$2]&gt;[.$A40];&quot;&quot;;ROUND(([.$B$1]/([.$A40]+1)))*[.AS$2])">
            <text:p/>
          </table:table-cell>
          <table:table-cell table:formula="of:=IF([.AT$2]&gt;[.$A40];&quot;&quot;;ROUND(([.$B$1]/([.$A40]+1)))*[.AT$2])">
            <text:p/>
          </table:table-cell>
          <table:table-cell table:formula="of:=IF([.AU$2]&gt;[.$A40];&quot;&quot;;ROUND(([.$B$1]/([.$A40]+1)))*[.AU$2])">
            <text:p/>
          </table:table-cell>
          <table:table-cell table:formula="of:=IF([.AV$2]&gt;[.$A40];&quot;&quot;;ROUND(([.$B$1]/([.$A40]+1)))*[.AV$2])">
            <text:p/>
          </table:table-cell>
          <table:table-cell table:formula="of:=IF([.AW$2]&gt;[.$A40];&quot;&quot;;ROUND(([.$B$1]/([.$A40]+1)))*[.AW$2])">
            <text:p/>
          </table:table-cell>
          <table:table-cell table:formula="of:=IF([.AX$2]&gt;[.$A40];&quot;&quot;;ROUND(([.$B$1]/([.$A40]+1)))*[.AX$2])">
            <text:p/>
          </table:table-cell>
          <table:table-cell table:formula="of:=IF([.AY$2]&gt;[.$A40];&quot;&quot;;ROUND(([.$B$1]/([.$A40]+1)))*[.AY$2])">
            <text:p/>
          </table:table-cell>
          <table:table-cell table:formula="of:=IF([.AZ$2]&gt;[.$A40];&quot;&quot;;ROUND(([.$B$1]/([.$A40]+1)))*[.AZ$2])">
            <text:p/>
          </table:table-cell>
          <table:table-cell table:formula="of:=IF([.BA$2]&gt;[.$A40];&quot;&quot;;ROUND(([.$B$1]/([.$A40]+1)))*[.BA$2])">
            <text:p/>
          </table:table-cell>
          <table:table-cell table:formula="of:=IF([.BB$2]&gt;[.$A40];&quot;&quot;;ROUND(([.$B$1]/([.$A40]+1)))*[.BB$2])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IF([.C$2]&gt;[.$A41];&quot;&quot;;ROUND(([.$B$1]/([.$A41]+1)))*[.C$2])" office:value-type="float" office:value="1" calcext:value-type="float">
            <text:p>1</text:p>
          </table:table-cell>
          <table:table-cell table:formula="of:=IF([.D$2]&gt;[.$A41];&quot;&quot;;ROUND(([.$B$1]/([.$A41]+1)))*[.D$2])" office:value-type="float" office:value="2" calcext:value-type="float">
            <text:p>2</text:p>
          </table:table-cell>
          <table:table-cell table:formula="of:=IF([.E$2]&gt;[.$A41];&quot;&quot;;ROUND(([.$B$1]/([.$A41]+1)))*[.E$2])" office:value-type="float" office:value="3" calcext:value-type="float">
            <text:p>3</text:p>
          </table:table-cell>
          <table:table-cell table:formula="of:=IF([.F$2]&gt;[.$A41];&quot;&quot;;ROUND(([.$B$1]/([.$A41]+1)))*[.F$2])" office:value-type="float" office:value="4" calcext:value-type="float">
            <text:p>4</text:p>
          </table:table-cell>
          <table:table-cell table:formula="of:=IF([.G$2]&gt;[.$A41];&quot;&quot;;ROUND(([.$B$1]/([.$A41]+1)))*[.G$2])" office:value-type="float" office:value="5" calcext:value-type="float">
            <text:p>5</text:p>
          </table:table-cell>
          <table:table-cell table:formula="of:=IF([.H$2]&gt;[.$A41];&quot;&quot;;ROUND(([.$B$1]/([.$A41]+1)))*[.H$2])" office:value-type="float" office:value="6" calcext:value-type="float">
            <text:p>6</text:p>
          </table:table-cell>
          <table:table-cell table:formula="of:=IF([.I$2]&gt;[.$A41];&quot;&quot;;ROUND(([.$B$1]/([.$A41]+1)))*[.I$2])" office:value-type="float" office:value="7" calcext:value-type="float">
            <text:p>7</text:p>
          </table:table-cell>
          <table:table-cell table:formula="of:=IF([.J$2]&gt;[.$A41];&quot;&quot;;ROUND(([.$B$1]/([.$A41]+1)))*[.J$2])" office:value-type="float" office:value="8" calcext:value-type="float">
            <text:p>8</text:p>
          </table:table-cell>
          <table:table-cell table:formula="of:=IF([.K$2]&gt;[.$A41];&quot;&quot;;ROUND(([.$B$1]/([.$A41]+1)))*[.K$2])" office:value-type="float" office:value="9" calcext:value-type="float">
            <text:p>9</text:p>
          </table:table-cell>
          <table:table-cell table:formula="of:=IF([.L$2]&gt;[.$A41];&quot;&quot;;ROUND(([.$B$1]/([.$A41]+1)))*[.L$2])" office:value-type="float" office:value="10" calcext:value-type="float">
            <text:p>10</text:p>
          </table:table-cell>
          <table:table-cell table:formula="of:=IF([.M$2]&gt;[.$A41];&quot;&quot;;ROUND(([.$B$1]/([.$A41]+1)))*[.M$2])" office:value-type="float" office:value="11" calcext:value-type="float">
            <text:p>11</text:p>
          </table:table-cell>
          <table:table-cell table:formula="of:=IF([.N$2]&gt;[.$A41];&quot;&quot;;ROUND(([.$B$1]/([.$A41]+1)))*[.N$2])" office:value-type="float" office:value="12" calcext:value-type="float">
            <text:p>12</text:p>
          </table:table-cell>
          <table:table-cell table:formula="of:=IF([.O$2]&gt;[.$A41];&quot;&quot;;ROUND(([.$B$1]/([.$A41]+1)))*[.O$2])" office:value-type="float" office:value="13" calcext:value-type="float">
            <text:p>13</text:p>
          </table:table-cell>
          <table:table-cell table:formula="of:=IF([.P$2]&gt;[.$A41];&quot;&quot;;ROUND(([.$B$1]/([.$A41]+1)))*[.P$2])" office:value-type="float" office:value="14" calcext:value-type="float">
            <text:p>14</text:p>
          </table:table-cell>
          <table:table-cell table:formula="of:=IF([.Q$2]&gt;[.$A41];&quot;&quot;;ROUND(([.$B$1]/([.$A41]+1)))*[.Q$2])" office:value-type="float" office:value="15" calcext:value-type="float">
            <text:p>15</text:p>
          </table:table-cell>
          <table:table-cell table:formula="of:=IF([.R$2]&gt;[.$A41];&quot;&quot;;ROUND(([.$B$1]/([.$A41]+1)))*[.R$2])" office:value-type="float" office:value="16" calcext:value-type="float">
            <text:p>16</text:p>
          </table:table-cell>
          <table:table-cell table:formula="of:=IF([.S$2]&gt;[.$A41];&quot;&quot;;ROUND(([.$B$1]/([.$A41]+1)))*[.S$2])" office:value-type="float" office:value="17" calcext:value-type="float">
            <text:p>17</text:p>
          </table:table-cell>
          <table:table-cell table:formula="of:=IF([.T$2]&gt;[.$A41];&quot;&quot;;ROUND(([.$B$1]/([.$A41]+1)))*[.T$2])" office:value-type="float" office:value="18" calcext:value-type="float">
            <text:p>18</text:p>
          </table:table-cell>
          <table:table-cell table:formula="of:=IF([.U$2]&gt;[.$A41];&quot;&quot;;ROUND(([.$B$1]/([.$A41]+1)))*[.U$2])" office:value-type="float" office:value="19" calcext:value-type="float">
            <text:p>19</text:p>
          </table:table-cell>
          <table:table-cell table:formula="of:=IF([.V$2]&gt;[.$A41];&quot;&quot;;ROUND(([.$B$1]/([.$A41]+1)))*[.V$2])" office:value-type="float" office:value="20" calcext:value-type="float">
            <text:p>20</text:p>
          </table:table-cell>
          <table:table-cell table:formula="of:=IF([.W$2]&gt;[.$A41];&quot;&quot;;ROUND(([.$B$1]/([.$A41]+1)))*[.W$2])" office:value-type="float" office:value="21" calcext:value-type="float">
            <text:p>21</text:p>
          </table:table-cell>
          <table:table-cell table:formula="of:=IF([.X$2]&gt;[.$A41];&quot;&quot;;ROUND(([.$B$1]/([.$A41]+1)))*[.X$2])" office:value-type="float" office:value="22" calcext:value-type="float">
            <text:p>22</text:p>
          </table:table-cell>
          <table:table-cell table:formula="of:=IF([.Y$2]&gt;[.$A41];&quot;&quot;;ROUND(([.$B$1]/([.$A41]+1)))*[.Y$2])" office:value-type="float" office:value="23" calcext:value-type="float">
            <text:p>23</text:p>
          </table:table-cell>
          <table:table-cell table:formula="of:=IF([.Z$2]&gt;[.$A41];&quot;&quot;;ROUND(([.$B$1]/([.$A41]+1)))*[.Z$2])" office:value-type="float" office:value="24" calcext:value-type="float">
            <text:p>24</text:p>
          </table:table-cell>
          <table:table-cell table:formula="of:=IF([.AA$2]&gt;[.$A41];&quot;&quot;;ROUND(([.$B$1]/([.$A41]+1)))*[.AA$2])" office:value-type="float" office:value="25" calcext:value-type="float">
            <text:p>25</text:p>
          </table:table-cell>
          <table:table-cell table:formula="of:=IF([.AB$2]&gt;[.$A41];&quot;&quot;;ROUND(([.$B$1]/([.$A41]+1)))*[.AB$2])" office:value-type="float" office:value="26" calcext:value-type="float">
            <text:p>26</text:p>
          </table:table-cell>
          <table:table-cell table:formula="of:=IF([.AC$2]&gt;[.$A41];&quot;&quot;;ROUND(([.$B$1]/([.$A41]+1)))*[.AC$2])" office:value-type="float" office:value="27" calcext:value-type="float">
            <text:p>27</text:p>
          </table:table-cell>
          <table:table-cell table:formula="of:=IF([.AD$2]&gt;[.$A41];&quot;&quot;;ROUND(([.$B$1]/([.$A41]+1)))*[.AD$2])" office:value-type="float" office:value="28" calcext:value-type="float">
            <text:p>28</text:p>
          </table:table-cell>
          <table:table-cell table:formula="of:=IF([.AE$2]&gt;[.$A41];&quot;&quot;;ROUND(([.$B$1]/([.$A41]+1)))*[.AE$2])" office:value-type="float" office:value="29" calcext:value-type="float">
            <text:p>29</text:p>
          </table:table-cell>
          <table:table-cell table:formula="of:=IF([.AF$2]&gt;[.$A41];&quot;&quot;;ROUND(([.$B$1]/([.$A41]+1)))*[.AF$2])" office:value-type="float" office:value="30" calcext:value-type="float">
            <text:p>30</text:p>
          </table:table-cell>
          <table:table-cell table:formula="of:=IF([.AG$2]&gt;[.$A41];&quot;&quot;;ROUND(([.$B$1]/([.$A41]+1)))*[.AG$2])" office:value-type="float" office:value="31" calcext:value-type="float">
            <text:p>31</text:p>
          </table:table-cell>
          <table:table-cell table:formula="of:=IF([.AH$2]&gt;[.$A41];&quot;&quot;;ROUND(([.$B$1]/([.$A41]+1)))*[.AH$2])" office:value-type="float" office:value="32" calcext:value-type="float">
            <text:p>32</text:p>
          </table:table-cell>
          <table:table-cell table:formula="of:=IF([.AI$2]&gt;[.$A41];&quot;&quot;;ROUND(([.$B$1]/([.$A41]+1)))*[.AI$2])" office:value-type="float" office:value="33" calcext:value-type="float">
            <text:p>33</text:p>
          </table:table-cell>
          <table:table-cell table:formula="of:=IF([.AJ$2]&gt;[.$A41];&quot;&quot;;ROUND(([.$B$1]/([.$A41]+1)))*[.AJ$2])" office:value-type="float" office:value="34" calcext:value-type="float">
            <text:p>34</text:p>
          </table:table-cell>
          <table:table-cell table:formula="of:=IF([.AK$2]&gt;[.$A41];&quot;&quot;;ROUND(([.$B$1]/([.$A41]+1)))*[.AK$2])" office:value-type="float" office:value="35" calcext:value-type="float">
            <text:p>35</text:p>
          </table:table-cell>
          <table:table-cell table:formula="of:=IF([.AL$2]&gt;[.$A41];&quot;&quot;;ROUND(([.$B$1]/([.$A41]+1)))*[.AL$2])" office:value-type="float" office:value="36" calcext:value-type="float">
            <text:p>36</text:p>
          </table:table-cell>
          <table:table-cell table:formula="of:=IF([.AM$2]&gt;[.$A41];&quot;&quot;;ROUND(([.$B$1]/([.$A41]+1)))*[.AM$2])" office:value-type="float" office:value="37" calcext:value-type="float">
            <text:p>37</text:p>
          </table:table-cell>
          <table:table-cell table:formula="of:=IF([.AN$2]&gt;[.$A41];&quot;&quot;;ROUND(([.$B$1]/([.$A41]+1)))*[.AN$2])" office:value-type="float" office:value="38" calcext:value-type="float">
            <text:p>38</text:p>
          </table:table-cell>
          <table:table-cell table:formula="of:=IF([.AO$2]&gt;[.$A41];&quot;&quot;;ROUND(([.$B$1]/([.$A41]+1)))*[.AO$2])" office:value-type="float" office:value="39" calcext:value-type="float">
            <text:p>39</text:p>
          </table:table-cell>
          <table:table-cell table:formula="of:=IF([.AP$2]&gt;[.$A41];&quot;&quot;;ROUND(([.$B$1]/([.$A41]+1)))*[.AP$2])">
            <text:p/>
          </table:table-cell>
          <table:table-cell table:formula="of:=IF([.AQ$2]&gt;[.$A41];&quot;&quot;;ROUND(([.$B$1]/([.$A41]+1)))*[.AQ$2])">
            <text:p/>
          </table:table-cell>
          <table:table-cell table:formula="of:=IF([.AR$2]&gt;[.$A41];&quot;&quot;;ROUND(([.$B$1]/([.$A41]+1)))*[.AR$2])">
            <text:p/>
          </table:table-cell>
          <table:table-cell table:formula="of:=IF([.AS$2]&gt;[.$A41];&quot;&quot;;ROUND(([.$B$1]/([.$A41]+1)))*[.AS$2])">
            <text:p/>
          </table:table-cell>
          <table:table-cell table:formula="of:=IF([.AT$2]&gt;[.$A41];&quot;&quot;;ROUND(([.$B$1]/([.$A41]+1)))*[.AT$2])">
            <text:p/>
          </table:table-cell>
          <table:table-cell table:formula="of:=IF([.AU$2]&gt;[.$A41];&quot;&quot;;ROUND(([.$B$1]/([.$A41]+1)))*[.AU$2])">
            <text:p/>
          </table:table-cell>
          <table:table-cell table:formula="of:=IF([.AV$2]&gt;[.$A41];&quot;&quot;;ROUND(([.$B$1]/([.$A41]+1)))*[.AV$2])">
            <text:p/>
          </table:table-cell>
          <table:table-cell table:formula="of:=IF([.AW$2]&gt;[.$A41];&quot;&quot;;ROUND(([.$B$1]/([.$A41]+1)))*[.AW$2])">
            <text:p/>
          </table:table-cell>
          <table:table-cell table:formula="of:=IF([.AX$2]&gt;[.$A41];&quot;&quot;;ROUND(([.$B$1]/([.$A41]+1)))*[.AX$2])">
            <text:p/>
          </table:table-cell>
          <table:table-cell table:formula="of:=IF([.AY$2]&gt;[.$A41];&quot;&quot;;ROUND(([.$B$1]/([.$A41]+1)))*[.AY$2])">
            <text:p/>
          </table:table-cell>
          <table:table-cell table:formula="of:=IF([.AZ$2]&gt;[.$A41];&quot;&quot;;ROUND(([.$B$1]/([.$A41]+1)))*[.AZ$2])">
            <text:p/>
          </table:table-cell>
          <table:table-cell table:formula="of:=IF([.BA$2]&gt;[.$A41];&quot;&quot;;ROUND(([.$B$1]/([.$A41]+1)))*[.BA$2])">
            <text:p/>
          </table:table-cell>
          <table:table-cell table:formula="of:=IF([.BB$2]&gt;[.$A41];&quot;&quot;;ROUND(([.$B$1]/([.$A41]+1)))*[.BB$2])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IF([.C$2]&gt;[.$A42];&quot;&quot;;ROUND(([.$B$1]/([.$A42]+1)))*[.C$2])" office:value-type="float" office:value="1" calcext:value-type="float">
            <text:p>1</text:p>
          </table:table-cell>
          <table:table-cell table:formula="of:=IF([.D$2]&gt;[.$A42];&quot;&quot;;ROUND(([.$B$1]/([.$A42]+1)))*[.D$2])" office:value-type="float" office:value="2" calcext:value-type="float">
            <text:p>2</text:p>
          </table:table-cell>
          <table:table-cell table:formula="of:=IF([.E$2]&gt;[.$A42];&quot;&quot;;ROUND(([.$B$1]/([.$A42]+1)))*[.E$2])" office:value-type="float" office:value="3" calcext:value-type="float">
            <text:p>3</text:p>
          </table:table-cell>
          <table:table-cell table:formula="of:=IF([.F$2]&gt;[.$A42];&quot;&quot;;ROUND(([.$B$1]/([.$A42]+1)))*[.F$2])" office:value-type="float" office:value="4" calcext:value-type="float">
            <text:p>4</text:p>
          </table:table-cell>
          <table:table-cell table:formula="of:=IF([.G$2]&gt;[.$A42];&quot;&quot;;ROUND(([.$B$1]/([.$A42]+1)))*[.G$2])" office:value-type="float" office:value="5" calcext:value-type="float">
            <text:p>5</text:p>
          </table:table-cell>
          <table:table-cell table:formula="of:=IF([.H$2]&gt;[.$A42];&quot;&quot;;ROUND(([.$B$1]/([.$A42]+1)))*[.H$2])" office:value-type="float" office:value="6" calcext:value-type="float">
            <text:p>6</text:p>
          </table:table-cell>
          <table:table-cell table:formula="of:=IF([.I$2]&gt;[.$A42];&quot;&quot;;ROUND(([.$B$1]/([.$A42]+1)))*[.I$2])" office:value-type="float" office:value="7" calcext:value-type="float">
            <text:p>7</text:p>
          </table:table-cell>
          <table:table-cell table:formula="of:=IF([.J$2]&gt;[.$A42];&quot;&quot;;ROUND(([.$B$1]/([.$A42]+1)))*[.J$2])" office:value-type="float" office:value="8" calcext:value-type="float">
            <text:p>8</text:p>
          </table:table-cell>
          <table:table-cell table:formula="of:=IF([.K$2]&gt;[.$A42];&quot;&quot;;ROUND(([.$B$1]/([.$A42]+1)))*[.K$2])" office:value-type="float" office:value="9" calcext:value-type="float">
            <text:p>9</text:p>
          </table:table-cell>
          <table:table-cell table:formula="of:=IF([.L$2]&gt;[.$A42];&quot;&quot;;ROUND(([.$B$1]/([.$A42]+1)))*[.L$2])" office:value-type="float" office:value="10" calcext:value-type="float">
            <text:p>10</text:p>
          </table:table-cell>
          <table:table-cell table:formula="of:=IF([.M$2]&gt;[.$A42];&quot;&quot;;ROUND(([.$B$1]/([.$A42]+1)))*[.M$2])" office:value-type="float" office:value="11" calcext:value-type="float">
            <text:p>11</text:p>
          </table:table-cell>
          <table:table-cell table:formula="of:=IF([.N$2]&gt;[.$A42];&quot;&quot;;ROUND(([.$B$1]/([.$A42]+1)))*[.N$2])" office:value-type="float" office:value="12" calcext:value-type="float">
            <text:p>12</text:p>
          </table:table-cell>
          <table:table-cell table:formula="of:=IF([.O$2]&gt;[.$A42];&quot;&quot;;ROUND(([.$B$1]/([.$A42]+1)))*[.O$2])" office:value-type="float" office:value="13" calcext:value-type="float">
            <text:p>13</text:p>
          </table:table-cell>
          <table:table-cell table:formula="of:=IF([.P$2]&gt;[.$A42];&quot;&quot;;ROUND(([.$B$1]/([.$A42]+1)))*[.P$2])" office:value-type="float" office:value="14" calcext:value-type="float">
            <text:p>14</text:p>
          </table:table-cell>
          <table:table-cell table:formula="of:=IF([.Q$2]&gt;[.$A42];&quot;&quot;;ROUND(([.$B$1]/([.$A42]+1)))*[.Q$2])" office:value-type="float" office:value="15" calcext:value-type="float">
            <text:p>15</text:p>
          </table:table-cell>
          <table:table-cell table:formula="of:=IF([.R$2]&gt;[.$A42];&quot;&quot;;ROUND(([.$B$1]/([.$A42]+1)))*[.R$2])" office:value-type="float" office:value="16" calcext:value-type="float">
            <text:p>16</text:p>
          </table:table-cell>
          <table:table-cell table:formula="of:=IF([.S$2]&gt;[.$A42];&quot;&quot;;ROUND(([.$B$1]/([.$A42]+1)))*[.S$2])" office:value-type="float" office:value="17" calcext:value-type="float">
            <text:p>17</text:p>
          </table:table-cell>
          <table:table-cell table:formula="of:=IF([.T$2]&gt;[.$A42];&quot;&quot;;ROUND(([.$B$1]/([.$A42]+1)))*[.T$2])" office:value-type="float" office:value="18" calcext:value-type="float">
            <text:p>18</text:p>
          </table:table-cell>
          <table:table-cell table:formula="of:=IF([.U$2]&gt;[.$A42];&quot;&quot;;ROUND(([.$B$1]/([.$A42]+1)))*[.U$2])" office:value-type="float" office:value="19" calcext:value-type="float">
            <text:p>19</text:p>
          </table:table-cell>
          <table:table-cell table:formula="of:=IF([.V$2]&gt;[.$A42];&quot;&quot;;ROUND(([.$B$1]/([.$A42]+1)))*[.V$2])" office:value-type="float" office:value="20" calcext:value-type="float">
            <text:p>20</text:p>
          </table:table-cell>
          <table:table-cell table:formula="of:=IF([.W$2]&gt;[.$A42];&quot;&quot;;ROUND(([.$B$1]/([.$A42]+1)))*[.W$2])" office:value-type="float" office:value="21" calcext:value-type="float">
            <text:p>21</text:p>
          </table:table-cell>
          <table:table-cell table:formula="of:=IF([.X$2]&gt;[.$A42];&quot;&quot;;ROUND(([.$B$1]/([.$A42]+1)))*[.X$2])" office:value-type="float" office:value="22" calcext:value-type="float">
            <text:p>22</text:p>
          </table:table-cell>
          <table:table-cell table:formula="of:=IF([.Y$2]&gt;[.$A42];&quot;&quot;;ROUND(([.$B$1]/([.$A42]+1)))*[.Y$2])" office:value-type="float" office:value="23" calcext:value-type="float">
            <text:p>23</text:p>
          </table:table-cell>
          <table:table-cell table:formula="of:=IF([.Z$2]&gt;[.$A42];&quot;&quot;;ROUND(([.$B$1]/([.$A42]+1)))*[.Z$2])" office:value-type="float" office:value="24" calcext:value-type="float">
            <text:p>24</text:p>
          </table:table-cell>
          <table:table-cell table:formula="of:=IF([.AA$2]&gt;[.$A42];&quot;&quot;;ROUND(([.$B$1]/([.$A42]+1)))*[.AA$2])" office:value-type="float" office:value="25" calcext:value-type="float">
            <text:p>25</text:p>
          </table:table-cell>
          <table:table-cell table:formula="of:=IF([.AB$2]&gt;[.$A42];&quot;&quot;;ROUND(([.$B$1]/([.$A42]+1)))*[.AB$2])" office:value-type="float" office:value="26" calcext:value-type="float">
            <text:p>26</text:p>
          </table:table-cell>
          <table:table-cell table:formula="of:=IF([.AC$2]&gt;[.$A42];&quot;&quot;;ROUND(([.$B$1]/([.$A42]+1)))*[.AC$2])" office:value-type="float" office:value="27" calcext:value-type="float">
            <text:p>27</text:p>
          </table:table-cell>
          <table:table-cell table:formula="of:=IF([.AD$2]&gt;[.$A42];&quot;&quot;;ROUND(([.$B$1]/([.$A42]+1)))*[.AD$2])" office:value-type="float" office:value="28" calcext:value-type="float">
            <text:p>28</text:p>
          </table:table-cell>
          <table:table-cell table:formula="of:=IF([.AE$2]&gt;[.$A42];&quot;&quot;;ROUND(([.$B$1]/([.$A42]+1)))*[.AE$2])" office:value-type="float" office:value="29" calcext:value-type="float">
            <text:p>29</text:p>
          </table:table-cell>
          <table:table-cell table:formula="of:=IF([.AF$2]&gt;[.$A42];&quot;&quot;;ROUND(([.$B$1]/([.$A42]+1)))*[.AF$2])" office:value-type="float" office:value="30" calcext:value-type="float">
            <text:p>30</text:p>
          </table:table-cell>
          <table:table-cell table:formula="of:=IF([.AG$2]&gt;[.$A42];&quot;&quot;;ROUND(([.$B$1]/([.$A42]+1)))*[.AG$2])" office:value-type="float" office:value="31" calcext:value-type="float">
            <text:p>31</text:p>
          </table:table-cell>
          <table:table-cell table:formula="of:=IF([.AH$2]&gt;[.$A42];&quot;&quot;;ROUND(([.$B$1]/([.$A42]+1)))*[.AH$2])" office:value-type="float" office:value="32" calcext:value-type="float">
            <text:p>32</text:p>
          </table:table-cell>
          <table:table-cell table:formula="of:=IF([.AI$2]&gt;[.$A42];&quot;&quot;;ROUND(([.$B$1]/([.$A42]+1)))*[.AI$2])" office:value-type="float" office:value="33" calcext:value-type="float">
            <text:p>33</text:p>
          </table:table-cell>
          <table:table-cell table:formula="of:=IF([.AJ$2]&gt;[.$A42];&quot;&quot;;ROUND(([.$B$1]/([.$A42]+1)))*[.AJ$2])" office:value-type="float" office:value="34" calcext:value-type="float">
            <text:p>34</text:p>
          </table:table-cell>
          <table:table-cell table:formula="of:=IF([.AK$2]&gt;[.$A42];&quot;&quot;;ROUND(([.$B$1]/([.$A42]+1)))*[.AK$2])" office:value-type="float" office:value="35" calcext:value-type="float">
            <text:p>35</text:p>
          </table:table-cell>
          <table:table-cell table:formula="of:=IF([.AL$2]&gt;[.$A42];&quot;&quot;;ROUND(([.$B$1]/([.$A42]+1)))*[.AL$2])" office:value-type="float" office:value="36" calcext:value-type="float">
            <text:p>36</text:p>
          </table:table-cell>
          <table:table-cell table:formula="of:=IF([.AM$2]&gt;[.$A42];&quot;&quot;;ROUND(([.$B$1]/([.$A42]+1)))*[.AM$2])" office:value-type="float" office:value="37" calcext:value-type="float">
            <text:p>37</text:p>
          </table:table-cell>
          <table:table-cell table:formula="of:=IF([.AN$2]&gt;[.$A42];&quot;&quot;;ROUND(([.$B$1]/([.$A42]+1)))*[.AN$2])" office:value-type="float" office:value="38" calcext:value-type="float">
            <text:p>38</text:p>
          </table:table-cell>
          <table:table-cell table:formula="of:=IF([.AO$2]&gt;[.$A42];&quot;&quot;;ROUND(([.$B$1]/([.$A42]+1)))*[.AO$2])" office:value-type="float" office:value="39" calcext:value-type="float">
            <text:p>39</text:p>
          </table:table-cell>
          <table:table-cell table:formula="of:=IF([.AP$2]&gt;[.$A42];&quot;&quot;;ROUND(([.$B$1]/([.$A42]+1)))*[.AP$2])" office:value-type="float" office:value="40" calcext:value-type="float">
            <text:p>40</text:p>
          </table:table-cell>
          <table:table-cell table:formula="of:=IF([.AQ$2]&gt;[.$A42];&quot;&quot;;ROUND(([.$B$1]/([.$A42]+1)))*[.AQ$2])">
            <text:p/>
          </table:table-cell>
          <table:table-cell table:formula="of:=IF([.AR$2]&gt;[.$A42];&quot;&quot;;ROUND(([.$B$1]/([.$A42]+1)))*[.AR$2])">
            <text:p/>
          </table:table-cell>
          <table:table-cell table:formula="of:=IF([.AS$2]&gt;[.$A42];&quot;&quot;;ROUND(([.$B$1]/([.$A42]+1)))*[.AS$2])">
            <text:p/>
          </table:table-cell>
          <table:table-cell table:formula="of:=IF([.AT$2]&gt;[.$A42];&quot;&quot;;ROUND(([.$B$1]/([.$A42]+1)))*[.AT$2])">
            <text:p/>
          </table:table-cell>
          <table:table-cell table:formula="of:=IF([.AU$2]&gt;[.$A42];&quot;&quot;;ROUND(([.$B$1]/([.$A42]+1)))*[.AU$2])">
            <text:p/>
          </table:table-cell>
          <table:table-cell table:formula="of:=IF([.AV$2]&gt;[.$A42];&quot;&quot;;ROUND(([.$B$1]/([.$A42]+1)))*[.AV$2])">
            <text:p/>
          </table:table-cell>
          <table:table-cell table:formula="of:=IF([.AW$2]&gt;[.$A42];&quot;&quot;;ROUND(([.$B$1]/([.$A42]+1)))*[.AW$2])">
            <text:p/>
          </table:table-cell>
          <table:table-cell table:formula="of:=IF([.AX$2]&gt;[.$A42];&quot;&quot;;ROUND(([.$B$1]/([.$A42]+1)))*[.AX$2])">
            <text:p/>
          </table:table-cell>
          <table:table-cell table:formula="of:=IF([.AY$2]&gt;[.$A42];&quot;&quot;;ROUND(([.$B$1]/([.$A42]+1)))*[.AY$2])">
            <text:p/>
          </table:table-cell>
          <table:table-cell table:formula="of:=IF([.AZ$2]&gt;[.$A42];&quot;&quot;;ROUND(([.$B$1]/([.$A42]+1)))*[.AZ$2])">
            <text:p/>
          </table:table-cell>
          <table:table-cell table:formula="of:=IF([.BA$2]&gt;[.$A42];&quot;&quot;;ROUND(([.$B$1]/([.$A42]+1)))*[.BA$2])">
            <text:p/>
          </table:table-cell>
          <table:table-cell table:formula="of:=IF([.BB$2]&gt;[.$A42];&quot;&quot;;ROUND(([.$B$1]/([.$A42]+1)))*[.BB$2])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IF([.C$2]&gt;[.$A43];&quot;&quot;;ROUND(([.$B$1]/([.$A43]+1)))*[.C$2])" office:value-type="float" office:value="1" calcext:value-type="float">
            <text:p>1</text:p>
          </table:table-cell>
          <table:table-cell table:formula="of:=IF([.D$2]&gt;[.$A43];&quot;&quot;;ROUND(([.$B$1]/([.$A43]+1)))*[.D$2])" office:value-type="float" office:value="2" calcext:value-type="float">
            <text:p>2</text:p>
          </table:table-cell>
          <table:table-cell table:formula="of:=IF([.E$2]&gt;[.$A43];&quot;&quot;;ROUND(([.$B$1]/([.$A43]+1)))*[.E$2])" office:value-type="float" office:value="3" calcext:value-type="float">
            <text:p>3</text:p>
          </table:table-cell>
          <table:table-cell table:formula="of:=IF([.F$2]&gt;[.$A43];&quot;&quot;;ROUND(([.$B$1]/([.$A43]+1)))*[.F$2])" office:value-type="float" office:value="4" calcext:value-type="float">
            <text:p>4</text:p>
          </table:table-cell>
          <table:table-cell table:formula="of:=IF([.G$2]&gt;[.$A43];&quot;&quot;;ROUND(([.$B$1]/([.$A43]+1)))*[.G$2])" office:value-type="float" office:value="5" calcext:value-type="float">
            <text:p>5</text:p>
          </table:table-cell>
          <table:table-cell table:formula="of:=IF([.H$2]&gt;[.$A43];&quot;&quot;;ROUND(([.$B$1]/([.$A43]+1)))*[.H$2])" office:value-type="float" office:value="6" calcext:value-type="float">
            <text:p>6</text:p>
          </table:table-cell>
          <table:table-cell table:formula="of:=IF([.I$2]&gt;[.$A43];&quot;&quot;;ROUND(([.$B$1]/([.$A43]+1)))*[.I$2])" office:value-type="float" office:value="7" calcext:value-type="float">
            <text:p>7</text:p>
          </table:table-cell>
          <table:table-cell table:formula="of:=IF([.J$2]&gt;[.$A43];&quot;&quot;;ROUND(([.$B$1]/([.$A43]+1)))*[.J$2])" office:value-type="float" office:value="8" calcext:value-type="float">
            <text:p>8</text:p>
          </table:table-cell>
          <table:table-cell table:formula="of:=IF([.K$2]&gt;[.$A43];&quot;&quot;;ROUND(([.$B$1]/([.$A43]+1)))*[.K$2])" office:value-type="float" office:value="9" calcext:value-type="float">
            <text:p>9</text:p>
          </table:table-cell>
          <table:table-cell table:formula="of:=IF([.L$2]&gt;[.$A43];&quot;&quot;;ROUND(([.$B$1]/([.$A43]+1)))*[.L$2])" office:value-type="float" office:value="10" calcext:value-type="float">
            <text:p>10</text:p>
          </table:table-cell>
          <table:table-cell table:formula="of:=IF([.M$2]&gt;[.$A43];&quot;&quot;;ROUND(([.$B$1]/([.$A43]+1)))*[.M$2])" office:value-type="float" office:value="11" calcext:value-type="float">
            <text:p>11</text:p>
          </table:table-cell>
          <table:table-cell table:formula="of:=IF([.N$2]&gt;[.$A43];&quot;&quot;;ROUND(([.$B$1]/([.$A43]+1)))*[.N$2])" office:value-type="float" office:value="12" calcext:value-type="float">
            <text:p>12</text:p>
          </table:table-cell>
          <table:table-cell table:formula="of:=IF([.O$2]&gt;[.$A43];&quot;&quot;;ROUND(([.$B$1]/([.$A43]+1)))*[.O$2])" office:value-type="float" office:value="13" calcext:value-type="float">
            <text:p>13</text:p>
          </table:table-cell>
          <table:table-cell table:formula="of:=IF([.P$2]&gt;[.$A43];&quot;&quot;;ROUND(([.$B$1]/([.$A43]+1)))*[.P$2])" office:value-type="float" office:value="14" calcext:value-type="float">
            <text:p>14</text:p>
          </table:table-cell>
          <table:table-cell table:formula="of:=IF([.Q$2]&gt;[.$A43];&quot;&quot;;ROUND(([.$B$1]/([.$A43]+1)))*[.Q$2])" office:value-type="float" office:value="15" calcext:value-type="float">
            <text:p>15</text:p>
          </table:table-cell>
          <table:table-cell table:formula="of:=IF([.R$2]&gt;[.$A43];&quot;&quot;;ROUND(([.$B$1]/([.$A43]+1)))*[.R$2])" office:value-type="float" office:value="16" calcext:value-type="float">
            <text:p>16</text:p>
          </table:table-cell>
          <table:table-cell table:formula="of:=IF([.S$2]&gt;[.$A43];&quot;&quot;;ROUND(([.$B$1]/([.$A43]+1)))*[.S$2])" office:value-type="float" office:value="17" calcext:value-type="float">
            <text:p>17</text:p>
          </table:table-cell>
          <table:table-cell table:formula="of:=IF([.T$2]&gt;[.$A43];&quot;&quot;;ROUND(([.$B$1]/([.$A43]+1)))*[.T$2])" office:value-type="float" office:value="18" calcext:value-type="float">
            <text:p>18</text:p>
          </table:table-cell>
          <table:table-cell table:formula="of:=IF([.U$2]&gt;[.$A43];&quot;&quot;;ROUND(([.$B$1]/([.$A43]+1)))*[.U$2])" office:value-type="float" office:value="19" calcext:value-type="float">
            <text:p>19</text:p>
          </table:table-cell>
          <table:table-cell table:formula="of:=IF([.V$2]&gt;[.$A43];&quot;&quot;;ROUND(([.$B$1]/([.$A43]+1)))*[.V$2])" office:value-type="float" office:value="20" calcext:value-type="float">
            <text:p>20</text:p>
          </table:table-cell>
          <table:table-cell table:formula="of:=IF([.W$2]&gt;[.$A43];&quot;&quot;;ROUND(([.$B$1]/([.$A43]+1)))*[.W$2])" office:value-type="float" office:value="21" calcext:value-type="float">
            <text:p>21</text:p>
          </table:table-cell>
          <table:table-cell table:formula="of:=IF([.X$2]&gt;[.$A43];&quot;&quot;;ROUND(([.$B$1]/([.$A43]+1)))*[.X$2])" office:value-type="float" office:value="22" calcext:value-type="float">
            <text:p>22</text:p>
          </table:table-cell>
          <table:table-cell table:formula="of:=IF([.Y$2]&gt;[.$A43];&quot;&quot;;ROUND(([.$B$1]/([.$A43]+1)))*[.Y$2])" office:value-type="float" office:value="23" calcext:value-type="float">
            <text:p>23</text:p>
          </table:table-cell>
          <table:table-cell table:formula="of:=IF([.Z$2]&gt;[.$A43];&quot;&quot;;ROUND(([.$B$1]/([.$A43]+1)))*[.Z$2])" office:value-type="float" office:value="24" calcext:value-type="float">
            <text:p>24</text:p>
          </table:table-cell>
          <table:table-cell table:formula="of:=IF([.AA$2]&gt;[.$A43];&quot;&quot;;ROUND(([.$B$1]/([.$A43]+1)))*[.AA$2])" office:value-type="float" office:value="25" calcext:value-type="float">
            <text:p>25</text:p>
          </table:table-cell>
          <table:table-cell table:formula="of:=IF([.AB$2]&gt;[.$A43];&quot;&quot;;ROUND(([.$B$1]/([.$A43]+1)))*[.AB$2])" office:value-type="float" office:value="26" calcext:value-type="float">
            <text:p>26</text:p>
          </table:table-cell>
          <table:table-cell table:formula="of:=IF([.AC$2]&gt;[.$A43];&quot;&quot;;ROUND(([.$B$1]/([.$A43]+1)))*[.AC$2])" office:value-type="float" office:value="27" calcext:value-type="float">
            <text:p>27</text:p>
          </table:table-cell>
          <table:table-cell table:formula="of:=IF([.AD$2]&gt;[.$A43];&quot;&quot;;ROUND(([.$B$1]/([.$A43]+1)))*[.AD$2])" office:value-type="float" office:value="28" calcext:value-type="float">
            <text:p>28</text:p>
          </table:table-cell>
          <table:table-cell table:formula="of:=IF([.AE$2]&gt;[.$A43];&quot;&quot;;ROUND(([.$B$1]/([.$A43]+1)))*[.AE$2])" office:value-type="float" office:value="29" calcext:value-type="float">
            <text:p>29</text:p>
          </table:table-cell>
          <table:table-cell table:formula="of:=IF([.AF$2]&gt;[.$A43];&quot;&quot;;ROUND(([.$B$1]/([.$A43]+1)))*[.AF$2])" office:value-type="float" office:value="30" calcext:value-type="float">
            <text:p>30</text:p>
          </table:table-cell>
          <table:table-cell table:formula="of:=IF([.AG$2]&gt;[.$A43];&quot;&quot;;ROUND(([.$B$1]/([.$A43]+1)))*[.AG$2])" office:value-type="float" office:value="31" calcext:value-type="float">
            <text:p>31</text:p>
          </table:table-cell>
          <table:table-cell table:formula="of:=IF([.AH$2]&gt;[.$A43];&quot;&quot;;ROUND(([.$B$1]/([.$A43]+1)))*[.AH$2])" office:value-type="float" office:value="32" calcext:value-type="float">
            <text:p>32</text:p>
          </table:table-cell>
          <table:table-cell table:formula="of:=IF([.AI$2]&gt;[.$A43];&quot;&quot;;ROUND(([.$B$1]/([.$A43]+1)))*[.AI$2])" office:value-type="float" office:value="33" calcext:value-type="float">
            <text:p>33</text:p>
          </table:table-cell>
          <table:table-cell table:formula="of:=IF([.AJ$2]&gt;[.$A43];&quot;&quot;;ROUND(([.$B$1]/([.$A43]+1)))*[.AJ$2])" office:value-type="float" office:value="34" calcext:value-type="float">
            <text:p>34</text:p>
          </table:table-cell>
          <table:table-cell table:formula="of:=IF([.AK$2]&gt;[.$A43];&quot;&quot;;ROUND(([.$B$1]/([.$A43]+1)))*[.AK$2])" office:value-type="float" office:value="35" calcext:value-type="float">
            <text:p>35</text:p>
          </table:table-cell>
          <table:table-cell table:formula="of:=IF([.AL$2]&gt;[.$A43];&quot;&quot;;ROUND(([.$B$1]/([.$A43]+1)))*[.AL$2])" office:value-type="float" office:value="36" calcext:value-type="float">
            <text:p>36</text:p>
          </table:table-cell>
          <table:table-cell table:formula="of:=IF([.AM$2]&gt;[.$A43];&quot;&quot;;ROUND(([.$B$1]/([.$A43]+1)))*[.AM$2])" office:value-type="float" office:value="37" calcext:value-type="float">
            <text:p>37</text:p>
          </table:table-cell>
          <table:table-cell table:formula="of:=IF([.AN$2]&gt;[.$A43];&quot;&quot;;ROUND(([.$B$1]/([.$A43]+1)))*[.AN$2])" office:value-type="float" office:value="38" calcext:value-type="float">
            <text:p>38</text:p>
          </table:table-cell>
          <table:table-cell table:formula="of:=IF([.AO$2]&gt;[.$A43];&quot;&quot;;ROUND(([.$B$1]/([.$A43]+1)))*[.AO$2])" office:value-type="float" office:value="39" calcext:value-type="float">
            <text:p>39</text:p>
          </table:table-cell>
          <table:table-cell table:formula="of:=IF([.AP$2]&gt;[.$A43];&quot;&quot;;ROUND(([.$B$1]/([.$A43]+1)))*[.AP$2])" office:value-type="float" office:value="40" calcext:value-type="float">
            <text:p>40</text:p>
          </table:table-cell>
          <table:table-cell table:formula="of:=IF([.AQ$2]&gt;[.$A43];&quot;&quot;;ROUND(([.$B$1]/([.$A43]+1)))*[.AQ$2])" office:value-type="float" office:value="41" calcext:value-type="float">
            <text:p>41</text:p>
          </table:table-cell>
          <table:table-cell table:formula="of:=IF([.AR$2]&gt;[.$A43];&quot;&quot;;ROUND(([.$B$1]/([.$A43]+1)))*[.AR$2])">
            <text:p/>
          </table:table-cell>
          <table:table-cell table:formula="of:=IF([.AS$2]&gt;[.$A43];&quot;&quot;;ROUND(([.$B$1]/([.$A43]+1)))*[.AS$2])">
            <text:p/>
          </table:table-cell>
          <table:table-cell table:formula="of:=IF([.AT$2]&gt;[.$A43];&quot;&quot;;ROUND(([.$B$1]/([.$A43]+1)))*[.AT$2])">
            <text:p/>
          </table:table-cell>
          <table:table-cell table:formula="of:=IF([.AU$2]&gt;[.$A43];&quot;&quot;;ROUND(([.$B$1]/([.$A43]+1)))*[.AU$2])">
            <text:p/>
          </table:table-cell>
          <table:table-cell table:formula="of:=IF([.AV$2]&gt;[.$A43];&quot;&quot;;ROUND(([.$B$1]/([.$A43]+1)))*[.AV$2])">
            <text:p/>
          </table:table-cell>
          <table:table-cell table:formula="of:=IF([.AW$2]&gt;[.$A43];&quot;&quot;;ROUND(([.$B$1]/([.$A43]+1)))*[.AW$2])">
            <text:p/>
          </table:table-cell>
          <table:table-cell table:formula="of:=IF([.AX$2]&gt;[.$A43];&quot;&quot;;ROUND(([.$B$1]/([.$A43]+1)))*[.AX$2])">
            <text:p/>
          </table:table-cell>
          <table:table-cell table:formula="of:=IF([.AY$2]&gt;[.$A43];&quot;&quot;;ROUND(([.$B$1]/([.$A43]+1)))*[.AY$2])">
            <text:p/>
          </table:table-cell>
          <table:table-cell table:formula="of:=IF([.AZ$2]&gt;[.$A43];&quot;&quot;;ROUND(([.$B$1]/([.$A43]+1)))*[.AZ$2])">
            <text:p/>
          </table:table-cell>
          <table:table-cell table:formula="of:=IF([.BA$2]&gt;[.$A43];&quot;&quot;;ROUND(([.$B$1]/([.$A43]+1)))*[.BA$2])">
            <text:p/>
          </table:table-cell>
          <table:table-cell table:formula="of:=IF([.BB$2]&gt;[.$A43];&quot;&quot;;ROUND(([.$B$1]/([.$A43]+1)))*[.BB$2])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IF([.C$2]&gt;[.$A44];&quot;&quot;;ROUND(([.$B$1]/([.$A44]+1)))*[.C$2])" office:value-type="float" office:value="1" calcext:value-type="float">
            <text:p>1</text:p>
          </table:table-cell>
          <table:table-cell table:formula="of:=IF([.D$2]&gt;[.$A44];&quot;&quot;;ROUND(([.$B$1]/([.$A44]+1)))*[.D$2])" office:value-type="float" office:value="2" calcext:value-type="float">
            <text:p>2</text:p>
          </table:table-cell>
          <table:table-cell table:formula="of:=IF([.E$2]&gt;[.$A44];&quot;&quot;;ROUND(([.$B$1]/([.$A44]+1)))*[.E$2])" office:value-type="float" office:value="3" calcext:value-type="float">
            <text:p>3</text:p>
          </table:table-cell>
          <table:table-cell table:formula="of:=IF([.F$2]&gt;[.$A44];&quot;&quot;;ROUND(([.$B$1]/([.$A44]+1)))*[.F$2])" office:value-type="float" office:value="4" calcext:value-type="float">
            <text:p>4</text:p>
          </table:table-cell>
          <table:table-cell table:formula="of:=IF([.G$2]&gt;[.$A44];&quot;&quot;;ROUND(([.$B$1]/([.$A44]+1)))*[.G$2])" office:value-type="float" office:value="5" calcext:value-type="float">
            <text:p>5</text:p>
          </table:table-cell>
          <table:table-cell table:formula="of:=IF([.H$2]&gt;[.$A44];&quot;&quot;;ROUND(([.$B$1]/([.$A44]+1)))*[.H$2])" office:value-type="float" office:value="6" calcext:value-type="float">
            <text:p>6</text:p>
          </table:table-cell>
          <table:table-cell table:formula="of:=IF([.I$2]&gt;[.$A44];&quot;&quot;;ROUND(([.$B$1]/([.$A44]+1)))*[.I$2])" office:value-type="float" office:value="7" calcext:value-type="float">
            <text:p>7</text:p>
          </table:table-cell>
          <table:table-cell table:formula="of:=IF([.J$2]&gt;[.$A44];&quot;&quot;;ROUND(([.$B$1]/([.$A44]+1)))*[.J$2])" office:value-type="float" office:value="8" calcext:value-type="float">
            <text:p>8</text:p>
          </table:table-cell>
          <table:table-cell table:formula="of:=IF([.K$2]&gt;[.$A44];&quot;&quot;;ROUND(([.$B$1]/([.$A44]+1)))*[.K$2])" office:value-type="float" office:value="9" calcext:value-type="float">
            <text:p>9</text:p>
          </table:table-cell>
          <table:table-cell table:formula="of:=IF([.L$2]&gt;[.$A44];&quot;&quot;;ROUND(([.$B$1]/([.$A44]+1)))*[.L$2])" office:value-type="float" office:value="10" calcext:value-type="float">
            <text:p>10</text:p>
          </table:table-cell>
          <table:table-cell table:formula="of:=IF([.M$2]&gt;[.$A44];&quot;&quot;;ROUND(([.$B$1]/([.$A44]+1)))*[.M$2])" office:value-type="float" office:value="11" calcext:value-type="float">
            <text:p>11</text:p>
          </table:table-cell>
          <table:table-cell table:formula="of:=IF([.N$2]&gt;[.$A44];&quot;&quot;;ROUND(([.$B$1]/([.$A44]+1)))*[.N$2])" office:value-type="float" office:value="12" calcext:value-type="float">
            <text:p>12</text:p>
          </table:table-cell>
          <table:table-cell table:formula="of:=IF([.O$2]&gt;[.$A44];&quot;&quot;;ROUND(([.$B$1]/([.$A44]+1)))*[.O$2])" office:value-type="float" office:value="13" calcext:value-type="float">
            <text:p>13</text:p>
          </table:table-cell>
          <table:table-cell table:formula="of:=IF([.P$2]&gt;[.$A44];&quot;&quot;;ROUND(([.$B$1]/([.$A44]+1)))*[.P$2])" office:value-type="float" office:value="14" calcext:value-type="float">
            <text:p>14</text:p>
          </table:table-cell>
          <table:table-cell table:formula="of:=IF([.Q$2]&gt;[.$A44];&quot;&quot;;ROUND(([.$B$1]/([.$A44]+1)))*[.Q$2])" office:value-type="float" office:value="15" calcext:value-type="float">
            <text:p>15</text:p>
          </table:table-cell>
          <table:table-cell table:formula="of:=IF([.R$2]&gt;[.$A44];&quot;&quot;;ROUND(([.$B$1]/([.$A44]+1)))*[.R$2])" office:value-type="float" office:value="16" calcext:value-type="float">
            <text:p>16</text:p>
          </table:table-cell>
          <table:table-cell table:formula="of:=IF([.S$2]&gt;[.$A44];&quot;&quot;;ROUND(([.$B$1]/([.$A44]+1)))*[.S$2])" office:value-type="float" office:value="17" calcext:value-type="float">
            <text:p>17</text:p>
          </table:table-cell>
          <table:table-cell table:formula="of:=IF([.T$2]&gt;[.$A44];&quot;&quot;;ROUND(([.$B$1]/([.$A44]+1)))*[.T$2])" office:value-type="float" office:value="18" calcext:value-type="float">
            <text:p>18</text:p>
          </table:table-cell>
          <table:table-cell table:formula="of:=IF([.U$2]&gt;[.$A44];&quot;&quot;;ROUND(([.$B$1]/([.$A44]+1)))*[.U$2])" office:value-type="float" office:value="19" calcext:value-type="float">
            <text:p>19</text:p>
          </table:table-cell>
          <table:table-cell table:formula="of:=IF([.V$2]&gt;[.$A44];&quot;&quot;;ROUND(([.$B$1]/([.$A44]+1)))*[.V$2])" office:value-type="float" office:value="20" calcext:value-type="float">
            <text:p>20</text:p>
          </table:table-cell>
          <table:table-cell table:formula="of:=IF([.W$2]&gt;[.$A44];&quot;&quot;;ROUND(([.$B$1]/([.$A44]+1)))*[.W$2])" office:value-type="float" office:value="21" calcext:value-type="float">
            <text:p>21</text:p>
          </table:table-cell>
          <table:table-cell table:formula="of:=IF([.X$2]&gt;[.$A44];&quot;&quot;;ROUND(([.$B$1]/([.$A44]+1)))*[.X$2])" office:value-type="float" office:value="22" calcext:value-type="float">
            <text:p>22</text:p>
          </table:table-cell>
          <table:table-cell table:formula="of:=IF([.Y$2]&gt;[.$A44];&quot;&quot;;ROUND(([.$B$1]/([.$A44]+1)))*[.Y$2])" office:value-type="float" office:value="23" calcext:value-type="float">
            <text:p>23</text:p>
          </table:table-cell>
          <table:table-cell table:formula="of:=IF([.Z$2]&gt;[.$A44];&quot;&quot;;ROUND(([.$B$1]/([.$A44]+1)))*[.Z$2])" office:value-type="float" office:value="24" calcext:value-type="float">
            <text:p>24</text:p>
          </table:table-cell>
          <table:table-cell table:formula="of:=IF([.AA$2]&gt;[.$A44];&quot;&quot;;ROUND(([.$B$1]/([.$A44]+1)))*[.AA$2])" office:value-type="float" office:value="25" calcext:value-type="float">
            <text:p>25</text:p>
          </table:table-cell>
          <table:table-cell table:formula="of:=IF([.AB$2]&gt;[.$A44];&quot;&quot;;ROUND(([.$B$1]/([.$A44]+1)))*[.AB$2])" office:value-type="float" office:value="26" calcext:value-type="float">
            <text:p>26</text:p>
          </table:table-cell>
          <table:table-cell table:formula="of:=IF([.AC$2]&gt;[.$A44];&quot;&quot;;ROUND(([.$B$1]/([.$A44]+1)))*[.AC$2])" office:value-type="float" office:value="27" calcext:value-type="float">
            <text:p>27</text:p>
          </table:table-cell>
          <table:table-cell table:formula="of:=IF([.AD$2]&gt;[.$A44];&quot;&quot;;ROUND(([.$B$1]/([.$A44]+1)))*[.AD$2])" office:value-type="float" office:value="28" calcext:value-type="float">
            <text:p>28</text:p>
          </table:table-cell>
          <table:table-cell table:formula="of:=IF([.AE$2]&gt;[.$A44];&quot;&quot;;ROUND(([.$B$1]/([.$A44]+1)))*[.AE$2])" office:value-type="float" office:value="29" calcext:value-type="float">
            <text:p>29</text:p>
          </table:table-cell>
          <table:table-cell table:formula="of:=IF([.AF$2]&gt;[.$A44];&quot;&quot;;ROUND(([.$B$1]/([.$A44]+1)))*[.AF$2])" office:value-type="float" office:value="30" calcext:value-type="float">
            <text:p>30</text:p>
          </table:table-cell>
          <table:table-cell table:formula="of:=IF([.AG$2]&gt;[.$A44];&quot;&quot;;ROUND(([.$B$1]/([.$A44]+1)))*[.AG$2])" office:value-type="float" office:value="31" calcext:value-type="float">
            <text:p>31</text:p>
          </table:table-cell>
          <table:table-cell table:formula="of:=IF([.AH$2]&gt;[.$A44];&quot;&quot;;ROUND(([.$B$1]/([.$A44]+1)))*[.AH$2])" office:value-type="float" office:value="32" calcext:value-type="float">
            <text:p>32</text:p>
          </table:table-cell>
          <table:table-cell table:formula="of:=IF([.AI$2]&gt;[.$A44];&quot;&quot;;ROUND(([.$B$1]/([.$A44]+1)))*[.AI$2])" office:value-type="float" office:value="33" calcext:value-type="float">
            <text:p>33</text:p>
          </table:table-cell>
          <table:table-cell table:formula="of:=IF([.AJ$2]&gt;[.$A44];&quot;&quot;;ROUND(([.$B$1]/([.$A44]+1)))*[.AJ$2])" office:value-type="float" office:value="34" calcext:value-type="float">
            <text:p>34</text:p>
          </table:table-cell>
          <table:table-cell table:formula="of:=IF([.AK$2]&gt;[.$A44];&quot;&quot;;ROUND(([.$B$1]/([.$A44]+1)))*[.AK$2])" office:value-type="float" office:value="35" calcext:value-type="float">
            <text:p>35</text:p>
          </table:table-cell>
          <table:table-cell table:formula="of:=IF([.AL$2]&gt;[.$A44];&quot;&quot;;ROUND(([.$B$1]/([.$A44]+1)))*[.AL$2])" office:value-type="float" office:value="36" calcext:value-type="float">
            <text:p>36</text:p>
          </table:table-cell>
          <table:table-cell table:formula="of:=IF([.AM$2]&gt;[.$A44];&quot;&quot;;ROUND(([.$B$1]/([.$A44]+1)))*[.AM$2])" office:value-type="float" office:value="37" calcext:value-type="float">
            <text:p>37</text:p>
          </table:table-cell>
          <table:table-cell table:formula="of:=IF([.AN$2]&gt;[.$A44];&quot;&quot;;ROUND(([.$B$1]/([.$A44]+1)))*[.AN$2])" office:value-type="float" office:value="38" calcext:value-type="float">
            <text:p>38</text:p>
          </table:table-cell>
          <table:table-cell table:formula="of:=IF([.AO$2]&gt;[.$A44];&quot;&quot;;ROUND(([.$B$1]/([.$A44]+1)))*[.AO$2])" office:value-type="float" office:value="39" calcext:value-type="float">
            <text:p>39</text:p>
          </table:table-cell>
          <table:table-cell table:formula="of:=IF([.AP$2]&gt;[.$A44];&quot;&quot;;ROUND(([.$B$1]/([.$A44]+1)))*[.AP$2])" office:value-type="float" office:value="40" calcext:value-type="float">
            <text:p>40</text:p>
          </table:table-cell>
          <table:table-cell table:formula="of:=IF([.AQ$2]&gt;[.$A44];&quot;&quot;;ROUND(([.$B$1]/([.$A44]+1)))*[.AQ$2])" office:value-type="float" office:value="41" calcext:value-type="float">
            <text:p>41</text:p>
          </table:table-cell>
          <table:table-cell table:formula="of:=IF([.AR$2]&gt;[.$A44];&quot;&quot;;ROUND(([.$B$1]/([.$A44]+1)))*[.AR$2])" office:value-type="float" office:value="42" calcext:value-type="float">
            <text:p>42</text:p>
          </table:table-cell>
          <table:table-cell table:formula="of:=IF([.AS$2]&gt;[.$A44];&quot;&quot;;ROUND(([.$B$1]/([.$A44]+1)))*[.AS$2])">
            <text:p/>
          </table:table-cell>
          <table:table-cell table:formula="of:=IF([.AT$2]&gt;[.$A44];&quot;&quot;;ROUND(([.$B$1]/([.$A44]+1)))*[.AT$2])">
            <text:p/>
          </table:table-cell>
          <table:table-cell table:formula="of:=IF([.AU$2]&gt;[.$A44];&quot;&quot;;ROUND(([.$B$1]/([.$A44]+1)))*[.AU$2])">
            <text:p/>
          </table:table-cell>
          <table:table-cell table:formula="of:=IF([.AV$2]&gt;[.$A44];&quot;&quot;;ROUND(([.$B$1]/([.$A44]+1)))*[.AV$2])">
            <text:p/>
          </table:table-cell>
          <table:table-cell table:formula="of:=IF([.AW$2]&gt;[.$A44];&quot;&quot;;ROUND(([.$B$1]/([.$A44]+1)))*[.AW$2])">
            <text:p/>
          </table:table-cell>
          <table:table-cell table:formula="of:=IF([.AX$2]&gt;[.$A44];&quot;&quot;;ROUND(([.$B$1]/([.$A44]+1)))*[.AX$2])">
            <text:p/>
          </table:table-cell>
          <table:table-cell table:formula="of:=IF([.AY$2]&gt;[.$A44];&quot;&quot;;ROUND(([.$B$1]/([.$A44]+1)))*[.AY$2])">
            <text:p/>
          </table:table-cell>
          <table:table-cell table:formula="of:=IF([.AZ$2]&gt;[.$A44];&quot;&quot;;ROUND(([.$B$1]/([.$A44]+1)))*[.AZ$2])">
            <text:p/>
          </table:table-cell>
          <table:table-cell table:formula="of:=IF([.BA$2]&gt;[.$A44];&quot;&quot;;ROUND(([.$B$1]/([.$A44]+1)))*[.BA$2])">
            <text:p/>
          </table:table-cell>
          <table:table-cell table:formula="of:=IF([.BB$2]&gt;[.$A44];&quot;&quot;;ROUND(([.$B$1]/([.$A44]+1)))*[.BB$2])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IF([.C$2]&gt;[.$A45];&quot;&quot;;ROUND(([.$B$1]/([.$A45]+1)))*[.C$2])" office:value-type="float" office:value="1" calcext:value-type="float">
            <text:p>1</text:p>
          </table:table-cell>
          <table:table-cell table:formula="of:=IF([.D$2]&gt;[.$A45];&quot;&quot;;ROUND(([.$B$1]/([.$A45]+1)))*[.D$2])" office:value-type="float" office:value="2" calcext:value-type="float">
            <text:p>2</text:p>
          </table:table-cell>
          <table:table-cell table:formula="of:=IF([.E$2]&gt;[.$A45];&quot;&quot;;ROUND(([.$B$1]/([.$A45]+1)))*[.E$2])" office:value-type="float" office:value="3" calcext:value-type="float">
            <text:p>3</text:p>
          </table:table-cell>
          <table:table-cell table:formula="of:=IF([.F$2]&gt;[.$A45];&quot;&quot;;ROUND(([.$B$1]/([.$A45]+1)))*[.F$2])" office:value-type="float" office:value="4" calcext:value-type="float">
            <text:p>4</text:p>
          </table:table-cell>
          <table:table-cell table:formula="of:=IF([.G$2]&gt;[.$A45];&quot;&quot;;ROUND(([.$B$1]/([.$A45]+1)))*[.G$2])" office:value-type="float" office:value="5" calcext:value-type="float">
            <text:p>5</text:p>
          </table:table-cell>
          <table:table-cell table:formula="of:=IF([.H$2]&gt;[.$A45];&quot;&quot;;ROUND(([.$B$1]/([.$A45]+1)))*[.H$2])" office:value-type="float" office:value="6" calcext:value-type="float">
            <text:p>6</text:p>
          </table:table-cell>
          <table:table-cell table:formula="of:=IF([.I$2]&gt;[.$A45];&quot;&quot;;ROUND(([.$B$1]/([.$A45]+1)))*[.I$2])" office:value-type="float" office:value="7" calcext:value-type="float">
            <text:p>7</text:p>
          </table:table-cell>
          <table:table-cell table:formula="of:=IF([.J$2]&gt;[.$A45];&quot;&quot;;ROUND(([.$B$1]/([.$A45]+1)))*[.J$2])" office:value-type="float" office:value="8" calcext:value-type="float">
            <text:p>8</text:p>
          </table:table-cell>
          <table:table-cell table:formula="of:=IF([.K$2]&gt;[.$A45];&quot;&quot;;ROUND(([.$B$1]/([.$A45]+1)))*[.K$2])" office:value-type="float" office:value="9" calcext:value-type="float">
            <text:p>9</text:p>
          </table:table-cell>
          <table:table-cell table:formula="of:=IF([.L$2]&gt;[.$A45];&quot;&quot;;ROUND(([.$B$1]/([.$A45]+1)))*[.L$2])" office:value-type="float" office:value="10" calcext:value-type="float">
            <text:p>10</text:p>
          </table:table-cell>
          <table:table-cell table:formula="of:=IF([.M$2]&gt;[.$A45];&quot;&quot;;ROUND(([.$B$1]/([.$A45]+1)))*[.M$2])" office:value-type="float" office:value="11" calcext:value-type="float">
            <text:p>11</text:p>
          </table:table-cell>
          <table:table-cell table:formula="of:=IF([.N$2]&gt;[.$A45];&quot;&quot;;ROUND(([.$B$1]/([.$A45]+1)))*[.N$2])" office:value-type="float" office:value="12" calcext:value-type="float">
            <text:p>12</text:p>
          </table:table-cell>
          <table:table-cell table:formula="of:=IF([.O$2]&gt;[.$A45];&quot;&quot;;ROUND(([.$B$1]/([.$A45]+1)))*[.O$2])" office:value-type="float" office:value="13" calcext:value-type="float">
            <text:p>13</text:p>
          </table:table-cell>
          <table:table-cell table:formula="of:=IF([.P$2]&gt;[.$A45];&quot;&quot;;ROUND(([.$B$1]/([.$A45]+1)))*[.P$2])" office:value-type="float" office:value="14" calcext:value-type="float">
            <text:p>14</text:p>
          </table:table-cell>
          <table:table-cell table:formula="of:=IF([.Q$2]&gt;[.$A45];&quot;&quot;;ROUND(([.$B$1]/([.$A45]+1)))*[.Q$2])" office:value-type="float" office:value="15" calcext:value-type="float">
            <text:p>15</text:p>
          </table:table-cell>
          <table:table-cell table:formula="of:=IF([.R$2]&gt;[.$A45];&quot;&quot;;ROUND(([.$B$1]/([.$A45]+1)))*[.R$2])" office:value-type="float" office:value="16" calcext:value-type="float">
            <text:p>16</text:p>
          </table:table-cell>
          <table:table-cell table:formula="of:=IF([.S$2]&gt;[.$A45];&quot;&quot;;ROUND(([.$B$1]/([.$A45]+1)))*[.S$2])" office:value-type="float" office:value="17" calcext:value-type="float">
            <text:p>17</text:p>
          </table:table-cell>
          <table:table-cell table:formula="of:=IF([.T$2]&gt;[.$A45];&quot;&quot;;ROUND(([.$B$1]/([.$A45]+1)))*[.T$2])" office:value-type="float" office:value="18" calcext:value-type="float">
            <text:p>18</text:p>
          </table:table-cell>
          <table:table-cell table:formula="of:=IF([.U$2]&gt;[.$A45];&quot;&quot;;ROUND(([.$B$1]/([.$A45]+1)))*[.U$2])" office:value-type="float" office:value="19" calcext:value-type="float">
            <text:p>19</text:p>
          </table:table-cell>
          <table:table-cell table:formula="of:=IF([.V$2]&gt;[.$A45];&quot;&quot;;ROUND(([.$B$1]/([.$A45]+1)))*[.V$2])" office:value-type="float" office:value="20" calcext:value-type="float">
            <text:p>20</text:p>
          </table:table-cell>
          <table:table-cell table:formula="of:=IF([.W$2]&gt;[.$A45];&quot;&quot;;ROUND(([.$B$1]/([.$A45]+1)))*[.W$2])" office:value-type="float" office:value="21" calcext:value-type="float">
            <text:p>21</text:p>
          </table:table-cell>
          <table:table-cell table:formula="of:=IF([.X$2]&gt;[.$A45];&quot;&quot;;ROUND(([.$B$1]/([.$A45]+1)))*[.X$2])" office:value-type="float" office:value="22" calcext:value-type="float">
            <text:p>22</text:p>
          </table:table-cell>
          <table:table-cell table:formula="of:=IF([.Y$2]&gt;[.$A45];&quot;&quot;;ROUND(([.$B$1]/([.$A45]+1)))*[.Y$2])" office:value-type="float" office:value="23" calcext:value-type="float">
            <text:p>23</text:p>
          </table:table-cell>
          <table:table-cell table:formula="of:=IF([.Z$2]&gt;[.$A45];&quot;&quot;;ROUND(([.$B$1]/([.$A45]+1)))*[.Z$2])" office:value-type="float" office:value="24" calcext:value-type="float">
            <text:p>24</text:p>
          </table:table-cell>
          <table:table-cell table:formula="of:=IF([.AA$2]&gt;[.$A45];&quot;&quot;;ROUND(([.$B$1]/([.$A45]+1)))*[.AA$2])" office:value-type="float" office:value="25" calcext:value-type="float">
            <text:p>25</text:p>
          </table:table-cell>
          <table:table-cell table:formula="of:=IF([.AB$2]&gt;[.$A45];&quot;&quot;;ROUND(([.$B$1]/([.$A45]+1)))*[.AB$2])" office:value-type="float" office:value="26" calcext:value-type="float">
            <text:p>26</text:p>
          </table:table-cell>
          <table:table-cell table:formula="of:=IF([.AC$2]&gt;[.$A45];&quot;&quot;;ROUND(([.$B$1]/([.$A45]+1)))*[.AC$2])" office:value-type="float" office:value="27" calcext:value-type="float">
            <text:p>27</text:p>
          </table:table-cell>
          <table:table-cell table:formula="of:=IF([.AD$2]&gt;[.$A45];&quot;&quot;;ROUND(([.$B$1]/([.$A45]+1)))*[.AD$2])" office:value-type="float" office:value="28" calcext:value-type="float">
            <text:p>28</text:p>
          </table:table-cell>
          <table:table-cell table:formula="of:=IF([.AE$2]&gt;[.$A45];&quot;&quot;;ROUND(([.$B$1]/([.$A45]+1)))*[.AE$2])" office:value-type="float" office:value="29" calcext:value-type="float">
            <text:p>29</text:p>
          </table:table-cell>
          <table:table-cell table:formula="of:=IF([.AF$2]&gt;[.$A45];&quot;&quot;;ROUND(([.$B$1]/([.$A45]+1)))*[.AF$2])" office:value-type="float" office:value="30" calcext:value-type="float">
            <text:p>30</text:p>
          </table:table-cell>
          <table:table-cell table:formula="of:=IF([.AG$2]&gt;[.$A45];&quot;&quot;;ROUND(([.$B$1]/([.$A45]+1)))*[.AG$2])" office:value-type="float" office:value="31" calcext:value-type="float">
            <text:p>31</text:p>
          </table:table-cell>
          <table:table-cell table:formula="of:=IF([.AH$2]&gt;[.$A45];&quot;&quot;;ROUND(([.$B$1]/([.$A45]+1)))*[.AH$2])" office:value-type="float" office:value="32" calcext:value-type="float">
            <text:p>32</text:p>
          </table:table-cell>
          <table:table-cell table:formula="of:=IF([.AI$2]&gt;[.$A45];&quot;&quot;;ROUND(([.$B$1]/([.$A45]+1)))*[.AI$2])" office:value-type="float" office:value="33" calcext:value-type="float">
            <text:p>33</text:p>
          </table:table-cell>
          <table:table-cell table:formula="of:=IF([.AJ$2]&gt;[.$A45];&quot;&quot;;ROUND(([.$B$1]/([.$A45]+1)))*[.AJ$2])" office:value-type="float" office:value="34" calcext:value-type="float">
            <text:p>34</text:p>
          </table:table-cell>
          <table:table-cell table:formula="of:=IF([.AK$2]&gt;[.$A45];&quot;&quot;;ROUND(([.$B$1]/([.$A45]+1)))*[.AK$2])" office:value-type="float" office:value="35" calcext:value-type="float">
            <text:p>35</text:p>
          </table:table-cell>
          <table:table-cell table:formula="of:=IF([.AL$2]&gt;[.$A45];&quot;&quot;;ROUND(([.$B$1]/([.$A45]+1)))*[.AL$2])" office:value-type="float" office:value="36" calcext:value-type="float">
            <text:p>36</text:p>
          </table:table-cell>
          <table:table-cell table:formula="of:=IF([.AM$2]&gt;[.$A45];&quot;&quot;;ROUND(([.$B$1]/([.$A45]+1)))*[.AM$2])" office:value-type="float" office:value="37" calcext:value-type="float">
            <text:p>37</text:p>
          </table:table-cell>
          <table:table-cell table:formula="of:=IF([.AN$2]&gt;[.$A45];&quot;&quot;;ROUND(([.$B$1]/([.$A45]+1)))*[.AN$2])" office:value-type="float" office:value="38" calcext:value-type="float">
            <text:p>38</text:p>
          </table:table-cell>
          <table:table-cell table:formula="of:=IF([.AO$2]&gt;[.$A45];&quot;&quot;;ROUND(([.$B$1]/([.$A45]+1)))*[.AO$2])" office:value-type="float" office:value="39" calcext:value-type="float">
            <text:p>39</text:p>
          </table:table-cell>
          <table:table-cell table:formula="of:=IF([.AP$2]&gt;[.$A45];&quot;&quot;;ROUND(([.$B$1]/([.$A45]+1)))*[.AP$2])" office:value-type="float" office:value="40" calcext:value-type="float">
            <text:p>40</text:p>
          </table:table-cell>
          <table:table-cell table:formula="of:=IF([.AQ$2]&gt;[.$A45];&quot;&quot;;ROUND(([.$B$1]/([.$A45]+1)))*[.AQ$2])" office:value-type="float" office:value="41" calcext:value-type="float">
            <text:p>41</text:p>
          </table:table-cell>
          <table:table-cell table:formula="of:=IF([.AR$2]&gt;[.$A45];&quot;&quot;;ROUND(([.$B$1]/([.$A45]+1)))*[.AR$2])" office:value-type="float" office:value="42" calcext:value-type="float">
            <text:p>42</text:p>
          </table:table-cell>
          <table:table-cell table:formula="of:=IF([.AS$2]&gt;[.$A45];&quot;&quot;;ROUND(([.$B$1]/([.$A45]+1)))*[.AS$2])" office:value-type="float" office:value="43" calcext:value-type="float">
            <text:p>43</text:p>
          </table:table-cell>
          <table:table-cell table:formula="of:=IF([.AT$2]&gt;[.$A45];&quot;&quot;;ROUND(([.$B$1]/([.$A45]+1)))*[.AT$2])">
            <text:p/>
          </table:table-cell>
          <table:table-cell table:formula="of:=IF([.AU$2]&gt;[.$A45];&quot;&quot;;ROUND(([.$B$1]/([.$A45]+1)))*[.AU$2])">
            <text:p/>
          </table:table-cell>
          <table:table-cell table:formula="of:=IF([.AV$2]&gt;[.$A45];&quot;&quot;;ROUND(([.$B$1]/([.$A45]+1)))*[.AV$2])">
            <text:p/>
          </table:table-cell>
          <table:table-cell table:formula="of:=IF([.AW$2]&gt;[.$A45];&quot;&quot;;ROUND(([.$B$1]/([.$A45]+1)))*[.AW$2])">
            <text:p/>
          </table:table-cell>
          <table:table-cell table:formula="of:=IF([.AX$2]&gt;[.$A45];&quot;&quot;;ROUND(([.$B$1]/([.$A45]+1)))*[.AX$2])">
            <text:p/>
          </table:table-cell>
          <table:table-cell table:formula="of:=IF([.AY$2]&gt;[.$A45];&quot;&quot;;ROUND(([.$B$1]/([.$A45]+1)))*[.AY$2])">
            <text:p/>
          </table:table-cell>
          <table:table-cell table:formula="of:=IF([.AZ$2]&gt;[.$A45];&quot;&quot;;ROUND(([.$B$1]/([.$A45]+1)))*[.AZ$2])">
            <text:p/>
          </table:table-cell>
          <table:table-cell table:formula="of:=IF([.BA$2]&gt;[.$A45];&quot;&quot;;ROUND(([.$B$1]/([.$A45]+1)))*[.BA$2])">
            <text:p/>
          </table:table-cell>
          <table:table-cell table:formula="of:=IF([.BB$2]&gt;[.$A45];&quot;&quot;;ROUND(([.$B$1]/([.$A45]+1)))*[.BB$2])">
            <text:p/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IF([.C$2]&gt;[.$A46];&quot;&quot;;ROUND(([.$B$1]/([.$A46]+1)))*[.C$2])" office:value-type="float" office:value="1" calcext:value-type="float">
            <text:p>1</text:p>
          </table:table-cell>
          <table:table-cell table:formula="of:=IF([.D$2]&gt;[.$A46];&quot;&quot;;ROUND(([.$B$1]/([.$A46]+1)))*[.D$2])" office:value-type="float" office:value="2" calcext:value-type="float">
            <text:p>2</text:p>
          </table:table-cell>
          <table:table-cell table:formula="of:=IF([.E$2]&gt;[.$A46];&quot;&quot;;ROUND(([.$B$1]/([.$A46]+1)))*[.E$2])" office:value-type="float" office:value="3" calcext:value-type="float">
            <text:p>3</text:p>
          </table:table-cell>
          <table:table-cell table:formula="of:=IF([.F$2]&gt;[.$A46];&quot;&quot;;ROUND(([.$B$1]/([.$A46]+1)))*[.F$2])" office:value-type="float" office:value="4" calcext:value-type="float">
            <text:p>4</text:p>
          </table:table-cell>
          <table:table-cell table:formula="of:=IF([.G$2]&gt;[.$A46];&quot;&quot;;ROUND(([.$B$1]/([.$A46]+1)))*[.G$2])" office:value-type="float" office:value="5" calcext:value-type="float">
            <text:p>5</text:p>
          </table:table-cell>
          <table:table-cell table:formula="of:=IF([.H$2]&gt;[.$A46];&quot;&quot;;ROUND(([.$B$1]/([.$A46]+1)))*[.H$2])" office:value-type="float" office:value="6" calcext:value-type="float">
            <text:p>6</text:p>
          </table:table-cell>
          <table:table-cell table:formula="of:=IF([.I$2]&gt;[.$A46];&quot;&quot;;ROUND(([.$B$1]/([.$A46]+1)))*[.I$2])" office:value-type="float" office:value="7" calcext:value-type="float">
            <text:p>7</text:p>
          </table:table-cell>
          <table:table-cell table:formula="of:=IF([.J$2]&gt;[.$A46];&quot;&quot;;ROUND(([.$B$1]/([.$A46]+1)))*[.J$2])" office:value-type="float" office:value="8" calcext:value-type="float">
            <text:p>8</text:p>
          </table:table-cell>
          <table:table-cell table:formula="of:=IF([.K$2]&gt;[.$A46];&quot;&quot;;ROUND(([.$B$1]/([.$A46]+1)))*[.K$2])" office:value-type="float" office:value="9" calcext:value-type="float">
            <text:p>9</text:p>
          </table:table-cell>
          <table:table-cell table:formula="of:=IF([.L$2]&gt;[.$A46];&quot;&quot;;ROUND(([.$B$1]/([.$A46]+1)))*[.L$2])" office:value-type="float" office:value="10" calcext:value-type="float">
            <text:p>10</text:p>
          </table:table-cell>
          <table:table-cell table:formula="of:=IF([.M$2]&gt;[.$A46];&quot;&quot;;ROUND(([.$B$1]/([.$A46]+1)))*[.M$2])" office:value-type="float" office:value="11" calcext:value-type="float">
            <text:p>11</text:p>
          </table:table-cell>
          <table:table-cell table:formula="of:=IF([.N$2]&gt;[.$A46];&quot;&quot;;ROUND(([.$B$1]/([.$A46]+1)))*[.N$2])" office:value-type="float" office:value="12" calcext:value-type="float">
            <text:p>12</text:p>
          </table:table-cell>
          <table:table-cell table:formula="of:=IF([.O$2]&gt;[.$A46];&quot;&quot;;ROUND(([.$B$1]/([.$A46]+1)))*[.O$2])" office:value-type="float" office:value="13" calcext:value-type="float">
            <text:p>13</text:p>
          </table:table-cell>
          <table:table-cell table:formula="of:=IF([.P$2]&gt;[.$A46];&quot;&quot;;ROUND(([.$B$1]/([.$A46]+1)))*[.P$2])" office:value-type="float" office:value="14" calcext:value-type="float">
            <text:p>14</text:p>
          </table:table-cell>
          <table:table-cell table:formula="of:=IF([.Q$2]&gt;[.$A46];&quot;&quot;;ROUND(([.$B$1]/([.$A46]+1)))*[.Q$2])" office:value-type="float" office:value="15" calcext:value-type="float">
            <text:p>15</text:p>
          </table:table-cell>
          <table:table-cell table:formula="of:=IF([.R$2]&gt;[.$A46];&quot;&quot;;ROUND(([.$B$1]/([.$A46]+1)))*[.R$2])" office:value-type="float" office:value="16" calcext:value-type="float">
            <text:p>16</text:p>
          </table:table-cell>
          <table:table-cell table:formula="of:=IF([.S$2]&gt;[.$A46];&quot;&quot;;ROUND(([.$B$1]/([.$A46]+1)))*[.S$2])" office:value-type="float" office:value="17" calcext:value-type="float">
            <text:p>17</text:p>
          </table:table-cell>
          <table:table-cell table:formula="of:=IF([.T$2]&gt;[.$A46];&quot;&quot;;ROUND(([.$B$1]/([.$A46]+1)))*[.T$2])" office:value-type="float" office:value="18" calcext:value-type="float">
            <text:p>18</text:p>
          </table:table-cell>
          <table:table-cell table:formula="of:=IF([.U$2]&gt;[.$A46];&quot;&quot;;ROUND(([.$B$1]/([.$A46]+1)))*[.U$2])" office:value-type="float" office:value="19" calcext:value-type="float">
            <text:p>19</text:p>
          </table:table-cell>
          <table:table-cell table:formula="of:=IF([.V$2]&gt;[.$A46];&quot;&quot;;ROUND(([.$B$1]/([.$A46]+1)))*[.V$2])" office:value-type="float" office:value="20" calcext:value-type="float">
            <text:p>20</text:p>
          </table:table-cell>
          <table:table-cell table:formula="of:=IF([.W$2]&gt;[.$A46];&quot;&quot;;ROUND(([.$B$1]/([.$A46]+1)))*[.W$2])" office:value-type="float" office:value="21" calcext:value-type="float">
            <text:p>21</text:p>
          </table:table-cell>
          <table:table-cell table:formula="of:=IF([.X$2]&gt;[.$A46];&quot;&quot;;ROUND(([.$B$1]/([.$A46]+1)))*[.X$2])" office:value-type="float" office:value="22" calcext:value-type="float">
            <text:p>22</text:p>
          </table:table-cell>
          <table:table-cell table:formula="of:=IF([.Y$2]&gt;[.$A46];&quot;&quot;;ROUND(([.$B$1]/([.$A46]+1)))*[.Y$2])" office:value-type="float" office:value="23" calcext:value-type="float">
            <text:p>23</text:p>
          </table:table-cell>
          <table:table-cell table:formula="of:=IF([.Z$2]&gt;[.$A46];&quot;&quot;;ROUND(([.$B$1]/([.$A46]+1)))*[.Z$2])" office:value-type="float" office:value="24" calcext:value-type="float">
            <text:p>24</text:p>
          </table:table-cell>
          <table:table-cell table:formula="of:=IF([.AA$2]&gt;[.$A46];&quot;&quot;;ROUND(([.$B$1]/([.$A46]+1)))*[.AA$2])" office:value-type="float" office:value="25" calcext:value-type="float">
            <text:p>25</text:p>
          </table:table-cell>
          <table:table-cell table:formula="of:=IF([.AB$2]&gt;[.$A46];&quot;&quot;;ROUND(([.$B$1]/([.$A46]+1)))*[.AB$2])" office:value-type="float" office:value="26" calcext:value-type="float">
            <text:p>26</text:p>
          </table:table-cell>
          <table:table-cell table:formula="of:=IF([.AC$2]&gt;[.$A46];&quot;&quot;;ROUND(([.$B$1]/([.$A46]+1)))*[.AC$2])" office:value-type="float" office:value="27" calcext:value-type="float">
            <text:p>27</text:p>
          </table:table-cell>
          <table:table-cell table:formula="of:=IF([.AD$2]&gt;[.$A46];&quot;&quot;;ROUND(([.$B$1]/([.$A46]+1)))*[.AD$2])" office:value-type="float" office:value="28" calcext:value-type="float">
            <text:p>28</text:p>
          </table:table-cell>
          <table:table-cell table:formula="of:=IF([.AE$2]&gt;[.$A46];&quot;&quot;;ROUND(([.$B$1]/([.$A46]+1)))*[.AE$2])" office:value-type="float" office:value="29" calcext:value-type="float">
            <text:p>29</text:p>
          </table:table-cell>
          <table:table-cell table:formula="of:=IF([.AF$2]&gt;[.$A46];&quot;&quot;;ROUND(([.$B$1]/([.$A46]+1)))*[.AF$2])" office:value-type="float" office:value="30" calcext:value-type="float">
            <text:p>30</text:p>
          </table:table-cell>
          <table:table-cell table:formula="of:=IF([.AG$2]&gt;[.$A46];&quot;&quot;;ROUND(([.$B$1]/([.$A46]+1)))*[.AG$2])" office:value-type="float" office:value="31" calcext:value-type="float">
            <text:p>31</text:p>
          </table:table-cell>
          <table:table-cell table:formula="of:=IF([.AH$2]&gt;[.$A46];&quot;&quot;;ROUND(([.$B$1]/([.$A46]+1)))*[.AH$2])" office:value-type="float" office:value="32" calcext:value-type="float">
            <text:p>32</text:p>
          </table:table-cell>
          <table:table-cell table:formula="of:=IF([.AI$2]&gt;[.$A46];&quot;&quot;;ROUND(([.$B$1]/([.$A46]+1)))*[.AI$2])" office:value-type="float" office:value="33" calcext:value-type="float">
            <text:p>33</text:p>
          </table:table-cell>
          <table:table-cell table:formula="of:=IF([.AJ$2]&gt;[.$A46];&quot;&quot;;ROUND(([.$B$1]/([.$A46]+1)))*[.AJ$2])" office:value-type="float" office:value="34" calcext:value-type="float">
            <text:p>34</text:p>
          </table:table-cell>
          <table:table-cell table:formula="of:=IF([.AK$2]&gt;[.$A46];&quot;&quot;;ROUND(([.$B$1]/([.$A46]+1)))*[.AK$2])" office:value-type="float" office:value="35" calcext:value-type="float">
            <text:p>35</text:p>
          </table:table-cell>
          <table:table-cell table:formula="of:=IF([.AL$2]&gt;[.$A46];&quot;&quot;;ROUND(([.$B$1]/([.$A46]+1)))*[.AL$2])" office:value-type="float" office:value="36" calcext:value-type="float">
            <text:p>36</text:p>
          </table:table-cell>
          <table:table-cell table:formula="of:=IF([.AM$2]&gt;[.$A46];&quot;&quot;;ROUND(([.$B$1]/([.$A46]+1)))*[.AM$2])" office:value-type="float" office:value="37" calcext:value-type="float">
            <text:p>37</text:p>
          </table:table-cell>
          <table:table-cell table:formula="of:=IF([.AN$2]&gt;[.$A46];&quot;&quot;;ROUND(([.$B$1]/([.$A46]+1)))*[.AN$2])" office:value-type="float" office:value="38" calcext:value-type="float">
            <text:p>38</text:p>
          </table:table-cell>
          <table:table-cell table:formula="of:=IF([.AO$2]&gt;[.$A46];&quot;&quot;;ROUND(([.$B$1]/([.$A46]+1)))*[.AO$2])" office:value-type="float" office:value="39" calcext:value-type="float">
            <text:p>39</text:p>
          </table:table-cell>
          <table:table-cell table:formula="of:=IF([.AP$2]&gt;[.$A46];&quot;&quot;;ROUND(([.$B$1]/([.$A46]+1)))*[.AP$2])" office:value-type="float" office:value="40" calcext:value-type="float">
            <text:p>40</text:p>
          </table:table-cell>
          <table:table-cell table:formula="of:=IF([.AQ$2]&gt;[.$A46];&quot;&quot;;ROUND(([.$B$1]/([.$A46]+1)))*[.AQ$2])" office:value-type="float" office:value="41" calcext:value-type="float">
            <text:p>41</text:p>
          </table:table-cell>
          <table:table-cell table:formula="of:=IF([.AR$2]&gt;[.$A46];&quot;&quot;;ROUND(([.$B$1]/([.$A46]+1)))*[.AR$2])" office:value-type="float" office:value="42" calcext:value-type="float">
            <text:p>42</text:p>
          </table:table-cell>
          <table:table-cell table:formula="of:=IF([.AS$2]&gt;[.$A46];&quot;&quot;;ROUND(([.$B$1]/([.$A46]+1)))*[.AS$2])" office:value-type="float" office:value="43" calcext:value-type="float">
            <text:p>43</text:p>
          </table:table-cell>
          <table:table-cell table:formula="of:=IF([.AT$2]&gt;[.$A46];&quot;&quot;;ROUND(([.$B$1]/([.$A46]+1)))*[.AT$2])" office:value-type="float" office:value="44" calcext:value-type="float">
            <text:p>44</text:p>
          </table:table-cell>
          <table:table-cell table:formula="of:=IF([.AU$2]&gt;[.$A46];&quot;&quot;;ROUND(([.$B$1]/([.$A46]+1)))*[.AU$2])">
            <text:p/>
          </table:table-cell>
          <table:table-cell table:formula="of:=IF([.AV$2]&gt;[.$A46];&quot;&quot;;ROUND(([.$B$1]/([.$A46]+1)))*[.AV$2])">
            <text:p/>
          </table:table-cell>
          <table:table-cell table:formula="of:=IF([.AW$2]&gt;[.$A46];&quot;&quot;;ROUND(([.$B$1]/([.$A46]+1)))*[.AW$2])">
            <text:p/>
          </table:table-cell>
          <table:table-cell table:formula="of:=IF([.AX$2]&gt;[.$A46];&quot;&quot;;ROUND(([.$B$1]/([.$A46]+1)))*[.AX$2])">
            <text:p/>
          </table:table-cell>
          <table:table-cell table:formula="of:=IF([.AY$2]&gt;[.$A46];&quot;&quot;;ROUND(([.$B$1]/([.$A46]+1)))*[.AY$2])">
            <text:p/>
          </table:table-cell>
          <table:table-cell table:formula="of:=IF([.AZ$2]&gt;[.$A46];&quot;&quot;;ROUND(([.$B$1]/([.$A46]+1)))*[.AZ$2])">
            <text:p/>
          </table:table-cell>
          <table:table-cell table:formula="of:=IF([.BA$2]&gt;[.$A46];&quot;&quot;;ROUND(([.$B$1]/([.$A46]+1)))*[.BA$2])">
            <text:p/>
          </table:table-cell>
          <table:table-cell table:formula="of:=IF([.BB$2]&gt;[.$A46];&quot;&quot;;ROUND(([.$B$1]/([.$A46]+1)))*[.BB$2])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IF([.C$2]&gt;[.$A47];&quot;&quot;;ROUND(([.$B$1]/([.$A47]+1)))*[.C$2])" office:value-type="float" office:value="1" calcext:value-type="float">
            <text:p>1</text:p>
          </table:table-cell>
          <table:table-cell table:formula="of:=IF([.D$2]&gt;[.$A47];&quot;&quot;;ROUND(([.$B$1]/([.$A47]+1)))*[.D$2])" office:value-type="float" office:value="2" calcext:value-type="float">
            <text:p>2</text:p>
          </table:table-cell>
          <table:table-cell table:formula="of:=IF([.E$2]&gt;[.$A47];&quot;&quot;;ROUND(([.$B$1]/([.$A47]+1)))*[.E$2])" office:value-type="float" office:value="3" calcext:value-type="float">
            <text:p>3</text:p>
          </table:table-cell>
          <table:table-cell table:formula="of:=IF([.F$2]&gt;[.$A47];&quot;&quot;;ROUND(([.$B$1]/([.$A47]+1)))*[.F$2])" office:value-type="float" office:value="4" calcext:value-type="float">
            <text:p>4</text:p>
          </table:table-cell>
          <table:table-cell table:formula="of:=IF([.G$2]&gt;[.$A47];&quot;&quot;;ROUND(([.$B$1]/([.$A47]+1)))*[.G$2])" office:value-type="float" office:value="5" calcext:value-type="float">
            <text:p>5</text:p>
          </table:table-cell>
          <table:table-cell table:formula="of:=IF([.H$2]&gt;[.$A47];&quot;&quot;;ROUND(([.$B$1]/([.$A47]+1)))*[.H$2])" office:value-type="float" office:value="6" calcext:value-type="float">
            <text:p>6</text:p>
          </table:table-cell>
          <table:table-cell table:formula="of:=IF([.I$2]&gt;[.$A47];&quot;&quot;;ROUND(([.$B$1]/([.$A47]+1)))*[.I$2])" office:value-type="float" office:value="7" calcext:value-type="float">
            <text:p>7</text:p>
          </table:table-cell>
          <table:table-cell table:formula="of:=IF([.J$2]&gt;[.$A47];&quot;&quot;;ROUND(([.$B$1]/([.$A47]+1)))*[.J$2])" office:value-type="float" office:value="8" calcext:value-type="float">
            <text:p>8</text:p>
          </table:table-cell>
          <table:table-cell table:formula="of:=IF([.K$2]&gt;[.$A47];&quot;&quot;;ROUND(([.$B$1]/([.$A47]+1)))*[.K$2])" office:value-type="float" office:value="9" calcext:value-type="float">
            <text:p>9</text:p>
          </table:table-cell>
          <table:table-cell table:formula="of:=IF([.L$2]&gt;[.$A47];&quot;&quot;;ROUND(([.$B$1]/([.$A47]+1)))*[.L$2])" office:value-type="float" office:value="10" calcext:value-type="float">
            <text:p>10</text:p>
          </table:table-cell>
          <table:table-cell table:formula="of:=IF([.M$2]&gt;[.$A47];&quot;&quot;;ROUND(([.$B$1]/([.$A47]+1)))*[.M$2])" office:value-type="float" office:value="11" calcext:value-type="float">
            <text:p>11</text:p>
          </table:table-cell>
          <table:table-cell table:formula="of:=IF([.N$2]&gt;[.$A47];&quot;&quot;;ROUND(([.$B$1]/([.$A47]+1)))*[.N$2])" office:value-type="float" office:value="12" calcext:value-type="float">
            <text:p>12</text:p>
          </table:table-cell>
          <table:table-cell table:formula="of:=IF([.O$2]&gt;[.$A47];&quot;&quot;;ROUND(([.$B$1]/([.$A47]+1)))*[.O$2])" office:value-type="float" office:value="13" calcext:value-type="float">
            <text:p>13</text:p>
          </table:table-cell>
          <table:table-cell table:formula="of:=IF([.P$2]&gt;[.$A47];&quot;&quot;;ROUND(([.$B$1]/([.$A47]+1)))*[.P$2])" office:value-type="float" office:value="14" calcext:value-type="float">
            <text:p>14</text:p>
          </table:table-cell>
          <table:table-cell table:formula="of:=IF([.Q$2]&gt;[.$A47];&quot;&quot;;ROUND(([.$B$1]/([.$A47]+1)))*[.Q$2])" office:value-type="float" office:value="15" calcext:value-type="float">
            <text:p>15</text:p>
          </table:table-cell>
          <table:table-cell table:formula="of:=IF([.R$2]&gt;[.$A47];&quot;&quot;;ROUND(([.$B$1]/([.$A47]+1)))*[.R$2])" office:value-type="float" office:value="16" calcext:value-type="float">
            <text:p>16</text:p>
          </table:table-cell>
          <table:table-cell table:formula="of:=IF([.S$2]&gt;[.$A47];&quot;&quot;;ROUND(([.$B$1]/([.$A47]+1)))*[.S$2])" office:value-type="float" office:value="17" calcext:value-type="float">
            <text:p>17</text:p>
          </table:table-cell>
          <table:table-cell table:formula="of:=IF([.T$2]&gt;[.$A47];&quot;&quot;;ROUND(([.$B$1]/([.$A47]+1)))*[.T$2])" office:value-type="float" office:value="18" calcext:value-type="float">
            <text:p>18</text:p>
          </table:table-cell>
          <table:table-cell table:formula="of:=IF([.U$2]&gt;[.$A47];&quot;&quot;;ROUND(([.$B$1]/([.$A47]+1)))*[.U$2])" office:value-type="float" office:value="19" calcext:value-type="float">
            <text:p>19</text:p>
          </table:table-cell>
          <table:table-cell table:formula="of:=IF([.V$2]&gt;[.$A47];&quot;&quot;;ROUND(([.$B$1]/([.$A47]+1)))*[.V$2])" office:value-type="float" office:value="20" calcext:value-type="float">
            <text:p>20</text:p>
          </table:table-cell>
          <table:table-cell table:formula="of:=IF([.W$2]&gt;[.$A47];&quot;&quot;;ROUND(([.$B$1]/([.$A47]+1)))*[.W$2])" office:value-type="float" office:value="21" calcext:value-type="float">
            <text:p>21</text:p>
          </table:table-cell>
          <table:table-cell table:formula="of:=IF([.X$2]&gt;[.$A47];&quot;&quot;;ROUND(([.$B$1]/([.$A47]+1)))*[.X$2])" office:value-type="float" office:value="22" calcext:value-type="float">
            <text:p>22</text:p>
          </table:table-cell>
          <table:table-cell table:formula="of:=IF([.Y$2]&gt;[.$A47];&quot;&quot;;ROUND(([.$B$1]/([.$A47]+1)))*[.Y$2])" office:value-type="float" office:value="23" calcext:value-type="float">
            <text:p>23</text:p>
          </table:table-cell>
          <table:table-cell table:formula="of:=IF([.Z$2]&gt;[.$A47];&quot;&quot;;ROUND(([.$B$1]/([.$A47]+1)))*[.Z$2])" office:value-type="float" office:value="24" calcext:value-type="float">
            <text:p>24</text:p>
          </table:table-cell>
          <table:table-cell table:formula="of:=IF([.AA$2]&gt;[.$A47];&quot;&quot;;ROUND(([.$B$1]/([.$A47]+1)))*[.AA$2])" office:value-type="float" office:value="25" calcext:value-type="float">
            <text:p>25</text:p>
          </table:table-cell>
          <table:table-cell table:formula="of:=IF([.AB$2]&gt;[.$A47];&quot;&quot;;ROUND(([.$B$1]/([.$A47]+1)))*[.AB$2])" office:value-type="float" office:value="26" calcext:value-type="float">
            <text:p>26</text:p>
          </table:table-cell>
          <table:table-cell table:formula="of:=IF([.AC$2]&gt;[.$A47];&quot;&quot;;ROUND(([.$B$1]/([.$A47]+1)))*[.AC$2])" office:value-type="float" office:value="27" calcext:value-type="float">
            <text:p>27</text:p>
          </table:table-cell>
          <table:table-cell table:formula="of:=IF([.AD$2]&gt;[.$A47];&quot;&quot;;ROUND(([.$B$1]/([.$A47]+1)))*[.AD$2])" office:value-type="float" office:value="28" calcext:value-type="float">
            <text:p>28</text:p>
          </table:table-cell>
          <table:table-cell table:formula="of:=IF([.AE$2]&gt;[.$A47];&quot;&quot;;ROUND(([.$B$1]/([.$A47]+1)))*[.AE$2])" office:value-type="float" office:value="29" calcext:value-type="float">
            <text:p>29</text:p>
          </table:table-cell>
          <table:table-cell table:formula="of:=IF([.AF$2]&gt;[.$A47];&quot;&quot;;ROUND(([.$B$1]/([.$A47]+1)))*[.AF$2])" office:value-type="float" office:value="30" calcext:value-type="float">
            <text:p>30</text:p>
          </table:table-cell>
          <table:table-cell table:formula="of:=IF([.AG$2]&gt;[.$A47];&quot;&quot;;ROUND(([.$B$1]/([.$A47]+1)))*[.AG$2])" office:value-type="float" office:value="31" calcext:value-type="float">
            <text:p>31</text:p>
          </table:table-cell>
          <table:table-cell table:formula="of:=IF([.AH$2]&gt;[.$A47];&quot;&quot;;ROUND(([.$B$1]/([.$A47]+1)))*[.AH$2])" office:value-type="float" office:value="32" calcext:value-type="float">
            <text:p>32</text:p>
          </table:table-cell>
          <table:table-cell table:formula="of:=IF([.AI$2]&gt;[.$A47];&quot;&quot;;ROUND(([.$B$1]/([.$A47]+1)))*[.AI$2])" office:value-type="float" office:value="33" calcext:value-type="float">
            <text:p>33</text:p>
          </table:table-cell>
          <table:table-cell table:formula="of:=IF([.AJ$2]&gt;[.$A47];&quot;&quot;;ROUND(([.$B$1]/([.$A47]+1)))*[.AJ$2])" office:value-type="float" office:value="34" calcext:value-type="float">
            <text:p>34</text:p>
          </table:table-cell>
          <table:table-cell table:formula="of:=IF([.AK$2]&gt;[.$A47];&quot;&quot;;ROUND(([.$B$1]/([.$A47]+1)))*[.AK$2])" office:value-type="float" office:value="35" calcext:value-type="float">
            <text:p>35</text:p>
          </table:table-cell>
          <table:table-cell table:formula="of:=IF([.AL$2]&gt;[.$A47];&quot;&quot;;ROUND(([.$B$1]/([.$A47]+1)))*[.AL$2])" office:value-type="float" office:value="36" calcext:value-type="float">
            <text:p>36</text:p>
          </table:table-cell>
          <table:table-cell table:formula="of:=IF([.AM$2]&gt;[.$A47];&quot;&quot;;ROUND(([.$B$1]/([.$A47]+1)))*[.AM$2])" office:value-type="float" office:value="37" calcext:value-type="float">
            <text:p>37</text:p>
          </table:table-cell>
          <table:table-cell table:formula="of:=IF([.AN$2]&gt;[.$A47];&quot;&quot;;ROUND(([.$B$1]/([.$A47]+1)))*[.AN$2])" office:value-type="float" office:value="38" calcext:value-type="float">
            <text:p>38</text:p>
          </table:table-cell>
          <table:table-cell table:formula="of:=IF([.AO$2]&gt;[.$A47];&quot;&quot;;ROUND(([.$B$1]/([.$A47]+1)))*[.AO$2])" office:value-type="float" office:value="39" calcext:value-type="float">
            <text:p>39</text:p>
          </table:table-cell>
          <table:table-cell table:formula="of:=IF([.AP$2]&gt;[.$A47];&quot;&quot;;ROUND(([.$B$1]/([.$A47]+1)))*[.AP$2])" office:value-type="float" office:value="40" calcext:value-type="float">
            <text:p>40</text:p>
          </table:table-cell>
          <table:table-cell table:formula="of:=IF([.AQ$2]&gt;[.$A47];&quot;&quot;;ROUND(([.$B$1]/([.$A47]+1)))*[.AQ$2])" office:value-type="float" office:value="41" calcext:value-type="float">
            <text:p>41</text:p>
          </table:table-cell>
          <table:table-cell table:formula="of:=IF([.AR$2]&gt;[.$A47];&quot;&quot;;ROUND(([.$B$1]/([.$A47]+1)))*[.AR$2])" office:value-type="float" office:value="42" calcext:value-type="float">
            <text:p>42</text:p>
          </table:table-cell>
          <table:table-cell table:formula="of:=IF([.AS$2]&gt;[.$A47];&quot;&quot;;ROUND(([.$B$1]/([.$A47]+1)))*[.AS$2])" office:value-type="float" office:value="43" calcext:value-type="float">
            <text:p>43</text:p>
          </table:table-cell>
          <table:table-cell table:formula="of:=IF([.AT$2]&gt;[.$A47];&quot;&quot;;ROUND(([.$B$1]/([.$A47]+1)))*[.AT$2])" office:value-type="float" office:value="44" calcext:value-type="float">
            <text:p>44</text:p>
          </table:table-cell>
          <table:table-cell table:formula="of:=IF([.AU$2]&gt;[.$A47];&quot;&quot;;ROUND(([.$B$1]/([.$A47]+1)))*[.AU$2])" office:value-type="float" office:value="45" calcext:value-type="float">
            <text:p>45</text:p>
          </table:table-cell>
          <table:table-cell table:formula="of:=IF([.AV$2]&gt;[.$A47];&quot;&quot;;ROUND(([.$B$1]/([.$A47]+1)))*[.AV$2])">
            <text:p/>
          </table:table-cell>
          <table:table-cell table:formula="of:=IF([.AW$2]&gt;[.$A47];&quot;&quot;;ROUND(([.$B$1]/([.$A47]+1)))*[.AW$2])">
            <text:p/>
          </table:table-cell>
          <table:table-cell table:formula="of:=IF([.AX$2]&gt;[.$A47];&quot;&quot;;ROUND(([.$B$1]/([.$A47]+1)))*[.AX$2])">
            <text:p/>
          </table:table-cell>
          <table:table-cell table:formula="of:=IF([.AY$2]&gt;[.$A47];&quot;&quot;;ROUND(([.$B$1]/([.$A47]+1)))*[.AY$2])">
            <text:p/>
          </table:table-cell>
          <table:table-cell table:formula="of:=IF([.AZ$2]&gt;[.$A47];&quot;&quot;;ROUND(([.$B$1]/([.$A47]+1)))*[.AZ$2])">
            <text:p/>
          </table:table-cell>
          <table:table-cell table:formula="of:=IF([.BA$2]&gt;[.$A47];&quot;&quot;;ROUND(([.$B$1]/([.$A47]+1)))*[.BA$2])">
            <text:p/>
          </table:table-cell>
          <table:table-cell table:formula="of:=IF([.BB$2]&gt;[.$A47];&quot;&quot;;ROUND(([.$B$1]/([.$A47]+1)))*[.BB$2])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IF([.C$2]&gt;[.$A48];&quot;&quot;;ROUND(([.$B$1]/([.$A48]+1)))*[.C$2])" office:value-type="float" office:value="1" calcext:value-type="float">
            <text:p>1</text:p>
          </table:table-cell>
          <table:table-cell table:formula="of:=IF([.D$2]&gt;[.$A48];&quot;&quot;;ROUND(([.$B$1]/([.$A48]+1)))*[.D$2])" office:value-type="float" office:value="2" calcext:value-type="float">
            <text:p>2</text:p>
          </table:table-cell>
          <table:table-cell table:formula="of:=IF([.E$2]&gt;[.$A48];&quot;&quot;;ROUND(([.$B$1]/([.$A48]+1)))*[.E$2])" office:value-type="float" office:value="3" calcext:value-type="float">
            <text:p>3</text:p>
          </table:table-cell>
          <table:table-cell table:formula="of:=IF([.F$2]&gt;[.$A48];&quot;&quot;;ROUND(([.$B$1]/([.$A48]+1)))*[.F$2])" office:value-type="float" office:value="4" calcext:value-type="float">
            <text:p>4</text:p>
          </table:table-cell>
          <table:table-cell table:formula="of:=IF([.G$2]&gt;[.$A48];&quot;&quot;;ROUND(([.$B$1]/([.$A48]+1)))*[.G$2])" office:value-type="float" office:value="5" calcext:value-type="float">
            <text:p>5</text:p>
          </table:table-cell>
          <table:table-cell table:formula="of:=IF([.H$2]&gt;[.$A48];&quot;&quot;;ROUND(([.$B$1]/([.$A48]+1)))*[.H$2])" office:value-type="float" office:value="6" calcext:value-type="float">
            <text:p>6</text:p>
          </table:table-cell>
          <table:table-cell table:formula="of:=IF([.I$2]&gt;[.$A48];&quot;&quot;;ROUND(([.$B$1]/([.$A48]+1)))*[.I$2])" office:value-type="float" office:value="7" calcext:value-type="float">
            <text:p>7</text:p>
          </table:table-cell>
          <table:table-cell table:formula="of:=IF([.J$2]&gt;[.$A48];&quot;&quot;;ROUND(([.$B$1]/([.$A48]+1)))*[.J$2])" office:value-type="float" office:value="8" calcext:value-type="float">
            <text:p>8</text:p>
          </table:table-cell>
          <table:table-cell table:formula="of:=IF([.K$2]&gt;[.$A48];&quot;&quot;;ROUND(([.$B$1]/([.$A48]+1)))*[.K$2])" office:value-type="float" office:value="9" calcext:value-type="float">
            <text:p>9</text:p>
          </table:table-cell>
          <table:table-cell table:formula="of:=IF([.L$2]&gt;[.$A48];&quot;&quot;;ROUND(([.$B$1]/([.$A48]+1)))*[.L$2])" office:value-type="float" office:value="10" calcext:value-type="float">
            <text:p>10</text:p>
          </table:table-cell>
          <table:table-cell table:formula="of:=IF([.M$2]&gt;[.$A48];&quot;&quot;;ROUND(([.$B$1]/([.$A48]+1)))*[.M$2])" office:value-type="float" office:value="11" calcext:value-type="float">
            <text:p>11</text:p>
          </table:table-cell>
          <table:table-cell table:formula="of:=IF([.N$2]&gt;[.$A48];&quot;&quot;;ROUND(([.$B$1]/([.$A48]+1)))*[.N$2])" office:value-type="float" office:value="12" calcext:value-type="float">
            <text:p>12</text:p>
          </table:table-cell>
          <table:table-cell table:formula="of:=IF([.O$2]&gt;[.$A48];&quot;&quot;;ROUND(([.$B$1]/([.$A48]+1)))*[.O$2])" office:value-type="float" office:value="13" calcext:value-type="float">
            <text:p>13</text:p>
          </table:table-cell>
          <table:table-cell table:formula="of:=IF([.P$2]&gt;[.$A48];&quot;&quot;;ROUND(([.$B$1]/([.$A48]+1)))*[.P$2])" office:value-type="float" office:value="14" calcext:value-type="float">
            <text:p>14</text:p>
          </table:table-cell>
          <table:table-cell table:formula="of:=IF([.Q$2]&gt;[.$A48];&quot;&quot;;ROUND(([.$B$1]/([.$A48]+1)))*[.Q$2])" office:value-type="float" office:value="15" calcext:value-type="float">
            <text:p>15</text:p>
          </table:table-cell>
          <table:table-cell table:formula="of:=IF([.R$2]&gt;[.$A48];&quot;&quot;;ROUND(([.$B$1]/([.$A48]+1)))*[.R$2])" office:value-type="float" office:value="16" calcext:value-type="float">
            <text:p>16</text:p>
          </table:table-cell>
          <table:table-cell table:formula="of:=IF([.S$2]&gt;[.$A48];&quot;&quot;;ROUND(([.$B$1]/([.$A48]+1)))*[.S$2])" office:value-type="float" office:value="17" calcext:value-type="float">
            <text:p>17</text:p>
          </table:table-cell>
          <table:table-cell table:formula="of:=IF([.T$2]&gt;[.$A48];&quot;&quot;;ROUND(([.$B$1]/([.$A48]+1)))*[.T$2])" office:value-type="float" office:value="18" calcext:value-type="float">
            <text:p>18</text:p>
          </table:table-cell>
          <table:table-cell table:formula="of:=IF([.U$2]&gt;[.$A48];&quot;&quot;;ROUND(([.$B$1]/([.$A48]+1)))*[.U$2])" office:value-type="float" office:value="19" calcext:value-type="float">
            <text:p>19</text:p>
          </table:table-cell>
          <table:table-cell table:formula="of:=IF([.V$2]&gt;[.$A48];&quot;&quot;;ROUND(([.$B$1]/([.$A48]+1)))*[.V$2])" office:value-type="float" office:value="20" calcext:value-type="float">
            <text:p>20</text:p>
          </table:table-cell>
          <table:table-cell table:formula="of:=IF([.W$2]&gt;[.$A48];&quot;&quot;;ROUND(([.$B$1]/([.$A48]+1)))*[.W$2])" office:value-type="float" office:value="21" calcext:value-type="float">
            <text:p>21</text:p>
          </table:table-cell>
          <table:table-cell table:formula="of:=IF([.X$2]&gt;[.$A48];&quot;&quot;;ROUND(([.$B$1]/([.$A48]+1)))*[.X$2])" office:value-type="float" office:value="22" calcext:value-type="float">
            <text:p>22</text:p>
          </table:table-cell>
          <table:table-cell table:formula="of:=IF([.Y$2]&gt;[.$A48];&quot;&quot;;ROUND(([.$B$1]/([.$A48]+1)))*[.Y$2])" office:value-type="float" office:value="23" calcext:value-type="float">
            <text:p>23</text:p>
          </table:table-cell>
          <table:table-cell table:formula="of:=IF([.Z$2]&gt;[.$A48];&quot;&quot;;ROUND(([.$B$1]/([.$A48]+1)))*[.Z$2])" office:value-type="float" office:value="24" calcext:value-type="float">
            <text:p>24</text:p>
          </table:table-cell>
          <table:table-cell table:formula="of:=IF([.AA$2]&gt;[.$A48];&quot;&quot;;ROUND(([.$B$1]/([.$A48]+1)))*[.AA$2])" office:value-type="float" office:value="25" calcext:value-type="float">
            <text:p>25</text:p>
          </table:table-cell>
          <table:table-cell table:formula="of:=IF([.AB$2]&gt;[.$A48];&quot;&quot;;ROUND(([.$B$1]/([.$A48]+1)))*[.AB$2])" office:value-type="float" office:value="26" calcext:value-type="float">
            <text:p>26</text:p>
          </table:table-cell>
          <table:table-cell table:formula="of:=IF([.AC$2]&gt;[.$A48];&quot;&quot;;ROUND(([.$B$1]/([.$A48]+1)))*[.AC$2])" office:value-type="float" office:value="27" calcext:value-type="float">
            <text:p>27</text:p>
          </table:table-cell>
          <table:table-cell table:formula="of:=IF([.AD$2]&gt;[.$A48];&quot;&quot;;ROUND(([.$B$1]/([.$A48]+1)))*[.AD$2])" office:value-type="float" office:value="28" calcext:value-type="float">
            <text:p>28</text:p>
          </table:table-cell>
          <table:table-cell table:formula="of:=IF([.AE$2]&gt;[.$A48];&quot;&quot;;ROUND(([.$B$1]/([.$A48]+1)))*[.AE$2])" office:value-type="float" office:value="29" calcext:value-type="float">
            <text:p>29</text:p>
          </table:table-cell>
          <table:table-cell table:formula="of:=IF([.AF$2]&gt;[.$A48];&quot;&quot;;ROUND(([.$B$1]/([.$A48]+1)))*[.AF$2])" office:value-type="float" office:value="30" calcext:value-type="float">
            <text:p>30</text:p>
          </table:table-cell>
          <table:table-cell table:formula="of:=IF([.AG$2]&gt;[.$A48];&quot;&quot;;ROUND(([.$B$1]/([.$A48]+1)))*[.AG$2])" office:value-type="float" office:value="31" calcext:value-type="float">
            <text:p>31</text:p>
          </table:table-cell>
          <table:table-cell table:formula="of:=IF([.AH$2]&gt;[.$A48];&quot;&quot;;ROUND(([.$B$1]/([.$A48]+1)))*[.AH$2])" office:value-type="float" office:value="32" calcext:value-type="float">
            <text:p>32</text:p>
          </table:table-cell>
          <table:table-cell table:formula="of:=IF([.AI$2]&gt;[.$A48];&quot;&quot;;ROUND(([.$B$1]/([.$A48]+1)))*[.AI$2])" office:value-type="float" office:value="33" calcext:value-type="float">
            <text:p>33</text:p>
          </table:table-cell>
          <table:table-cell table:formula="of:=IF([.AJ$2]&gt;[.$A48];&quot;&quot;;ROUND(([.$B$1]/([.$A48]+1)))*[.AJ$2])" office:value-type="float" office:value="34" calcext:value-type="float">
            <text:p>34</text:p>
          </table:table-cell>
          <table:table-cell table:formula="of:=IF([.AK$2]&gt;[.$A48];&quot;&quot;;ROUND(([.$B$1]/([.$A48]+1)))*[.AK$2])" office:value-type="float" office:value="35" calcext:value-type="float">
            <text:p>35</text:p>
          </table:table-cell>
          <table:table-cell table:formula="of:=IF([.AL$2]&gt;[.$A48];&quot;&quot;;ROUND(([.$B$1]/([.$A48]+1)))*[.AL$2])" office:value-type="float" office:value="36" calcext:value-type="float">
            <text:p>36</text:p>
          </table:table-cell>
          <table:table-cell table:formula="of:=IF([.AM$2]&gt;[.$A48];&quot;&quot;;ROUND(([.$B$1]/([.$A48]+1)))*[.AM$2])" office:value-type="float" office:value="37" calcext:value-type="float">
            <text:p>37</text:p>
          </table:table-cell>
          <table:table-cell table:formula="of:=IF([.AN$2]&gt;[.$A48];&quot;&quot;;ROUND(([.$B$1]/([.$A48]+1)))*[.AN$2])" office:value-type="float" office:value="38" calcext:value-type="float">
            <text:p>38</text:p>
          </table:table-cell>
          <table:table-cell table:formula="of:=IF([.AO$2]&gt;[.$A48];&quot;&quot;;ROUND(([.$B$1]/([.$A48]+1)))*[.AO$2])" office:value-type="float" office:value="39" calcext:value-type="float">
            <text:p>39</text:p>
          </table:table-cell>
          <table:table-cell table:formula="of:=IF([.AP$2]&gt;[.$A48];&quot;&quot;;ROUND(([.$B$1]/([.$A48]+1)))*[.AP$2])" office:value-type="float" office:value="40" calcext:value-type="float">
            <text:p>40</text:p>
          </table:table-cell>
          <table:table-cell table:formula="of:=IF([.AQ$2]&gt;[.$A48];&quot;&quot;;ROUND(([.$B$1]/([.$A48]+1)))*[.AQ$2])" office:value-type="float" office:value="41" calcext:value-type="float">
            <text:p>41</text:p>
          </table:table-cell>
          <table:table-cell table:formula="of:=IF([.AR$2]&gt;[.$A48];&quot;&quot;;ROUND(([.$B$1]/([.$A48]+1)))*[.AR$2])" office:value-type="float" office:value="42" calcext:value-type="float">
            <text:p>42</text:p>
          </table:table-cell>
          <table:table-cell table:formula="of:=IF([.AS$2]&gt;[.$A48];&quot;&quot;;ROUND(([.$B$1]/([.$A48]+1)))*[.AS$2])" office:value-type="float" office:value="43" calcext:value-type="float">
            <text:p>43</text:p>
          </table:table-cell>
          <table:table-cell table:formula="of:=IF([.AT$2]&gt;[.$A48];&quot;&quot;;ROUND(([.$B$1]/([.$A48]+1)))*[.AT$2])" office:value-type="float" office:value="44" calcext:value-type="float">
            <text:p>44</text:p>
          </table:table-cell>
          <table:table-cell table:formula="of:=IF([.AU$2]&gt;[.$A48];&quot;&quot;;ROUND(([.$B$1]/([.$A48]+1)))*[.AU$2])" office:value-type="float" office:value="45" calcext:value-type="float">
            <text:p>45</text:p>
          </table:table-cell>
          <table:table-cell table:formula="of:=IF([.AV$2]&gt;[.$A48];&quot;&quot;;ROUND(([.$B$1]/([.$A48]+1)))*[.AV$2])" office:value-type="float" office:value="46" calcext:value-type="float">
            <text:p>46</text:p>
          </table:table-cell>
          <table:table-cell table:formula="of:=IF([.AW$2]&gt;[.$A48];&quot;&quot;;ROUND(([.$B$1]/([.$A48]+1)))*[.AW$2])">
            <text:p/>
          </table:table-cell>
          <table:table-cell table:formula="of:=IF([.AX$2]&gt;[.$A48];&quot;&quot;;ROUND(([.$B$1]/([.$A48]+1)))*[.AX$2])">
            <text:p/>
          </table:table-cell>
          <table:table-cell table:formula="of:=IF([.AY$2]&gt;[.$A48];&quot;&quot;;ROUND(([.$B$1]/([.$A48]+1)))*[.AY$2])">
            <text:p/>
          </table:table-cell>
          <table:table-cell table:formula="of:=IF([.AZ$2]&gt;[.$A48];&quot;&quot;;ROUND(([.$B$1]/([.$A48]+1)))*[.AZ$2])">
            <text:p/>
          </table:table-cell>
          <table:table-cell table:formula="of:=IF([.BA$2]&gt;[.$A48];&quot;&quot;;ROUND(([.$B$1]/([.$A48]+1)))*[.BA$2])">
            <text:p/>
          </table:table-cell>
          <table:table-cell table:formula="of:=IF([.BB$2]&gt;[.$A48];&quot;&quot;;ROUND(([.$B$1]/([.$A48]+1)))*[.BB$2])">
            <text:p/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IF([.C$2]&gt;[.$A49];&quot;&quot;;ROUND(([.$B$1]/([.$A49]+1)))*[.C$2])" office:value-type="float" office:value="1" calcext:value-type="float">
            <text:p>1</text:p>
          </table:table-cell>
          <table:table-cell table:formula="of:=IF([.D$2]&gt;[.$A49];&quot;&quot;;ROUND(([.$B$1]/([.$A49]+1)))*[.D$2])" office:value-type="float" office:value="2" calcext:value-type="float">
            <text:p>2</text:p>
          </table:table-cell>
          <table:table-cell table:formula="of:=IF([.E$2]&gt;[.$A49];&quot;&quot;;ROUND(([.$B$1]/([.$A49]+1)))*[.E$2])" office:value-type="float" office:value="3" calcext:value-type="float">
            <text:p>3</text:p>
          </table:table-cell>
          <table:table-cell table:formula="of:=IF([.F$2]&gt;[.$A49];&quot;&quot;;ROUND(([.$B$1]/([.$A49]+1)))*[.F$2])" office:value-type="float" office:value="4" calcext:value-type="float">
            <text:p>4</text:p>
          </table:table-cell>
          <table:table-cell table:formula="of:=IF([.G$2]&gt;[.$A49];&quot;&quot;;ROUND(([.$B$1]/([.$A49]+1)))*[.G$2])" office:value-type="float" office:value="5" calcext:value-type="float">
            <text:p>5</text:p>
          </table:table-cell>
          <table:table-cell table:formula="of:=IF([.H$2]&gt;[.$A49];&quot;&quot;;ROUND(([.$B$1]/([.$A49]+1)))*[.H$2])" office:value-type="float" office:value="6" calcext:value-type="float">
            <text:p>6</text:p>
          </table:table-cell>
          <table:table-cell table:formula="of:=IF([.I$2]&gt;[.$A49];&quot;&quot;;ROUND(([.$B$1]/([.$A49]+1)))*[.I$2])" office:value-type="float" office:value="7" calcext:value-type="float">
            <text:p>7</text:p>
          </table:table-cell>
          <table:table-cell table:formula="of:=IF([.J$2]&gt;[.$A49];&quot;&quot;;ROUND(([.$B$1]/([.$A49]+1)))*[.J$2])" office:value-type="float" office:value="8" calcext:value-type="float">
            <text:p>8</text:p>
          </table:table-cell>
          <table:table-cell table:formula="of:=IF([.K$2]&gt;[.$A49];&quot;&quot;;ROUND(([.$B$1]/([.$A49]+1)))*[.K$2])" office:value-type="float" office:value="9" calcext:value-type="float">
            <text:p>9</text:p>
          </table:table-cell>
          <table:table-cell table:formula="of:=IF([.L$2]&gt;[.$A49];&quot;&quot;;ROUND(([.$B$1]/([.$A49]+1)))*[.L$2])" office:value-type="float" office:value="10" calcext:value-type="float">
            <text:p>10</text:p>
          </table:table-cell>
          <table:table-cell table:formula="of:=IF([.M$2]&gt;[.$A49];&quot;&quot;;ROUND(([.$B$1]/([.$A49]+1)))*[.M$2])" office:value-type="float" office:value="11" calcext:value-type="float">
            <text:p>11</text:p>
          </table:table-cell>
          <table:table-cell table:formula="of:=IF([.N$2]&gt;[.$A49];&quot;&quot;;ROUND(([.$B$1]/([.$A49]+1)))*[.N$2])" office:value-type="float" office:value="12" calcext:value-type="float">
            <text:p>12</text:p>
          </table:table-cell>
          <table:table-cell table:formula="of:=IF([.O$2]&gt;[.$A49];&quot;&quot;;ROUND(([.$B$1]/([.$A49]+1)))*[.O$2])" office:value-type="float" office:value="13" calcext:value-type="float">
            <text:p>13</text:p>
          </table:table-cell>
          <table:table-cell table:formula="of:=IF([.P$2]&gt;[.$A49];&quot;&quot;;ROUND(([.$B$1]/([.$A49]+1)))*[.P$2])" office:value-type="float" office:value="14" calcext:value-type="float">
            <text:p>14</text:p>
          </table:table-cell>
          <table:table-cell table:formula="of:=IF([.Q$2]&gt;[.$A49];&quot;&quot;;ROUND(([.$B$1]/([.$A49]+1)))*[.Q$2])" office:value-type="float" office:value="15" calcext:value-type="float">
            <text:p>15</text:p>
          </table:table-cell>
          <table:table-cell table:formula="of:=IF([.R$2]&gt;[.$A49];&quot;&quot;;ROUND(([.$B$1]/([.$A49]+1)))*[.R$2])" office:value-type="float" office:value="16" calcext:value-type="float">
            <text:p>16</text:p>
          </table:table-cell>
          <table:table-cell table:formula="of:=IF([.S$2]&gt;[.$A49];&quot;&quot;;ROUND(([.$B$1]/([.$A49]+1)))*[.S$2])" office:value-type="float" office:value="17" calcext:value-type="float">
            <text:p>17</text:p>
          </table:table-cell>
          <table:table-cell table:formula="of:=IF([.T$2]&gt;[.$A49];&quot;&quot;;ROUND(([.$B$1]/([.$A49]+1)))*[.T$2])" office:value-type="float" office:value="18" calcext:value-type="float">
            <text:p>18</text:p>
          </table:table-cell>
          <table:table-cell table:formula="of:=IF([.U$2]&gt;[.$A49];&quot;&quot;;ROUND(([.$B$1]/([.$A49]+1)))*[.U$2])" office:value-type="float" office:value="19" calcext:value-type="float">
            <text:p>19</text:p>
          </table:table-cell>
          <table:table-cell table:formula="of:=IF([.V$2]&gt;[.$A49];&quot;&quot;;ROUND(([.$B$1]/([.$A49]+1)))*[.V$2])" office:value-type="float" office:value="20" calcext:value-type="float">
            <text:p>20</text:p>
          </table:table-cell>
          <table:table-cell table:formula="of:=IF([.W$2]&gt;[.$A49];&quot;&quot;;ROUND(([.$B$1]/([.$A49]+1)))*[.W$2])" office:value-type="float" office:value="21" calcext:value-type="float">
            <text:p>21</text:p>
          </table:table-cell>
          <table:table-cell table:formula="of:=IF([.X$2]&gt;[.$A49];&quot;&quot;;ROUND(([.$B$1]/([.$A49]+1)))*[.X$2])" office:value-type="float" office:value="22" calcext:value-type="float">
            <text:p>22</text:p>
          </table:table-cell>
          <table:table-cell table:formula="of:=IF([.Y$2]&gt;[.$A49];&quot;&quot;;ROUND(([.$B$1]/([.$A49]+1)))*[.Y$2])" office:value-type="float" office:value="23" calcext:value-type="float">
            <text:p>23</text:p>
          </table:table-cell>
          <table:table-cell table:formula="of:=IF([.Z$2]&gt;[.$A49];&quot;&quot;;ROUND(([.$B$1]/([.$A49]+1)))*[.Z$2])" office:value-type="float" office:value="24" calcext:value-type="float">
            <text:p>24</text:p>
          </table:table-cell>
          <table:table-cell table:formula="of:=IF([.AA$2]&gt;[.$A49];&quot;&quot;;ROUND(([.$B$1]/([.$A49]+1)))*[.AA$2])" office:value-type="float" office:value="25" calcext:value-type="float">
            <text:p>25</text:p>
          </table:table-cell>
          <table:table-cell table:formula="of:=IF([.AB$2]&gt;[.$A49];&quot;&quot;;ROUND(([.$B$1]/([.$A49]+1)))*[.AB$2])" office:value-type="float" office:value="26" calcext:value-type="float">
            <text:p>26</text:p>
          </table:table-cell>
          <table:table-cell table:formula="of:=IF([.AC$2]&gt;[.$A49];&quot;&quot;;ROUND(([.$B$1]/([.$A49]+1)))*[.AC$2])" office:value-type="float" office:value="27" calcext:value-type="float">
            <text:p>27</text:p>
          </table:table-cell>
          <table:table-cell table:formula="of:=IF([.AD$2]&gt;[.$A49];&quot;&quot;;ROUND(([.$B$1]/([.$A49]+1)))*[.AD$2])" office:value-type="float" office:value="28" calcext:value-type="float">
            <text:p>28</text:p>
          </table:table-cell>
          <table:table-cell table:formula="of:=IF([.AE$2]&gt;[.$A49];&quot;&quot;;ROUND(([.$B$1]/([.$A49]+1)))*[.AE$2])" office:value-type="float" office:value="29" calcext:value-type="float">
            <text:p>29</text:p>
          </table:table-cell>
          <table:table-cell table:formula="of:=IF([.AF$2]&gt;[.$A49];&quot;&quot;;ROUND(([.$B$1]/([.$A49]+1)))*[.AF$2])" office:value-type="float" office:value="30" calcext:value-type="float">
            <text:p>30</text:p>
          </table:table-cell>
          <table:table-cell table:formula="of:=IF([.AG$2]&gt;[.$A49];&quot;&quot;;ROUND(([.$B$1]/([.$A49]+1)))*[.AG$2])" office:value-type="float" office:value="31" calcext:value-type="float">
            <text:p>31</text:p>
          </table:table-cell>
          <table:table-cell table:formula="of:=IF([.AH$2]&gt;[.$A49];&quot;&quot;;ROUND(([.$B$1]/([.$A49]+1)))*[.AH$2])" office:value-type="float" office:value="32" calcext:value-type="float">
            <text:p>32</text:p>
          </table:table-cell>
          <table:table-cell table:formula="of:=IF([.AI$2]&gt;[.$A49];&quot;&quot;;ROUND(([.$B$1]/([.$A49]+1)))*[.AI$2])" office:value-type="float" office:value="33" calcext:value-type="float">
            <text:p>33</text:p>
          </table:table-cell>
          <table:table-cell table:formula="of:=IF([.AJ$2]&gt;[.$A49];&quot;&quot;;ROUND(([.$B$1]/([.$A49]+1)))*[.AJ$2])" office:value-type="float" office:value="34" calcext:value-type="float">
            <text:p>34</text:p>
          </table:table-cell>
          <table:table-cell table:formula="of:=IF([.AK$2]&gt;[.$A49];&quot;&quot;;ROUND(([.$B$1]/([.$A49]+1)))*[.AK$2])" office:value-type="float" office:value="35" calcext:value-type="float">
            <text:p>35</text:p>
          </table:table-cell>
          <table:table-cell table:formula="of:=IF([.AL$2]&gt;[.$A49];&quot;&quot;;ROUND(([.$B$1]/([.$A49]+1)))*[.AL$2])" office:value-type="float" office:value="36" calcext:value-type="float">
            <text:p>36</text:p>
          </table:table-cell>
          <table:table-cell table:formula="of:=IF([.AM$2]&gt;[.$A49];&quot;&quot;;ROUND(([.$B$1]/([.$A49]+1)))*[.AM$2])" office:value-type="float" office:value="37" calcext:value-type="float">
            <text:p>37</text:p>
          </table:table-cell>
          <table:table-cell table:formula="of:=IF([.AN$2]&gt;[.$A49];&quot;&quot;;ROUND(([.$B$1]/([.$A49]+1)))*[.AN$2])" office:value-type="float" office:value="38" calcext:value-type="float">
            <text:p>38</text:p>
          </table:table-cell>
          <table:table-cell table:formula="of:=IF([.AO$2]&gt;[.$A49];&quot;&quot;;ROUND(([.$B$1]/([.$A49]+1)))*[.AO$2])" office:value-type="float" office:value="39" calcext:value-type="float">
            <text:p>39</text:p>
          </table:table-cell>
          <table:table-cell table:formula="of:=IF([.AP$2]&gt;[.$A49];&quot;&quot;;ROUND(([.$B$1]/([.$A49]+1)))*[.AP$2])" office:value-type="float" office:value="40" calcext:value-type="float">
            <text:p>40</text:p>
          </table:table-cell>
          <table:table-cell table:formula="of:=IF([.AQ$2]&gt;[.$A49];&quot;&quot;;ROUND(([.$B$1]/([.$A49]+1)))*[.AQ$2])" office:value-type="float" office:value="41" calcext:value-type="float">
            <text:p>41</text:p>
          </table:table-cell>
          <table:table-cell table:formula="of:=IF([.AR$2]&gt;[.$A49];&quot;&quot;;ROUND(([.$B$1]/([.$A49]+1)))*[.AR$2])" office:value-type="float" office:value="42" calcext:value-type="float">
            <text:p>42</text:p>
          </table:table-cell>
          <table:table-cell table:formula="of:=IF([.AS$2]&gt;[.$A49];&quot;&quot;;ROUND(([.$B$1]/([.$A49]+1)))*[.AS$2])" office:value-type="float" office:value="43" calcext:value-type="float">
            <text:p>43</text:p>
          </table:table-cell>
          <table:table-cell table:formula="of:=IF([.AT$2]&gt;[.$A49];&quot;&quot;;ROUND(([.$B$1]/([.$A49]+1)))*[.AT$2])" office:value-type="float" office:value="44" calcext:value-type="float">
            <text:p>44</text:p>
          </table:table-cell>
          <table:table-cell table:formula="of:=IF([.AU$2]&gt;[.$A49];&quot;&quot;;ROUND(([.$B$1]/([.$A49]+1)))*[.AU$2])" office:value-type="float" office:value="45" calcext:value-type="float">
            <text:p>45</text:p>
          </table:table-cell>
          <table:table-cell table:formula="of:=IF([.AV$2]&gt;[.$A49];&quot;&quot;;ROUND(([.$B$1]/([.$A49]+1)))*[.AV$2])" office:value-type="float" office:value="46" calcext:value-type="float">
            <text:p>46</text:p>
          </table:table-cell>
          <table:table-cell table:formula="of:=IF([.AW$2]&gt;[.$A49];&quot;&quot;;ROUND(([.$B$1]/([.$A49]+1)))*[.AW$2])" office:value-type="float" office:value="47" calcext:value-type="float">
            <text:p>47</text:p>
          </table:table-cell>
          <table:table-cell table:formula="of:=IF([.AX$2]&gt;[.$A49];&quot;&quot;;ROUND(([.$B$1]/([.$A49]+1)))*[.AX$2])">
            <text:p/>
          </table:table-cell>
          <table:table-cell table:formula="of:=IF([.AY$2]&gt;[.$A49];&quot;&quot;;ROUND(([.$B$1]/([.$A49]+1)))*[.AY$2])">
            <text:p/>
          </table:table-cell>
          <table:table-cell table:formula="of:=IF([.AZ$2]&gt;[.$A49];&quot;&quot;;ROUND(([.$B$1]/([.$A49]+1)))*[.AZ$2])">
            <text:p/>
          </table:table-cell>
          <table:table-cell table:formula="of:=IF([.BA$2]&gt;[.$A49];&quot;&quot;;ROUND(([.$B$1]/([.$A49]+1)))*[.BA$2])">
            <text:p/>
          </table:table-cell>
          <table:table-cell table:formula="of:=IF([.BB$2]&gt;[.$A49];&quot;&quot;;ROUND(([.$B$1]/([.$A49]+1)))*[.BB$2])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IF([.C$2]&gt;[.$A50];&quot;&quot;;ROUND(([.$B$1]/([.$A50]+1)))*[.C$2])" office:value-type="float" office:value="1" calcext:value-type="float">
            <text:p>1</text:p>
          </table:table-cell>
          <table:table-cell table:formula="of:=IF([.D$2]&gt;[.$A50];&quot;&quot;;ROUND(([.$B$1]/([.$A50]+1)))*[.D$2])" office:value-type="float" office:value="2" calcext:value-type="float">
            <text:p>2</text:p>
          </table:table-cell>
          <table:table-cell table:formula="of:=IF([.E$2]&gt;[.$A50];&quot;&quot;;ROUND(([.$B$1]/([.$A50]+1)))*[.E$2])" office:value-type="float" office:value="3" calcext:value-type="float">
            <text:p>3</text:p>
          </table:table-cell>
          <table:table-cell table:formula="of:=IF([.F$2]&gt;[.$A50];&quot;&quot;;ROUND(([.$B$1]/([.$A50]+1)))*[.F$2])" office:value-type="float" office:value="4" calcext:value-type="float">
            <text:p>4</text:p>
          </table:table-cell>
          <table:table-cell table:formula="of:=IF([.G$2]&gt;[.$A50];&quot;&quot;;ROUND(([.$B$1]/([.$A50]+1)))*[.G$2])" office:value-type="float" office:value="5" calcext:value-type="float">
            <text:p>5</text:p>
          </table:table-cell>
          <table:table-cell table:formula="of:=IF([.H$2]&gt;[.$A50];&quot;&quot;;ROUND(([.$B$1]/([.$A50]+1)))*[.H$2])" office:value-type="float" office:value="6" calcext:value-type="float">
            <text:p>6</text:p>
          </table:table-cell>
          <table:table-cell table:formula="of:=IF([.I$2]&gt;[.$A50];&quot;&quot;;ROUND(([.$B$1]/([.$A50]+1)))*[.I$2])" office:value-type="float" office:value="7" calcext:value-type="float">
            <text:p>7</text:p>
          </table:table-cell>
          <table:table-cell table:formula="of:=IF([.J$2]&gt;[.$A50];&quot;&quot;;ROUND(([.$B$1]/([.$A50]+1)))*[.J$2])" office:value-type="float" office:value="8" calcext:value-type="float">
            <text:p>8</text:p>
          </table:table-cell>
          <table:table-cell table:formula="of:=IF([.K$2]&gt;[.$A50];&quot;&quot;;ROUND(([.$B$1]/([.$A50]+1)))*[.K$2])" office:value-type="float" office:value="9" calcext:value-type="float">
            <text:p>9</text:p>
          </table:table-cell>
          <table:table-cell table:formula="of:=IF([.L$2]&gt;[.$A50];&quot;&quot;;ROUND(([.$B$1]/([.$A50]+1)))*[.L$2])" office:value-type="float" office:value="10" calcext:value-type="float">
            <text:p>10</text:p>
          </table:table-cell>
          <table:table-cell table:formula="of:=IF([.M$2]&gt;[.$A50];&quot;&quot;;ROUND(([.$B$1]/([.$A50]+1)))*[.M$2])" office:value-type="float" office:value="11" calcext:value-type="float">
            <text:p>11</text:p>
          </table:table-cell>
          <table:table-cell table:formula="of:=IF([.N$2]&gt;[.$A50];&quot;&quot;;ROUND(([.$B$1]/([.$A50]+1)))*[.N$2])" office:value-type="float" office:value="12" calcext:value-type="float">
            <text:p>12</text:p>
          </table:table-cell>
          <table:table-cell table:formula="of:=IF([.O$2]&gt;[.$A50];&quot;&quot;;ROUND(([.$B$1]/([.$A50]+1)))*[.O$2])" office:value-type="float" office:value="13" calcext:value-type="float">
            <text:p>13</text:p>
          </table:table-cell>
          <table:table-cell table:formula="of:=IF([.P$2]&gt;[.$A50];&quot;&quot;;ROUND(([.$B$1]/([.$A50]+1)))*[.P$2])" office:value-type="float" office:value="14" calcext:value-type="float">
            <text:p>14</text:p>
          </table:table-cell>
          <table:table-cell table:formula="of:=IF([.Q$2]&gt;[.$A50];&quot;&quot;;ROUND(([.$B$1]/([.$A50]+1)))*[.Q$2])" office:value-type="float" office:value="15" calcext:value-type="float">
            <text:p>15</text:p>
          </table:table-cell>
          <table:table-cell table:formula="of:=IF([.R$2]&gt;[.$A50];&quot;&quot;;ROUND(([.$B$1]/([.$A50]+1)))*[.R$2])" office:value-type="float" office:value="16" calcext:value-type="float">
            <text:p>16</text:p>
          </table:table-cell>
          <table:table-cell table:formula="of:=IF([.S$2]&gt;[.$A50];&quot;&quot;;ROUND(([.$B$1]/([.$A50]+1)))*[.S$2])" office:value-type="float" office:value="17" calcext:value-type="float">
            <text:p>17</text:p>
          </table:table-cell>
          <table:table-cell table:formula="of:=IF([.T$2]&gt;[.$A50];&quot;&quot;;ROUND(([.$B$1]/([.$A50]+1)))*[.T$2])" office:value-type="float" office:value="18" calcext:value-type="float">
            <text:p>18</text:p>
          </table:table-cell>
          <table:table-cell table:formula="of:=IF([.U$2]&gt;[.$A50];&quot;&quot;;ROUND(([.$B$1]/([.$A50]+1)))*[.U$2])" office:value-type="float" office:value="19" calcext:value-type="float">
            <text:p>19</text:p>
          </table:table-cell>
          <table:table-cell table:formula="of:=IF([.V$2]&gt;[.$A50];&quot;&quot;;ROUND(([.$B$1]/([.$A50]+1)))*[.V$2])" office:value-type="float" office:value="20" calcext:value-type="float">
            <text:p>20</text:p>
          </table:table-cell>
          <table:table-cell table:formula="of:=IF([.W$2]&gt;[.$A50];&quot;&quot;;ROUND(([.$B$1]/([.$A50]+1)))*[.W$2])" office:value-type="float" office:value="21" calcext:value-type="float">
            <text:p>21</text:p>
          </table:table-cell>
          <table:table-cell table:formula="of:=IF([.X$2]&gt;[.$A50];&quot;&quot;;ROUND(([.$B$1]/([.$A50]+1)))*[.X$2])" office:value-type="float" office:value="22" calcext:value-type="float">
            <text:p>22</text:p>
          </table:table-cell>
          <table:table-cell table:formula="of:=IF([.Y$2]&gt;[.$A50];&quot;&quot;;ROUND(([.$B$1]/([.$A50]+1)))*[.Y$2])" office:value-type="float" office:value="23" calcext:value-type="float">
            <text:p>23</text:p>
          </table:table-cell>
          <table:table-cell table:formula="of:=IF([.Z$2]&gt;[.$A50];&quot;&quot;;ROUND(([.$B$1]/([.$A50]+1)))*[.Z$2])" office:value-type="float" office:value="24" calcext:value-type="float">
            <text:p>24</text:p>
          </table:table-cell>
          <table:table-cell table:formula="of:=IF([.AA$2]&gt;[.$A50];&quot;&quot;;ROUND(([.$B$1]/([.$A50]+1)))*[.AA$2])" office:value-type="float" office:value="25" calcext:value-type="float">
            <text:p>25</text:p>
          </table:table-cell>
          <table:table-cell table:formula="of:=IF([.AB$2]&gt;[.$A50];&quot;&quot;;ROUND(([.$B$1]/([.$A50]+1)))*[.AB$2])" office:value-type="float" office:value="26" calcext:value-type="float">
            <text:p>26</text:p>
          </table:table-cell>
          <table:table-cell table:formula="of:=IF([.AC$2]&gt;[.$A50];&quot;&quot;;ROUND(([.$B$1]/([.$A50]+1)))*[.AC$2])" office:value-type="float" office:value="27" calcext:value-type="float">
            <text:p>27</text:p>
          </table:table-cell>
          <table:table-cell table:formula="of:=IF([.AD$2]&gt;[.$A50];&quot;&quot;;ROUND(([.$B$1]/([.$A50]+1)))*[.AD$2])" office:value-type="float" office:value="28" calcext:value-type="float">
            <text:p>28</text:p>
          </table:table-cell>
          <table:table-cell table:formula="of:=IF([.AE$2]&gt;[.$A50];&quot;&quot;;ROUND(([.$B$1]/([.$A50]+1)))*[.AE$2])" office:value-type="float" office:value="29" calcext:value-type="float">
            <text:p>29</text:p>
          </table:table-cell>
          <table:table-cell table:formula="of:=IF([.AF$2]&gt;[.$A50];&quot;&quot;;ROUND(([.$B$1]/([.$A50]+1)))*[.AF$2])" office:value-type="float" office:value="30" calcext:value-type="float">
            <text:p>30</text:p>
          </table:table-cell>
          <table:table-cell table:formula="of:=IF([.AG$2]&gt;[.$A50];&quot;&quot;;ROUND(([.$B$1]/([.$A50]+1)))*[.AG$2])" office:value-type="float" office:value="31" calcext:value-type="float">
            <text:p>31</text:p>
          </table:table-cell>
          <table:table-cell table:formula="of:=IF([.AH$2]&gt;[.$A50];&quot;&quot;;ROUND(([.$B$1]/([.$A50]+1)))*[.AH$2])" office:value-type="float" office:value="32" calcext:value-type="float">
            <text:p>32</text:p>
          </table:table-cell>
          <table:table-cell table:formula="of:=IF([.AI$2]&gt;[.$A50];&quot;&quot;;ROUND(([.$B$1]/([.$A50]+1)))*[.AI$2])" office:value-type="float" office:value="33" calcext:value-type="float">
            <text:p>33</text:p>
          </table:table-cell>
          <table:table-cell table:formula="of:=IF([.AJ$2]&gt;[.$A50];&quot;&quot;;ROUND(([.$B$1]/([.$A50]+1)))*[.AJ$2])" office:value-type="float" office:value="34" calcext:value-type="float">
            <text:p>34</text:p>
          </table:table-cell>
          <table:table-cell table:formula="of:=IF([.AK$2]&gt;[.$A50];&quot;&quot;;ROUND(([.$B$1]/([.$A50]+1)))*[.AK$2])" office:value-type="float" office:value="35" calcext:value-type="float">
            <text:p>35</text:p>
          </table:table-cell>
          <table:table-cell table:formula="of:=IF([.AL$2]&gt;[.$A50];&quot;&quot;;ROUND(([.$B$1]/([.$A50]+1)))*[.AL$2])" office:value-type="float" office:value="36" calcext:value-type="float">
            <text:p>36</text:p>
          </table:table-cell>
          <table:table-cell table:formula="of:=IF([.AM$2]&gt;[.$A50];&quot;&quot;;ROUND(([.$B$1]/([.$A50]+1)))*[.AM$2])" office:value-type="float" office:value="37" calcext:value-type="float">
            <text:p>37</text:p>
          </table:table-cell>
          <table:table-cell table:formula="of:=IF([.AN$2]&gt;[.$A50];&quot;&quot;;ROUND(([.$B$1]/([.$A50]+1)))*[.AN$2])" office:value-type="float" office:value="38" calcext:value-type="float">
            <text:p>38</text:p>
          </table:table-cell>
          <table:table-cell table:formula="of:=IF([.AO$2]&gt;[.$A50];&quot;&quot;;ROUND(([.$B$1]/([.$A50]+1)))*[.AO$2])" office:value-type="float" office:value="39" calcext:value-type="float">
            <text:p>39</text:p>
          </table:table-cell>
          <table:table-cell table:formula="of:=IF([.AP$2]&gt;[.$A50];&quot;&quot;;ROUND(([.$B$1]/([.$A50]+1)))*[.AP$2])" office:value-type="float" office:value="40" calcext:value-type="float">
            <text:p>40</text:p>
          </table:table-cell>
          <table:table-cell table:formula="of:=IF([.AQ$2]&gt;[.$A50];&quot;&quot;;ROUND(([.$B$1]/([.$A50]+1)))*[.AQ$2])" office:value-type="float" office:value="41" calcext:value-type="float">
            <text:p>41</text:p>
          </table:table-cell>
          <table:table-cell table:formula="of:=IF([.AR$2]&gt;[.$A50];&quot;&quot;;ROUND(([.$B$1]/([.$A50]+1)))*[.AR$2])" office:value-type="float" office:value="42" calcext:value-type="float">
            <text:p>42</text:p>
          </table:table-cell>
          <table:table-cell table:formula="of:=IF([.AS$2]&gt;[.$A50];&quot;&quot;;ROUND(([.$B$1]/([.$A50]+1)))*[.AS$2])" office:value-type="float" office:value="43" calcext:value-type="float">
            <text:p>43</text:p>
          </table:table-cell>
          <table:table-cell table:formula="of:=IF([.AT$2]&gt;[.$A50];&quot;&quot;;ROUND(([.$B$1]/([.$A50]+1)))*[.AT$2])" office:value-type="float" office:value="44" calcext:value-type="float">
            <text:p>44</text:p>
          </table:table-cell>
          <table:table-cell table:formula="of:=IF([.AU$2]&gt;[.$A50];&quot;&quot;;ROUND(([.$B$1]/([.$A50]+1)))*[.AU$2])" office:value-type="float" office:value="45" calcext:value-type="float">
            <text:p>45</text:p>
          </table:table-cell>
          <table:table-cell table:formula="of:=IF([.AV$2]&gt;[.$A50];&quot;&quot;;ROUND(([.$B$1]/([.$A50]+1)))*[.AV$2])" office:value-type="float" office:value="46" calcext:value-type="float">
            <text:p>46</text:p>
          </table:table-cell>
          <table:table-cell table:formula="of:=IF([.AW$2]&gt;[.$A50];&quot;&quot;;ROUND(([.$B$1]/([.$A50]+1)))*[.AW$2])" office:value-type="float" office:value="47" calcext:value-type="float">
            <text:p>47</text:p>
          </table:table-cell>
          <table:table-cell table:formula="of:=IF([.AX$2]&gt;[.$A50];&quot;&quot;;ROUND(([.$B$1]/([.$A50]+1)))*[.AX$2])" office:value-type="float" office:value="48" calcext:value-type="float">
            <text:p>48</text:p>
          </table:table-cell>
          <table:table-cell table:formula="of:=IF([.AY$2]&gt;[.$A50];&quot;&quot;;ROUND(([.$B$1]/([.$A50]+1)))*[.AY$2])">
            <text:p/>
          </table:table-cell>
          <table:table-cell table:formula="of:=IF([.AZ$2]&gt;[.$A50];&quot;&quot;;ROUND(([.$B$1]/([.$A50]+1)))*[.AZ$2])">
            <text:p/>
          </table:table-cell>
          <table:table-cell table:formula="of:=IF([.BA$2]&gt;[.$A50];&quot;&quot;;ROUND(([.$B$1]/([.$A50]+1)))*[.BA$2])">
            <text:p/>
          </table:table-cell>
          <table:table-cell table:formula="of:=IF([.BB$2]&gt;[.$A50];&quot;&quot;;ROUND(([.$B$1]/([.$A50]+1)))*[.BB$2])">
            <text:p/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IF([.C$2]&gt;[.$A51];&quot;&quot;;ROUND(([.$B$1]/([.$A51]+1)))*[.C$2])" office:value-type="float" office:value="1" calcext:value-type="float">
            <text:p>1</text:p>
          </table:table-cell>
          <table:table-cell table:formula="of:=IF([.D$2]&gt;[.$A51];&quot;&quot;;ROUND(([.$B$1]/([.$A51]+1)))*[.D$2])" office:value-type="float" office:value="2" calcext:value-type="float">
            <text:p>2</text:p>
          </table:table-cell>
          <table:table-cell table:formula="of:=IF([.E$2]&gt;[.$A51];&quot;&quot;;ROUND(([.$B$1]/([.$A51]+1)))*[.E$2])" office:value-type="float" office:value="3" calcext:value-type="float">
            <text:p>3</text:p>
          </table:table-cell>
          <table:table-cell table:formula="of:=IF([.F$2]&gt;[.$A51];&quot;&quot;;ROUND(([.$B$1]/([.$A51]+1)))*[.F$2])" office:value-type="float" office:value="4" calcext:value-type="float">
            <text:p>4</text:p>
          </table:table-cell>
          <table:table-cell table:formula="of:=IF([.G$2]&gt;[.$A51];&quot;&quot;;ROUND(([.$B$1]/([.$A51]+1)))*[.G$2])" office:value-type="float" office:value="5" calcext:value-type="float">
            <text:p>5</text:p>
          </table:table-cell>
          <table:table-cell table:formula="of:=IF([.H$2]&gt;[.$A51];&quot;&quot;;ROUND(([.$B$1]/([.$A51]+1)))*[.H$2])" office:value-type="float" office:value="6" calcext:value-type="float">
            <text:p>6</text:p>
          </table:table-cell>
          <table:table-cell table:formula="of:=IF([.I$2]&gt;[.$A51];&quot;&quot;;ROUND(([.$B$1]/([.$A51]+1)))*[.I$2])" office:value-type="float" office:value="7" calcext:value-type="float">
            <text:p>7</text:p>
          </table:table-cell>
          <table:table-cell table:formula="of:=IF([.J$2]&gt;[.$A51];&quot;&quot;;ROUND(([.$B$1]/([.$A51]+1)))*[.J$2])" office:value-type="float" office:value="8" calcext:value-type="float">
            <text:p>8</text:p>
          </table:table-cell>
          <table:table-cell table:formula="of:=IF([.K$2]&gt;[.$A51];&quot;&quot;;ROUND(([.$B$1]/([.$A51]+1)))*[.K$2])" office:value-type="float" office:value="9" calcext:value-type="float">
            <text:p>9</text:p>
          </table:table-cell>
          <table:table-cell table:formula="of:=IF([.L$2]&gt;[.$A51];&quot;&quot;;ROUND(([.$B$1]/([.$A51]+1)))*[.L$2])" office:value-type="float" office:value="10" calcext:value-type="float">
            <text:p>10</text:p>
          </table:table-cell>
          <table:table-cell table:formula="of:=IF([.M$2]&gt;[.$A51];&quot;&quot;;ROUND(([.$B$1]/([.$A51]+1)))*[.M$2])" office:value-type="float" office:value="11" calcext:value-type="float">
            <text:p>11</text:p>
          </table:table-cell>
          <table:table-cell table:formula="of:=IF([.N$2]&gt;[.$A51];&quot;&quot;;ROUND(([.$B$1]/([.$A51]+1)))*[.N$2])" office:value-type="float" office:value="12" calcext:value-type="float">
            <text:p>12</text:p>
          </table:table-cell>
          <table:table-cell table:formula="of:=IF([.O$2]&gt;[.$A51];&quot;&quot;;ROUND(([.$B$1]/([.$A51]+1)))*[.O$2])" office:value-type="float" office:value="13" calcext:value-type="float">
            <text:p>13</text:p>
          </table:table-cell>
          <table:table-cell table:formula="of:=IF([.P$2]&gt;[.$A51];&quot;&quot;;ROUND(([.$B$1]/([.$A51]+1)))*[.P$2])" office:value-type="float" office:value="14" calcext:value-type="float">
            <text:p>14</text:p>
          </table:table-cell>
          <table:table-cell table:formula="of:=IF([.Q$2]&gt;[.$A51];&quot;&quot;;ROUND(([.$B$1]/([.$A51]+1)))*[.Q$2])" office:value-type="float" office:value="15" calcext:value-type="float">
            <text:p>15</text:p>
          </table:table-cell>
          <table:table-cell table:formula="of:=IF([.R$2]&gt;[.$A51];&quot;&quot;;ROUND(([.$B$1]/([.$A51]+1)))*[.R$2])" office:value-type="float" office:value="16" calcext:value-type="float">
            <text:p>16</text:p>
          </table:table-cell>
          <table:table-cell table:formula="of:=IF([.S$2]&gt;[.$A51];&quot;&quot;;ROUND(([.$B$1]/([.$A51]+1)))*[.S$2])" office:value-type="float" office:value="17" calcext:value-type="float">
            <text:p>17</text:p>
          </table:table-cell>
          <table:table-cell table:formula="of:=IF([.T$2]&gt;[.$A51];&quot;&quot;;ROUND(([.$B$1]/([.$A51]+1)))*[.T$2])" office:value-type="float" office:value="18" calcext:value-type="float">
            <text:p>18</text:p>
          </table:table-cell>
          <table:table-cell table:formula="of:=IF([.U$2]&gt;[.$A51];&quot;&quot;;ROUND(([.$B$1]/([.$A51]+1)))*[.U$2])" office:value-type="float" office:value="19" calcext:value-type="float">
            <text:p>19</text:p>
          </table:table-cell>
          <table:table-cell table:formula="of:=IF([.V$2]&gt;[.$A51];&quot;&quot;;ROUND(([.$B$1]/([.$A51]+1)))*[.V$2])" office:value-type="float" office:value="20" calcext:value-type="float">
            <text:p>20</text:p>
          </table:table-cell>
          <table:table-cell table:formula="of:=IF([.W$2]&gt;[.$A51];&quot;&quot;;ROUND(([.$B$1]/([.$A51]+1)))*[.W$2])" office:value-type="float" office:value="21" calcext:value-type="float">
            <text:p>21</text:p>
          </table:table-cell>
          <table:table-cell table:formula="of:=IF([.X$2]&gt;[.$A51];&quot;&quot;;ROUND(([.$B$1]/([.$A51]+1)))*[.X$2])" office:value-type="float" office:value="22" calcext:value-type="float">
            <text:p>22</text:p>
          </table:table-cell>
          <table:table-cell table:formula="of:=IF([.Y$2]&gt;[.$A51];&quot;&quot;;ROUND(([.$B$1]/([.$A51]+1)))*[.Y$2])" office:value-type="float" office:value="23" calcext:value-type="float">
            <text:p>23</text:p>
          </table:table-cell>
          <table:table-cell table:formula="of:=IF([.Z$2]&gt;[.$A51];&quot;&quot;;ROUND(([.$B$1]/([.$A51]+1)))*[.Z$2])" office:value-type="float" office:value="24" calcext:value-type="float">
            <text:p>24</text:p>
          </table:table-cell>
          <table:table-cell table:formula="of:=IF([.AA$2]&gt;[.$A51];&quot;&quot;;ROUND(([.$B$1]/([.$A51]+1)))*[.AA$2])" office:value-type="float" office:value="25" calcext:value-type="float">
            <text:p>25</text:p>
          </table:table-cell>
          <table:table-cell table:formula="of:=IF([.AB$2]&gt;[.$A51];&quot;&quot;;ROUND(([.$B$1]/([.$A51]+1)))*[.AB$2])" office:value-type="float" office:value="26" calcext:value-type="float">
            <text:p>26</text:p>
          </table:table-cell>
          <table:table-cell table:formula="of:=IF([.AC$2]&gt;[.$A51];&quot;&quot;;ROUND(([.$B$1]/([.$A51]+1)))*[.AC$2])" office:value-type="float" office:value="27" calcext:value-type="float">
            <text:p>27</text:p>
          </table:table-cell>
          <table:table-cell table:formula="of:=IF([.AD$2]&gt;[.$A51];&quot;&quot;;ROUND(([.$B$1]/([.$A51]+1)))*[.AD$2])" office:value-type="float" office:value="28" calcext:value-type="float">
            <text:p>28</text:p>
          </table:table-cell>
          <table:table-cell table:formula="of:=IF([.AE$2]&gt;[.$A51];&quot;&quot;;ROUND(([.$B$1]/([.$A51]+1)))*[.AE$2])" office:value-type="float" office:value="29" calcext:value-type="float">
            <text:p>29</text:p>
          </table:table-cell>
          <table:table-cell table:formula="of:=IF([.AF$2]&gt;[.$A51];&quot;&quot;;ROUND(([.$B$1]/([.$A51]+1)))*[.AF$2])" office:value-type="float" office:value="30" calcext:value-type="float">
            <text:p>30</text:p>
          </table:table-cell>
          <table:table-cell table:formula="of:=IF([.AG$2]&gt;[.$A51];&quot;&quot;;ROUND(([.$B$1]/([.$A51]+1)))*[.AG$2])" office:value-type="float" office:value="31" calcext:value-type="float">
            <text:p>31</text:p>
          </table:table-cell>
          <table:table-cell table:formula="of:=IF([.AH$2]&gt;[.$A51];&quot;&quot;;ROUND(([.$B$1]/([.$A51]+1)))*[.AH$2])" office:value-type="float" office:value="32" calcext:value-type="float">
            <text:p>32</text:p>
          </table:table-cell>
          <table:table-cell table:formula="of:=IF([.AI$2]&gt;[.$A51];&quot;&quot;;ROUND(([.$B$1]/([.$A51]+1)))*[.AI$2])" office:value-type="float" office:value="33" calcext:value-type="float">
            <text:p>33</text:p>
          </table:table-cell>
          <table:table-cell table:formula="of:=IF([.AJ$2]&gt;[.$A51];&quot;&quot;;ROUND(([.$B$1]/([.$A51]+1)))*[.AJ$2])" office:value-type="float" office:value="34" calcext:value-type="float">
            <text:p>34</text:p>
          </table:table-cell>
          <table:table-cell table:formula="of:=IF([.AK$2]&gt;[.$A51];&quot;&quot;;ROUND(([.$B$1]/([.$A51]+1)))*[.AK$2])" office:value-type="float" office:value="35" calcext:value-type="float">
            <text:p>35</text:p>
          </table:table-cell>
          <table:table-cell table:formula="of:=IF([.AL$2]&gt;[.$A51];&quot;&quot;;ROUND(([.$B$1]/([.$A51]+1)))*[.AL$2])" office:value-type="float" office:value="36" calcext:value-type="float">
            <text:p>36</text:p>
          </table:table-cell>
          <table:table-cell table:formula="of:=IF([.AM$2]&gt;[.$A51];&quot;&quot;;ROUND(([.$B$1]/([.$A51]+1)))*[.AM$2])" office:value-type="float" office:value="37" calcext:value-type="float">
            <text:p>37</text:p>
          </table:table-cell>
          <table:table-cell table:formula="of:=IF([.AN$2]&gt;[.$A51];&quot;&quot;;ROUND(([.$B$1]/([.$A51]+1)))*[.AN$2])" office:value-type="float" office:value="38" calcext:value-type="float">
            <text:p>38</text:p>
          </table:table-cell>
          <table:table-cell table:formula="of:=IF([.AO$2]&gt;[.$A51];&quot;&quot;;ROUND(([.$B$1]/([.$A51]+1)))*[.AO$2])" office:value-type="float" office:value="39" calcext:value-type="float">
            <text:p>39</text:p>
          </table:table-cell>
          <table:table-cell table:formula="of:=IF([.AP$2]&gt;[.$A51];&quot;&quot;;ROUND(([.$B$1]/([.$A51]+1)))*[.AP$2])" office:value-type="float" office:value="40" calcext:value-type="float">
            <text:p>40</text:p>
          </table:table-cell>
          <table:table-cell table:formula="of:=IF([.AQ$2]&gt;[.$A51];&quot;&quot;;ROUND(([.$B$1]/([.$A51]+1)))*[.AQ$2])" office:value-type="float" office:value="41" calcext:value-type="float">
            <text:p>41</text:p>
          </table:table-cell>
          <table:table-cell table:formula="of:=IF([.AR$2]&gt;[.$A51];&quot;&quot;;ROUND(([.$B$1]/([.$A51]+1)))*[.AR$2])" office:value-type="float" office:value="42" calcext:value-type="float">
            <text:p>42</text:p>
          </table:table-cell>
          <table:table-cell table:formula="of:=IF([.AS$2]&gt;[.$A51];&quot;&quot;;ROUND(([.$B$1]/([.$A51]+1)))*[.AS$2])" office:value-type="float" office:value="43" calcext:value-type="float">
            <text:p>43</text:p>
          </table:table-cell>
          <table:table-cell table:formula="of:=IF([.AT$2]&gt;[.$A51];&quot;&quot;;ROUND(([.$B$1]/([.$A51]+1)))*[.AT$2])" office:value-type="float" office:value="44" calcext:value-type="float">
            <text:p>44</text:p>
          </table:table-cell>
          <table:table-cell table:formula="of:=IF([.AU$2]&gt;[.$A51];&quot;&quot;;ROUND(([.$B$1]/([.$A51]+1)))*[.AU$2])" office:value-type="float" office:value="45" calcext:value-type="float">
            <text:p>45</text:p>
          </table:table-cell>
          <table:table-cell table:formula="of:=IF([.AV$2]&gt;[.$A51];&quot;&quot;;ROUND(([.$B$1]/([.$A51]+1)))*[.AV$2])" office:value-type="float" office:value="46" calcext:value-type="float">
            <text:p>46</text:p>
          </table:table-cell>
          <table:table-cell table:formula="of:=IF([.AW$2]&gt;[.$A51];&quot;&quot;;ROUND(([.$B$1]/([.$A51]+1)))*[.AW$2])" office:value-type="float" office:value="47" calcext:value-type="float">
            <text:p>47</text:p>
          </table:table-cell>
          <table:table-cell table:formula="of:=IF([.AX$2]&gt;[.$A51];&quot;&quot;;ROUND(([.$B$1]/([.$A51]+1)))*[.AX$2])" office:value-type="float" office:value="48" calcext:value-type="float">
            <text:p>48</text:p>
          </table:table-cell>
          <table:table-cell table:formula="of:=IF([.AY$2]&gt;[.$A51];&quot;&quot;;ROUND(([.$B$1]/([.$A51]+1)))*[.AY$2])" office:value-type="float" office:value="49" calcext:value-type="float">
            <text:p>49</text:p>
          </table:table-cell>
          <table:table-cell table:formula="of:=IF([.AZ$2]&gt;[.$A51];&quot;&quot;;ROUND(([.$B$1]/([.$A51]+1)))*[.AZ$2])">
            <text:p/>
          </table:table-cell>
          <table:table-cell table:formula="of:=IF([.BA$2]&gt;[.$A51];&quot;&quot;;ROUND(([.$B$1]/([.$A51]+1)))*[.BA$2])">
            <text:p/>
          </table:table-cell>
          <table:table-cell table:formula="of:=IF([.BB$2]&gt;[.$A51];&quot;&quot;;ROUND(([.$B$1]/([.$A51]+1)))*[.BB$2])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IF([.C$2]&gt;[.$A52];&quot;&quot;;ROUND(([.$B$1]/([.$A52]+1)))*[.C$2])" office:value-type="float" office:value="1" calcext:value-type="float">
            <text:p>1</text:p>
          </table:table-cell>
          <table:table-cell table:formula="of:=IF([.D$2]&gt;[.$A52];&quot;&quot;;ROUND(([.$B$1]/([.$A52]+1)))*[.D$2])" office:value-type="float" office:value="2" calcext:value-type="float">
            <text:p>2</text:p>
          </table:table-cell>
          <table:table-cell table:formula="of:=IF([.E$2]&gt;[.$A52];&quot;&quot;;ROUND(([.$B$1]/([.$A52]+1)))*[.E$2])" office:value-type="float" office:value="3" calcext:value-type="float">
            <text:p>3</text:p>
          </table:table-cell>
          <table:table-cell table:formula="of:=IF([.F$2]&gt;[.$A52];&quot;&quot;;ROUND(([.$B$1]/([.$A52]+1)))*[.F$2])" office:value-type="float" office:value="4" calcext:value-type="float">
            <text:p>4</text:p>
          </table:table-cell>
          <table:table-cell table:formula="of:=IF([.G$2]&gt;[.$A52];&quot;&quot;;ROUND(([.$B$1]/([.$A52]+1)))*[.G$2])" office:value-type="float" office:value="5" calcext:value-type="float">
            <text:p>5</text:p>
          </table:table-cell>
          <table:table-cell table:formula="of:=IF([.H$2]&gt;[.$A52];&quot;&quot;;ROUND(([.$B$1]/([.$A52]+1)))*[.H$2])" office:value-type="float" office:value="6" calcext:value-type="float">
            <text:p>6</text:p>
          </table:table-cell>
          <table:table-cell table:formula="of:=IF([.I$2]&gt;[.$A52];&quot;&quot;;ROUND(([.$B$1]/([.$A52]+1)))*[.I$2])" office:value-type="float" office:value="7" calcext:value-type="float">
            <text:p>7</text:p>
          </table:table-cell>
          <table:table-cell table:formula="of:=IF([.J$2]&gt;[.$A52];&quot;&quot;;ROUND(([.$B$1]/([.$A52]+1)))*[.J$2])" office:value-type="float" office:value="8" calcext:value-type="float">
            <text:p>8</text:p>
          </table:table-cell>
          <table:table-cell table:formula="of:=IF([.K$2]&gt;[.$A52];&quot;&quot;;ROUND(([.$B$1]/([.$A52]+1)))*[.K$2])" office:value-type="float" office:value="9" calcext:value-type="float">
            <text:p>9</text:p>
          </table:table-cell>
          <table:table-cell table:formula="of:=IF([.L$2]&gt;[.$A52];&quot;&quot;;ROUND(([.$B$1]/([.$A52]+1)))*[.L$2])" office:value-type="float" office:value="10" calcext:value-type="float">
            <text:p>10</text:p>
          </table:table-cell>
          <table:table-cell table:formula="of:=IF([.M$2]&gt;[.$A52];&quot;&quot;;ROUND(([.$B$1]/([.$A52]+1)))*[.M$2])" office:value-type="float" office:value="11" calcext:value-type="float">
            <text:p>11</text:p>
          </table:table-cell>
          <table:table-cell table:formula="of:=IF([.N$2]&gt;[.$A52];&quot;&quot;;ROUND(([.$B$1]/([.$A52]+1)))*[.N$2])" office:value-type="float" office:value="12" calcext:value-type="float">
            <text:p>12</text:p>
          </table:table-cell>
          <table:table-cell table:formula="of:=IF([.O$2]&gt;[.$A52];&quot;&quot;;ROUND(([.$B$1]/([.$A52]+1)))*[.O$2])" office:value-type="float" office:value="13" calcext:value-type="float">
            <text:p>13</text:p>
          </table:table-cell>
          <table:table-cell table:formula="of:=IF([.P$2]&gt;[.$A52];&quot;&quot;;ROUND(([.$B$1]/([.$A52]+1)))*[.P$2])" office:value-type="float" office:value="14" calcext:value-type="float">
            <text:p>14</text:p>
          </table:table-cell>
          <table:table-cell table:formula="of:=IF([.Q$2]&gt;[.$A52];&quot;&quot;;ROUND(([.$B$1]/([.$A52]+1)))*[.Q$2])" office:value-type="float" office:value="15" calcext:value-type="float">
            <text:p>15</text:p>
          </table:table-cell>
          <table:table-cell table:formula="of:=IF([.R$2]&gt;[.$A52];&quot;&quot;;ROUND(([.$B$1]/([.$A52]+1)))*[.R$2])" office:value-type="float" office:value="16" calcext:value-type="float">
            <text:p>16</text:p>
          </table:table-cell>
          <table:table-cell table:formula="of:=IF([.S$2]&gt;[.$A52];&quot;&quot;;ROUND(([.$B$1]/([.$A52]+1)))*[.S$2])" office:value-type="float" office:value="17" calcext:value-type="float">
            <text:p>17</text:p>
          </table:table-cell>
          <table:table-cell table:formula="of:=IF([.T$2]&gt;[.$A52];&quot;&quot;;ROUND(([.$B$1]/([.$A52]+1)))*[.T$2])" office:value-type="float" office:value="18" calcext:value-type="float">
            <text:p>18</text:p>
          </table:table-cell>
          <table:table-cell table:formula="of:=IF([.U$2]&gt;[.$A52];&quot;&quot;;ROUND(([.$B$1]/([.$A52]+1)))*[.U$2])" office:value-type="float" office:value="19" calcext:value-type="float">
            <text:p>19</text:p>
          </table:table-cell>
          <table:table-cell table:formula="of:=IF([.V$2]&gt;[.$A52];&quot;&quot;;ROUND(([.$B$1]/([.$A52]+1)))*[.V$2])" office:value-type="float" office:value="20" calcext:value-type="float">
            <text:p>20</text:p>
          </table:table-cell>
          <table:table-cell table:formula="of:=IF([.W$2]&gt;[.$A52];&quot;&quot;;ROUND(([.$B$1]/([.$A52]+1)))*[.W$2])" office:value-type="float" office:value="21" calcext:value-type="float">
            <text:p>21</text:p>
          </table:table-cell>
          <table:table-cell table:formula="of:=IF([.X$2]&gt;[.$A52];&quot;&quot;;ROUND(([.$B$1]/([.$A52]+1)))*[.X$2])" office:value-type="float" office:value="22" calcext:value-type="float">
            <text:p>22</text:p>
          </table:table-cell>
          <table:table-cell table:formula="of:=IF([.Y$2]&gt;[.$A52];&quot;&quot;;ROUND(([.$B$1]/([.$A52]+1)))*[.Y$2])" office:value-type="float" office:value="23" calcext:value-type="float">
            <text:p>23</text:p>
          </table:table-cell>
          <table:table-cell table:formula="of:=IF([.Z$2]&gt;[.$A52];&quot;&quot;;ROUND(([.$B$1]/([.$A52]+1)))*[.Z$2])" office:value-type="float" office:value="24" calcext:value-type="float">
            <text:p>24</text:p>
          </table:table-cell>
          <table:table-cell table:formula="of:=IF([.AA$2]&gt;[.$A52];&quot;&quot;;ROUND(([.$B$1]/([.$A52]+1)))*[.AA$2])" office:value-type="float" office:value="25" calcext:value-type="float">
            <text:p>25</text:p>
          </table:table-cell>
          <table:table-cell table:formula="of:=IF([.AB$2]&gt;[.$A52];&quot;&quot;;ROUND(([.$B$1]/([.$A52]+1)))*[.AB$2])" office:value-type="float" office:value="26" calcext:value-type="float">
            <text:p>26</text:p>
          </table:table-cell>
          <table:table-cell table:formula="of:=IF([.AC$2]&gt;[.$A52];&quot;&quot;;ROUND(([.$B$1]/([.$A52]+1)))*[.AC$2])" office:value-type="float" office:value="27" calcext:value-type="float">
            <text:p>27</text:p>
          </table:table-cell>
          <table:table-cell table:formula="of:=IF([.AD$2]&gt;[.$A52];&quot;&quot;;ROUND(([.$B$1]/([.$A52]+1)))*[.AD$2])" office:value-type="float" office:value="28" calcext:value-type="float">
            <text:p>28</text:p>
          </table:table-cell>
          <table:table-cell table:formula="of:=IF([.AE$2]&gt;[.$A52];&quot;&quot;;ROUND(([.$B$1]/([.$A52]+1)))*[.AE$2])" office:value-type="float" office:value="29" calcext:value-type="float">
            <text:p>29</text:p>
          </table:table-cell>
          <table:table-cell table:formula="of:=IF([.AF$2]&gt;[.$A52];&quot;&quot;;ROUND(([.$B$1]/([.$A52]+1)))*[.AF$2])" office:value-type="float" office:value="30" calcext:value-type="float">
            <text:p>30</text:p>
          </table:table-cell>
          <table:table-cell table:formula="of:=IF([.AG$2]&gt;[.$A52];&quot;&quot;;ROUND(([.$B$1]/([.$A52]+1)))*[.AG$2])" office:value-type="float" office:value="31" calcext:value-type="float">
            <text:p>31</text:p>
          </table:table-cell>
          <table:table-cell table:formula="of:=IF([.AH$2]&gt;[.$A52];&quot;&quot;;ROUND(([.$B$1]/([.$A52]+1)))*[.AH$2])" office:value-type="float" office:value="32" calcext:value-type="float">
            <text:p>32</text:p>
          </table:table-cell>
          <table:table-cell table:formula="of:=IF([.AI$2]&gt;[.$A52];&quot;&quot;;ROUND(([.$B$1]/([.$A52]+1)))*[.AI$2])" office:value-type="float" office:value="33" calcext:value-type="float">
            <text:p>33</text:p>
          </table:table-cell>
          <table:table-cell table:formula="of:=IF([.AJ$2]&gt;[.$A52];&quot;&quot;;ROUND(([.$B$1]/([.$A52]+1)))*[.AJ$2])" office:value-type="float" office:value="34" calcext:value-type="float">
            <text:p>34</text:p>
          </table:table-cell>
          <table:table-cell table:formula="of:=IF([.AK$2]&gt;[.$A52];&quot;&quot;;ROUND(([.$B$1]/([.$A52]+1)))*[.AK$2])" office:value-type="float" office:value="35" calcext:value-type="float">
            <text:p>35</text:p>
          </table:table-cell>
          <table:table-cell table:formula="of:=IF([.AL$2]&gt;[.$A52];&quot;&quot;;ROUND(([.$B$1]/([.$A52]+1)))*[.AL$2])" office:value-type="float" office:value="36" calcext:value-type="float">
            <text:p>36</text:p>
          </table:table-cell>
          <table:table-cell table:formula="of:=IF([.AM$2]&gt;[.$A52];&quot;&quot;;ROUND(([.$B$1]/([.$A52]+1)))*[.AM$2])" office:value-type="float" office:value="37" calcext:value-type="float">
            <text:p>37</text:p>
          </table:table-cell>
          <table:table-cell table:formula="of:=IF([.AN$2]&gt;[.$A52];&quot;&quot;;ROUND(([.$B$1]/([.$A52]+1)))*[.AN$2])" office:value-type="float" office:value="38" calcext:value-type="float">
            <text:p>38</text:p>
          </table:table-cell>
          <table:table-cell table:formula="of:=IF([.AO$2]&gt;[.$A52];&quot;&quot;;ROUND(([.$B$1]/([.$A52]+1)))*[.AO$2])" office:value-type="float" office:value="39" calcext:value-type="float">
            <text:p>39</text:p>
          </table:table-cell>
          <table:table-cell table:formula="of:=IF([.AP$2]&gt;[.$A52];&quot;&quot;;ROUND(([.$B$1]/([.$A52]+1)))*[.AP$2])" office:value-type="float" office:value="40" calcext:value-type="float">
            <text:p>40</text:p>
          </table:table-cell>
          <table:table-cell table:formula="of:=IF([.AQ$2]&gt;[.$A52];&quot;&quot;;ROUND(([.$B$1]/([.$A52]+1)))*[.AQ$2])" office:value-type="float" office:value="41" calcext:value-type="float">
            <text:p>41</text:p>
          </table:table-cell>
          <table:table-cell table:formula="of:=IF([.AR$2]&gt;[.$A52];&quot;&quot;;ROUND(([.$B$1]/([.$A52]+1)))*[.AR$2])" office:value-type="float" office:value="42" calcext:value-type="float">
            <text:p>42</text:p>
          </table:table-cell>
          <table:table-cell table:formula="of:=IF([.AS$2]&gt;[.$A52];&quot;&quot;;ROUND(([.$B$1]/([.$A52]+1)))*[.AS$2])" office:value-type="float" office:value="43" calcext:value-type="float">
            <text:p>43</text:p>
          </table:table-cell>
          <table:table-cell table:formula="of:=IF([.AT$2]&gt;[.$A52];&quot;&quot;;ROUND(([.$B$1]/([.$A52]+1)))*[.AT$2])" office:value-type="float" office:value="44" calcext:value-type="float">
            <text:p>44</text:p>
          </table:table-cell>
          <table:table-cell table:formula="of:=IF([.AU$2]&gt;[.$A52];&quot;&quot;;ROUND(([.$B$1]/([.$A52]+1)))*[.AU$2])" office:value-type="float" office:value="45" calcext:value-type="float">
            <text:p>45</text:p>
          </table:table-cell>
          <table:table-cell table:formula="of:=IF([.AV$2]&gt;[.$A52];&quot;&quot;;ROUND(([.$B$1]/([.$A52]+1)))*[.AV$2])" office:value-type="float" office:value="46" calcext:value-type="float">
            <text:p>46</text:p>
          </table:table-cell>
          <table:table-cell table:formula="of:=IF([.AW$2]&gt;[.$A52];&quot;&quot;;ROUND(([.$B$1]/([.$A52]+1)))*[.AW$2])" office:value-type="float" office:value="47" calcext:value-type="float">
            <text:p>47</text:p>
          </table:table-cell>
          <table:table-cell table:formula="of:=IF([.AX$2]&gt;[.$A52];&quot;&quot;;ROUND(([.$B$1]/([.$A52]+1)))*[.AX$2])" office:value-type="float" office:value="48" calcext:value-type="float">
            <text:p>48</text:p>
          </table:table-cell>
          <table:table-cell table:formula="of:=IF([.AY$2]&gt;[.$A52];&quot;&quot;;ROUND(([.$B$1]/([.$A52]+1)))*[.AY$2])" office:value-type="float" office:value="49" calcext:value-type="float">
            <text:p>49</text:p>
          </table:table-cell>
          <table:table-cell table:formula="of:=IF([.AZ$2]&gt;[.$A52];&quot;&quot;;ROUND(([.$B$1]/([.$A52]+1)))*[.AZ$2])" office:value-type="float" office:value="50" calcext:value-type="float">
            <text:p>50</text:p>
          </table:table-cell>
          <table:table-cell table:formula="of:=IF([.BA$2]&gt;[.$A52];&quot;&quot;;ROUND(([.$B$1]/([.$A52]+1)))*[.BA$2])">
            <text:p/>
          </table:table-cell>
          <table:table-cell table:formula="of:=IF([.BB$2]&gt;[.$A52];&quot;&quot;;ROUND(([.$B$1]/([.$A52]+1)))*[.BB$2])"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IF([.C$2]&gt;[.$A53];&quot;&quot;;ROUND(([.$B$1]/([.$A53]+1)))*[.C$2])" office:value-type="float" office:value="1" calcext:value-type="float">
            <text:p>1</text:p>
          </table:table-cell>
          <table:table-cell table:formula="of:=IF([.D$2]&gt;[.$A53];&quot;&quot;;ROUND(([.$B$1]/([.$A53]+1)))*[.D$2])" office:value-type="float" office:value="2" calcext:value-type="float">
            <text:p>2</text:p>
          </table:table-cell>
          <table:table-cell table:formula="of:=IF([.E$2]&gt;[.$A53];&quot;&quot;;ROUND(([.$B$1]/([.$A53]+1)))*[.E$2])" office:value-type="float" office:value="3" calcext:value-type="float">
            <text:p>3</text:p>
          </table:table-cell>
          <table:table-cell table:formula="of:=IF([.F$2]&gt;[.$A53];&quot;&quot;;ROUND(([.$B$1]/([.$A53]+1)))*[.F$2])" office:value-type="float" office:value="4" calcext:value-type="float">
            <text:p>4</text:p>
          </table:table-cell>
          <table:table-cell table:formula="of:=IF([.G$2]&gt;[.$A53];&quot;&quot;;ROUND(([.$B$1]/([.$A53]+1)))*[.G$2])" office:value-type="float" office:value="5" calcext:value-type="float">
            <text:p>5</text:p>
          </table:table-cell>
          <table:table-cell table:formula="of:=IF([.H$2]&gt;[.$A53];&quot;&quot;;ROUND(([.$B$1]/([.$A53]+1)))*[.H$2])" office:value-type="float" office:value="6" calcext:value-type="float">
            <text:p>6</text:p>
          </table:table-cell>
          <table:table-cell table:formula="of:=IF([.I$2]&gt;[.$A53];&quot;&quot;;ROUND(([.$B$1]/([.$A53]+1)))*[.I$2])" office:value-type="float" office:value="7" calcext:value-type="float">
            <text:p>7</text:p>
          </table:table-cell>
          <table:table-cell table:formula="of:=IF([.J$2]&gt;[.$A53];&quot;&quot;;ROUND(([.$B$1]/([.$A53]+1)))*[.J$2])" office:value-type="float" office:value="8" calcext:value-type="float">
            <text:p>8</text:p>
          </table:table-cell>
          <table:table-cell table:formula="of:=IF([.K$2]&gt;[.$A53];&quot;&quot;;ROUND(([.$B$1]/([.$A53]+1)))*[.K$2])" office:value-type="float" office:value="9" calcext:value-type="float">
            <text:p>9</text:p>
          </table:table-cell>
          <table:table-cell table:formula="of:=IF([.L$2]&gt;[.$A53];&quot;&quot;;ROUND(([.$B$1]/([.$A53]+1)))*[.L$2])" office:value-type="float" office:value="10" calcext:value-type="float">
            <text:p>10</text:p>
          </table:table-cell>
          <table:table-cell table:formula="of:=IF([.M$2]&gt;[.$A53];&quot;&quot;;ROUND(([.$B$1]/([.$A53]+1)))*[.M$2])" office:value-type="float" office:value="11" calcext:value-type="float">
            <text:p>11</text:p>
          </table:table-cell>
          <table:table-cell table:formula="of:=IF([.N$2]&gt;[.$A53];&quot;&quot;;ROUND(([.$B$1]/([.$A53]+1)))*[.N$2])" office:value-type="float" office:value="12" calcext:value-type="float">
            <text:p>12</text:p>
          </table:table-cell>
          <table:table-cell table:formula="of:=IF([.O$2]&gt;[.$A53];&quot;&quot;;ROUND(([.$B$1]/([.$A53]+1)))*[.O$2])" office:value-type="float" office:value="13" calcext:value-type="float">
            <text:p>13</text:p>
          </table:table-cell>
          <table:table-cell table:formula="of:=IF([.P$2]&gt;[.$A53];&quot;&quot;;ROUND(([.$B$1]/([.$A53]+1)))*[.P$2])" office:value-type="float" office:value="14" calcext:value-type="float">
            <text:p>14</text:p>
          </table:table-cell>
          <table:table-cell table:formula="of:=IF([.Q$2]&gt;[.$A53];&quot;&quot;;ROUND(([.$B$1]/([.$A53]+1)))*[.Q$2])" office:value-type="float" office:value="15" calcext:value-type="float">
            <text:p>15</text:p>
          </table:table-cell>
          <table:table-cell table:formula="of:=IF([.R$2]&gt;[.$A53];&quot;&quot;;ROUND(([.$B$1]/([.$A53]+1)))*[.R$2])" office:value-type="float" office:value="16" calcext:value-type="float">
            <text:p>16</text:p>
          </table:table-cell>
          <table:table-cell table:formula="of:=IF([.S$2]&gt;[.$A53];&quot;&quot;;ROUND(([.$B$1]/([.$A53]+1)))*[.S$2])" office:value-type="float" office:value="17" calcext:value-type="float">
            <text:p>17</text:p>
          </table:table-cell>
          <table:table-cell table:formula="of:=IF([.T$2]&gt;[.$A53];&quot;&quot;;ROUND(([.$B$1]/([.$A53]+1)))*[.T$2])" office:value-type="float" office:value="18" calcext:value-type="float">
            <text:p>18</text:p>
          </table:table-cell>
          <table:table-cell table:formula="of:=IF([.U$2]&gt;[.$A53];&quot;&quot;;ROUND(([.$B$1]/([.$A53]+1)))*[.U$2])" office:value-type="float" office:value="19" calcext:value-type="float">
            <text:p>19</text:p>
          </table:table-cell>
          <table:table-cell table:formula="of:=IF([.V$2]&gt;[.$A53];&quot;&quot;;ROUND(([.$B$1]/([.$A53]+1)))*[.V$2])" office:value-type="float" office:value="20" calcext:value-type="float">
            <text:p>20</text:p>
          </table:table-cell>
          <table:table-cell table:formula="of:=IF([.W$2]&gt;[.$A53];&quot;&quot;;ROUND(([.$B$1]/([.$A53]+1)))*[.W$2])" office:value-type="float" office:value="21" calcext:value-type="float">
            <text:p>21</text:p>
          </table:table-cell>
          <table:table-cell table:formula="of:=IF([.X$2]&gt;[.$A53];&quot;&quot;;ROUND(([.$B$1]/([.$A53]+1)))*[.X$2])" office:value-type="float" office:value="22" calcext:value-type="float">
            <text:p>22</text:p>
          </table:table-cell>
          <table:table-cell table:formula="of:=IF([.Y$2]&gt;[.$A53];&quot;&quot;;ROUND(([.$B$1]/([.$A53]+1)))*[.Y$2])" office:value-type="float" office:value="23" calcext:value-type="float">
            <text:p>23</text:p>
          </table:table-cell>
          <table:table-cell table:formula="of:=IF([.Z$2]&gt;[.$A53];&quot;&quot;;ROUND(([.$B$1]/([.$A53]+1)))*[.Z$2])" office:value-type="float" office:value="24" calcext:value-type="float">
            <text:p>24</text:p>
          </table:table-cell>
          <table:table-cell table:formula="of:=IF([.AA$2]&gt;[.$A53];&quot;&quot;;ROUND(([.$B$1]/([.$A53]+1)))*[.AA$2])" office:value-type="float" office:value="25" calcext:value-type="float">
            <text:p>25</text:p>
          </table:table-cell>
          <table:table-cell table:formula="of:=IF([.AB$2]&gt;[.$A53];&quot;&quot;;ROUND(([.$B$1]/([.$A53]+1)))*[.AB$2])" office:value-type="float" office:value="26" calcext:value-type="float">
            <text:p>26</text:p>
          </table:table-cell>
          <table:table-cell table:formula="of:=IF([.AC$2]&gt;[.$A53];&quot;&quot;;ROUND(([.$B$1]/([.$A53]+1)))*[.AC$2])" office:value-type="float" office:value="27" calcext:value-type="float">
            <text:p>27</text:p>
          </table:table-cell>
          <table:table-cell table:formula="of:=IF([.AD$2]&gt;[.$A53];&quot;&quot;;ROUND(([.$B$1]/([.$A53]+1)))*[.AD$2])" office:value-type="float" office:value="28" calcext:value-type="float">
            <text:p>28</text:p>
          </table:table-cell>
          <table:table-cell table:formula="of:=IF([.AE$2]&gt;[.$A53];&quot;&quot;;ROUND(([.$B$1]/([.$A53]+1)))*[.AE$2])" office:value-type="float" office:value="29" calcext:value-type="float">
            <text:p>29</text:p>
          </table:table-cell>
          <table:table-cell table:formula="of:=IF([.AF$2]&gt;[.$A53];&quot;&quot;;ROUND(([.$B$1]/([.$A53]+1)))*[.AF$2])" office:value-type="float" office:value="30" calcext:value-type="float">
            <text:p>30</text:p>
          </table:table-cell>
          <table:table-cell table:formula="of:=IF([.AG$2]&gt;[.$A53];&quot;&quot;;ROUND(([.$B$1]/([.$A53]+1)))*[.AG$2])" office:value-type="float" office:value="31" calcext:value-type="float">
            <text:p>31</text:p>
          </table:table-cell>
          <table:table-cell table:formula="of:=IF([.AH$2]&gt;[.$A53];&quot;&quot;;ROUND(([.$B$1]/([.$A53]+1)))*[.AH$2])" office:value-type="float" office:value="32" calcext:value-type="float">
            <text:p>32</text:p>
          </table:table-cell>
          <table:table-cell table:formula="of:=IF([.AI$2]&gt;[.$A53];&quot;&quot;;ROUND(([.$B$1]/([.$A53]+1)))*[.AI$2])" office:value-type="float" office:value="33" calcext:value-type="float">
            <text:p>33</text:p>
          </table:table-cell>
          <table:table-cell table:formula="of:=IF([.AJ$2]&gt;[.$A53];&quot;&quot;;ROUND(([.$B$1]/([.$A53]+1)))*[.AJ$2])" office:value-type="float" office:value="34" calcext:value-type="float">
            <text:p>34</text:p>
          </table:table-cell>
          <table:table-cell table:formula="of:=IF([.AK$2]&gt;[.$A53];&quot;&quot;;ROUND(([.$B$1]/([.$A53]+1)))*[.AK$2])" office:value-type="float" office:value="35" calcext:value-type="float">
            <text:p>35</text:p>
          </table:table-cell>
          <table:table-cell table:formula="of:=IF([.AL$2]&gt;[.$A53];&quot;&quot;;ROUND(([.$B$1]/([.$A53]+1)))*[.AL$2])" office:value-type="float" office:value="36" calcext:value-type="float">
            <text:p>36</text:p>
          </table:table-cell>
          <table:table-cell table:formula="of:=IF([.AM$2]&gt;[.$A53];&quot;&quot;;ROUND(([.$B$1]/([.$A53]+1)))*[.AM$2])" office:value-type="float" office:value="37" calcext:value-type="float">
            <text:p>37</text:p>
          </table:table-cell>
          <table:table-cell table:formula="of:=IF([.AN$2]&gt;[.$A53];&quot;&quot;;ROUND(([.$B$1]/([.$A53]+1)))*[.AN$2])" office:value-type="float" office:value="38" calcext:value-type="float">
            <text:p>38</text:p>
          </table:table-cell>
          <table:table-cell table:formula="of:=IF([.AO$2]&gt;[.$A53];&quot;&quot;;ROUND(([.$B$1]/([.$A53]+1)))*[.AO$2])" office:value-type="float" office:value="39" calcext:value-type="float">
            <text:p>39</text:p>
          </table:table-cell>
          <table:table-cell table:formula="of:=IF([.AP$2]&gt;[.$A53];&quot;&quot;;ROUND(([.$B$1]/([.$A53]+1)))*[.AP$2])" office:value-type="float" office:value="40" calcext:value-type="float">
            <text:p>40</text:p>
          </table:table-cell>
          <table:table-cell table:formula="of:=IF([.AQ$2]&gt;[.$A53];&quot;&quot;;ROUND(([.$B$1]/([.$A53]+1)))*[.AQ$2])" office:value-type="float" office:value="41" calcext:value-type="float">
            <text:p>41</text:p>
          </table:table-cell>
          <table:table-cell table:formula="of:=IF([.AR$2]&gt;[.$A53];&quot;&quot;;ROUND(([.$B$1]/([.$A53]+1)))*[.AR$2])" office:value-type="float" office:value="42" calcext:value-type="float">
            <text:p>42</text:p>
          </table:table-cell>
          <table:table-cell table:formula="of:=IF([.AS$2]&gt;[.$A53];&quot;&quot;;ROUND(([.$B$1]/([.$A53]+1)))*[.AS$2])" office:value-type="float" office:value="43" calcext:value-type="float">
            <text:p>43</text:p>
          </table:table-cell>
          <table:table-cell table:formula="of:=IF([.AT$2]&gt;[.$A53];&quot;&quot;;ROUND(([.$B$1]/([.$A53]+1)))*[.AT$2])" office:value-type="float" office:value="44" calcext:value-type="float">
            <text:p>44</text:p>
          </table:table-cell>
          <table:table-cell table:formula="of:=IF([.AU$2]&gt;[.$A53];&quot;&quot;;ROUND(([.$B$1]/([.$A53]+1)))*[.AU$2])" office:value-type="float" office:value="45" calcext:value-type="float">
            <text:p>45</text:p>
          </table:table-cell>
          <table:table-cell table:formula="of:=IF([.AV$2]&gt;[.$A53];&quot;&quot;;ROUND(([.$B$1]/([.$A53]+1)))*[.AV$2])" office:value-type="float" office:value="46" calcext:value-type="float">
            <text:p>46</text:p>
          </table:table-cell>
          <table:table-cell table:formula="of:=IF([.AW$2]&gt;[.$A53];&quot;&quot;;ROUND(([.$B$1]/([.$A53]+1)))*[.AW$2])" office:value-type="float" office:value="47" calcext:value-type="float">
            <text:p>47</text:p>
          </table:table-cell>
          <table:table-cell table:formula="of:=IF([.AX$2]&gt;[.$A53];&quot;&quot;;ROUND(([.$B$1]/([.$A53]+1)))*[.AX$2])" office:value-type="float" office:value="48" calcext:value-type="float">
            <text:p>48</text:p>
          </table:table-cell>
          <table:table-cell table:formula="of:=IF([.AY$2]&gt;[.$A53];&quot;&quot;;ROUND(([.$B$1]/([.$A53]+1)))*[.AY$2])" office:value-type="float" office:value="49" calcext:value-type="float">
            <text:p>49</text:p>
          </table:table-cell>
          <table:table-cell table:formula="of:=IF([.AZ$2]&gt;[.$A53];&quot;&quot;;ROUND(([.$B$1]/([.$A53]+1)))*[.AZ$2])" office:value-type="float" office:value="50" calcext:value-type="float">
            <text:p>50</text:p>
          </table:table-cell>
          <table:table-cell table:formula="of:=IF([.BA$2]&gt;[.$A53];&quot;&quot;;ROUND(([.$B$1]/([.$A53]+1)))*[.BA$2])" office:value-type="float" office:value="51" calcext:value-type="float">
            <text:p>51</text:p>
          </table:table-cell>
          <table:table-cell table:formula="of:=IF([.BB$2]&gt;[.$A53];&quot;&quot;;ROUND(([.$B$1]/([.$A53]+1)))*[.BB$2])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IF([.C$2]&gt;[.$A54];&quot;&quot;;ROUND(([.$B$1]/([.$A54]+1)))*[.C$2])" office:value-type="float" office:value="1" calcext:value-type="float">
            <text:p>1</text:p>
          </table:table-cell>
          <table:table-cell table:formula="of:=IF([.D$2]&gt;[.$A54];&quot;&quot;;ROUND(([.$B$1]/([.$A54]+1)))*[.D$2])" office:value-type="float" office:value="2" calcext:value-type="float">
            <text:p>2</text:p>
          </table:table-cell>
          <table:table-cell table:formula="of:=IF([.E$2]&gt;[.$A54];&quot;&quot;;ROUND(([.$B$1]/([.$A54]+1)))*[.E$2])" office:value-type="float" office:value="3" calcext:value-type="float">
            <text:p>3</text:p>
          </table:table-cell>
          <table:table-cell table:formula="of:=IF([.F$2]&gt;[.$A54];&quot;&quot;;ROUND(([.$B$1]/([.$A54]+1)))*[.F$2])" office:value-type="float" office:value="4" calcext:value-type="float">
            <text:p>4</text:p>
          </table:table-cell>
          <table:table-cell table:formula="of:=IF([.G$2]&gt;[.$A54];&quot;&quot;;ROUND(([.$B$1]/([.$A54]+1)))*[.G$2])" office:value-type="float" office:value="5" calcext:value-type="float">
            <text:p>5</text:p>
          </table:table-cell>
          <table:table-cell table:formula="of:=IF([.H$2]&gt;[.$A54];&quot;&quot;;ROUND(([.$B$1]/([.$A54]+1)))*[.H$2])" office:value-type="float" office:value="6" calcext:value-type="float">
            <text:p>6</text:p>
          </table:table-cell>
          <table:table-cell table:formula="of:=IF([.I$2]&gt;[.$A54];&quot;&quot;;ROUND(([.$B$1]/([.$A54]+1)))*[.I$2])" office:value-type="float" office:value="7" calcext:value-type="float">
            <text:p>7</text:p>
          </table:table-cell>
          <table:table-cell table:formula="of:=IF([.J$2]&gt;[.$A54];&quot;&quot;;ROUND(([.$B$1]/([.$A54]+1)))*[.J$2])" office:value-type="float" office:value="8" calcext:value-type="float">
            <text:p>8</text:p>
          </table:table-cell>
          <table:table-cell table:formula="of:=IF([.K$2]&gt;[.$A54];&quot;&quot;;ROUND(([.$B$1]/([.$A54]+1)))*[.K$2])" office:value-type="float" office:value="9" calcext:value-type="float">
            <text:p>9</text:p>
          </table:table-cell>
          <table:table-cell table:formula="of:=IF([.L$2]&gt;[.$A54];&quot;&quot;;ROUND(([.$B$1]/([.$A54]+1)))*[.L$2])" office:value-type="float" office:value="10" calcext:value-type="float">
            <text:p>10</text:p>
          </table:table-cell>
          <table:table-cell table:formula="of:=IF([.M$2]&gt;[.$A54];&quot;&quot;;ROUND(([.$B$1]/([.$A54]+1)))*[.M$2])" office:value-type="float" office:value="11" calcext:value-type="float">
            <text:p>11</text:p>
          </table:table-cell>
          <table:table-cell table:formula="of:=IF([.N$2]&gt;[.$A54];&quot;&quot;;ROUND(([.$B$1]/([.$A54]+1)))*[.N$2])" office:value-type="float" office:value="12" calcext:value-type="float">
            <text:p>12</text:p>
          </table:table-cell>
          <table:table-cell table:formula="of:=IF([.O$2]&gt;[.$A54];&quot;&quot;;ROUND(([.$B$1]/([.$A54]+1)))*[.O$2])" office:value-type="float" office:value="13" calcext:value-type="float">
            <text:p>13</text:p>
          </table:table-cell>
          <table:table-cell table:formula="of:=IF([.P$2]&gt;[.$A54];&quot;&quot;;ROUND(([.$B$1]/([.$A54]+1)))*[.P$2])" office:value-type="float" office:value="14" calcext:value-type="float">
            <text:p>14</text:p>
          </table:table-cell>
          <table:table-cell table:formula="of:=IF([.Q$2]&gt;[.$A54];&quot;&quot;;ROUND(([.$B$1]/([.$A54]+1)))*[.Q$2])" office:value-type="float" office:value="15" calcext:value-type="float">
            <text:p>15</text:p>
          </table:table-cell>
          <table:table-cell table:formula="of:=IF([.R$2]&gt;[.$A54];&quot;&quot;;ROUND(([.$B$1]/([.$A54]+1)))*[.R$2])" office:value-type="float" office:value="16" calcext:value-type="float">
            <text:p>16</text:p>
          </table:table-cell>
          <table:table-cell table:formula="of:=IF([.S$2]&gt;[.$A54];&quot;&quot;;ROUND(([.$B$1]/([.$A54]+1)))*[.S$2])" office:value-type="float" office:value="17" calcext:value-type="float">
            <text:p>17</text:p>
          </table:table-cell>
          <table:table-cell table:formula="of:=IF([.T$2]&gt;[.$A54];&quot;&quot;;ROUND(([.$B$1]/([.$A54]+1)))*[.T$2])" office:value-type="float" office:value="18" calcext:value-type="float">
            <text:p>18</text:p>
          </table:table-cell>
          <table:table-cell table:formula="of:=IF([.U$2]&gt;[.$A54];&quot;&quot;;ROUND(([.$B$1]/([.$A54]+1)))*[.U$2])" office:value-type="float" office:value="19" calcext:value-type="float">
            <text:p>19</text:p>
          </table:table-cell>
          <table:table-cell table:formula="of:=IF([.V$2]&gt;[.$A54];&quot;&quot;;ROUND(([.$B$1]/([.$A54]+1)))*[.V$2])" office:value-type="float" office:value="20" calcext:value-type="float">
            <text:p>20</text:p>
          </table:table-cell>
          <table:table-cell table:formula="of:=IF([.W$2]&gt;[.$A54];&quot;&quot;;ROUND(([.$B$1]/([.$A54]+1)))*[.W$2])" office:value-type="float" office:value="21" calcext:value-type="float">
            <text:p>21</text:p>
          </table:table-cell>
          <table:table-cell table:formula="of:=IF([.X$2]&gt;[.$A54];&quot;&quot;;ROUND(([.$B$1]/([.$A54]+1)))*[.X$2])" office:value-type="float" office:value="22" calcext:value-type="float">
            <text:p>22</text:p>
          </table:table-cell>
          <table:table-cell table:formula="of:=IF([.Y$2]&gt;[.$A54];&quot;&quot;;ROUND(([.$B$1]/([.$A54]+1)))*[.Y$2])" office:value-type="float" office:value="23" calcext:value-type="float">
            <text:p>23</text:p>
          </table:table-cell>
          <table:table-cell table:formula="of:=IF([.Z$2]&gt;[.$A54];&quot;&quot;;ROUND(([.$B$1]/([.$A54]+1)))*[.Z$2])" office:value-type="float" office:value="24" calcext:value-type="float">
            <text:p>24</text:p>
          </table:table-cell>
          <table:table-cell table:formula="of:=IF([.AA$2]&gt;[.$A54];&quot;&quot;;ROUND(([.$B$1]/([.$A54]+1)))*[.AA$2])" office:value-type="float" office:value="25" calcext:value-type="float">
            <text:p>25</text:p>
          </table:table-cell>
          <table:table-cell table:formula="of:=IF([.AB$2]&gt;[.$A54];&quot;&quot;;ROUND(([.$B$1]/([.$A54]+1)))*[.AB$2])" office:value-type="float" office:value="26" calcext:value-type="float">
            <text:p>26</text:p>
          </table:table-cell>
          <table:table-cell table:formula="of:=IF([.AC$2]&gt;[.$A54];&quot;&quot;;ROUND(([.$B$1]/([.$A54]+1)))*[.AC$2])" office:value-type="float" office:value="27" calcext:value-type="float">
            <text:p>27</text:p>
          </table:table-cell>
          <table:table-cell table:formula="of:=IF([.AD$2]&gt;[.$A54];&quot;&quot;;ROUND(([.$B$1]/([.$A54]+1)))*[.AD$2])" office:value-type="float" office:value="28" calcext:value-type="float">
            <text:p>28</text:p>
          </table:table-cell>
          <table:table-cell table:formula="of:=IF([.AE$2]&gt;[.$A54];&quot;&quot;;ROUND(([.$B$1]/([.$A54]+1)))*[.AE$2])" office:value-type="float" office:value="29" calcext:value-type="float">
            <text:p>29</text:p>
          </table:table-cell>
          <table:table-cell table:formula="of:=IF([.AF$2]&gt;[.$A54];&quot;&quot;;ROUND(([.$B$1]/([.$A54]+1)))*[.AF$2])" office:value-type="float" office:value="30" calcext:value-type="float">
            <text:p>30</text:p>
          </table:table-cell>
          <table:table-cell table:formula="of:=IF([.AG$2]&gt;[.$A54];&quot;&quot;;ROUND(([.$B$1]/([.$A54]+1)))*[.AG$2])" office:value-type="float" office:value="31" calcext:value-type="float">
            <text:p>31</text:p>
          </table:table-cell>
          <table:table-cell table:formula="of:=IF([.AH$2]&gt;[.$A54];&quot;&quot;;ROUND(([.$B$1]/([.$A54]+1)))*[.AH$2])" office:value-type="float" office:value="32" calcext:value-type="float">
            <text:p>32</text:p>
          </table:table-cell>
          <table:table-cell table:formula="of:=IF([.AI$2]&gt;[.$A54];&quot;&quot;;ROUND(([.$B$1]/([.$A54]+1)))*[.AI$2])" office:value-type="float" office:value="33" calcext:value-type="float">
            <text:p>33</text:p>
          </table:table-cell>
          <table:table-cell table:formula="of:=IF([.AJ$2]&gt;[.$A54];&quot;&quot;;ROUND(([.$B$1]/([.$A54]+1)))*[.AJ$2])" office:value-type="float" office:value="34" calcext:value-type="float">
            <text:p>34</text:p>
          </table:table-cell>
          <table:table-cell table:formula="of:=IF([.AK$2]&gt;[.$A54];&quot;&quot;;ROUND(([.$B$1]/([.$A54]+1)))*[.AK$2])" office:value-type="float" office:value="35" calcext:value-type="float">
            <text:p>35</text:p>
          </table:table-cell>
          <table:table-cell table:formula="of:=IF([.AL$2]&gt;[.$A54];&quot;&quot;;ROUND(([.$B$1]/([.$A54]+1)))*[.AL$2])" office:value-type="float" office:value="36" calcext:value-type="float">
            <text:p>36</text:p>
          </table:table-cell>
          <table:table-cell table:formula="of:=IF([.AM$2]&gt;[.$A54];&quot;&quot;;ROUND(([.$B$1]/([.$A54]+1)))*[.AM$2])" office:value-type="float" office:value="37" calcext:value-type="float">
            <text:p>37</text:p>
          </table:table-cell>
          <table:table-cell table:formula="of:=IF([.AN$2]&gt;[.$A54];&quot;&quot;;ROUND(([.$B$1]/([.$A54]+1)))*[.AN$2])" office:value-type="float" office:value="38" calcext:value-type="float">
            <text:p>38</text:p>
          </table:table-cell>
          <table:table-cell table:formula="of:=IF([.AO$2]&gt;[.$A54];&quot;&quot;;ROUND(([.$B$1]/([.$A54]+1)))*[.AO$2])" office:value-type="float" office:value="39" calcext:value-type="float">
            <text:p>39</text:p>
          </table:table-cell>
          <table:table-cell table:formula="of:=IF([.AP$2]&gt;[.$A54];&quot;&quot;;ROUND(([.$B$1]/([.$A54]+1)))*[.AP$2])" office:value-type="float" office:value="40" calcext:value-type="float">
            <text:p>40</text:p>
          </table:table-cell>
          <table:table-cell table:formula="of:=IF([.AQ$2]&gt;[.$A54];&quot;&quot;;ROUND(([.$B$1]/([.$A54]+1)))*[.AQ$2])" office:value-type="float" office:value="41" calcext:value-type="float">
            <text:p>41</text:p>
          </table:table-cell>
          <table:table-cell table:formula="of:=IF([.AR$2]&gt;[.$A54];&quot;&quot;;ROUND(([.$B$1]/([.$A54]+1)))*[.AR$2])" office:value-type="float" office:value="42" calcext:value-type="float">
            <text:p>42</text:p>
          </table:table-cell>
          <table:table-cell table:formula="of:=IF([.AS$2]&gt;[.$A54];&quot;&quot;;ROUND(([.$B$1]/([.$A54]+1)))*[.AS$2])" office:value-type="float" office:value="43" calcext:value-type="float">
            <text:p>43</text:p>
          </table:table-cell>
          <table:table-cell table:formula="of:=IF([.AT$2]&gt;[.$A54];&quot;&quot;;ROUND(([.$B$1]/([.$A54]+1)))*[.AT$2])" office:value-type="float" office:value="44" calcext:value-type="float">
            <text:p>44</text:p>
          </table:table-cell>
          <table:table-cell table:formula="of:=IF([.AU$2]&gt;[.$A54];&quot;&quot;;ROUND(([.$B$1]/([.$A54]+1)))*[.AU$2])" office:value-type="float" office:value="45" calcext:value-type="float">
            <text:p>45</text:p>
          </table:table-cell>
          <table:table-cell table:formula="of:=IF([.AV$2]&gt;[.$A54];&quot;&quot;;ROUND(([.$B$1]/([.$A54]+1)))*[.AV$2])" office:value-type="float" office:value="46" calcext:value-type="float">
            <text:p>46</text:p>
          </table:table-cell>
          <table:table-cell table:formula="of:=IF([.AW$2]&gt;[.$A54];&quot;&quot;;ROUND(([.$B$1]/([.$A54]+1)))*[.AW$2])" office:value-type="float" office:value="47" calcext:value-type="float">
            <text:p>47</text:p>
          </table:table-cell>
          <table:table-cell table:formula="of:=IF([.AX$2]&gt;[.$A54];&quot;&quot;;ROUND(([.$B$1]/([.$A54]+1)))*[.AX$2])" office:value-type="float" office:value="48" calcext:value-type="float">
            <text:p>48</text:p>
          </table:table-cell>
          <table:table-cell table:formula="of:=IF([.AY$2]&gt;[.$A54];&quot;&quot;;ROUND(([.$B$1]/([.$A54]+1)))*[.AY$2])" office:value-type="float" office:value="49" calcext:value-type="float">
            <text:p>49</text:p>
          </table:table-cell>
          <table:table-cell table:formula="of:=IF([.AZ$2]&gt;[.$A54];&quot;&quot;;ROUND(([.$B$1]/([.$A54]+1)))*[.AZ$2])" office:value-type="float" office:value="50" calcext:value-type="float">
            <text:p>50</text:p>
          </table:table-cell>
          <table:table-cell table:formula="of:=IF([.BA$2]&gt;[.$A54];&quot;&quot;;ROUND(([.$B$1]/([.$A54]+1)))*[.BA$2])" office:value-type="float" office:value="51" calcext:value-type="float">
            <text:p>51</text:p>
          </table:table-cell>
          <table:table-cell table:formula="of:=IF([.BB$2]&gt;[.$A54];&quot;&quot;;ROUND(([.$B$1]/([.$A54]+1)))*[.BB$2])" office:value-type="float" office:value="52" calcext:value-type="float">
            <text:p>52</text:p>
          </table:table-cell>
        </table:table-row>
        <table:table-row table:style-name="ro1">
          <table:table-cell table:number-columns-repeated="2"/>
          <table:table-cell table:formula="of:=IF([.C$2]&gt;[.$A55];&quot;&quot;;ROUND(([.$B$1]/([.$A55]+1)))*[.C$2])">
            <text:p/>
          </table:table-cell>
          <table:table-cell table:style-name="Default" table:formula="of:=IF([.D$2]&gt;[.$A55];&quot;&quot;;[.$B55] *[.D$2])">
            <text:p/>
          </table:table-cell>
          <table:table-cell table:style-name="Default" table:formula="of:=IF([.E$2]&gt;[.$A55];&quot;&quot;;[.$B55] *[.E$2])">
            <text:p/>
          </table:table-cell>
          <table:table-cell table:style-name="Default" table:formula="of:=IF([.F$2]&gt;[.$A55];&quot;&quot;;[.$B55] *[.F$2])">
            <text:p/>
          </table:table-cell>
          <table:table-cell table:style-name="Default" table:formula="of:=IF([.G$2]&gt;[.$A55];&quot;&quot;;[.$B55] *[.G$2])">
            <text:p/>
          </table:table-cell>
          <table:table-cell table:style-name="Default" table:formula="of:=IF([.H$2]&gt;[.$A55];&quot;&quot;;[.$B55] *[.H$2])">
            <text:p/>
          </table:table-cell>
          <table:table-cell table:style-name="Default" table:formula="of:=IF([.I$2]&gt;[.$A55];&quot;&quot;;[.$B55] *[.I$2])">
            <text:p/>
          </table:table-cell>
          <table:table-cell table:style-name="Default" table:formula="of:=IF([.J$2]&gt;[.$A55];&quot;&quot;;[.$B55] *[.J$2])">
            <text:p/>
          </table:table-cell>
          <table:table-cell table:style-name="Default" table:formula="of:=IF([.K$2]&gt;[.$A55];&quot;&quot;;[.$B55] *[.K$2])">
            <text:p/>
          </table:table-cell>
          <table:table-cell table:style-name="Default" table:formula="of:=IF([.L$2]&gt;[.$A55];&quot;&quot;;[.$B55] *[.L$2])">
            <text:p/>
          </table:table-cell>
          <table:table-cell table:style-name="Default" table:formula="of:=IF([.M$2]&gt;[.$A55];&quot;&quot;;[.$B55] *[.M$2])">
            <text:p/>
          </table:table-cell>
          <table:table-cell table:style-name="Default" table:formula="of:=IF([.N$2]&gt;[.$A55];&quot;&quot;;[.$B55] *[.N$2])">
            <text:p/>
          </table:table-cell>
          <table:table-cell table:style-name="Default" table:formula="of:=IF([.O$2]&gt;[.$A55];&quot;&quot;;[.$B55] *[.O$2])">
            <text:p/>
          </table:table-cell>
          <table:table-cell table:style-name="Default" table:formula="of:=IF([.P$2]&gt;[.$A55];&quot;&quot;;[.$B55] *[.P$2])">
            <text:p/>
          </table:table-cell>
          <table:table-cell table:style-name="Default" table:formula="of:=IF([.Q$2]&gt;[.$A55];&quot;&quot;;[.$B55] *[.Q$2])">
            <text:p/>
          </table:table-cell>
          <table:table-cell table:style-name="Default" table:formula="of:=IF([.R$2]&gt;[.$A55];&quot;&quot;;[.$B55] *[.R$2])">
            <text:p/>
          </table:table-cell>
          <table:table-cell table:style-name="Default" table:formula="of:=IF([.S$2]&gt;[.$A55];&quot;&quot;;[.$B55] *[.S$2])">
            <text:p/>
          </table:table-cell>
          <table:table-cell table:style-name="Default" table:formula="of:=IF([.T$2]&gt;[.$A55];&quot;&quot;;[.$B55] *[.T$2])">
            <text:p/>
          </table:table-cell>
          <table:table-cell table:style-name="Default" table:formula="of:=IF([.U$2]&gt;[.$A55];&quot;&quot;;[.$B55] *[.U$2])">
            <text:p/>
          </table:table-cell>
          <table:table-cell table:style-name="Default" table:formula="of:=IF([.V$2]&gt;[.$A55];&quot;&quot;;[.$B55] *[.V$2])">
            <text:p/>
          </table:table-cell>
          <table:table-cell table:style-name="Default" table:formula="of:=IF([.W$2]&gt;[.$A55];&quot;&quot;;[.$B55] *[.W$2])">
            <text:p/>
          </table:table-cell>
          <table:table-cell table:style-name="Default" table:formula="of:=IF([.X$2]&gt;[.$A55];&quot;&quot;;[.$B55] *[.X$2])">
            <text:p/>
          </table:table-cell>
          <table:table-cell table:style-name="Default" table:formula="of:=IF([.Y$2]&gt;[.$A55];&quot;&quot;;[.$B55] *[.Y$2])">
            <text:p/>
          </table:table-cell>
          <table:table-cell table:style-name="Default" table:formula="of:=IF([.Z$2]&gt;[.$A55];&quot;&quot;;[.$B55] *[.Z$2])">
            <text:p/>
          </table:table-cell>
          <table:table-cell table:style-name="Default" table:formula="of:=IF([.AA$2]&gt;[.$A55];&quot;&quot;;[.$B55] *[.AA$2])">
            <text:p/>
          </table:table-cell>
          <table:table-cell table:style-name="Default" table:formula="of:=IF([.AB$2]&gt;[.$A55];&quot;&quot;;[.$B55] *[.AB$2])">
            <text:p/>
          </table:table-cell>
          <table:table-cell table:style-name="Default" table:formula="of:=IF([.AC$2]&gt;[.$A55];&quot;&quot;;[.$B55] *[.AC$2])">
            <text:p/>
          </table:table-cell>
          <table:table-cell table:style-name="Default" table:formula="of:=IF([.AD$2]&gt;[.$A55];&quot;&quot;;[.$B55] *[.AD$2])">
            <text:p/>
          </table:table-cell>
          <table:table-cell table:style-name="Default" table:formula="of:=IF([.AE$2]&gt;[.$A55];&quot;&quot;;[.$B55] *[.AE$2])">
            <text:p/>
          </table:table-cell>
          <table:table-cell table:style-name="Default" table:formula="of:=IF([.AF$2]&gt;[.$A55];&quot;&quot;;[.$B55] *[.AF$2])">
            <text:p/>
          </table:table-cell>
          <table:table-cell table:style-name="Default" table:formula="of:=IF([.AG$2]&gt;[.$A55];&quot;&quot;;[.$B55] *[.AG$2])">
            <text:p/>
          </table:table-cell>
          <table:table-cell table:style-name="Default" table:formula="of:=IF([.AH$2]&gt;[.$A55];&quot;&quot;;[.$B55] *[.AH$2])">
            <text:p/>
          </table:table-cell>
          <table:table-cell table:style-name="Default" table:formula="of:=IF([.AI$2]&gt;[.$A55];&quot;&quot;;[.$B55] *[.AI$2])">
            <text:p/>
          </table:table-cell>
          <table:table-cell table:style-name="Default" table:formula="of:=IF([.AJ$2]&gt;[.$A55];&quot;&quot;;[.$B55] *[.AJ$2])">
            <text:p/>
          </table:table-cell>
          <table:table-cell table:style-name="Default" table:formula="of:=IF([.AK$2]&gt;[.$A55];&quot;&quot;;[.$B55] *[.AK$2])">
            <text:p/>
          </table:table-cell>
          <table:table-cell table:style-name="Default" table:formula="of:=IF([.AL$2]&gt;[.$A55];&quot;&quot;;[.$B55] *[.AL$2])">
            <text:p/>
          </table:table-cell>
          <table:table-cell table:style-name="Default" table:formula="of:=IF([.AM$2]&gt;[.$A55];&quot;&quot;;[.$B55] *[.AM$2])">
            <text:p/>
          </table:table-cell>
          <table:table-cell table:style-name="Default" table:formula="of:=IF([.AN$2]&gt;[.$A55];&quot;&quot;;[.$B55] *[.AN$2])">
            <text:p/>
          </table:table-cell>
          <table:table-cell table:style-name="Default" table:formula="of:=IF([.AO$2]&gt;[.$A55];&quot;&quot;;[.$B55] *[.AO$2])">
            <text:p/>
          </table:table-cell>
          <table:table-cell table:style-name="Default" table:formula="of:=IF([.AP$2]&gt;[.$A55];&quot;&quot;;[.$B55] *[.AP$2])">
            <text:p/>
          </table:table-cell>
          <table:table-cell table:style-name="Default" table:formula="of:=IF([.AQ$2]&gt;[.$A55];&quot;&quot;;[.$B55] *[.AQ$2])">
            <text:p/>
          </table:table-cell>
          <table:table-cell table:style-name="Default" table:formula="of:=IF([.AR$2]&gt;[.$A55];&quot;&quot;;[.$B55] *[.AR$2])">
            <text:p/>
          </table:table-cell>
          <table:table-cell table:style-name="Default" table:formula="of:=IF([.AS$2]&gt;[.$A55];&quot;&quot;;[.$B55] *[.AS$2])">
            <text:p/>
          </table:table-cell>
          <table:table-cell table:style-name="Default" table:formula="of:=IF([.AT$2]&gt;[.$A55];&quot;&quot;;[.$B55] *[.AT$2])">
            <text:p/>
          </table:table-cell>
          <table:table-cell table:style-name="Default" table:formula="of:=IF([.AU$2]&gt;[.$A55];&quot;&quot;;[.$B55] *[.AU$2])">
            <text:p/>
          </table:table-cell>
          <table:table-cell table:style-name="Default" table:formula="of:=IF([.AV$2]&gt;[.$A55];&quot;&quot;;[.$B55] *[.AV$2])">
            <text:p/>
          </table:table-cell>
          <table:table-cell table:style-name="Default" table:formula="of:=IF([.AW$2]&gt;[.$A55];&quot;&quot;;[.$B55] *[.AW$2])">
            <text:p/>
          </table:table-cell>
          <table:table-cell table:style-name="Default" table:formula="of:=IF([.AX$2]&gt;[.$A55];&quot;&quot;;[.$B55] *[.AX$2])">
            <text:p/>
          </table:table-cell>
          <table:table-cell table:style-name="Default" table:formula="of:=IF([.AY$2]&gt;[.$A55];&quot;&quot;;[.$B55] *[.AY$2])">
            <text:p/>
          </table:table-cell>
          <table:table-cell table:style-name="Default" table:formula="of:=IF([.AZ$2]&gt;[.$A55];&quot;&quot;;[.$B55] *[.AZ$2])">
            <text:p/>
          </table:table-cell>
          <table:table-cell table:style-name="Default" table:formula="of:=IF([.BA$2]&gt;[.$A55];&quot;&quot;;[.$B55] *[.BA$2])">
            <text:p/>
          </table:table-cell>
          <table:table-cell table:style-name="Default" table:formula="of:=IF([.BB$2]&gt;[.$A55];&quot;&quot;;[.$B55] *[.BB$2])">
            <text:p/>
          </table:table-cell>
        </table:table-row>
        <table:table-row table:style-name="ro1">
          <table:table-cell table:number-columns-repeated="2"/>
          <table:table-cell table:formula="of:=IF([.C$2]&gt;[.$A56];&quot;&quot;;ROUND(([.$B$1]/([.$A56]+1)))*[.C$2])">
            <text:p/>
          </table:table-cell>
          <table:table-cell table:style-name="Default" table:formula="of:=IF([.D$2]&gt;[.$A56];&quot;&quot;;[.$B56] *[.D$2])">
            <text:p/>
          </table:table-cell>
          <table:table-cell table:style-name="Default" table:formula="of:=IF([.E$2]&gt;[.$A56];&quot;&quot;;[.$B56] *[.E$2])">
            <text:p/>
          </table:table-cell>
          <table:table-cell table:style-name="Default" table:formula="of:=IF([.F$2]&gt;[.$A56];&quot;&quot;;[.$B56] *[.F$2])">
            <text:p/>
          </table:table-cell>
          <table:table-cell table:style-name="Default" table:formula="of:=IF([.G$2]&gt;[.$A56];&quot;&quot;;[.$B56] *[.G$2])">
            <text:p/>
          </table:table-cell>
          <table:table-cell table:style-name="Default" table:formula="of:=IF([.H$2]&gt;[.$A56];&quot;&quot;;[.$B56] *[.H$2])">
            <text:p/>
          </table:table-cell>
          <table:table-cell table:style-name="Default" table:formula="of:=IF([.I$2]&gt;[.$A56];&quot;&quot;;[.$B56] *[.I$2])">
            <text:p/>
          </table:table-cell>
          <table:table-cell table:style-name="Default" table:formula="of:=IF([.J$2]&gt;[.$A56];&quot;&quot;;[.$B56] *[.J$2])">
            <text:p/>
          </table:table-cell>
          <table:table-cell table:style-name="Default" table:formula="of:=IF([.K$2]&gt;[.$A56];&quot;&quot;;[.$B56] *[.K$2])">
            <text:p/>
          </table:table-cell>
          <table:table-cell table:style-name="Default" table:formula="of:=IF([.L$2]&gt;[.$A56];&quot;&quot;;[.$B56] *[.L$2])">
            <text:p/>
          </table:table-cell>
          <table:table-cell table:style-name="Default" table:formula="of:=IF([.M$2]&gt;[.$A56];&quot;&quot;;[.$B56] *[.M$2])">
            <text:p/>
          </table:table-cell>
          <table:table-cell table:style-name="Default" table:formula="of:=IF([.N$2]&gt;[.$A56];&quot;&quot;;[.$B56] *[.N$2])">
            <text:p/>
          </table:table-cell>
          <table:table-cell table:style-name="Default" table:formula="of:=IF([.O$2]&gt;[.$A56];&quot;&quot;;[.$B56] *[.O$2])">
            <text:p/>
          </table:table-cell>
          <table:table-cell table:style-name="Default" table:formula="of:=IF([.P$2]&gt;[.$A56];&quot;&quot;;[.$B56] *[.P$2])">
            <text:p/>
          </table:table-cell>
          <table:table-cell table:style-name="Default" table:formula="of:=IF([.Q$2]&gt;[.$A56];&quot;&quot;;[.$B56] *[.Q$2])">
            <text:p/>
          </table:table-cell>
          <table:table-cell table:style-name="Default" table:formula="of:=IF([.R$2]&gt;[.$A56];&quot;&quot;;[.$B56] *[.R$2])">
            <text:p/>
          </table:table-cell>
          <table:table-cell table:style-name="Default" table:formula="of:=IF([.S$2]&gt;[.$A56];&quot;&quot;;[.$B56] *[.S$2])">
            <text:p/>
          </table:table-cell>
          <table:table-cell table:style-name="Default" table:formula="of:=IF([.T$2]&gt;[.$A56];&quot;&quot;;[.$B56] *[.T$2])">
            <text:p/>
          </table:table-cell>
          <table:table-cell table:style-name="Default" table:formula="of:=IF([.U$2]&gt;[.$A56];&quot;&quot;;[.$B56] *[.U$2])">
            <text:p/>
          </table:table-cell>
          <table:table-cell table:style-name="Default" table:formula="of:=IF([.V$2]&gt;[.$A56];&quot;&quot;;[.$B56] *[.V$2])">
            <text:p/>
          </table:table-cell>
          <table:table-cell table:style-name="Default" table:formula="of:=IF([.W$2]&gt;[.$A56];&quot;&quot;;[.$B56] *[.W$2])">
            <text:p/>
          </table:table-cell>
          <table:table-cell table:style-name="Default" table:formula="of:=IF([.X$2]&gt;[.$A56];&quot;&quot;;[.$B56] *[.X$2])">
            <text:p/>
          </table:table-cell>
          <table:table-cell table:style-name="Default" table:formula="of:=IF([.Y$2]&gt;[.$A56];&quot;&quot;;[.$B56] *[.Y$2])">
            <text:p/>
          </table:table-cell>
          <table:table-cell table:style-name="Default" table:formula="of:=IF([.Z$2]&gt;[.$A56];&quot;&quot;;[.$B56] *[.Z$2])">
            <text:p/>
          </table:table-cell>
          <table:table-cell table:style-name="Default" table:formula="of:=IF([.AA$2]&gt;[.$A56];&quot;&quot;;[.$B56] *[.AA$2])">
            <text:p/>
          </table:table-cell>
          <table:table-cell table:style-name="Default" table:formula="of:=IF([.AB$2]&gt;[.$A56];&quot;&quot;;[.$B56] *[.AB$2])">
            <text:p/>
          </table:table-cell>
          <table:table-cell table:style-name="Default" table:formula="of:=IF([.AC$2]&gt;[.$A56];&quot;&quot;;[.$B56] *[.AC$2])">
            <text:p/>
          </table:table-cell>
          <table:table-cell table:style-name="Default" table:formula="of:=IF([.AD$2]&gt;[.$A56];&quot;&quot;;[.$B56] *[.AD$2])">
            <text:p/>
          </table:table-cell>
          <table:table-cell table:style-name="Default" table:formula="of:=IF([.AE$2]&gt;[.$A56];&quot;&quot;;[.$B56] *[.AE$2])">
            <text:p/>
          </table:table-cell>
          <table:table-cell table:style-name="Default" table:formula="of:=IF([.AF$2]&gt;[.$A56];&quot;&quot;;[.$B56] *[.AF$2])">
            <text:p/>
          </table:table-cell>
          <table:table-cell table:style-name="Default" table:formula="of:=IF([.AG$2]&gt;[.$A56];&quot;&quot;;[.$B56] *[.AG$2])">
            <text:p/>
          </table:table-cell>
          <table:table-cell table:style-name="Default" table:formula="of:=IF([.AH$2]&gt;[.$A56];&quot;&quot;;[.$B56] *[.AH$2])">
            <text:p/>
          </table:table-cell>
          <table:table-cell table:style-name="Default" table:formula="of:=IF([.AI$2]&gt;[.$A56];&quot;&quot;;[.$B56] *[.AI$2])">
            <text:p/>
          </table:table-cell>
          <table:table-cell table:style-name="Default" table:formula="of:=IF([.AJ$2]&gt;[.$A56];&quot;&quot;;[.$B56] *[.AJ$2])">
            <text:p/>
          </table:table-cell>
          <table:table-cell table:style-name="Default" table:formula="of:=IF([.AK$2]&gt;[.$A56];&quot;&quot;;[.$B56] *[.AK$2])">
            <text:p/>
          </table:table-cell>
          <table:table-cell table:style-name="Default" table:formula="of:=IF([.AL$2]&gt;[.$A56];&quot;&quot;;[.$B56] *[.AL$2])">
            <text:p/>
          </table:table-cell>
          <table:table-cell table:style-name="Default" table:formula="of:=IF([.AM$2]&gt;[.$A56];&quot;&quot;;[.$B56] *[.AM$2])">
            <text:p/>
          </table:table-cell>
          <table:table-cell table:style-name="Default" table:formula="of:=IF([.AN$2]&gt;[.$A56];&quot;&quot;;[.$B56] *[.AN$2])">
            <text:p/>
          </table:table-cell>
          <table:table-cell table:style-name="Default" table:formula="of:=IF([.AO$2]&gt;[.$A56];&quot;&quot;;[.$B56] *[.AO$2])">
            <text:p/>
          </table:table-cell>
          <table:table-cell table:style-name="Default" table:formula="of:=IF([.AP$2]&gt;[.$A56];&quot;&quot;;[.$B56] *[.AP$2])">
            <text:p/>
          </table:table-cell>
          <table:table-cell table:style-name="Default" table:formula="of:=IF([.AQ$2]&gt;[.$A56];&quot;&quot;;[.$B56] *[.AQ$2])">
            <text:p/>
          </table:table-cell>
          <table:table-cell table:style-name="Default" table:formula="of:=IF([.AR$2]&gt;[.$A56];&quot;&quot;;[.$B56] *[.AR$2])">
            <text:p/>
          </table:table-cell>
          <table:table-cell table:style-name="Default" table:formula="of:=IF([.AS$2]&gt;[.$A56];&quot;&quot;;[.$B56] *[.AS$2])">
            <text:p/>
          </table:table-cell>
          <table:table-cell table:style-name="Default" table:formula="of:=IF([.AT$2]&gt;[.$A56];&quot;&quot;;[.$B56] *[.AT$2])">
            <text:p/>
          </table:table-cell>
          <table:table-cell table:style-name="Default" table:formula="of:=IF([.AU$2]&gt;[.$A56];&quot;&quot;;[.$B56] *[.AU$2])">
            <text:p/>
          </table:table-cell>
          <table:table-cell table:style-name="Default" table:formula="of:=IF([.AV$2]&gt;[.$A56];&quot;&quot;;[.$B56] *[.AV$2])">
            <text:p/>
          </table:table-cell>
          <table:table-cell table:style-name="Default" table:formula="of:=IF([.AW$2]&gt;[.$A56];&quot;&quot;;[.$B56] *[.AW$2])">
            <text:p/>
          </table:table-cell>
          <table:table-cell table:style-name="Default" table:formula="of:=IF([.AX$2]&gt;[.$A56];&quot;&quot;;[.$B56] *[.AX$2])">
            <text:p/>
          </table:table-cell>
          <table:table-cell table:style-name="Default" table:formula="of:=IF([.AY$2]&gt;[.$A56];&quot;&quot;;[.$B56] *[.AY$2])">
            <text:p/>
          </table:table-cell>
          <table:table-cell table:style-name="Default" table:formula="of:=IF([.AZ$2]&gt;[.$A56];&quot;&quot;;[.$B56] *[.AZ$2])">
            <text:p/>
          </table:table-cell>
          <table:table-cell table:style-name="Default" table:formula="of:=IF([.BA$2]&gt;[.$A56];&quot;&quot;;[.$B56] *[.BA$2])">
            <text:p/>
          </table:table-cell>
          <table:table-cell table:style-name="Default" table:formula="of:=IF([.BB$2]&gt;[.$A56];&quot;&quot;;[.$B56] *[.BB$2])">
            <text:p/>
          </table:table-cell>
        </table:table-row>
        <table:table-row table:style-name="ro1">
          <table:table-cell table:number-columns-repeated="2"/>
          <table:table-cell table:formula="of:=IF([.C$2]&gt;[.$A57];&quot;&quot;;ROUND(([.$B$1]/([.$A57]+1)))*[.C$2])">
            <text:p/>
          </table:table-cell>
          <table:table-cell table:style-name="Default" table:formula="of:=IF([.D$2]&gt;[.$A57];&quot;&quot;;[.$B57] *[.D$2])">
            <text:p/>
          </table:table-cell>
          <table:table-cell table:style-name="Default" table:formula="of:=IF([.E$2]&gt;[.$A57];&quot;&quot;;[.$B57] *[.E$2])">
            <text:p/>
          </table:table-cell>
          <table:table-cell table:style-name="Default" table:formula="of:=IF([.F$2]&gt;[.$A57];&quot;&quot;;[.$B57] *[.F$2])">
            <text:p/>
          </table:table-cell>
          <table:table-cell table:style-name="Default" table:formula="of:=IF([.G$2]&gt;[.$A57];&quot;&quot;;[.$B57] *[.G$2])">
            <text:p/>
          </table:table-cell>
          <table:table-cell table:style-name="Default" table:formula="of:=IF([.H$2]&gt;[.$A57];&quot;&quot;;[.$B57] *[.H$2])">
            <text:p/>
          </table:table-cell>
          <table:table-cell table:style-name="Default" table:formula="of:=IF([.I$2]&gt;[.$A57];&quot;&quot;;[.$B57] *[.I$2])">
            <text:p/>
          </table:table-cell>
          <table:table-cell table:style-name="Default" table:formula="of:=IF([.J$2]&gt;[.$A57];&quot;&quot;;[.$B57] *[.J$2])">
            <text:p/>
          </table:table-cell>
          <table:table-cell table:style-name="Default" table:formula="of:=IF([.K$2]&gt;[.$A57];&quot;&quot;;[.$B57] *[.K$2])">
            <text:p/>
          </table:table-cell>
          <table:table-cell table:style-name="Default" table:formula="of:=IF([.L$2]&gt;[.$A57];&quot;&quot;;[.$B57] *[.L$2])">
            <text:p/>
          </table:table-cell>
          <table:table-cell table:style-name="Default" table:formula="of:=IF([.M$2]&gt;[.$A57];&quot;&quot;;[.$B57] *[.M$2])">
            <text:p/>
          </table:table-cell>
          <table:table-cell table:style-name="Default" table:formula="of:=IF([.N$2]&gt;[.$A57];&quot;&quot;;[.$B57] *[.N$2])">
            <text:p/>
          </table:table-cell>
          <table:table-cell table:style-name="Default" table:formula="of:=IF([.O$2]&gt;[.$A57];&quot;&quot;;[.$B57] *[.O$2])">
            <text:p/>
          </table:table-cell>
          <table:table-cell table:style-name="Default" table:formula="of:=IF([.P$2]&gt;[.$A57];&quot;&quot;;[.$B57] *[.P$2])">
            <text:p/>
          </table:table-cell>
          <table:table-cell table:style-name="Default" table:formula="of:=IF([.Q$2]&gt;[.$A57];&quot;&quot;;[.$B57] *[.Q$2])">
            <text:p/>
          </table:table-cell>
          <table:table-cell table:style-name="Default" table:formula="of:=IF([.R$2]&gt;[.$A57];&quot;&quot;;[.$B57] *[.R$2])">
            <text:p/>
          </table:table-cell>
          <table:table-cell table:style-name="Default" table:formula="of:=IF([.S$2]&gt;[.$A57];&quot;&quot;;[.$B57] *[.S$2])">
            <text:p/>
          </table:table-cell>
          <table:table-cell table:style-name="Default" table:formula="of:=IF([.T$2]&gt;[.$A57];&quot;&quot;;[.$B57] *[.T$2])">
            <text:p/>
          </table:table-cell>
          <table:table-cell table:style-name="Default" table:formula="of:=IF([.U$2]&gt;[.$A57];&quot;&quot;;[.$B57] *[.U$2])">
            <text:p/>
          </table:table-cell>
          <table:table-cell table:style-name="Default" table:formula="of:=IF([.V$2]&gt;[.$A57];&quot;&quot;;[.$B57] *[.V$2])">
            <text:p/>
          </table:table-cell>
          <table:table-cell table:style-name="Default" table:formula="of:=IF([.W$2]&gt;[.$A57];&quot;&quot;;[.$B57] *[.W$2])">
            <text:p/>
          </table:table-cell>
          <table:table-cell table:style-name="Default" table:formula="of:=IF([.X$2]&gt;[.$A57];&quot;&quot;;[.$B57] *[.X$2])">
            <text:p/>
          </table:table-cell>
          <table:table-cell table:style-name="Default" table:formula="of:=IF([.Y$2]&gt;[.$A57];&quot;&quot;;[.$B57] *[.Y$2])">
            <text:p/>
          </table:table-cell>
          <table:table-cell table:style-name="Default" table:formula="of:=IF([.Z$2]&gt;[.$A57];&quot;&quot;;[.$B57] *[.Z$2])">
            <text:p/>
          </table:table-cell>
          <table:table-cell table:style-name="Default" table:formula="of:=IF([.AA$2]&gt;[.$A57];&quot;&quot;;[.$B57] *[.AA$2])">
            <text:p/>
          </table:table-cell>
          <table:table-cell table:style-name="Default" table:formula="of:=IF([.AB$2]&gt;[.$A57];&quot;&quot;;[.$B57] *[.AB$2])">
            <text:p/>
          </table:table-cell>
          <table:table-cell table:style-name="Default" table:formula="of:=IF([.AC$2]&gt;[.$A57];&quot;&quot;;[.$B57] *[.AC$2])">
            <text:p/>
          </table:table-cell>
          <table:table-cell table:style-name="Default" table:formula="of:=IF([.AD$2]&gt;[.$A57];&quot;&quot;;[.$B57] *[.AD$2])">
            <text:p/>
          </table:table-cell>
          <table:table-cell table:style-name="Default" table:formula="of:=IF([.AE$2]&gt;[.$A57];&quot;&quot;;[.$B57] *[.AE$2])">
            <text:p/>
          </table:table-cell>
          <table:table-cell table:style-name="Default" table:formula="of:=IF([.AF$2]&gt;[.$A57];&quot;&quot;;[.$B57] *[.AF$2])">
            <text:p/>
          </table:table-cell>
          <table:table-cell table:style-name="Default" table:formula="of:=IF([.AG$2]&gt;[.$A57];&quot;&quot;;[.$B57] *[.AG$2])">
            <text:p/>
          </table:table-cell>
          <table:table-cell table:style-name="Default" table:formula="of:=IF([.AH$2]&gt;[.$A57];&quot;&quot;;[.$B57] *[.AH$2])">
            <text:p/>
          </table:table-cell>
          <table:table-cell table:style-name="Default" table:formula="of:=IF([.AI$2]&gt;[.$A57];&quot;&quot;;[.$B57] *[.AI$2])">
            <text:p/>
          </table:table-cell>
          <table:table-cell table:style-name="Default" table:formula="of:=IF([.AJ$2]&gt;[.$A57];&quot;&quot;;[.$B57] *[.AJ$2])">
            <text:p/>
          </table:table-cell>
          <table:table-cell table:style-name="Default" table:formula="of:=IF([.AK$2]&gt;[.$A57];&quot;&quot;;[.$B57] *[.AK$2])">
            <text:p/>
          </table:table-cell>
          <table:table-cell table:style-name="Default" table:formula="of:=IF([.AL$2]&gt;[.$A57];&quot;&quot;;[.$B57] *[.AL$2])">
            <text:p/>
          </table:table-cell>
          <table:table-cell table:style-name="Default" table:formula="of:=IF([.AM$2]&gt;[.$A57];&quot;&quot;;[.$B57] *[.AM$2])">
            <text:p/>
          </table:table-cell>
          <table:table-cell table:style-name="Default" table:formula="of:=IF([.AN$2]&gt;[.$A57];&quot;&quot;;[.$B57] *[.AN$2])">
            <text:p/>
          </table:table-cell>
          <table:table-cell table:style-name="Default" table:formula="of:=IF([.AO$2]&gt;[.$A57];&quot;&quot;;[.$B57] *[.AO$2])">
            <text:p/>
          </table:table-cell>
          <table:table-cell table:style-name="Default" table:formula="of:=IF([.AP$2]&gt;[.$A57];&quot;&quot;;[.$B57] *[.AP$2])">
            <text:p/>
          </table:table-cell>
          <table:table-cell table:style-name="Default" table:formula="of:=IF([.AQ$2]&gt;[.$A57];&quot;&quot;;[.$B57] *[.AQ$2])">
            <text:p/>
          </table:table-cell>
          <table:table-cell table:style-name="Default" table:formula="of:=IF([.AR$2]&gt;[.$A57];&quot;&quot;;[.$B57] *[.AR$2])">
            <text:p/>
          </table:table-cell>
          <table:table-cell table:style-name="Default" table:formula="of:=IF([.AS$2]&gt;[.$A57];&quot;&quot;;[.$B57] *[.AS$2])">
            <text:p/>
          </table:table-cell>
          <table:table-cell table:style-name="Default" table:formula="of:=IF([.AT$2]&gt;[.$A57];&quot;&quot;;[.$B57] *[.AT$2])">
            <text:p/>
          </table:table-cell>
          <table:table-cell table:style-name="Default" table:formula="of:=IF([.AU$2]&gt;[.$A57];&quot;&quot;;[.$B57] *[.AU$2])">
            <text:p/>
          </table:table-cell>
          <table:table-cell table:style-name="Default" table:formula="of:=IF([.AV$2]&gt;[.$A57];&quot;&quot;;[.$B57] *[.AV$2])">
            <text:p/>
          </table:table-cell>
          <table:table-cell table:style-name="Default" table:formula="of:=IF([.AW$2]&gt;[.$A57];&quot;&quot;;[.$B57] *[.AW$2])">
            <text:p/>
          </table:table-cell>
          <table:table-cell table:style-name="Default" table:formula="of:=IF([.AX$2]&gt;[.$A57];&quot;&quot;;[.$B57] *[.AX$2])">
            <text:p/>
          </table:table-cell>
          <table:table-cell table:style-name="Default" table:formula="of:=IF([.AY$2]&gt;[.$A57];&quot;&quot;;[.$B57] *[.AY$2])">
            <text:p/>
          </table:table-cell>
          <table:table-cell table:style-name="Default" table:formula="of:=IF([.AZ$2]&gt;[.$A57];&quot;&quot;;[.$B57] *[.AZ$2])">
            <text:p/>
          </table:table-cell>
          <table:table-cell table:style-name="Default" table:formula="of:=IF([.BA$2]&gt;[.$A57];&quot;&quot;;[.$B57] *[.BA$2])">
            <text:p/>
          </table:table-cell>
          <table:table-cell table:style-name="Default" table:formula="of:=IF([.BB$2]&gt;[.$A57];&quot;&quot;;[.$B57] *[.BB$2])">
            <text:p/>
          </table:table-cell>
        </table:table-row>
        <table:table-row table:style-name="ro1">
          <table:table-cell table:number-columns-repeated="2"/>
          <table:table-cell table:formula="of:=IF([.C$2]&gt;[.$A58];&quot;&quot;;ROUND(([.$B$1]/([.$A58]+1)))*[.C$2])">
            <text:p/>
          </table:table-cell>
          <table:table-cell table:style-name="Default" table:formula="of:=IF([.D$2]&gt;[.$A58];&quot;&quot;;[.$B58] *[.D$2])">
            <text:p/>
          </table:table-cell>
          <table:table-cell table:style-name="Default" table:formula="of:=IF([.E$2]&gt;[.$A58];&quot;&quot;;[.$B58] *[.E$2])">
            <text:p/>
          </table:table-cell>
          <table:table-cell table:style-name="Default" table:formula="of:=IF([.F$2]&gt;[.$A58];&quot;&quot;;[.$B58] *[.F$2])">
            <text:p/>
          </table:table-cell>
          <table:table-cell table:style-name="Default" table:formula="of:=IF([.G$2]&gt;[.$A58];&quot;&quot;;[.$B58] *[.G$2])">
            <text:p/>
          </table:table-cell>
          <table:table-cell table:style-name="Default" table:formula="of:=IF([.H$2]&gt;[.$A58];&quot;&quot;;[.$B58] *[.H$2])">
            <text:p/>
          </table:table-cell>
          <table:table-cell table:style-name="Default" table:formula="of:=IF([.I$2]&gt;[.$A58];&quot;&quot;;[.$B58] *[.I$2])">
            <text:p/>
          </table:table-cell>
          <table:table-cell table:style-name="Default" table:formula="of:=IF([.J$2]&gt;[.$A58];&quot;&quot;;[.$B58] *[.J$2])">
            <text:p/>
          </table:table-cell>
          <table:table-cell table:style-name="Default" table:formula="of:=IF([.K$2]&gt;[.$A58];&quot;&quot;;[.$B58] *[.K$2])">
            <text:p/>
          </table:table-cell>
          <table:table-cell table:style-name="Default" table:formula="of:=IF([.L$2]&gt;[.$A58];&quot;&quot;;[.$B58] *[.L$2])">
            <text:p/>
          </table:table-cell>
          <table:table-cell table:style-name="Default" table:formula="of:=IF([.M$2]&gt;[.$A58];&quot;&quot;;[.$B58] *[.M$2])">
            <text:p/>
          </table:table-cell>
          <table:table-cell table:style-name="Default" table:formula="of:=IF([.N$2]&gt;[.$A58];&quot;&quot;;[.$B58] *[.N$2])">
            <text:p/>
          </table:table-cell>
          <table:table-cell table:style-name="Default" table:formula="of:=IF([.O$2]&gt;[.$A58];&quot;&quot;;[.$B58] *[.O$2])">
            <text:p/>
          </table:table-cell>
          <table:table-cell table:style-name="Default" table:formula="of:=IF([.P$2]&gt;[.$A58];&quot;&quot;;[.$B58] *[.P$2])">
            <text:p/>
          </table:table-cell>
          <table:table-cell table:style-name="Default" table:formula="of:=IF([.Q$2]&gt;[.$A58];&quot;&quot;;[.$B58] *[.Q$2])">
            <text:p/>
          </table:table-cell>
          <table:table-cell table:style-name="Default" table:formula="of:=IF([.R$2]&gt;[.$A58];&quot;&quot;;[.$B58] *[.R$2])">
            <text:p/>
          </table:table-cell>
          <table:table-cell table:style-name="Default" table:formula="of:=IF([.S$2]&gt;[.$A58];&quot;&quot;;[.$B58] *[.S$2])">
            <text:p/>
          </table:table-cell>
          <table:table-cell table:style-name="Default" table:formula="of:=IF([.T$2]&gt;[.$A58];&quot;&quot;;[.$B58] *[.T$2])">
            <text:p/>
          </table:table-cell>
          <table:table-cell table:style-name="Default" table:formula="of:=IF([.U$2]&gt;[.$A58];&quot;&quot;;[.$B58] *[.U$2])">
            <text:p/>
          </table:table-cell>
          <table:table-cell table:style-name="Default" table:formula="of:=IF([.V$2]&gt;[.$A58];&quot;&quot;;[.$B58] *[.V$2])">
            <text:p/>
          </table:table-cell>
          <table:table-cell table:style-name="Default" table:formula="of:=IF([.W$2]&gt;[.$A58];&quot;&quot;;[.$B58] *[.W$2])">
            <text:p/>
          </table:table-cell>
          <table:table-cell table:style-name="Default" table:formula="of:=IF([.X$2]&gt;[.$A58];&quot;&quot;;[.$B58] *[.X$2])">
            <text:p/>
          </table:table-cell>
          <table:table-cell table:style-name="Default" table:formula="of:=IF([.Y$2]&gt;[.$A58];&quot;&quot;;[.$B58] *[.Y$2])">
            <text:p/>
          </table:table-cell>
          <table:table-cell table:style-name="Default" table:formula="of:=IF([.Z$2]&gt;[.$A58];&quot;&quot;;[.$B58] *[.Z$2])">
            <text:p/>
          </table:table-cell>
          <table:table-cell table:style-name="Default" table:formula="of:=IF([.AA$2]&gt;[.$A58];&quot;&quot;;[.$B58] *[.AA$2])">
            <text:p/>
          </table:table-cell>
          <table:table-cell table:style-name="Default" table:formula="of:=IF([.AB$2]&gt;[.$A58];&quot;&quot;;[.$B58] *[.AB$2])">
            <text:p/>
          </table:table-cell>
          <table:table-cell table:style-name="Default" table:formula="of:=IF([.AC$2]&gt;[.$A58];&quot;&quot;;[.$B58] *[.AC$2])">
            <text:p/>
          </table:table-cell>
          <table:table-cell table:style-name="Default" table:formula="of:=IF([.AD$2]&gt;[.$A58];&quot;&quot;;[.$B58] *[.AD$2])">
            <text:p/>
          </table:table-cell>
          <table:table-cell table:style-name="Default" table:formula="of:=IF([.AE$2]&gt;[.$A58];&quot;&quot;;[.$B58] *[.AE$2])">
            <text:p/>
          </table:table-cell>
          <table:table-cell table:style-name="Default" table:formula="of:=IF([.AF$2]&gt;[.$A58];&quot;&quot;;[.$B58] *[.AF$2])">
            <text:p/>
          </table:table-cell>
          <table:table-cell table:style-name="Default" table:formula="of:=IF([.AG$2]&gt;[.$A58];&quot;&quot;;[.$B58] *[.AG$2])">
            <text:p/>
          </table:table-cell>
          <table:table-cell table:style-name="Default" table:formula="of:=IF([.AH$2]&gt;[.$A58];&quot;&quot;;[.$B58] *[.AH$2])">
            <text:p/>
          </table:table-cell>
          <table:table-cell table:style-name="Default" table:formula="of:=IF([.AI$2]&gt;[.$A58];&quot;&quot;;[.$B58] *[.AI$2])">
            <text:p/>
          </table:table-cell>
          <table:table-cell table:style-name="Default" table:formula="of:=IF([.AJ$2]&gt;[.$A58];&quot;&quot;;[.$B58] *[.AJ$2])">
            <text:p/>
          </table:table-cell>
          <table:table-cell table:style-name="Default" table:formula="of:=IF([.AK$2]&gt;[.$A58];&quot;&quot;;[.$B58] *[.AK$2])">
            <text:p/>
          </table:table-cell>
          <table:table-cell table:style-name="Default" table:formula="of:=IF([.AL$2]&gt;[.$A58];&quot;&quot;;[.$B58] *[.AL$2])">
            <text:p/>
          </table:table-cell>
          <table:table-cell table:style-name="Default" table:formula="of:=IF([.AM$2]&gt;[.$A58];&quot;&quot;;[.$B58] *[.AM$2])">
            <text:p/>
          </table:table-cell>
          <table:table-cell table:style-name="Default" table:formula="of:=IF([.AN$2]&gt;[.$A58];&quot;&quot;;[.$B58] *[.AN$2])">
            <text:p/>
          </table:table-cell>
          <table:table-cell table:style-name="Default" table:formula="of:=IF([.AO$2]&gt;[.$A58];&quot;&quot;;[.$B58] *[.AO$2])">
            <text:p/>
          </table:table-cell>
          <table:table-cell table:style-name="Default" table:formula="of:=IF([.AP$2]&gt;[.$A58];&quot;&quot;;[.$B58] *[.AP$2])">
            <text:p/>
          </table:table-cell>
          <table:table-cell table:style-name="Default" table:formula="of:=IF([.AQ$2]&gt;[.$A58];&quot;&quot;;[.$B58] *[.AQ$2])">
            <text:p/>
          </table:table-cell>
          <table:table-cell table:style-name="Default" table:formula="of:=IF([.AR$2]&gt;[.$A58];&quot;&quot;;[.$B58] *[.AR$2])">
            <text:p/>
          </table:table-cell>
          <table:table-cell table:style-name="Default" table:formula="of:=IF([.AS$2]&gt;[.$A58];&quot;&quot;;[.$B58] *[.AS$2])">
            <text:p/>
          </table:table-cell>
          <table:table-cell table:style-name="Default" table:formula="of:=IF([.AT$2]&gt;[.$A58];&quot;&quot;;[.$B58] *[.AT$2])">
            <text:p/>
          </table:table-cell>
          <table:table-cell table:style-name="Default" table:formula="of:=IF([.AU$2]&gt;[.$A58];&quot;&quot;;[.$B58] *[.AU$2])">
            <text:p/>
          </table:table-cell>
          <table:table-cell table:style-name="Default" table:formula="of:=IF([.AV$2]&gt;[.$A58];&quot;&quot;;[.$B58] *[.AV$2])">
            <text:p/>
          </table:table-cell>
          <table:table-cell table:style-name="Default" table:formula="of:=IF([.AW$2]&gt;[.$A58];&quot;&quot;;[.$B58] *[.AW$2])">
            <text:p/>
          </table:table-cell>
          <table:table-cell table:style-name="Default" table:formula="of:=IF([.AX$2]&gt;[.$A58];&quot;&quot;;[.$B58] *[.AX$2])">
            <text:p/>
          </table:table-cell>
          <table:table-cell table:style-name="Default" table:formula="of:=IF([.AY$2]&gt;[.$A58];&quot;&quot;;[.$B58] *[.AY$2])">
            <text:p/>
          </table:table-cell>
          <table:table-cell table:style-name="Default" table:formula="of:=IF([.AZ$2]&gt;[.$A58];&quot;&quot;;[.$B58] *[.AZ$2])">
            <text:p/>
          </table:table-cell>
          <table:table-cell table:style-name="Default" table:formula="of:=IF([.BA$2]&gt;[.$A58];&quot;&quot;;[.$B58] *[.BA$2])">
            <text:p/>
          </table:table-cell>
          <table:table-cell table:style-name="Default" table:formula="of:=IF([.BB$2]&gt;[.$A58];&quot;&quot;;[.$B58] *[.BB$2])">
            <text:p/>
          </table:table-cell>
        </table:table-row>
        <table:table-row table:style-name="ro1">
          <table:table-cell table:number-columns-repeated="2"/>
          <table:table-cell table:formula="of:=IF([.C$2]&gt;[.$A59];&quot;&quot;;ROUND(([.$B$1]/([.$A59]+1)))*[.C$2])">
            <text:p/>
          </table:table-cell>
          <table:table-cell table:style-name="Default" table:formula="of:=IF([.D$2]&gt;[.$A59];&quot;&quot;;[.$B59] *[.D$2])">
            <text:p/>
          </table:table-cell>
          <table:table-cell table:style-name="Default" table:formula="of:=IF([.E$2]&gt;[.$A59];&quot;&quot;;[.$B59] *[.E$2])">
            <text:p/>
          </table:table-cell>
          <table:table-cell table:style-name="Default" table:formula="of:=IF([.F$2]&gt;[.$A59];&quot;&quot;;[.$B59] *[.F$2])">
            <text:p/>
          </table:table-cell>
          <table:table-cell table:style-name="Default" table:formula="of:=IF([.G$2]&gt;[.$A59];&quot;&quot;;[.$B59] *[.G$2])">
            <text:p/>
          </table:table-cell>
          <table:table-cell table:style-name="Default" table:formula="of:=IF([.H$2]&gt;[.$A59];&quot;&quot;;[.$B59] *[.H$2])">
            <text:p/>
          </table:table-cell>
          <table:table-cell table:style-name="Default" table:formula="of:=IF([.I$2]&gt;[.$A59];&quot;&quot;;[.$B59] *[.I$2])">
            <text:p/>
          </table:table-cell>
          <table:table-cell table:style-name="Default" table:formula="of:=IF([.J$2]&gt;[.$A59];&quot;&quot;;[.$B59] *[.J$2])">
            <text:p/>
          </table:table-cell>
          <table:table-cell table:style-name="Default" table:formula="of:=IF([.K$2]&gt;[.$A59];&quot;&quot;;[.$B59] *[.K$2])">
            <text:p/>
          </table:table-cell>
          <table:table-cell table:style-name="Default" table:formula="of:=IF([.L$2]&gt;[.$A59];&quot;&quot;;[.$B59] *[.L$2])">
            <text:p/>
          </table:table-cell>
          <table:table-cell table:style-name="Default" table:formula="of:=IF([.M$2]&gt;[.$A59];&quot;&quot;;[.$B59] *[.M$2])">
            <text:p/>
          </table:table-cell>
          <table:table-cell table:style-name="Default" table:formula="of:=IF([.N$2]&gt;[.$A59];&quot;&quot;;[.$B59] *[.N$2])">
            <text:p/>
          </table:table-cell>
          <table:table-cell table:style-name="Default" table:formula="of:=IF([.O$2]&gt;[.$A59];&quot;&quot;;[.$B59] *[.O$2])">
            <text:p/>
          </table:table-cell>
          <table:table-cell table:style-name="Default" table:formula="of:=IF([.P$2]&gt;[.$A59];&quot;&quot;;[.$B59] *[.P$2])">
            <text:p/>
          </table:table-cell>
          <table:table-cell table:style-name="Default" table:formula="of:=IF([.Q$2]&gt;[.$A59];&quot;&quot;;[.$B59] *[.Q$2])">
            <text:p/>
          </table:table-cell>
          <table:table-cell table:style-name="Default" table:formula="of:=IF([.R$2]&gt;[.$A59];&quot;&quot;;[.$B59] *[.R$2])">
            <text:p/>
          </table:table-cell>
          <table:table-cell table:style-name="Default" table:formula="of:=IF([.S$2]&gt;[.$A59];&quot;&quot;;[.$B59] *[.S$2])">
            <text:p/>
          </table:table-cell>
          <table:table-cell table:style-name="Default" table:formula="of:=IF([.T$2]&gt;[.$A59];&quot;&quot;;[.$B59] *[.T$2])">
            <text:p/>
          </table:table-cell>
          <table:table-cell table:style-name="Default" table:formula="of:=IF([.U$2]&gt;[.$A59];&quot;&quot;;[.$B59] *[.U$2])">
            <text:p/>
          </table:table-cell>
          <table:table-cell table:style-name="Default" table:formula="of:=IF([.V$2]&gt;[.$A59];&quot;&quot;;[.$B59] *[.V$2])">
            <text:p/>
          </table:table-cell>
          <table:table-cell table:style-name="Default" table:formula="of:=IF([.W$2]&gt;[.$A59];&quot;&quot;;[.$B59] *[.W$2])">
            <text:p/>
          </table:table-cell>
          <table:table-cell table:style-name="Default" table:formula="of:=IF([.X$2]&gt;[.$A59];&quot;&quot;;[.$B59] *[.X$2])">
            <text:p/>
          </table:table-cell>
          <table:table-cell table:style-name="Default" table:formula="of:=IF([.Y$2]&gt;[.$A59];&quot;&quot;;[.$B59] *[.Y$2])">
            <text:p/>
          </table:table-cell>
          <table:table-cell table:style-name="Default" table:formula="of:=IF([.Z$2]&gt;[.$A59];&quot;&quot;;[.$B59] *[.Z$2])">
            <text:p/>
          </table:table-cell>
          <table:table-cell table:style-name="Default" table:formula="of:=IF([.AA$2]&gt;[.$A59];&quot;&quot;;[.$B59] *[.AA$2])">
            <text:p/>
          </table:table-cell>
          <table:table-cell table:style-name="Default" table:formula="of:=IF([.AB$2]&gt;[.$A59];&quot;&quot;;[.$B59] *[.AB$2])">
            <text:p/>
          </table:table-cell>
          <table:table-cell table:style-name="Default" table:formula="of:=IF([.AC$2]&gt;[.$A59];&quot;&quot;;[.$B59] *[.AC$2])">
            <text:p/>
          </table:table-cell>
          <table:table-cell table:style-name="Default" table:formula="of:=IF([.AD$2]&gt;[.$A59];&quot;&quot;;[.$B59] *[.AD$2])">
            <text:p/>
          </table:table-cell>
          <table:table-cell table:style-name="Default" table:formula="of:=IF([.AE$2]&gt;[.$A59];&quot;&quot;;[.$B59] *[.AE$2])">
            <text:p/>
          </table:table-cell>
          <table:table-cell table:style-name="Default" table:formula="of:=IF([.AF$2]&gt;[.$A59];&quot;&quot;;[.$B59] *[.AF$2])">
            <text:p/>
          </table:table-cell>
          <table:table-cell table:style-name="Default" table:formula="of:=IF([.AG$2]&gt;[.$A59];&quot;&quot;;[.$B59] *[.AG$2])">
            <text:p/>
          </table:table-cell>
          <table:table-cell table:style-name="Default" table:formula="of:=IF([.AH$2]&gt;[.$A59];&quot;&quot;;[.$B59] *[.AH$2])">
            <text:p/>
          </table:table-cell>
          <table:table-cell table:style-name="Default" table:formula="of:=IF([.AI$2]&gt;[.$A59];&quot;&quot;;[.$B59] *[.AI$2])">
            <text:p/>
          </table:table-cell>
          <table:table-cell table:style-name="Default" table:formula="of:=IF([.AJ$2]&gt;[.$A59];&quot;&quot;;[.$B59] *[.AJ$2])">
            <text:p/>
          </table:table-cell>
          <table:table-cell table:style-name="Default" table:formula="of:=IF([.AK$2]&gt;[.$A59];&quot;&quot;;[.$B59] *[.AK$2])">
            <text:p/>
          </table:table-cell>
          <table:table-cell table:style-name="Default" table:formula="of:=IF([.AL$2]&gt;[.$A59];&quot;&quot;;[.$B59] *[.AL$2])">
            <text:p/>
          </table:table-cell>
          <table:table-cell table:style-name="Default" table:formula="of:=IF([.AM$2]&gt;[.$A59];&quot;&quot;;[.$B59] *[.AM$2])">
            <text:p/>
          </table:table-cell>
          <table:table-cell table:style-name="Default" table:formula="of:=IF([.AN$2]&gt;[.$A59];&quot;&quot;;[.$B59] *[.AN$2])">
            <text:p/>
          </table:table-cell>
          <table:table-cell table:style-name="Default" table:formula="of:=IF([.AO$2]&gt;[.$A59];&quot;&quot;;[.$B59] *[.AO$2])">
            <text:p/>
          </table:table-cell>
          <table:table-cell table:style-name="Default" table:formula="of:=IF([.AP$2]&gt;[.$A59];&quot;&quot;;[.$B59] *[.AP$2])">
            <text:p/>
          </table:table-cell>
          <table:table-cell table:style-name="Default" table:formula="of:=IF([.AQ$2]&gt;[.$A59];&quot;&quot;;[.$B59] *[.AQ$2])">
            <text:p/>
          </table:table-cell>
          <table:table-cell table:style-name="Default" table:formula="of:=IF([.AR$2]&gt;[.$A59];&quot;&quot;;[.$B59] *[.AR$2])">
            <text:p/>
          </table:table-cell>
          <table:table-cell table:style-name="Default" table:formula="of:=IF([.AS$2]&gt;[.$A59];&quot;&quot;;[.$B59] *[.AS$2])">
            <text:p/>
          </table:table-cell>
          <table:table-cell table:style-name="Default" table:formula="of:=IF([.AT$2]&gt;[.$A59];&quot;&quot;;[.$B59] *[.AT$2])">
            <text:p/>
          </table:table-cell>
          <table:table-cell table:style-name="Default" table:formula="of:=IF([.AU$2]&gt;[.$A59];&quot;&quot;;[.$B59] *[.AU$2])">
            <text:p/>
          </table:table-cell>
          <table:table-cell table:style-name="Default" table:formula="of:=IF([.AV$2]&gt;[.$A59];&quot;&quot;;[.$B59] *[.AV$2])">
            <text:p/>
          </table:table-cell>
          <table:table-cell table:style-name="Default" table:formula="of:=IF([.AW$2]&gt;[.$A59];&quot;&quot;;[.$B59] *[.AW$2])">
            <text:p/>
          </table:table-cell>
          <table:table-cell table:style-name="Default" table:formula="of:=IF([.AX$2]&gt;[.$A59];&quot;&quot;;[.$B59] *[.AX$2])">
            <text:p/>
          </table:table-cell>
          <table:table-cell table:style-name="Default" table:formula="of:=IF([.AY$2]&gt;[.$A59];&quot;&quot;;[.$B59] *[.AY$2])">
            <text:p/>
          </table:table-cell>
          <table:table-cell table:style-name="Default" table:formula="of:=IF([.AZ$2]&gt;[.$A59];&quot;&quot;;[.$B59] *[.AZ$2])">
            <text:p/>
          </table:table-cell>
          <table:table-cell table:style-name="Default" table:formula="of:=IF([.BA$2]&gt;[.$A59];&quot;&quot;;[.$B59] *[.BA$2])">
            <text:p/>
          </table:table-cell>
          <table:table-cell table:style-name="Default" table:formula="of:=IF([.BB$2]&gt;[.$A59];&quot;&quot;;[.$B59] *[.BB$2]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09:17:02.7794332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22:21:26.526711717</meta:creation-date>
    <dc:date>2016-09-07T11:28:26.078237053</dc:date>
    <meta:editing-duration>PT2H42S</meta:editing-duration>
    <meta:editing-cycles>5</meta:editing-cycles>
    <meta:generator>LibreOffice/4.3.3.2$Linux_X86_64 LibreOffice_project/430m0$Build-2</meta:generator>
    <meta:document-statistic meta:table-count="1" meta:cell-count="3073" meta:object-count="0"/>
  </office:meta>
</office:document-meta>
</file>